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13.4mm" svg:y="0.2mm">
            <loext:p draw:notify-on-update-of-ranges="time.B1:time.B1 time.B2:time.B305 time.C1:time.C1 time.C2:time.C305 time.D1:time.D1 time.D2:time.D3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3.27mm" svg:y="88.2mm">
            <loext:p draw:notify-on-update-of-ranges="time.B2:time.B305 time.G1:time.G1 time.G2:time.G3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7.77mm" svg:y="189.66mm">
            <loext:p draw:notify-on-update-of-ranges="time.B2:time.B305 time.C1:time.C1 time.C2:time.C305 time.D1:time.D1 time.D2:time.D305 time.E1:time.E1 time.E2:time.E305 time.F1:time.F1 time.F2:time.F305 time.G1:time.G1 time.G2:time.G3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0</text:p>
          </table:table-cell>
          <table:table-cell office:value-type="float" office:value="0.007003" calcext:value-type="float">
            <text:p>0.007003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" calcext:value-type="float">
            <text:p>0</text:p>
          </table:table-cell>
          <table:table-cell office:value-type="float" office:value="57658" calcext:value-type="float">
            <text:p>5765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1</text:p>
          </table:table-cell>
          <table:table-cell office:value-type="float" office:value="0.007162" calcext:value-type="float">
            <text:p>0.007162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" calcext:value-type="float">
            <text:p>0</text:p>
          </table:table-cell>
          <table:table-cell office:value-type="float" office:value="33014" calcext:value-type="float">
            <text:p>3301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2</text:p>
          </table:table-cell>
          <table:table-cell office:value-type="float" office:value="0.010177" calcext:value-type="float">
            <text:p>0.010177</text:p>
          </table:table-cell>
          <table:table-cell office:value-type="float" office:value="0.004806" calcext:value-type="float">
            <text:p>0.004806</text:p>
          </table:table-cell>
          <table:table-cell office:value-type="float" office:value="0" calcext:value-type="float">
            <text:p>0</text:p>
          </table:table-cell>
          <table:table-cell office:value-type="float" office:value="75203" calcext:value-type="float">
            <text:p>7520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3</text:p>
          </table:table-cell>
          <table:table-cell office:value-type="float" office:value="0.007735" calcext:value-type="float">
            <text:p>0.00773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" calcext:value-type="float">
            <text:p>0</text:p>
          </table:table-cell>
          <table:table-cell office:value-type="float" office:value="64133" calcext:value-type="float">
            <text:p>6413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4</text:p>
          </table:table-cell>
          <table:table-cell office:value-type="float" office:value="0.017057" calcext:value-type="float">
            <text:p>0.017057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" calcext:value-type="float">
            <text:p>0</text:p>
          </table:table-cell>
          <table:table-cell office:value-type="float" office:value="100898" calcext:value-type="float">
            <text:p>1008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5</text:p>
          </table:table-cell>
          <table:table-cell office:value-type="float" office:value="0.036617" calcext:value-type="float">
            <text:p>0.036617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0" calcext:value-type="float">
            <text:p>0</text:p>
          </table:table-cell>
          <table:table-cell office:value-type="float" office:value="66559" calcext:value-type="float">
            <text:p>6655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6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" calcext:value-type="float">
            <text:p>0</text:p>
          </table:table-cell>
          <table:table-cell office:value-type="float" office:value="58572" calcext:value-type="float">
            <text:p>5857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7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" calcext:value-type="float">
            <text:p>0</text:p>
          </table:table-cell>
          <table:table-cell office:value-type="float" office:value="33995" calcext:value-type="float">
            <text:p>3399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8</text:p>
          </table:table-cell>
          <table:table-cell office:value-type="float" office:value="0.011382" calcext:value-type="float">
            <text:p>0.011382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" calcext:value-type="float">
            <text:p>0</text:p>
          </table:table-cell>
          <table:table-cell office:value-type="float" office:value="55826" calcext:value-type="float">
            <text:p>5582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09</text:p>
          </table:table-cell>
          <table:table-cell office:value-type="float" office:value="0.022172" calcext:value-type="float">
            <text:p>0.022172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" calcext:value-type="float">
            <text:p>0</text:p>
          </table:table-cell>
          <table:table-cell office:value-type="float" office:value="46816" calcext:value-type="float">
            <text:p>4681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0</text:p>
          </table:table-cell>
          <table:table-cell office:value-type="float" office:value="0.023269" calcext:value-type="float">
            <text:p>0.023269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" calcext:value-type="float">
            <text:p>0</text:p>
          </table:table-cell>
          <table:table-cell office:value-type="float" office:value="62049" calcext:value-type="float">
            <text:p>6204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1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" calcext:value-type="float">
            <text:p>0</text:p>
          </table:table-cell>
          <table:table-cell office:value-type="float" office:value="40080" calcext:value-type="float">
            <text:p>4008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2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" calcext:value-type="float">
            <text:p>0</text:p>
          </table:table-cell>
          <table:table-cell office:value-type="float" office:value="60994" calcext:value-type="float">
            <text:p>6099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3</text:p>
          </table:table-cell>
          <table:table-cell office:value-type="float" office:value="0.042064" calcext:value-type="float">
            <text:p>0.042064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0" calcext:value-type="float">
            <text:p>0</text:p>
          </table:table-cell>
          <table:table-cell office:value-type="float" office:value="91467" calcext:value-type="float">
            <text:p>9146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4</text:p>
          </table:table-cell>
          <table:table-cell office:value-type="float" office:value="0.179802" calcext:value-type="float">
            <text:p>0.179802</text:p>
          </table:table-cell>
          <table:table-cell office:value-type="float" office:value="0.057567" calcext:value-type="float">
            <text:p>0.057567</text:p>
          </table:table-cell>
          <table:table-cell office:value-type="float" office:value="0" calcext:value-type="float">
            <text:p>0</text:p>
          </table:table-cell>
          <table:table-cell office:value-type="float" office:value="56225" calcext:value-type="float">
            <text:p>562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6</text:p>
          </table:table-cell>
          <table:table-cell office:value-type="float" office:value="0.422854" calcext:value-type="float">
            <text:p>0.422854</text:p>
          </table:table-cell>
          <table:table-cell office:value-type="float" office:value="0.062268" calcext:value-type="float">
            <text:p>0.062268</text:p>
          </table:table-cell>
          <table:table-cell office:value-type="float" office:value="0" calcext:value-type="float">
            <text:p>0</text:p>
          </table:table-cell>
          <table:table-cell office:value-type="float" office:value="63560" calcext:value-type="float">
            <text:p>6356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7</text:p>
          </table:table-cell>
          <table:table-cell office:value-type="float" office:value="0.090729" calcext:value-type="float">
            <text:p>0.090729</text:p>
          </table:table-cell>
          <table:table-cell office:value-type="float" office:value="0.026313" calcext:value-type="float">
            <text:p>0.026313</text:p>
          </table:table-cell>
          <table:table-cell office:value-type="float" office:value="0" calcext:value-type="float">
            <text:p>0</text:p>
          </table:table-cell>
          <table:table-cell office:value-type="float" office:value="98868" calcext:value-type="float">
            <text:p>9886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8</text:p>
          </table:table-cell>
          <table:table-cell office:value-type="float" office:value="0.015867" calcext:value-type="float">
            <text:p>0.015867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" calcext:value-type="float">
            <text:p>0</text:p>
          </table:table-cell>
          <table:table-cell office:value-type="float" office:value="63163" calcext:value-type="float">
            <text:p>6316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19</text:p>
          </table:table-cell>
          <table:table-cell office:value-type="float" office:value="0.010392" calcext:value-type="float">
            <text:p>0.010392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" calcext:value-type="float">
            <text:p>0</text:p>
          </table:table-cell>
          <table:table-cell office:value-type="float" office:value="60069" calcext:value-type="float">
            <text:p>6006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0</text:p>
          </table:table-cell>
          <table:table-cell office:value-type="float" office:value="0.076359" calcext:value-type="float">
            <text:p>0.076359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" calcext:value-type="float">
            <text:p>0</text:p>
          </table:table-cell>
          <table:table-cell office:value-type="float" office:value="109069" calcext:value-type="float">
            <text:p>10906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1</text:p>
          </table:table-cell>
          <table:table-cell office:value-type="float" office:value="0.010595" calcext:value-type="float">
            <text:p>0.010595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" calcext:value-type="float">
            <text:p>0</text:p>
          </table:table-cell>
          <table:table-cell office:value-type="float" office:value="42678" calcext:value-type="float">
            <text:p>4267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2</text:p>
          </table:table-cell>
          <table:table-cell office:value-type="float" office:value="0.029322" calcext:value-type="float">
            <text:p>0.029322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" calcext:value-type="float">
            <text:p>0</text:p>
          </table:table-cell>
          <table:table-cell office:value-type="float" office:value="72634" calcext:value-type="float">
            <text:p>7263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3</text:p>
          </table:table-cell>
          <table:table-cell office:value-type="float" office:value="0.034137" calcext:value-type="float">
            <text:p>0.034137</text:p>
          </table:table-cell>
          <table:table-cell office:value-type="float" office:value="0.006793" calcext:value-type="float">
            <text:p>0.006793</text:p>
          </table:table-cell>
          <table:table-cell office:value-type="float" office:value="0" calcext:value-type="float">
            <text:p>0</text:p>
          </table:table-cell>
          <table:table-cell office:value-type="float" office:value="91595" calcext:value-type="float">
            <text:p>9159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4</text:p>
          </table:table-cell>
          <table:table-cell office:value-type="float" office:value="0.052658" calcext:value-type="float">
            <text:p>0.052658</text:p>
          </table:table-cell>
          <table:table-cell office:value-type="float" office:value="0.008267" calcext:value-type="float">
            <text:p>0.008267</text:p>
          </table:table-cell>
          <table:table-cell office:value-type="float" office:value="0" calcext:value-type="float">
            <text:p>0</text:p>
          </table:table-cell>
          <table:table-cell office:value-type="float" office:value="76898" calcext:value-type="float">
            <text:p>7689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5</text:p>
          </table:table-cell>
          <table:table-cell office:value-type="float" office:value="0.200024" calcext:value-type="float">
            <text:p>0.200024</text:p>
          </table:table-cell>
          <table:table-cell office:value-type="float" office:value="0.047682" calcext:value-type="float">
            <text:p>0.047682</text:p>
          </table:table-cell>
          <table:table-cell office:value-type="float" office:value="0" calcext:value-type="float">
            <text:p>0</text:p>
          </table:table-cell>
          <table:table-cell office:value-type="float" office:value="143260" calcext:value-type="float">
            <text:p>14326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6</text:p>
          </table:table-cell>
          <table:table-cell office:value-type="float" office:value="0.053994" calcext:value-type="float">
            <text:p>0.053994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" calcext:value-type="float">
            <text:p>0</text:p>
          </table:table-cell>
          <table:table-cell office:value-type="float" office:value="49378" calcext:value-type="float">
            <text:p>4937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7</text:p>
          </table:table-cell>
          <table:table-cell office:value-type="float" office:value="0.832518" calcext:value-type="float">
            <text:p>0.832518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" calcext:value-type="float">
            <text:p>0</text:p>
          </table:table-cell>
          <table:table-cell office:value-type="float" office:value="69975" calcext:value-type="float">
            <text:p>6997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8</text:p>
          </table:table-cell>
          <table:table-cell office:value-type="float" office:value="0.681783" calcext:value-type="float">
            <text:p>0.681783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" calcext:value-type="float">
            <text:p>0</text:p>
          </table:table-cell>
          <table:table-cell office:value-type="float" office:value="62774" calcext:value-type="float">
            <text:p>6277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29</text:p>
          </table:table-cell>
          <table:table-cell office:value-type="float" office:value="0.433957" calcext:value-type="float">
            <text:p>0.433957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" calcext:value-type="float">
            <text:p>0</text:p>
          </table:table-cell>
          <table:table-cell office:value-type="float" office:value="26735" calcext:value-type="float">
            <text:p>267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0</text:p>
          </table:table-cell>
          <table:table-cell office:value-type="float" office:value="0.155374" calcext:value-type="float">
            <text:p>0.155374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" calcext:value-type="float">
            <text:p>0</text:p>
          </table:table-cell>
          <table:table-cell office:value-type="float" office:value="32080" calcext:value-type="float">
            <text:p>3208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1</text:p>
          </table:table-cell>
          <table:table-cell office:value-type="float" office:value="0.019562" calcext:value-type="float">
            <text:p>0.01956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" calcext:value-type="float">
            <text:p>0</text:p>
          </table:table-cell>
          <table:table-cell office:value-type="float" office:value="60527" calcext:value-type="float">
            <text:p>6052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2</text:p>
          </table:table-cell>
          <table:table-cell office:value-type="float" office:value="0.018947" calcext:value-type="float">
            <text:p>0.018947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0" calcext:value-type="float">
            <text:p>0</text:p>
          </table:table-cell>
          <table:table-cell office:value-type="float" office:value="54808" calcext:value-type="float">
            <text:p>5480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3</text:p>
          </table:table-cell>
          <table:table-cell office:value-type="float" office:value="0.08132" calcext:value-type="float">
            <text:p>0.0813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0" calcext:value-type="float">
            <text:p>0</text:p>
          </table:table-cell>
          <table:table-cell office:value-type="float" office:value="69496" calcext:value-type="float">
            <text:p>6949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4</text:p>
          </table:table-cell>
          <table:table-cell office:value-type="float" office:value="0.057855" calcext:value-type="float">
            <text:p>0.057855</text:p>
          </table:table-cell>
          <table:table-cell office:value-type="float" office:value="0.005553" calcext:value-type="float">
            <text:p>0.005553</text:p>
          </table:table-cell>
          <table:table-cell office:value-type="float" office:value="0" calcext:value-type="float">
            <text:p>0</text:p>
          </table:table-cell>
          <table:table-cell office:value-type="float" office:value="72424" calcext:value-type="float">
            <text:p>724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5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" calcext:value-type="float">
            <text:p>0</text:p>
          </table:table-cell>
          <table:table-cell office:value-type="float" office:value="56949" calcext:value-type="float">
            <text:p>5694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6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" calcext:value-type="float">
            <text:p>0</text:p>
          </table:table-cell>
          <table:table-cell office:value-type="float" office:value="61586" calcext:value-type="float">
            <text:p>6158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7</text:p>
          </table:table-cell>
          <table:table-cell office:value-type="float" office:value="0.069297" calcext:value-type="float">
            <text:p>0.069297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" calcext:value-type="float">
            <text:p>0</text:p>
          </table:table-cell>
          <table:table-cell office:value-type="float" office:value="86599" calcext:value-type="float">
            <text:p>8659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8</text:p>
          </table:table-cell>
          <table:table-cell office:value-type="float" office:value="0.028281" calcext:value-type="float">
            <text:p>0.028281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0" calcext:value-type="float">
            <text:p>0</text:p>
          </table:table-cell>
          <table:table-cell office:value-type="float" office:value="62418" calcext:value-type="float">
            <text:p>6241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39</text:p>
          </table:table-cell>
          <table:table-cell office:value-type="float" office:value="0.08511" calcext:value-type="float">
            <text:p>0.08511</text:p>
          </table:table-cell>
          <table:table-cell office:value-type="float" office:value="0.017649" calcext:value-type="float">
            <text:p>0.017649</text:p>
          </table:table-cell>
          <table:table-cell office:value-type="float" office:value="0" calcext:value-type="float">
            <text:p>0</text:p>
          </table:table-cell>
          <table:table-cell office:value-type="float" office:value="92547" calcext:value-type="float">
            <text:p>9254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0</text:p>
          </table:table-cell>
          <table:table-cell office:value-type="float" office:value="0.036146" calcext:value-type="float">
            <text:p>0.036146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0" calcext:value-type="float">
            <text:p>0</text:p>
          </table:table-cell>
          <table:table-cell office:value-type="float" office:value="85454" calcext:value-type="float">
            <text:p>8545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1</text:p>
          </table:table-cell>
          <table:table-cell office:value-type="float" office:value="0.023201" calcext:value-type="float">
            <text:p>0.023201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" calcext:value-type="float">
            <text:p>0</text:p>
          </table:table-cell>
          <table:table-cell office:value-type="float" office:value="66326" calcext:value-type="float">
            <text:p>6632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2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" calcext:value-type="float">
            <text:p>0</text:p>
          </table:table-cell>
          <table:table-cell office:value-type="float" office:value="81985" calcext:value-type="float">
            <text:p>8198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3</text:p>
          </table:table-cell>
          <table:table-cell office:value-type="float" office:value="0.060424" calcext:value-type="float">
            <text:p>0.060424</text:p>
          </table:table-cell>
          <table:table-cell office:value-type="float" office:value="0.008536" calcext:value-type="float">
            <text:p>0.008536</text:p>
          </table:table-cell>
          <table:table-cell office:value-type="float" office:value="0" calcext:value-type="float">
            <text:p>0</text:p>
          </table:table-cell>
          <table:table-cell office:value-type="float" office:value="81411" calcext:value-type="float">
            <text:p>814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4</text:p>
          </table:table-cell>
          <table:table-cell office:value-type="float" office:value="0.037062" calcext:value-type="float">
            <text:p>0.037062</text:p>
          </table:table-cell>
          <table:table-cell office:value-type="float" office:value="0.009173" calcext:value-type="float">
            <text:p>0.009173</text:p>
          </table:table-cell>
          <table:table-cell office:value-type="float" office:value="0" calcext:value-type="float">
            <text:p>0</text:p>
          </table:table-cell>
          <table:table-cell office:value-type="float" office:value="100135" calcext:value-type="float">
            <text:p>10013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5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" calcext:value-type="float">
            <text:p>0</text:p>
          </table:table-cell>
          <table:table-cell office:value-type="float" office:value="70112" calcext:value-type="float">
            <text:p>7011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6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029055" calcext:value-type="float">
            <text:p>0.029055</text:p>
          </table:table-cell>
          <table:table-cell office:value-type="float" office:value="0" calcext:value-type="float">
            <text:p>0</text:p>
          </table:table-cell>
          <table:table-cell office:value-type="float" office:value="133331" calcext:value-type="float">
            <text:p>13333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7</text:p>
          </table:table-cell>
          <table:table-cell office:value-type="float" office:value="0.021255" calcext:value-type="float">
            <text:p>0.021255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" calcext:value-type="float">
            <text:p>0</text:p>
          </table:table-cell>
          <table:table-cell office:value-type="float" office:value="73699" calcext:value-type="float">
            <text:p>7369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8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" calcext:value-type="float">
            <text:p>0</text:p>
          </table:table-cell>
          <table:table-cell office:value-type="float" office:value="53888" calcext:value-type="float">
            <text:p>5388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49</text:p>
          </table:table-cell>
          <table:table-cell office:value-type="float" office:value="0.016794" calcext:value-type="float">
            <text:p>0.016794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" calcext:value-type="float">
            <text:p>0</text:p>
          </table:table-cell>
          <table:table-cell office:value-type="float" office:value="54268" calcext:value-type="float">
            <text:p>5426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0</text:p>
          </table:table-cell>
          <table:table-cell office:value-type="float" office:value="0.268862" calcext:value-type="float">
            <text:p>0.268862</text:p>
          </table:table-cell>
          <table:table-cell office:value-type="float" office:value="0.048326" calcext:value-type="float">
            <text:p>0.048326</text:p>
          </table:table-cell>
          <table:table-cell office:value-type="float" office:value="0" calcext:value-type="float">
            <text:p>0</text:p>
          </table:table-cell>
          <table:table-cell office:value-type="float" office:value="152586" calcext:value-type="float">
            <text:p>15258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1</text:p>
          </table:table-cell>
          <table:table-cell office:value-type="float" office:value="0.080917" calcext:value-type="float">
            <text:p>0.080917</text:p>
          </table:table-cell>
          <table:table-cell office:value-type="float" office:value="0.021278" calcext:value-type="float">
            <text:p>0.021278</text:p>
          </table:table-cell>
          <table:table-cell office:value-type="float" office:value="0" calcext:value-type="float">
            <text:p>0</text:p>
          </table:table-cell>
          <table:table-cell office:value-type="float" office:value="95991" calcext:value-type="float">
            <text:p>9599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2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" calcext:value-type="float">
            <text:p>0</text:p>
          </table:table-cell>
          <table:table-cell office:value-type="float" office:value="36620" calcext:value-type="float">
            <text:p>3662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3</text:p>
          </table:table-cell>
          <table:table-cell office:value-type="float" office:value="0.028099" calcext:value-type="float">
            <text:p>0.028099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" calcext:value-type="float">
            <text:p>0</text:p>
          </table:table-cell>
          <table:table-cell office:value-type="float" office:value="62654" calcext:value-type="float">
            <text:p>6265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4</text:p>
          </table:table-cell>
          <table:table-cell office:value-type="float" office:value="0.068171" calcext:value-type="float">
            <text:p>0.068171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0" calcext:value-type="float">
            <text:p>0</text:p>
          </table:table-cell>
          <table:table-cell office:value-type="float" office:value="98002" calcext:value-type="float">
            <text:p>980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5</text:p>
          </table:table-cell>
          <table:table-cell office:value-type="float" office:value="0.036657" calcext:value-type="float">
            <text:p>0.036657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0" calcext:value-type="float">
            <text:p>0</text:p>
          </table:table-cell>
          <table:table-cell office:value-type="float" office:value="67768" calcext:value-type="float">
            <text:p>6776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6</text:p>
          </table:table-cell>
          <table:table-cell office:value-type="float" office:value="0.024503" calcext:value-type="float">
            <text:p>0.024503</text:p>
          </table:table-cell>
          <table:table-cell office:value-type="float" office:value="0.006724" calcext:value-type="float">
            <text:p>0.006724</text:p>
          </table:table-cell>
          <table:table-cell office:value-type="float" office:value="0" calcext:value-type="float">
            <text:p>0</text:p>
          </table:table-cell>
          <table:table-cell office:value-type="float" office:value="65125" calcext:value-type="float">
            <text:p>6512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7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017332" calcext:value-type="float">
            <text:p>0.017332</text:p>
          </table:table-cell>
          <table:table-cell office:value-type="float" office:value="0" calcext:value-type="float">
            <text:p>0</text:p>
          </table:table-cell>
          <table:table-cell office:value-type="float" office:value="97287" calcext:value-type="float">
            <text:p>9728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8</text:p>
          </table:table-cell>
          <table:table-cell office:value-type="float" office:value="0.521325" calcext:value-type="float">
            <text:p>0.521325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" calcext:value-type="float">
            <text:p>0</text:p>
          </table:table-cell>
          <table:table-cell office:value-type="float" office:value="62668" calcext:value-type="float">
            <text:p>6266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4:59</text:p>
          </table:table-cell>
          <table:table-cell office:value-type="float" office:value="1.287231" calcext:value-type="float">
            <text:p>1.287231</text:p>
          </table:table-cell>
          <table:table-cell office:value-type="float" office:value="0.016185" calcext:value-type="float">
            <text:p>0.016185</text:p>
          </table:table-cell>
          <table:table-cell office:value-type="float" office:value="0" calcext:value-type="float">
            <text:p>0</text:p>
          </table:table-cell>
          <table:table-cell office:value-type="float" office:value="93109" calcext:value-type="float">
            <text:p>9310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0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" calcext:value-type="float">
            <text:p>0</text:p>
          </table:table-cell>
          <table:table-cell office:value-type="float" office:value="68211" calcext:value-type="float">
            <text:p>682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1</text:p>
          </table:table-cell>
          <table:table-cell office:value-type="float" office:value="1.019219" calcext:value-type="float">
            <text:p>1.019219</text:p>
          </table:table-cell>
          <table:table-cell office:value-type="float" office:value="0.014929" calcext:value-type="float">
            <text:p>0.014929</text:p>
          </table:table-cell>
          <table:table-cell office:value-type="float" office:value="0" calcext:value-type="float">
            <text:p>0</text:p>
          </table:table-cell>
          <table:table-cell office:value-type="float" office:value="84809" calcext:value-type="float">
            <text:p>8480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2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" calcext:value-type="float">
            <text:p>0</text:p>
          </table:table-cell>
          <table:table-cell office:value-type="float" office:value="85191" calcext:value-type="float">
            <text:p>851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3</text:p>
          </table:table-cell>
          <table:table-cell office:value-type="float" office:value="0.621492" calcext:value-type="float">
            <text:p>0.621492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0" calcext:value-type="float">
            <text:p>0</text:p>
          </table:table-cell>
          <table:table-cell office:value-type="float" office:value="108419" calcext:value-type="float">
            <text:p>10841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4</text:p>
          </table:table-cell>
          <table:table-cell office:value-type="float" office:value="0.350296" calcext:value-type="float">
            <text:p>0.350296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" calcext:value-type="float">
            <text:p>0</text:p>
          </table:table-cell>
          <table:table-cell office:value-type="float" office:value="82381" calcext:value-type="float">
            <text:p>8238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5</text:p>
          </table:table-cell>
          <table:table-cell office:value-type="float" office:value="0.212893" calcext:value-type="float">
            <text:p>0.212893</text:p>
          </table:table-cell>
          <table:table-cell office:value-type="float" office:value="0.055601" calcext:value-type="float">
            <text:p>0.055601</text:p>
          </table:table-cell>
          <table:table-cell office:value-type="float" office:value="0" calcext:value-type="float">
            <text:p>0</text:p>
          </table:table-cell>
          <table:table-cell office:value-type="float" office:value="137531" calcext:value-type="float">
            <text:p>13753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6</text:p>
          </table:table-cell>
          <table:table-cell office:value-type="float" office:value="0.138832" calcext:value-type="float">
            <text:p>0.138832</text:p>
          </table:table-cell>
          <table:table-cell office:value-type="float" office:value="0.014595" calcext:value-type="float">
            <text:p>0.014595</text:p>
          </table:table-cell>
          <table:table-cell office:value-type="float" office:value="0" calcext:value-type="float">
            <text:p>0</text:p>
          </table:table-cell>
          <table:table-cell office:value-type="float" office:value="66425" calcext:value-type="float">
            <text:p>6642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7</text:p>
          </table:table-cell>
          <table:table-cell office:value-type="float" office:value="0.042569" calcext:value-type="float">
            <text:p>0.042569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0" calcext:value-type="float">
            <text:p>0</text:p>
          </table:table-cell>
          <table:table-cell office:value-type="float" office:value="95906" calcext:value-type="float">
            <text:p>9590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8</text:p>
          </table:table-cell>
          <table:table-cell office:value-type="float" office:value="0.042997" calcext:value-type="float">
            <text:p>0.042997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" calcext:value-type="float">
            <text:p>0</text:p>
          </table:table-cell>
          <table:table-cell office:value-type="float" office:value="49730" calcext:value-type="float">
            <text:p>4973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09</text:p>
          </table:table-cell>
          <table:table-cell office:value-type="float" office:value="0.072648" calcext:value-type="float">
            <text:p>0.072648</text:p>
          </table:table-cell>
          <table:table-cell office:value-type="float" office:value="0.015988" calcext:value-type="float">
            <text:p>0.015988</text:p>
          </table:table-cell>
          <table:table-cell office:value-type="float" office:value="0" calcext:value-type="float">
            <text:p>0</text:p>
          </table:table-cell>
          <table:table-cell office:value-type="float" office:value="99027" calcext:value-type="float">
            <text:p>9902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0</text:p>
          </table:table-cell>
          <table:table-cell office:value-type="float" office:value="0.101945" calcext:value-type="float">
            <text:p>0.101945</text:p>
          </table:table-cell>
          <table:table-cell office:value-type="float" office:value="0.024965" calcext:value-type="float">
            <text:p>0.024965</text:p>
          </table:table-cell>
          <table:table-cell office:value-type="float" office:value="0" calcext:value-type="float">
            <text:p>0</text:p>
          </table:table-cell>
          <table:table-cell office:value-type="float" office:value="111738" calcext:value-type="float">
            <text:p>11173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1</text:p>
          </table:table-cell>
          <table:table-cell office:value-type="float" office:value="0.096782" calcext:value-type="float">
            <text:p>0.09678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" calcext:value-type="float">
            <text:p>0</text:p>
          </table:table-cell>
          <table:table-cell office:value-type="float" office:value="94135" calcext:value-type="float">
            <text:p>9413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2</text:p>
          </table:table-cell>
          <table:table-cell office:value-type="float" office:value="0.016985" calcext:value-type="float">
            <text:p>0.01698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" calcext:value-type="float">
            <text:p>0</text:p>
          </table:table-cell>
          <table:table-cell office:value-type="float" office:value="44746" calcext:value-type="float">
            <text:p>4474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3</text:p>
          </table:table-cell>
          <table:table-cell office:value-type="float" office:value="0.06492" calcext:value-type="float">
            <text:p>0.06492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" calcext:value-type="float">
            <text:p>0</text:p>
          </table:table-cell>
          <table:table-cell office:value-type="float" office:value="95447" calcext:value-type="float">
            <text:p>9544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4</text:p>
          </table:table-cell>
          <table:table-cell office:value-type="float" office:value="0.455778" calcext:value-type="float">
            <text:p>0.455778</text:p>
          </table:table-cell>
          <table:table-cell office:value-type="float" office:value="0.137605" calcext:value-type="float">
            <text:p>0.137605</text:p>
          </table:table-cell>
          <table:table-cell office:value-type="float" office:value="0" calcext:value-type="float">
            <text:p>0</text:p>
          </table:table-cell>
          <table:table-cell office:value-type="float" office:value="188593" calcext:value-type="float">
            <text:p>18859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5</text:p>
          </table:table-cell>
          <table:table-cell office:value-type="float" office:value="0.421264" calcext:value-type="float">
            <text:p>0.421264</text:p>
          </table:table-cell>
          <table:table-cell office:value-type="float" office:value="0.109231" calcext:value-type="float">
            <text:p>0.109231</text:p>
          </table:table-cell>
          <table:table-cell office:value-type="float" office:value="0" calcext:value-type="float">
            <text:p>0</text:p>
          </table:table-cell>
          <table:table-cell office:value-type="float" office:value="164389" calcext:value-type="float">
            <text:p>16438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6</text:p>
          </table:table-cell>
          <table:table-cell office:value-type="float" office:value="0.43256" calcext:value-type="float">
            <text:p>0.43256</text:p>
          </table:table-cell>
          <table:table-cell office:value-type="float" office:value="0.132974" calcext:value-type="float">
            <text:p>0.132974</text:p>
          </table:table-cell>
          <table:table-cell office:value-type="float" office:value="0" calcext:value-type="float">
            <text:p>0</text:p>
          </table:table-cell>
          <table:table-cell office:value-type="float" office:value="186648" calcext:value-type="float">
            <text:p>18664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7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082215" calcext:value-type="float">
            <text:p>0.082215</text:p>
          </table:table-cell>
          <table:table-cell office:value-type="float" office:value="0" calcext:value-type="float">
            <text:p>0</text:p>
          </table:table-cell>
          <table:table-cell office:value-type="float" office:value="149795" calcext:value-type="float">
            <text:p>14979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8</text:p>
          </table:table-cell>
          <table:table-cell office:value-type="float" office:value="0.291653" calcext:value-type="float">
            <text:p>0.291653</text:p>
          </table:table-cell>
          <table:table-cell office:value-type="float" office:value="0.068053" calcext:value-type="float">
            <text:p>0.068053</text:p>
          </table:table-cell>
          <table:table-cell office:value-type="float" office:value="0" calcext:value-type="float">
            <text:p>0</text:p>
          </table:table-cell>
          <table:table-cell office:value-type="float" office:value="171803" calcext:value-type="float">
            <text:p>17180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19</text:p>
          </table:table-cell>
          <table:table-cell office:value-type="float" office:value="0.169838" calcext:value-type="float">
            <text:p>0.169838</text:p>
          </table:table-cell>
          <table:table-cell office:value-type="float" office:value="0.026568" calcext:value-type="float">
            <text:p>0.026568</text:p>
          </table:table-cell>
          <table:table-cell office:value-type="float" office:value="0" calcext:value-type="float">
            <text:p>0</text:p>
          </table:table-cell>
          <table:table-cell office:value-type="float" office:value="98388" calcext:value-type="float">
            <text:p>9838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0</text:p>
          </table:table-cell>
          <table:table-cell office:value-type="float" office:value="0.024059" calcext:value-type="float">
            <text:p>0.024059</text:p>
          </table:table-cell>
          <table:table-cell office:value-type="float" office:value="0.007927" calcext:value-type="float">
            <text:p>0.007927</text:p>
          </table:table-cell>
          <table:table-cell office:value-type="float" office:value="0" calcext:value-type="float">
            <text:p>0</text:p>
          </table:table-cell>
          <table:table-cell office:value-type="float" office:value="86297" calcext:value-type="float">
            <text:p>8629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1</text:p>
          </table:table-cell>
          <table:table-cell office:value-type="float" office:value="0.129941" calcext:value-type="float">
            <text:p>0.129941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0" calcext:value-type="float">
            <text:p>0</text:p>
          </table:table-cell>
          <table:table-cell office:value-type="float" office:value="99333" calcext:value-type="float">
            <text:p>9933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2</text:p>
          </table:table-cell>
          <table:table-cell office:value-type="float" office:value="0.084282" calcext:value-type="float">
            <text:p>0.084282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" calcext:value-type="float">
            <text:p>0</text:p>
          </table:table-cell>
          <table:table-cell office:value-type="float" office:value="74315" calcext:value-type="float">
            <text:p>7431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3</text:p>
          </table:table-cell>
          <table:table-cell office:value-type="float" office:value="0.026337" calcext:value-type="float">
            <text:p>0.026337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" calcext:value-type="float">
            <text:p>0</text:p>
          </table:table-cell>
          <table:table-cell office:value-type="float" office:value="40436" calcext:value-type="float">
            <text:p>4043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4</text:p>
          </table:table-cell>
          <table:table-cell office:value-type="float" office:value="0.031308" calcext:value-type="float">
            <text:p>0.031308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" calcext:value-type="float">
            <text:p>0</text:p>
          </table:table-cell>
          <table:table-cell office:value-type="float" office:value="57398" calcext:value-type="float">
            <text:p>5739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5</text:p>
          </table:table-cell>
          <table:table-cell office:value-type="float" office:value="0.046411" calcext:value-type="float">
            <text:p>0.046411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0" calcext:value-type="float">
            <text:p>0</text:p>
          </table:table-cell>
          <table:table-cell office:value-type="float" office:value="57952" calcext:value-type="float">
            <text:p>5795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6</text:p>
          </table:table-cell>
          <table:table-cell office:value-type="float" office:value="0.224286" calcext:value-type="float">
            <text:p>0.224286</text:p>
          </table:table-cell>
          <table:table-cell office:value-type="float" office:value="0.029736" calcext:value-type="float">
            <text:p>0.029736</text:p>
          </table:table-cell>
          <table:table-cell office:value-type="float" office:value="0" calcext:value-type="float">
            <text:p>0</text:p>
          </table:table-cell>
          <table:table-cell office:value-type="float" office:value="135445" calcext:value-type="float">
            <text:p>13544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7</text:p>
          </table:table-cell>
          <table:table-cell office:value-type="float" office:value="0.162541" calcext:value-type="float">
            <text:p>0.162541</text:p>
          </table:table-cell>
          <table:table-cell office:value-type="float" office:value="0.041582" calcext:value-type="float">
            <text:p>0.041582</text:p>
          </table:table-cell>
          <table:table-cell office:value-type="float" office:value="0" calcext:value-type="float">
            <text:p>0</text:p>
          </table:table-cell>
          <table:table-cell office:value-type="float" office:value="156816" calcext:value-type="float">
            <text:p>15681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8</text:p>
          </table:table-cell>
          <table:table-cell office:value-type="float" office:value="0.220472" calcext:value-type="float">
            <text:p>0.220472</text:p>
          </table:table-cell>
          <table:table-cell office:value-type="float" office:value="0.075244" calcext:value-type="float">
            <text:p>0.075244</text:p>
          </table:table-cell>
          <table:table-cell office:value-type="float" office:value="0" calcext:value-type="float">
            <text:p>0</text:p>
          </table:table-cell>
          <table:table-cell office:value-type="float" office:value="174386" calcext:value-type="float">
            <text:p>17438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29</text:p>
          </table:table-cell>
          <table:table-cell office:value-type="float" office:value="0.36915" calcext:value-type="float">
            <text:p>0.36915</text:p>
          </table:table-cell>
          <table:table-cell office:value-type="float" office:value="0.128749" calcext:value-type="float">
            <text:p>0.128749</text:p>
          </table:table-cell>
          <table:table-cell office:value-type="float" office:value="0" calcext:value-type="float">
            <text:p>0</text:p>
          </table:table-cell>
          <table:table-cell office:value-type="float" office:value="191708" calcext:value-type="float">
            <text:p>19170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0</text:p>
          </table:table-cell>
          <table:table-cell office:value-type="float" office:value="0.524483" calcext:value-type="float">
            <text:p>0.524483</text:p>
          </table:table-cell>
          <table:table-cell office:value-type="float" office:value="0.255804" calcext:value-type="float">
            <text:p>0.255804</text:p>
          </table:table-cell>
          <table:table-cell office:value-type="float" office:value="0" calcext:value-type="float">
            <text:p>0</text:p>
          </table:table-cell>
          <table:table-cell office:value-type="float" office:value="244051" calcext:value-type="float">
            <text:p>24405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1</text:p>
          </table:table-cell>
          <table:table-cell office:value-type="float" office:value="0.685901" calcext:value-type="float">
            <text:p>0.685901</text:p>
          </table:table-cell>
          <table:table-cell office:value-type="float" office:value="0.274071" calcext:value-type="float">
            <text:p>0.274071</text:p>
          </table:table-cell>
          <table:table-cell office:value-type="float" office:value="0" calcext:value-type="float">
            <text:p>0</text:p>
          </table:table-cell>
          <table:table-cell office:value-type="float" office:value="231762" calcext:value-type="float">
            <text:p>23176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2</text:p>
          </table:table-cell>
          <table:table-cell office:value-type="float" office:value="0.655226" calcext:value-type="float">
            <text:p>0.655226</text:p>
          </table:table-cell>
          <table:table-cell office:value-type="float" office:value="0.253912" calcext:value-type="float">
            <text:p>0.253912</text:p>
          </table:table-cell>
          <table:table-cell office:value-type="float" office:value="0" calcext:value-type="float">
            <text:p>0</text:p>
          </table:table-cell>
          <table:table-cell office:value-type="float" office:value="197214" calcext:value-type="float">
            <text:p>19721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3</text:p>
          </table:table-cell>
          <table:table-cell office:value-type="float" office:value="0.565353" calcext:value-type="float">
            <text:p>0.565353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0" calcext:value-type="float">
            <text:p>0</text:p>
          </table:table-cell>
          <table:table-cell office:value-type="float" office:value="186581" calcext:value-type="float">
            <text:p>18658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4</text:p>
          </table:table-cell>
          <table:table-cell office:value-type="float" office:value="0.610132" calcext:value-type="float">
            <text:p>0.610132</text:p>
          </table:table-cell>
          <table:table-cell office:value-type="float" office:value="0.21008" calcext:value-type="float">
            <text:p>0.21008</text:p>
          </table:table-cell>
          <table:table-cell office:value-type="float" office:value="0" calcext:value-type="float">
            <text:p>0</text:p>
          </table:table-cell>
          <table:table-cell office:value-type="float" office:value="210800" calcext:value-type="float">
            <text:p>2108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5</text:p>
          </table:table-cell>
          <table:table-cell office:value-type="float" office:value="0.503677" calcext:value-type="float">
            <text:p>0.503677</text:p>
          </table:table-cell>
          <table:table-cell office:value-type="float" office:value="0.151331" calcext:value-type="float">
            <text:p>0.151331</text:p>
          </table:table-cell>
          <table:table-cell office:value-type="float" office:value="0" calcext:value-type="float">
            <text:p>0</text:p>
          </table:table-cell>
          <table:table-cell office:value-type="float" office:value="197078" calcext:value-type="float">
            <text:p>19707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6</text:p>
          </table:table-cell>
          <table:table-cell office:value-type="float" office:value="0.513869" calcext:value-type="float">
            <text:p>0.513869</text:p>
          </table:table-cell>
          <table:table-cell office:value-type="float" office:value="0.139448" calcext:value-type="float">
            <text:p>0.139448</text:p>
          </table:table-cell>
          <table:table-cell office:value-type="float" office:value="0" calcext:value-type="float">
            <text:p>0</text:p>
          </table:table-cell>
          <table:table-cell office:value-type="float" office:value="188280" calcext:value-type="float">
            <text:p>18828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7</text:p>
          </table:table-cell>
          <table:table-cell office:value-type="float" office:value="0.427763" calcext:value-type="float">
            <text:p>0.427763</text:p>
          </table:table-cell>
          <table:table-cell office:value-type="float" office:value="0.091642" calcext:value-type="float">
            <text:p>0.091642</text:p>
          </table:table-cell>
          <table:table-cell office:value-type="float" office:value="0" calcext:value-type="float">
            <text:p>0</text:p>
          </table:table-cell>
          <table:table-cell office:value-type="float" office:value="177961" calcext:value-type="float">
            <text:p>17796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8</text:p>
          </table:table-cell>
          <table:table-cell office:value-type="float" office:value="0.538908" calcext:value-type="float">
            <text:p>0.538908</text:p>
          </table:table-cell>
          <table:table-cell office:value-type="float" office:value="0.073172" calcext:value-type="float">
            <text:p>0.073172</text:p>
          </table:table-cell>
          <table:table-cell office:value-type="float" office:value="0" calcext:value-type="float">
            <text:p>0</text:p>
          </table:table-cell>
          <table:table-cell office:value-type="float" office:value="169983" calcext:value-type="float">
            <text:p>16998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39</text:p>
          </table:table-cell>
          <table:table-cell office:value-type="float" office:value="0.282715" calcext:value-type="float">
            <text:p>0.282715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" calcext:value-type="float">
            <text:p>0</text:p>
          </table:table-cell>
          <table:table-cell office:value-type="float" office:value="113533" calcext:value-type="float">
            <text:p>11353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0</text:p>
          </table:table-cell>
          <table:table-cell office:value-type="float" office:value="0.097334" calcext:value-type="float">
            <text:p>0.097334</text:p>
          </table:table-cell>
          <table:table-cell office:value-type="float" office:value="0.022947" calcext:value-type="float">
            <text:p>0.022947</text:p>
          </table:table-cell>
          <table:table-cell office:value-type="float" office:value="0" calcext:value-type="float">
            <text:p>0</text:p>
          </table:table-cell>
          <table:table-cell office:value-type="float" office:value="131113" calcext:value-type="float">
            <text:p>13111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1</text:p>
          </table:table-cell>
          <table:table-cell office:value-type="float" office:value="0.251435" calcext:value-type="float">
            <text:p>0.251435</text:p>
          </table:table-cell>
          <table:table-cell office:value-type="float" office:value="0.052404" calcext:value-type="float">
            <text:p>0.052404</text:p>
          </table:table-cell>
          <table:table-cell office:value-type="float" office:value="0" calcext:value-type="float">
            <text:p>0</text:p>
          </table:table-cell>
          <table:table-cell office:value-type="float" office:value="185681" calcext:value-type="float">
            <text:p>18568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2</text:p>
          </table:table-cell>
          <table:table-cell office:value-type="float" office:value="0.313085" calcext:value-type="float">
            <text:p>0.313085</text:p>
          </table:table-cell>
          <table:table-cell office:value-type="float" office:value="0.064624" calcext:value-type="float">
            <text:p>0.064624</text:p>
          </table:table-cell>
          <table:table-cell office:value-type="float" office:value="0" calcext:value-type="float">
            <text:p>0</text:p>
          </table:table-cell>
          <table:table-cell office:value-type="float" office:value="154180" calcext:value-type="float">
            <text:p>15418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3</text:p>
          </table:table-cell>
          <table:table-cell office:value-type="float" office:value="0.254356" calcext:value-type="float">
            <text:p>0.254356</text:p>
          </table:table-cell>
          <table:table-cell office:value-type="float" office:value="0.038121" calcext:value-type="float">
            <text:p>0.038121</text:p>
          </table:table-cell>
          <table:table-cell office:value-type="float" office:value="0" calcext:value-type="float">
            <text:p>0</text:p>
          </table:table-cell>
          <table:table-cell office:value-type="float" office:value="145554" calcext:value-type="float">
            <text:p>14555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4</text:p>
          </table:table-cell>
          <table:table-cell office:value-type="float" office:value="0.226359" calcext:value-type="float">
            <text:p>0.226359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" calcext:value-type="float">
            <text:p>0</text:p>
          </table:table-cell>
          <table:table-cell office:value-type="float" office:value="127926" calcext:value-type="float">
            <text:p>12792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5</text:p>
          </table:table-cell>
          <table:table-cell office:value-type="float" office:value="0.125252" calcext:value-type="float">
            <text:p>0.125252</text:p>
          </table:table-cell>
          <table:table-cell office:value-type="float" office:value="0.029531" calcext:value-type="float">
            <text:p>0.029531</text:p>
          </table:table-cell>
          <table:table-cell office:value-type="float" office:value="0" calcext:value-type="float">
            <text:p>0</text:p>
          </table:table-cell>
          <table:table-cell office:value-type="float" office:value="134389" calcext:value-type="float">
            <text:p>13438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6</text:p>
          </table:table-cell>
          <table:table-cell office:value-type="float" office:value="0.115841" calcext:value-type="float">
            <text:p>0.115841</text:p>
          </table:table-cell>
          <table:table-cell office:value-type="float" office:value="0.031155" calcext:value-type="float">
            <text:p>0.031155</text:p>
          </table:table-cell>
          <table:table-cell office:value-type="float" office:value="0" calcext:value-type="float">
            <text:p>0</text:p>
          </table:table-cell>
          <table:table-cell office:value-type="float" office:value="162767" calcext:value-type="float">
            <text:p>16276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7</text:p>
          </table:table-cell>
          <table:table-cell office:value-type="float" office:value="0.162056" calcext:value-type="float">
            <text:p>0.162056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0" calcext:value-type="float">
            <text:p>0</text:p>
          </table:table-cell>
          <table:table-cell office:value-type="float" office:value="107825" calcext:value-type="float">
            <text:p>10782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8</text:p>
          </table:table-cell>
          <table:table-cell office:value-type="float" office:value="0.189815" calcext:value-type="float">
            <text:p>0.189815</text:p>
          </table:table-cell>
          <table:table-cell office:value-type="float" office:value="0.035453" calcext:value-type="float">
            <text:p>0.035453</text:p>
          </table:table-cell>
          <table:table-cell office:value-type="float" office:value="0" calcext:value-type="float">
            <text:p>0</text:p>
          </table:table-cell>
          <table:table-cell office:value-type="float" office:value="192504" calcext:value-type="float">
            <text:p>19250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49</text:p>
          </table:table-cell>
          <table:table-cell office:value-type="float" office:value="0.255926" calcext:value-type="float">
            <text:p>0.255926</text:p>
          </table:table-cell>
          <table:table-cell office:value-type="float" office:value="0.045514" calcext:value-type="float">
            <text:p>0.045514</text:p>
          </table:table-cell>
          <table:table-cell office:value-type="float" office:value="0" calcext:value-type="float">
            <text:p>0</text:p>
          </table:table-cell>
          <table:table-cell office:value-type="float" office:value="178845" calcext:value-type="float">
            <text:p>17884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0</text:p>
          </table:table-cell>
          <table:table-cell office:value-type="float" office:value="0.289514" calcext:value-type="float">
            <text:p>0.289514</text:p>
          </table:table-cell>
          <table:table-cell office:value-type="float" office:value="0.03753" calcext:value-type="float">
            <text:p>0.03753</text:p>
          </table:table-cell>
          <table:table-cell office:value-type="float" office:value="0" calcext:value-type="float">
            <text:p>0</text:p>
          </table:table-cell>
          <table:table-cell office:value-type="float" office:value="142033" calcext:value-type="float">
            <text:p>14203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1</text:p>
          </table:table-cell>
          <table:table-cell office:value-type="float" office:value="0.204769" calcext:value-type="float">
            <text:p>0.204769</text:p>
          </table:table-cell>
          <table:table-cell office:value-type="float" office:value="0.059117" calcext:value-type="float">
            <text:p>0.059117</text:p>
          </table:table-cell>
          <table:table-cell office:value-type="float" office:value="0" calcext:value-type="float">
            <text:p>0</text:p>
          </table:table-cell>
          <table:table-cell office:value-type="float" office:value="178173" calcext:value-type="float">
            <text:p>17817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2</text:p>
          </table:table-cell>
          <table:table-cell office:value-type="float" office:value="0.313126" calcext:value-type="float">
            <text:p>0.313126</text:p>
          </table:table-cell>
          <table:table-cell office:value-type="float" office:value="0.185181" calcext:value-type="float">
            <text:p>0.185181</text:p>
          </table:table-cell>
          <table:table-cell office:value-type="float" office:value="0" calcext:value-type="float">
            <text:p>0</text:p>
          </table:table-cell>
          <table:table-cell office:value-type="float" office:value="274220" calcext:value-type="float">
            <text:p>2742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3</text:p>
          </table:table-cell>
          <table:table-cell office:value-type="float" office:value="0.388539" calcext:value-type="float">
            <text:p>0.388539</text:p>
          </table:table-cell>
          <table:table-cell office:value-type="float" office:value="0.235977" calcext:value-type="float">
            <text:p>0.235977</text:p>
          </table:table-cell>
          <table:table-cell office:value-type="float" office:value="0" calcext:value-type="float">
            <text:p>0</text:p>
          </table:table-cell>
          <table:table-cell office:value-type="float" office:value="246196" calcext:value-type="float">
            <text:p>24619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4</text:p>
          </table:table-cell>
          <table:table-cell office:value-type="float" office:value="0.400022" calcext:value-type="float">
            <text:p>0.400022</text:p>
          </table:table-cell>
          <table:table-cell office:value-type="float" office:value="0.16581" calcext:value-type="float">
            <text:p>0.16581</text:p>
          </table:table-cell>
          <table:table-cell office:value-type="float" office:value="0" calcext:value-type="float">
            <text:p>0</text:p>
          </table:table-cell>
          <table:table-cell office:value-type="float" office:value="183650" calcext:value-type="float">
            <text:p>18365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5</text:p>
          </table:table-cell>
          <table:table-cell office:value-type="float" office:value="0.673972" calcext:value-type="float">
            <text:p>0.673972</text:p>
          </table:table-cell>
          <table:table-cell office:value-type="float" office:value="0.456043" calcext:value-type="float">
            <text:p>0.456043</text:p>
          </table:table-cell>
          <table:table-cell office:value-type="float" office:value="0" calcext:value-type="float">
            <text:p>0</text:p>
          </table:table-cell>
          <table:table-cell office:value-type="float" office:value="364007" calcext:value-type="float">
            <text:p>36400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6</text:p>
          </table:table-cell>
          <table:table-cell office:value-type="float" office:value="0.650456" calcext:value-type="float">
            <text:p>0.650456</text:p>
          </table:table-cell>
          <table:table-cell office:value-type="float" office:value="0.508091" calcext:value-type="float">
            <text:p>0.508091</text:p>
          </table:table-cell>
          <table:table-cell office:value-type="float" office:value="0" calcext:value-type="float">
            <text:p>0</text:p>
          </table:table-cell>
          <table:table-cell office:value-type="float" office:value="355722" calcext:value-type="float">
            <text:p>3557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7</text:p>
          </table:table-cell>
          <table:table-cell office:value-type="float" office:value="0.404418" calcext:value-type="float">
            <text:p>0.404418</text:p>
          </table:table-cell>
          <table:table-cell office:value-type="float" office:value="0.589628" calcext:value-type="float">
            <text:p>0.589628</text:p>
          </table:table-cell>
          <table:table-cell office:value-type="float" office:value="0" calcext:value-type="float">
            <text:p>0</text:p>
          </table:table-cell>
          <table:table-cell office:value-type="float" office:value="477673" calcext:value-type="float">
            <text:p>47767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8</text:p>
          </table:table-cell>
          <table:table-cell office:value-type="float" office:value="0.762507" calcext:value-type="float">
            <text:p>0.762507</text:p>
          </table:table-cell>
          <table:table-cell office:value-type="float" office:value="0.548519" calcext:value-type="float">
            <text:p>0.548519</text:p>
          </table:table-cell>
          <table:table-cell office:value-type="float" office:value="0" calcext:value-type="float">
            <text:p>0</text:p>
          </table:table-cell>
          <table:table-cell office:value-type="float" office:value="349099" calcext:value-type="float">
            <text:p>34909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5:59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93564" calcext:value-type="float">
            <text:p>0.493564</text:p>
          </table:table-cell>
          <table:table-cell office:value-type="float" office:value="0" calcext:value-type="float">
            <text:p>0</text:p>
          </table:table-cell>
          <table:table-cell office:value-type="float" office:value="303862" calcext:value-type="float">
            <text:p>30386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0</text:p>
          </table:table-cell>
          <table:table-cell office:value-type="float" office:value="0.656474" calcext:value-type="float">
            <text:p>0.656474</text:p>
          </table:table-cell>
          <table:table-cell office:value-type="float" office:value="0.521255" calcext:value-type="float">
            <text:p>0.521255</text:p>
          </table:table-cell>
          <table:table-cell office:value-type="float" office:value="0" calcext:value-type="float">
            <text:p>0</text:p>
          </table:table-cell>
          <table:table-cell office:value-type="float" office:value="291096" calcext:value-type="float">
            <text:p>29109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1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771074" calcext:value-type="float">
            <text:p>0.771074</text:p>
          </table:table-cell>
          <table:table-cell office:value-type="float" office:value="0" calcext:value-type="float">
            <text:p>0</text:p>
          </table:table-cell>
          <table:table-cell office:value-type="float" office:value="395273" calcext:value-type="float">
            <text:p>39527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2</text:p>
          </table:table-cell>
          <table:table-cell office:value-type="float" office:value="0.927727" calcext:value-type="float">
            <text:p>0.927727</text:p>
          </table:table-cell>
          <table:table-cell office:value-type="float" office:value="1.017122" calcext:value-type="float">
            <text:p>1.017122</text:p>
          </table:table-cell>
          <table:table-cell office:value-type="float" office:value="0" calcext:value-type="float">
            <text:p>0</text:p>
          </table:table-cell>
          <table:table-cell office:value-type="float" office:value="452203" calcext:value-type="float">
            <text:p>45220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3</text:p>
          </table:table-cell>
          <table:table-cell office:value-type="float" office:value="0.871635" calcext:value-type="float">
            <text:p>0.871635</text:p>
          </table:table-cell>
          <table:table-cell office:value-type="float" office:value="1.132629" calcext:value-type="float">
            <text:p>1.132629</text:p>
          </table:table-cell>
          <table:table-cell office:value-type="float" office:value="0" calcext:value-type="float">
            <text:p>0</text:p>
          </table:table-cell>
          <table:table-cell office:value-type="float" office:value="464930" calcext:value-type="float">
            <text:p>46493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4</text:p>
          </table:table-cell>
          <table:table-cell office:value-type="float" office:value="0.85577" calcext:value-type="float">
            <text:p>0.85577</text:p>
          </table:table-cell>
          <table:table-cell office:value-type="float" office:value="1.493912" calcext:value-type="float">
            <text:p>1.493912</text:p>
          </table:table-cell>
          <table:table-cell office:value-type="float" office:value="0" calcext:value-type="float">
            <text:p>0</text:p>
          </table:table-cell>
          <table:table-cell office:value-type="float" office:value="632573" calcext:value-type="float">
            <text:p>63257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5</text:p>
          </table:table-cell>
          <table:table-cell office:value-type="float" office:value="0.94604" calcext:value-type="float">
            <text:p>0.94604</text:p>
          </table:table-cell>
          <table:table-cell office:value-type="float" office:value="1.44523" calcext:value-type="float">
            <text:p>1.44523</text:p>
          </table:table-cell>
          <table:table-cell office:value-type="float" office:value="0" calcext:value-type="float">
            <text:p>0</text:p>
          </table:table-cell>
          <table:table-cell office:value-type="float" office:value="605633" calcext:value-type="float">
            <text:p>60563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6</text:p>
          </table:table-cell>
          <table:table-cell office:value-type="float" office:value="0.844399" calcext:value-type="float">
            <text:p>0.844399</text:p>
          </table:table-cell>
          <table:table-cell office:value-type="float" office:value="1.341041" calcext:value-type="float">
            <text:p>1.341041</text:p>
          </table:table-cell>
          <table:table-cell office:value-type="float" office:value="0" calcext:value-type="float">
            <text:p>0</text:p>
          </table:table-cell>
          <table:table-cell office:value-type="float" office:value="537227" calcext:value-type="float">
            <text:p>53722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7</text:p>
          </table:table-cell>
          <table:table-cell office:value-type="float" office:value="0.932947" calcext:value-type="float">
            <text:p>0.932947</text:p>
          </table:table-cell>
          <table:table-cell office:value-type="float" office:value="1.465408" calcext:value-type="float">
            <text:p>1.465408</text:p>
          </table:table-cell>
          <table:table-cell office:value-type="float" office:value="0" calcext:value-type="float">
            <text:p>0</text:p>
          </table:table-cell>
          <table:table-cell office:value-type="float" office:value="552472" calcext:value-type="float">
            <text:p>55247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8</text:p>
          </table:table-cell>
          <table:table-cell office:value-type="float" office:value="0.922708" calcext:value-type="float">
            <text:p>0.922708</text:p>
          </table:table-cell>
          <table:table-cell office:value-type="float" office:value="1.232986" calcext:value-type="float">
            <text:p>1.232986</text:p>
          </table:table-cell>
          <table:table-cell office:value-type="float" office:value="0" calcext:value-type="float">
            <text:p>0</text:p>
          </table:table-cell>
          <table:table-cell office:value-type="float" office:value="466694" calcext:value-type="float">
            <text:p>46669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09</text:p>
          </table:table-cell>
          <table:table-cell office:value-type="float" office:value="1.118452" calcext:value-type="float">
            <text:p>1.118452</text:p>
          </table:table-cell>
          <table:table-cell office:value-type="float" office:value="1.989461" calcext:value-type="float">
            <text:p>1.989461</text:p>
          </table:table-cell>
          <table:table-cell office:value-type="float" office:value="0" calcext:value-type="float">
            <text:p>0</text:p>
          </table:table-cell>
          <table:table-cell office:value-type="float" office:value="739083" calcext:value-type="float">
            <text:p>73908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0</text:p>
          </table:table-cell>
          <table:table-cell office:value-type="float" office:value="1.367324" calcext:value-type="float">
            <text:p>1.367324</text:p>
          </table:table-cell>
          <table:table-cell office:value-type="float" office:value="1.89591" calcext:value-type="float">
            <text:p>1.89591</text:p>
          </table:table-cell>
          <table:table-cell office:value-type="float" office:value="0" calcext:value-type="float">
            <text:p>0</text:p>
          </table:table-cell>
          <table:table-cell office:value-type="float" office:value="710928" calcext:value-type="float">
            <text:p>71092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1</text:p>
          </table:table-cell>
          <table:table-cell office:value-type="float" office:value="0.799284" calcext:value-type="float">
            <text:p>0.799284</text:p>
          </table:table-cell>
          <table:table-cell office:value-type="float" office:value="1.374086" calcext:value-type="float">
            <text:p>1.374086</text:p>
          </table:table-cell>
          <table:table-cell office:value-type="float" office:value="0" calcext:value-type="float">
            <text:p>0</text:p>
          </table:table-cell>
          <table:table-cell office:value-type="float" office:value="513841" calcext:value-type="float">
            <text:p>51384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2</text:p>
          </table:table-cell>
          <table:table-cell office:value-type="float" office:value="0.812746" calcext:value-type="float">
            <text:p>0.812746</text:p>
          </table:table-cell>
          <table:table-cell office:value-type="float" office:value="1.112341" calcext:value-type="float">
            <text:p>1.112341</text:p>
          </table:table-cell>
          <table:table-cell office:value-type="float" office:value="0" calcext:value-type="float">
            <text:p>0</text:p>
          </table:table-cell>
          <table:table-cell office:value-type="float" office:value="405216" calcext:value-type="float">
            <text:p>40521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3</text:p>
          </table:table-cell>
          <table:table-cell office:value-type="float" office:value="0.73553" calcext:value-type="float">
            <text:p>0.73553</text:p>
          </table:table-cell>
          <table:table-cell office:value-type="float" office:value="0.809183" calcext:value-type="float">
            <text:p>0.809183</text:p>
          </table:table-cell>
          <table:table-cell office:value-type="float" office:value="0" calcext:value-type="float">
            <text:p>0</text:p>
          </table:table-cell>
          <table:table-cell office:value-type="float" office:value="287006" calcext:value-type="float">
            <text:p>2870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4</text:p>
          </table:table-cell>
          <table:table-cell office:value-type="float" office:value="0.812228" calcext:value-type="float">
            <text:p>0.812228</text:p>
          </table:table-cell>
          <table:table-cell office:value-type="float" office:value="1.014425" calcext:value-type="float">
            <text:p>1.014425</text:p>
          </table:table-cell>
          <table:table-cell office:value-type="float" office:value="0" calcext:value-type="float">
            <text:p>0</text:p>
          </table:table-cell>
          <table:table-cell office:value-type="float" office:value="364519" calcext:value-type="float">
            <text:p>3645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5</text:p>
          </table:table-cell>
          <table:table-cell office:value-type="float" office:value="1.00096" calcext:value-type="float">
            <text:p>1.00096</text:p>
          </table:table-cell>
          <table:table-cell office:value-type="float" office:value="1.428366" calcext:value-type="float">
            <text:p>1.428366</text:p>
          </table:table-cell>
          <table:table-cell office:value-type="float" office:value="0" calcext:value-type="float">
            <text:p>0</text:p>
          </table:table-cell>
          <table:table-cell office:value-type="float" office:value="505229" calcext:value-type="float">
            <text:p>50522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6</text:p>
          </table:table-cell>
          <table:table-cell office:value-type="float" office:value="1.229921" calcext:value-type="float">
            <text:p>1.229921</text:p>
          </table:table-cell>
          <table:table-cell office:value-type="float" office:value="2.046749" calcext:value-type="float">
            <text:p>2.046749</text:p>
          </table:table-cell>
          <table:table-cell office:value-type="float" office:value="0" calcext:value-type="float">
            <text:p>0</text:p>
          </table:table-cell>
          <table:table-cell office:value-type="float" office:value="750231" calcext:value-type="float">
            <text:p>75023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7</text:p>
          </table:table-cell>
          <table:table-cell office:value-type="float" office:value="0.722641" calcext:value-type="float">
            <text:p>0.722641</text:p>
          </table:table-cell>
          <table:table-cell office:value-type="float" office:value="0.744662" calcext:value-type="float">
            <text:p>0.744662</text:p>
          </table:table-cell>
          <table:table-cell office:value-type="float" office:value="0" calcext:value-type="float">
            <text:p>0</text:p>
          </table:table-cell>
          <table:table-cell office:value-type="float" office:value="273297" calcext:value-type="float">
            <text:p>27329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8</text:p>
          </table:table-cell>
          <table:table-cell office:value-type="float" office:value="1.03468" calcext:value-type="float">
            <text:p>1.03468</text:p>
          </table:table-cell>
          <table:table-cell office:value-type="float" office:value="1.483226" calcext:value-type="float">
            <text:p>1.483226</text:p>
          </table:table-cell>
          <table:table-cell office:value-type="float" office:value="0" calcext:value-type="float">
            <text:p>0</text:p>
          </table:table-cell>
          <table:table-cell office:value-type="float" office:value="586183" calcext:value-type="float">
            <text:p>58618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19</text:p>
          </table:table-cell>
          <table:table-cell office:value-type="float" office:value="1.48196" calcext:value-type="float">
            <text:p>1.48196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0" calcext:value-type="float">
            <text:p>0</text:p>
          </table:table-cell>
          <table:table-cell office:value-type="float" office:value="612308" calcext:value-type="float">
            <text:p>61230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0</text:p>
          </table:table-cell>
          <table:table-cell office:value-type="float" office:value="0.745216" calcext:value-type="float">
            <text:p>0.745216</text:p>
          </table:table-cell>
          <table:table-cell office:value-type="float" office:value="0.852911" calcext:value-type="float">
            <text:p>0.852911</text:p>
          </table:table-cell>
          <table:table-cell office:value-type="float" office:value="0" calcext:value-type="float">
            <text:p>0</text:p>
          </table:table-cell>
          <table:table-cell office:value-type="float" office:value="284810" calcext:value-type="float">
            <text:p>28481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1</text:p>
          </table:table-cell>
          <table:table-cell office:value-type="float" office:value="0.944511" calcext:value-type="float">
            <text:p>0.944511</text:p>
          </table:table-cell>
          <table:table-cell office:value-type="float" office:value="0.903187" calcext:value-type="float">
            <text:p>0.903187</text:p>
          </table:table-cell>
          <table:table-cell office:value-type="float" office:value="0" calcext:value-type="float">
            <text:p>0</text:p>
          </table:table-cell>
          <table:table-cell office:value-type="float" office:value="264412" calcext:value-type="float">
            <text:p>2644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2</text:p>
          </table:table-cell>
          <table:table-cell office:value-type="float" office:value="0.9878" calcext:value-type="float">
            <text:p>0.9878</text:p>
          </table:table-cell>
          <table:table-cell office:value-type="float" office:value="1.115482" calcext:value-type="float">
            <text:p>1.115482</text:p>
          </table:table-cell>
          <table:table-cell office:value-type="float" office:value="0" calcext:value-type="float">
            <text:p>0</text:p>
          </table:table-cell>
          <table:table-cell office:value-type="float" office:value="345411" calcext:value-type="float">
            <text:p>3454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3</text:p>
          </table:table-cell>
          <table:table-cell office:value-type="float" office:value="0.70407" calcext:value-type="float">
            <text:p>0.70407</text:p>
          </table:table-cell>
          <table:table-cell office:value-type="float" office:value="0.493194" calcext:value-type="float">
            <text:p>0.493194</text:p>
          </table:table-cell>
          <table:table-cell office:value-type="float" office:value="0" calcext:value-type="float">
            <text:p>0</text:p>
          </table:table-cell>
          <table:table-cell office:value-type="float" office:value="137143" calcext:value-type="float">
            <text:p>13714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4</text:p>
          </table:table-cell>
          <table:table-cell office:value-type="float" office:value="0.805825" calcext:value-type="float">
            <text:p>0.805825</text:p>
          </table:table-cell>
          <table:table-cell office:value-type="float" office:value="0.923779" calcext:value-type="float">
            <text:p>0.923779</text:p>
          </table:table-cell>
          <table:table-cell office:value-type="float" office:value="0" calcext:value-type="float">
            <text:p>0</text:p>
          </table:table-cell>
          <table:table-cell office:value-type="float" office:value="271989" calcext:value-type="float">
            <text:p>2719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5</text:p>
          </table:table-cell>
          <table:table-cell office:value-type="float" office:value="0.72146" calcext:value-type="float">
            <text:p>0.72146</text:p>
          </table:table-cell>
          <table:table-cell office:value-type="float" office:value="0.676521" calcext:value-type="float">
            <text:p>0.676521</text:p>
          </table:table-cell>
          <table:table-cell office:value-type="float" office:value="0" calcext:value-type="float">
            <text:p>0</text:p>
          </table:table-cell>
          <table:table-cell office:value-type="float" office:value="192332" calcext:value-type="float">
            <text:p>19233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6</text:p>
          </table:table-cell>
          <table:table-cell office:value-type="float" office:value="0.727209" calcext:value-type="float">
            <text:p>0.727209</text:p>
          </table:table-cell>
          <table:table-cell office:value-type="float" office:value="0.934315" calcext:value-type="float">
            <text:p>0.934315</text:p>
          </table:table-cell>
          <table:table-cell office:value-type="float" office:value="0" calcext:value-type="float">
            <text:p>0</text:p>
          </table:table-cell>
          <table:table-cell office:value-type="float" office:value="284977" calcext:value-type="float">
            <text:p>28497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7</text:p>
          </table:table-cell>
          <table:table-cell office:value-type="float" office:value="0.675296" calcext:value-type="float">
            <text:p>0.675296</text:p>
          </table:table-cell>
          <table:table-cell office:value-type="float" office:value="0.634766" calcext:value-type="float">
            <text:p>0.634766</text:p>
          </table:table-cell>
          <table:table-cell office:value-type="float" office:value="0" calcext:value-type="float">
            <text:p>0</text:p>
          </table:table-cell>
          <table:table-cell office:value-type="float" office:value="184387" calcext:value-type="float">
            <text:p>18438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8</text:p>
          </table:table-cell>
          <table:table-cell office:value-type="float" office:value="0.674424" calcext:value-type="float">
            <text:p>0.674424</text:p>
          </table:table-cell>
          <table:table-cell office:value-type="float" office:value="0.600324" calcext:value-type="float">
            <text:p>0.600324</text:p>
          </table:table-cell>
          <table:table-cell office:value-type="float" office:value="0" calcext:value-type="float">
            <text:p>0</text:p>
          </table:table-cell>
          <table:table-cell office:value-type="float" office:value="183408" calcext:value-type="float">
            <text:p>18340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29</text:p>
          </table:table-cell>
          <table:table-cell office:value-type="float" office:value="0.648245" calcext:value-type="float">
            <text:p>0.648245</text:p>
          </table:table-cell>
          <table:table-cell office:value-type="float" office:value="0.705701" calcext:value-type="float">
            <text:p>0.705701</text:p>
          </table:table-cell>
          <table:table-cell office:value-type="float" office:value="0" calcext:value-type="float">
            <text:p>0</text:p>
          </table:table-cell>
          <table:table-cell office:value-type="float" office:value="229171" calcext:value-type="float">
            <text:p>22917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0</text:p>
          </table:table-cell>
          <table:table-cell office:value-type="float" office:value="0.860285" calcext:value-type="float">
            <text:p>0.860285</text:p>
          </table:table-cell>
          <table:table-cell office:value-type="float" office:value="0.658717" calcext:value-type="float">
            <text:p>0.658717</text:p>
          </table:table-cell>
          <table:table-cell office:value-type="float" office:value="0" calcext:value-type="float">
            <text:p>0</text:p>
          </table:table-cell>
          <table:table-cell office:value-type="float" office:value="235539" calcext:value-type="float">
            <text:p>23553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1</text:p>
          </table:table-cell>
          <table:table-cell office:value-type="float" office:value="0.765461" calcext:value-type="float">
            <text:p>0.765461</text:p>
          </table:table-cell>
          <table:table-cell office:value-type="float" office:value="1.190595" calcext:value-type="float">
            <text:p>1.190595</text:p>
          </table:table-cell>
          <table:table-cell office:value-type="float" office:value="0" calcext:value-type="float">
            <text:p>0</text:p>
          </table:table-cell>
          <table:table-cell office:value-type="float" office:value="443385" calcext:value-type="float">
            <text:p>44338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2</text:p>
          </table:table-cell>
          <table:table-cell office:value-type="float" office:value="0.768294" calcext:value-type="float">
            <text:p>0.768294</text:p>
          </table:table-cell>
          <table:table-cell office:value-type="float" office:value="0.637328" calcext:value-type="float">
            <text:p>0.637328</text:p>
          </table:table-cell>
          <table:table-cell office:value-type="float" office:value="0" calcext:value-type="float">
            <text:p>0</text:p>
          </table:table-cell>
          <table:table-cell office:value-type="float" office:value="214947" calcext:value-type="float">
            <text:p>21494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3</text:p>
          </table:table-cell>
          <table:table-cell office:value-type="float" office:value="0.853495" calcext:value-type="float">
            <text:p>0.853495</text:p>
          </table:table-cell>
          <table:table-cell office:value-type="float" office:value="0.835726" calcext:value-type="float">
            <text:p>0.835726</text:p>
          </table:table-cell>
          <table:table-cell office:value-type="float" office:value="0" calcext:value-type="float">
            <text:p>0</text:p>
          </table:table-cell>
          <table:table-cell office:value-type="float" office:value="327542" calcext:value-type="float">
            <text:p>32754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4</text:p>
          </table:table-cell>
          <table:table-cell office:value-type="float" office:value="0.711099" calcext:value-type="float">
            <text:p>0.711099</text:p>
          </table:table-cell>
          <table:table-cell office:value-type="float" office:value="0.496335" calcext:value-type="float">
            <text:p>0.496335</text:p>
          </table:table-cell>
          <table:table-cell office:value-type="float" office:value="0" calcext:value-type="float">
            <text:p>0</text:p>
          </table:table-cell>
          <table:table-cell office:value-type="float" office:value="158203" calcext:value-type="float">
            <text:p>15820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5</text:p>
          </table:table-cell>
          <table:table-cell office:value-type="float" office:value="0.970681" calcext:value-type="float">
            <text:p>0.970681</text:p>
          </table:table-cell>
          <table:table-cell office:value-type="float" office:value="0.703637" calcext:value-type="float">
            <text:p>0.703637</text:p>
          </table:table-cell>
          <table:table-cell office:value-type="float" office:value="0" calcext:value-type="float">
            <text:p>0</text:p>
          </table:table-cell>
          <table:table-cell office:value-type="float" office:value="272910" calcext:value-type="float">
            <text:p>2729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6</text:p>
          </table:table-cell>
          <table:table-cell office:value-type="float" office:value="0.633218" calcext:value-type="float">
            <text:p>0.633218</text:p>
          </table:table-cell>
          <table:table-cell office:value-type="float" office:value="0.551132" calcext:value-type="float">
            <text:p>0.551132</text:p>
          </table:table-cell>
          <table:table-cell office:value-type="float" office:value="0" calcext:value-type="float">
            <text:p>0</text:p>
          </table:table-cell>
          <table:table-cell office:value-type="float" office:value="193442" calcext:value-type="float">
            <text:p>1934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7</text:p>
          </table:table-cell>
          <table:table-cell office:value-type="float" office:value="0.579269" calcext:value-type="float">
            <text:p>0.579269</text:p>
          </table:table-cell>
          <table:table-cell office:value-type="float" office:value="0.399678" calcext:value-type="float">
            <text:p>0.399678</text:p>
          </table:table-cell>
          <table:table-cell office:value-type="float" office:value="0" calcext:value-type="float">
            <text:p>0</text:p>
          </table:table-cell>
          <table:table-cell office:value-type="float" office:value="153724" calcext:value-type="float">
            <text:p>15372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8</text:p>
          </table:table-cell>
          <table:table-cell office:value-type="float" office:value="0.561122" calcext:value-type="float">
            <text:p>0.561122</text:p>
          </table:table-cell>
          <table:table-cell office:value-type="float" office:value="0.740175" calcext:value-type="float">
            <text:p>0.740175</text:p>
          </table:table-cell>
          <table:table-cell office:value-type="float" office:value="0" calcext:value-type="float">
            <text:p>0</text:p>
          </table:table-cell>
          <table:table-cell office:value-type="float" office:value="268560" calcext:value-type="float">
            <text:p>26856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3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530456" calcext:value-type="float">
            <text:p>0.530456</text:p>
          </table:table-cell>
          <table:table-cell office:value-type="float" office:value="0" calcext:value-type="float">
            <text:p>0</text:p>
          </table:table-cell>
          <table:table-cell office:value-type="float" office:value="177383" calcext:value-type="float">
            <text:p>17738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0</text:p>
          </table:table-cell>
          <table:table-cell office:value-type="float" office:value="0.531816" calcext:value-type="float">
            <text:p>0.531816</text:p>
          </table:table-cell>
          <table:table-cell office:value-type="float" office:value="1.249236" calcext:value-type="float">
            <text:p>1.249236</text:p>
          </table:table-cell>
          <table:table-cell office:value-type="float" office:value="0" calcext:value-type="float">
            <text:p>0</text:p>
          </table:table-cell>
          <table:table-cell office:value-type="float" office:value="474699" calcext:value-type="float">
            <text:p>47469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1</text:p>
          </table:table-cell>
          <table:table-cell office:value-type="float" office:value="0.405394" calcext:value-type="float">
            <text:p>0.405394</text:p>
          </table:table-cell>
          <table:table-cell office:value-type="float" office:value="0.494375" calcext:value-type="float">
            <text:p>0.494375</text:p>
          </table:table-cell>
          <table:table-cell office:value-type="float" office:value="0" calcext:value-type="float">
            <text:p>0</text:p>
          </table:table-cell>
          <table:table-cell office:value-type="float" office:value="174953" calcext:value-type="float">
            <text:p>1749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2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2.730553" calcext:value-type="float">
            <text:p>2.730553</text:p>
          </table:table-cell>
          <table:table-cell office:value-type="float" office:value="0" calcext:value-type="float">
            <text:p>0</text:p>
          </table:table-cell>
          <table:table-cell office:value-type="float" office:value="1006144" calcext:value-type="float">
            <text:p>100614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3</text:p>
          </table:table-cell>
          <table:table-cell office:value-type="float" office:value="0.816702" calcext:value-type="float">
            <text:p>0.816702</text:p>
          </table:table-cell>
          <table:table-cell office:value-type="float" office:value="0.936723" calcext:value-type="float">
            <text:p>0.936723</text:p>
          </table:table-cell>
          <table:table-cell office:value-type="float" office:value="0" calcext:value-type="float">
            <text:p>0</text:p>
          </table:table-cell>
          <table:table-cell office:value-type="float" office:value="343255" calcext:value-type="float">
            <text:p>34325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4</text:p>
          </table:table-cell>
          <table:table-cell office:value-type="float" office:value="0.729884" calcext:value-type="float">
            <text:p>0.729884</text:p>
          </table:table-cell>
          <table:table-cell office:value-type="float" office:value="0.445776" calcext:value-type="float">
            <text:p>0.445776</text:p>
          </table:table-cell>
          <table:table-cell office:value-type="float" office:value="0" calcext:value-type="float">
            <text:p>0</text:p>
          </table:table-cell>
          <table:table-cell office:value-type="float" office:value="136784" calcext:value-type="float">
            <text:p>13678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5</text:p>
          </table:table-cell>
          <table:table-cell office:value-type="float" office:value="0.74972" calcext:value-type="float">
            <text:p>0.74972</text:p>
          </table:table-cell>
          <table:table-cell office:value-type="float" office:value="0.42779" calcext:value-type="float">
            <text:p>0.42779</text:p>
          </table:table-cell>
          <table:table-cell office:value-type="float" office:value="0" calcext:value-type="float">
            <text:p>0</text:p>
          </table:table-cell>
          <table:table-cell office:value-type="float" office:value="128985" calcext:value-type="float">
            <text:p>12898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6</text:p>
          </table:table-cell>
          <table:table-cell office:value-type="float" office:value="0.734386" calcext:value-type="float">
            <text:p>0.734386</text:p>
          </table:table-cell>
          <table:table-cell office:value-type="float" office:value="0.368717" calcext:value-type="float">
            <text:p>0.368717</text:p>
          </table:table-cell>
          <table:table-cell office:value-type="float" office:value="0" calcext:value-type="float">
            <text:p>0</text:p>
          </table:table-cell>
          <table:table-cell office:value-type="float" office:value="119646" calcext:value-type="float">
            <text:p>11964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7</text:p>
          </table:table-cell>
          <table:table-cell office:value-type="float" office:value="0.822728" calcext:value-type="float">
            <text:p>0.822728</text:p>
          </table:table-cell>
          <table:table-cell office:value-type="float" office:value="0.55158" calcext:value-type="float">
            <text:p>0.55158</text:p>
          </table:table-cell>
          <table:table-cell office:value-type="float" office:value="0" calcext:value-type="float">
            <text:p>0</text:p>
          </table:table-cell>
          <table:table-cell office:value-type="float" office:value="183240" calcext:value-type="float">
            <text:p>18324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8</text:p>
          </table:table-cell>
          <table:table-cell office:value-type="float" office:value="0.671601" calcext:value-type="float">
            <text:p>0.671601</text:p>
          </table:table-cell>
          <table:table-cell office:value-type="float" office:value="0.629095" calcext:value-type="float">
            <text:p>0.629095</text:p>
          </table:table-cell>
          <table:table-cell office:value-type="float" office:value="0" calcext:value-type="float">
            <text:p>0</text:p>
          </table:table-cell>
          <table:table-cell office:value-type="float" office:value="196237" calcext:value-type="float">
            <text:p>19623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49</text:p>
          </table:table-cell>
          <table:table-cell office:value-type="float" office:value="0.82633" calcext:value-type="float">
            <text:p>0.82633</text:p>
          </table:table-cell>
          <table:table-cell office:value-type="float" office:value="0.545243" calcext:value-type="float">
            <text:p>0.545243</text:p>
          </table:table-cell>
          <table:table-cell office:value-type="float" office:value="0" calcext:value-type="float">
            <text:p>0</text:p>
          </table:table-cell>
          <table:table-cell office:value-type="float" office:value="185046" calcext:value-type="float">
            <text:p>1850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0</text:p>
          </table:table-cell>
          <table:table-cell office:value-type="float" office:value="0.818806" calcext:value-type="float">
            <text:p>0.818806</text:p>
          </table:table-cell>
          <table:table-cell office:value-type="float" office:value="0.461783" calcext:value-type="float">
            <text:p>0.461783</text:p>
          </table:table-cell>
          <table:table-cell office:value-type="float" office:value="0" calcext:value-type="float">
            <text:p>0</text:p>
          </table:table-cell>
          <table:table-cell office:value-type="float" office:value="165345" calcext:value-type="float">
            <text:p>16534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1</text:p>
          </table:table-cell>
          <table:table-cell office:value-type="float" office:value="0.73207" calcext:value-type="float">
            <text:p>0.73207</text:p>
          </table:table-cell>
          <table:table-cell office:value-type="float" office:value="0.34701" calcext:value-type="float">
            <text:p>0.34701</text:p>
          </table:table-cell>
          <table:table-cell office:value-type="float" office:value="0" calcext:value-type="float">
            <text:p>0</text:p>
          </table:table-cell>
          <table:table-cell office:value-type="float" office:value="138406" calcext:value-type="float">
            <text:p>13840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2</text:p>
          </table:table-cell>
          <table:table-cell office:value-type="float" office:value="0.644379" calcext:value-type="float">
            <text:p>0.644379</text:p>
          </table:table-cell>
          <table:table-cell office:value-type="float" office:value="0.268241" calcext:value-type="float">
            <text:p>0.268241</text:p>
          </table:table-cell>
          <table:table-cell office:value-type="float" office:value="0" calcext:value-type="float">
            <text:p>0</text:p>
          </table:table-cell>
          <table:table-cell office:value-type="float" office:value="99485" calcext:value-type="float">
            <text:p>9948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3</text:p>
          </table:table-cell>
          <table:table-cell office:value-type="float" office:value="0.654628" calcext:value-type="float">
            <text:p>0.654628</text:p>
          </table:table-cell>
          <table:table-cell office:value-type="float" office:value="0.28967" calcext:value-type="float">
            <text:p>0.28967</text:p>
          </table:table-cell>
          <table:table-cell office:value-type="float" office:value="0" calcext:value-type="float">
            <text:p>0</text:p>
          </table:table-cell>
          <table:table-cell office:value-type="float" office:value="107406" calcext:value-type="float">
            <text:p>1074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4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260799" calcext:value-type="float">
            <text:p>0.260799</text:p>
          </table:table-cell>
          <table:table-cell office:value-type="float" office:value="0" calcext:value-type="float">
            <text:p>0</text:p>
          </table:table-cell>
          <table:table-cell office:value-type="float" office:value="76902" calcext:value-type="float">
            <text:p>769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5</text:p>
          </table:table-cell>
          <table:table-cell office:value-type="float" office:value="0.505451" calcext:value-type="float">
            <text:p>0.505451</text:p>
          </table:table-cell>
          <table:table-cell office:value-type="float" office:value="0.202557" calcext:value-type="float">
            <text:p>0.202557</text:p>
          </table:table-cell>
          <table:table-cell office:value-type="float" office:value="0" calcext:value-type="float">
            <text:p>0</text:p>
          </table:table-cell>
          <table:table-cell office:value-type="float" office:value="67451" calcext:value-type="float">
            <text:p>6745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6</text:p>
          </table:table-cell>
          <table:table-cell office:value-type="float" office:value="0.544721" calcext:value-type="float">
            <text:p>0.544721</text:p>
          </table:table-cell>
          <table:table-cell office:value-type="float" office:value="0.105638" calcext:value-type="float">
            <text:p>0.105638</text:p>
          </table:table-cell>
          <table:table-cell office:value-type="float" office:value="0" calcext:value-type="float">
            <text:p>0</text:p>
          </table:table-cell>
          <table:table-cell office:value-type="float" office:value="26048" calcext:value-type="float">
            <text:p>2604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7</text:p>
          </table:table-cell>
          <table:table-cell office:value-type="float" office:value="0.449455" calcext:value-type="float">
            <text:p>0.449455</text:p>
          </table:table-cell>
          <table:table-cell office:value-type="float" office:value="0.160305" calcext:value-type="float">
            <text:p>0.160305</text:p>
          </table:table-cell>
          <table:table-cell office:value-type="float" office:value="0" calcext:value-type="float">
            <text:p>0</text:p>
          </table:table-cell>
          <table:table-cell office:value-type="float" office:value="49978" calcext:value-type="float">
            <text:p>4997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8</text:p>
          </table:table-cell>
          <table:table-cell office:value-type="float" office:value="0.491921" calcext:value-type="float">
            <text:p>0.491921</text:p>
          </table:table-cell>
          <table:table-cell office:value-type="float" office:value="0.244986" calcext:value-type="float">
            <text:p>0.244986</text:p>
          </table:table-cell>
          <table:table-cell office:value-type="float" office:value="0" calcext:value-type="float">
            <text:p>0</text:p>
          </table:table-cell>
          <table:table-cell office:value-type="float" office:value="117675" calcext:value-type="float">
            <text:p>11767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6:59</text:p>
          </table:table-cell>
          <table:table-cell office:value-type="float" office:value="0.612711" calcext:value-type="float">
            <text:p>0.612711</text:p>
          </table:table-cell>
          <table:table-cell office:value-type="float" office:value="0.313049" calcext:value-type="float">
            <text:p>0.313049</text:p>
          </table:table-cell>
          <table:table-cell office:value-type="float" office:value="0" calcext:value-type="float">
            <text:p>0</text:p>
          </table:table-cell>
          <table:table-cell office:value-type="float" office:value="123589" calcext:value-type="float">
            <text:p>12358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0</text:p>
          </table:table-cell>
          <table:table-cell office:value-type="float" office:value="0.676333" calcext:value-type="float">
            <text:p>0.676333</text:p>
          </table:table-cell>
          <table:table-cell office:value-type="float" office:value="0.314046" calcext:value-type="float">
            <text:p>0.314046</text:p>
          </table:table-cell>
          <table:table-cell office:value-type="float" office:value="0" calcext:value-type="float">
            <text:p>0</text:p>
          </table:table-cell>
          <table:table-cell office:value-type="float" office:value="145123" calcext:value-type="float">
            <text:p>14512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1</text:p>
          </table:table-cell>
          <table:table-cell office:value-type="float" office:value="0.560144" calcext:value-type="float">
            <text:p>0.560144</text:p>
          </table:table-cell>
          <table:table-cell office:value-type="float" office:value="0.389066" calcext:value-type="float">
            <text:p>0.389066</text:p>
          </table:table-cell>
          <table:table-cell office:value-type="float" office:value="0" calcext:value-type="float">
            <text:p>0</text:p>
          </table:table-cell>
          <table:table-cell office:value-type="float" office:value="144342" calcext:value-type="float">
            <text:p>14434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2</text:p>
          </table:table-cell>
          <table:table-cell office:value-type="float" office:value="0.616977" calcext:value-type="float">
            <text:p>0.616977</text:p>
          </table:table-cell>
          <table:table-cell office:value-type="float" office:value="0.376125" calcext:value-type="float">
            <text:p>0.376125</text:p>
          </table:table-cell>
          <table:table-cell office:value-type="float" office:value="0" calcext:value-type="float">
            <text:p>0</text:p>
          </table:table-cell>
          <table:table-cell office:value-type="float" office:value="132729" calcext:value-type="float">
            <text:p>13272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3</text:p>
          </table:table-cell>
          <table:table-cell office:value-type="float" office:value="1.134905" calcext:value-type="float">
            <text:p>1.134905</text:p>
          </table:table-cell>
          <table:table-cell office:value-type="float" office:value="1.107302" calcext:value-type="float">
            <text:p>1.107302</text:p>
          </table:table-cell>
          <table:table-cell office:value-type="float" office:value="0" calcext:value-type="float">
            <text:p>0</text:p>
          </table:table-cell>
          <table:table-cell office:value-type="float" office:value="264667" calcext:value-type="float">
            <text:p>26466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6</text:p>
          </table:table-cell>
          <table:table-cell office:value-type="float" office:value="0.797208" calcext:value-type="float">
            <text:p>0.797208</text:p>
          </table:table-cell>
          <table:table-cell office:value-type="float" office:value="0.553006" calcext:value-type="float">
            <text:p>0.553006</text:p>
          </table:table-cell>
          <table:table-cell office:value-type="float" office:value="0" calcext:value-type="float">
            <text:p>0</text:p>
          </table:table-cell>
          <table:table-cell office:value-type="float" office:value="203344" calcext:value-type="float">
            <text:p>20334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7</text:p>
          </table:table-cell>
          <table:table-cell office:value-type="float" office:value="0.593448" calcext:value-type="float">
            <text:p>0.593448</text:p>
          </table:table-cell>
          <table:table-cell office:value-type="float" office:value="0.455485" calcext:value-type="float">
            <text:p>0.455485</text:p>
          </table:table-cell>
          <table:table-cell office:value-type="float" office:value="0" calcext:value-type="float">
            <text:p>0</text:p>
          </table:table-cell>
          <table:table-cell office:value-type="float" office:value="148721" calcext:value-type="float">
            <text:p>14872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8</text:p>
          </table:table-cell>
          <table:table-cell office:value-type="float" office:value="0.649199" calcext:value-type="float">
            <text:p>0.649199</text:p>
          </table:table-cell>
          <table:table-cell office:value-type="float" office:value="0.557281" calcext:value-type="float">
            <text:p>0.557281</text:p>
          </table:table-cell>
          <table:table-cell office:value-type="float" office:value="0" calcext:value-type="float">
            <text:p>0</text:p>
          </table:table-cell>
          <table:table-cell office:value-type="float" office:value="208520" calcext:value-type="float">
            <text:p>20852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09</text:p>
          </table:table-cell>
          <table:table-cell office:value-type="float" office:value="0.56334" calcext:value-type="float">
            <text:p>0.56334</text:p>
          </table:table-cell>
          <table:table-cell office:value-type="float" office:value="0.572135" calcext:value-type="float">
            <text:p>0.572135</text:p>
          </table:table-cell>
          <table:table-cell office:value-type="float" office:value="0" calcext:value-type="float">
            <text:p>0</text:p>
          </table:table-cell>
          <table:table-cell office:value-type="float" office:value="239611" calcext:value-type="float">
            <text:p>2396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0</text:p>
          </table:table-cell>
          <table:table-cell office:value-type="float" office:value="0.479958" calcext:value-type="float">
            <text:p>0.479958</text:p>
          </table:table-cell>
          <table:table-cell office:value-type="float" office:value="0.395698" calcext:value-type="float">
            <text:p>0.395698</text:p>
          </table:table-cell>
          <table:table-cell office:value-type="float" office:value="0" calcext:value-type="float">
            <text:p>0</text:p>
          </table:table-cell>
          <table:table-cell office:value-type="float" office:value="155640" calcext:value-type="float">
            <text:p>1556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1</text:p>
          </table:table-cell>
          <table:table-cell office:value-type="float" office:value="0.527155" calcext:value-type="float">
            <text:p>0.527155</text:p>
          </table:table-cell>
          <table:table-cell office:value-type="float" office:value="0.407819" calcext:value-type="float">
            <text:p>0.407819</text:p>
          </table:table-cell>
          <table:table-cell office:value-type="float" office:value="0" calcext:value-type="float">
            <text:p>0</text:p>
          </table:table-cell>
          <table:table-cell office:value-type="float" office:value="169402" calcext:value-type="float">
            <text:p>16940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2</text:p>
          </table:table-cell>
          <table:table-cell office:value-type="float" office:value="0.523338" calcext:value-type="float">
            <text:p>0.523338</text:p>
          </table:table-cell>
          <table:table-cell office:value-type="float" office:value="0.334574" calcext:value-type="float">
            <text:p>0.334574</text:p>
          </table:table-cell>
          <table:table-cell office:value-type="float" office:value="0" calcext:value-type="float">
            <text:p>0</text:p>
          </table:table-cell>
          <table:table-cell office:value-type="float" office:value="156446" calcext:value-type="float">
            <text:p>1564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3</text:p>
          </table:table-cell>
          <table:table-cell office:value-type="float" office:value="0.470122" calcext:value-type="float">
            <text:p>0.470122</text:p>
          </table:table-cell>
          <table:table-cell office:value-type="float" office:value="0.283402" calcext:value-type="float">
            <text:p>0.283402</text:p>
          </table:table-cell>
          <table:table-cell office:value-type="float" office:value="0" calcext:value-type="float">
            <text:p>0</text:p>
          </table:table-cell>
          <table:table-cell office:value-type="float" office:value="133265" calcext:value-type="float">
            <text:p>13326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4</text:p>
          </table:table-cell>
          <table:table-cell office:value-type="float" office:value="0.583141" calcext:value-type="float">
            <text:p>0.583141</text:p>
          </table:table-cell>
          <table:table-cell office:value-type="float" office:value="0.454466" calcext:value-type="float">
            <text:p>0.454466</text:p>
          </table:table-cell>
          <table:table-cell office:value-type="float" office:value="0" calcext:value-type="float">
            <text:p>0</text:p>
          </table:table-cell>
          <table:table-cell office:value-type="float" office:value="195137" calcext:value-type="float">
            <text:p>19513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5</text:p>
          </table:table-cell>
          <table:table-cell office:value-type="float" office:value="0.416727" calcext:value-type="float">
            <text:p>0.416727</text:p>
          </table:table-cell>
          <table:table-cell office:value-type="float" office:value="0.470794" calcext:value-type="float">
            <text:p>0.470794</text:p>
          </table:table-cell>
          <table:table-cell office:value-type="float" office:value="0" calcext:value-type="float">
            <text:p>0</text:p>
          </table:table-cell>
          <table:table-cell office:value-type="float" office:value="245945" calcext:value-type="float">
            <text:p>24594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6</text:p>
          </table:table-cell>
          <table:table-cell office:value-type="float" office:value="0.535968" calcext:value-type="float">
            <text:p>0.535968</text:p>
          </table:table-cell>
          <table:table-cell office:value-type="float" office:value="0.451626" calcext:value-type="float">
            <text:p>0.451626</text:p>
          </table:table-cell>
          <table:table-cell office:value-type="float" office:value="0" calcext:value-type="float">
            <text:p>0</text:p>
          </table:table-cell>
          <table:table-cell office:value-type="float" office:value="206825" calcext:value-type="float">
            <text:p>20682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7</text:p>
          </table:table-cell>
          <table:table-cell office:value-type="float" office:value="0.550971" calcext:value-type="float">
            <text:p>0.550971</text:p>
          </table:table-cell>
          <table:table-cell office:value-type="float" office:value="0.467932" calcext:value-type="float">
            <text:p>0.467932</text:p>
          </table:table-cell>
          <table:table-cell office:value-type="float" office:value="0" calcext:value-type="float">
            <text:p>0</text:p>
          </table:table-cell>
          <table:table-cell office:value-type="float" office:value="231401" calcext:value-type="float">
            <text:p>23140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8</text:p>
          </table:table-cell>
          <table:table-cell office:value-type="float" office:value="0.618899" calcext:value-type="float">
            <text:p>0.618899</text:p>
          </table:table-cell>
          <table:table-cell office:value-type="float" office:value="0.329156" calcext:value-type="float">
            <text:p>0.329156</text:p>
          </table:table-cell>
          <table:table-cell office:value-type="float" office:value="0" calcext:value-type="float">
            <text:p>0</text:p>
          </table:table-cell>
          <table:table-cell office:value-type="float" office:value="159149" calcext:value-type="float">
            <text:p>15914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19</text:p>
          </table:table-cell>
          <table:table-cell office:value-type="float" office:value="0.563893" calcext:value-type="float">
            <text:p>0.563893</text:p>
          </table:table-cell>
          <table:table-cell office:value-type="float" office:value="0.518126" calcext:value-type="float">
            <text:p>0.518126</text:p>
          </table:table-cell>
          <table:table-cell office:value-type="float" office:value="0" calcext:value-type="float">
            <text:p>0</text:p>
          </table:table-cell>
          <table:table-cell office:value-type="float" office:value="234552" calcext:value-type="float">
            <text:p>23455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0</text:p>
          </table:table-cell>
          <table:table-cell office:value-type="float" office:value="0.597284" calcext:value-type="float">
            <text:p>0.597284</text:p>
          </table:table-cell>
          <table:table-cell office:value-type="float" office:value="0.467094" calcext:value-type="float">
            <text:p>0.467094</text:p>
          </table:table-cell>
          <table:table-cell office:value-type="float" office:value="0" calcext:value-type="float">
            <text:p>0</text:p>
          </table:table-cell>
          <table:table-cell office:value-type="float" office:value="211720" calcext:value-type="float">
            <text:p>2117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1</text:p>
          </table:table-cell>
          <table:table-cell office:value-type="float" office:value="0.440578" calcext:value-type="float">
            <text:p>0.440578</text:p>
          </table:table-cell>
          <table:table-cell office:value-type="float" office:value="0.427781" calcext:value-type="float">
            <text:p>0.427781</text:p>
          </table:table-cell>
          <table:table-cell office:value-type="float" office:value="0" calcext:value-type="float">
            <text:p>0</text:p>
          </table:table-cell>
          <table:table-cell office:value-type="float" office:value="184255" calcext:value-type="float">
            <text:p>1842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2</text:p>
          </table:table-cell>
          <table:table-cell office:value-type="float" office:value="0.427219" calcext:value-type="float">
            <text:p>0.427219</text:p>
          </table:table-cell>
          <table:table-cell office:value-type="float" office:value="0.40482" calcext:value-type="float">
            <text:p>0.40482</text:p>
          </table:table-cell>
          <table:table-cell office:value-type="float" office:value="0" calcext:value-type="float">
            <text:p>0</text:p>
          </table:table-cell>
          <table:table-cell office:value-type="float" office:value="180753" calcext:value-type="float">
            <text:p>18075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3</text:p>
          </table:table-cell>
          <table:table-cell office:value-type="float" office:value="0.431723" calcext:value-type="float">
            <text:p>0.431723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" calcext:value-type="float">
            <text:p>0</text:p>
          </table:table-cell>
          <table:table-cell office:value-type="float" office:value="183183" calcext:value-type="float">
            <text:p>18318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4</text:p>
          </table:table-cell>
          <table:table-cell office:value-type="float" office:value="0.560207" calcext:value-type="float">
            <text:p>0.560207</text:p>
          </table:table-cell>
          <table:table-cell office:value-type="float" office:value="0.338657" calcext:value-type="float">
            <text:p>0.338657</text:p>
          </table:table-cell>
          <table:table-cell office:value-type="float" office:value="0" calcext:value-type="float">
            <text:p>0</text:p>
          </table:table-cell>
          <table:table-cell office:value-type="float" office:value="158832" calcext:value-type="float">
            <text:p>15883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5</text:p>
          </table:table-cell>
          <table:table-cell office:value-type="float" office:value="0.485909" calcext:value-type="float">
            <text:p>0.485909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0" calcext:value-type="float">
            <text:p>0</text:p>
          </table:table-cell>
          <table:table-cell office:value-type="float" office:value="206510" calcext:value-type="float">
            <text:p>2065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6</text:p>
          </table:table-cell>
          <table:table-cell office:value-type="float" office:value="0.358841" calcext:value-type="float">
            <text:p>0.358841</text:p>
          </table:table-cell>
          <table:table-cell office:value-type="float" office:value="0.2836" calcext:value-type="float">
            <text:p>0.2836</text:p>
          </table:table-cell>
          <table:table-cell office:value-type="float" office:value="0" calcext:value-type="float">
            <text:p>0</text:p>
          </table:table-cell>
          <table:table-cell office:value-type="float" office:value="129341" calcext:value-type="float">
            <text:p>12934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7</text:p>
          </table:table-cell>
          <table:table-cell office:value-type="float" office:value="0.522765" calcext:value-type="float">
            <text:p>0.522765</text:p>
          </table:table-cell>
          <table:table-cell office:value-type="float" office:value="0.533847" calcext:value-type="float">
            <text:p>0.533847</text:p>
          </table:table-cell>
          <table:table-cell office:value-type="float" office:value="0" calcext:value-type="float">
            <text:p>0</text:p>
          </table:table-cell>
          <table:table-cell office:value-type="float" office:value="229483" calcext:value-type="float">
            <text:p>22948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8</text:p>
          </table:table-cell>
          <table:table-cell office:value-type="float" office:value="0.506583" calcext:value-type="float">
            <text:p>0.506583</text:p>
          </table:table-cell>
          <table:table-cell office:value-type="float" office:value="0.557761" calcext:value-type="float">
            <text:p>0.557761</text:p>
          </table:table-cell>
          <table:table-cell office:value-type="float" office:value="0" calcext:value-type="float">
            <text:p>0</text:p>
          </table:table-cell>
          <table:table-cell office:value-type="float" office:value="229415" calcext:value-type="float">
            <text:p>22941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29</text:p>
          </table:table-cell>
          <table:table-cell office:value-type="float" office:value="0.570366" calcext:value-type="float">
            <text:p>0.570366</text:p>
          </table:table-cell>
          <table:table-cell office:value-type="float" office:value="0.669791" calcext:value-type="float">
            <text:p>0.669791</text:p>
          </table:table-cell>
          <table:table-cell office:value-type="float" office:value="0" calcext:value-type="float">
            <text:p>0</text:p>
          </table:table-cell>
          <table:table-cell office:value-type="float" office:value="245729" calcext:value-type="float">
            <text:p>24572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0</text:p>
          </table:table-cell>
          <table:table-cell office:value-type="float" office:value="0.672878" calcext:value-type="float">
            <text:p>0.672878</text:p>
          </table:table-cell>
          <table:table-cell office:value-type="float" office:value="0.752479" calcext:value-type="float">
            <text:p>0.752479</text:p>
          </table:table-cell>
          <table:table-cell office:value-type="float" office:value="0" calcext:value-type="float">
            <text:p>0</text:p>
          </table:table-cell>
          <table:table-cell office:value-type="float" office:value="269882" calcext:value-type="float">
            <text:p>26988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1</text:p>
          </table:table-cell>
          <table:table-cell office:value-type="float" office:value="0.631228" calcext:value-type="float">
            <text:p>0.631228</text:p>
          </table:table-cell>
          <table:table-cell office:value-type="float" office:value="0.682298" calcext:value-type="float">
            <text:p>0.682298</text:p>
          </table:table-cell>
          <table:table-cell office:value-type="float" office:value="0" calcext:value-type="float">
            <text:p>0</text:p>
          </table:table-cell>
          <table:table-cell office:value-type="float" office:value="248257" calcext:value-type="float">
            <text:p>24825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2</text:p>
          </table:table-cell>
          <table:table-cell office:value-type="float" office:value="0.898689" calcext:value-type="float">
            <text:p>0.898689</text:p>
          </table:table-cell>
          <table:table-cell office:value-type="float" office:value="0.939205" calcext:value-type="float">
            <text:p>0.939205</text:p>
          </table:table-cell>
          <table:table-cell office:value-type="float" office:value="0" calcext:value-type="float">
            <text:p>0</text:p>
          </table:table-cell>
          <table:table-cell office:value-type="float" office:value="319367" calcext:value-type="float">
            <text:p>31936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3</text:p>
          </table:table-cell>
          <table:table-cell office:value-type="float" office:value="0.718911" calcext:value-type="float">
            <text:p>0.718911</text:p>
          </table:table-cell>
          <table:table-cell office:value-type="float" office:value="0.930973" calcext:value-type="float">
            <text:p>0.930973</text:p>
          </table:table-cell>
          <table:table-cell office:value-type="float" office:value="0" calcext:value-type="float">
            <text:p>0</text:p>
          </table:table-cell>
          <table:table-cell office:value-type="float" office:value="319841" calcext:value-type="float">
            <text:p>31984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4</text:p>
          </table:table-cell>
          <table:table-cell office:value-type="float" office:value="0.572779" calcext:value-type="float">
            <text:p>0.572779</text:p>
          </table:table-cell>
          <table:table-cell office:value-type="float" office:value="0.716699" calcext:value-type="float">
            <text:p>0.716699</text:p>
          </table:table-cell>
          <table:table-cell office:value-type="float" office:value="0" calcext:value-type="float">
            <text:p>0</text:p>
          </table:table-cell>
          <table:table-cell office:value-type="float" office:value="250821" calcext:value-type="float">
            <text:p>25082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5</text:p>
          </table:table-cell>
          <table:table-cell office:value-type="float" office:value="0.495646" calcext:value-type="float">
            <text:p>0.495646</text:p>
          </table:table-cell>
          <table:table-cell office:value-type="float" office:value="1.035118" calcext:value-type="float">
            <text:p>1.035118</text:p>
          </table:table-cell>
          <table:table-cell office:value-type="float" office:value="0" calcext:value-type="float">
            <text:p>0</text:p>
          </table:table-cell>
          <table:table-cell office:value-type="float" office:value="346938" calcext:value-type="float">
            <text:p>34693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6</text:p>
          </table:table-cell>
          <table:table-cell office:value-type="float" office:value="0.730324" calcext:value-type="float">
            <text:p>0.730324</text:p>
          </table:table-cell>
          <table:table-cell office:value-type="float" office:value="1.354557" calcext:value-type="float">
            <text:p>1.354557</text:p>
          </table:table-cell>
          <table:table-cell office:value-type="float" office:value="0" calcext:value-type="float">
            <text:p>0</text:p>
          </table:table-cell>
          <table:table-cell office:value-type="float" office:value="425372" calcext:value-type="float">
            <text:p>42537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7</text:p>
          </table:table-cell>
          <table:table-cell office:value-type="float" office:value="0.64796" calcext:value-type="float">
            <text:p>0.64796</text:p>
          </table:table-cell>
          <table:table-cell office:value-type="float" office:value="0.837376" calcext:value-type="float">
            <text:p>0.837376</text:p>
          </table:table-cell>
          <table:table-cell office:value-type="float" office:value="0" calcext:value-type="float">
            <text:p>0</text:p>
          </table:table-cell>
          <table:table-cell office:value-type="float" office:value="269793" calcext:value-type="float">
            <text:p>26979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8</text:p>
          </table:table-cell>
          <table:table-cell office:value-type="float" office:value="1.021987" calcext:value-type="float">
            <text:p>1.021987</text:p>
          </table:table-cell>
          <table:table-cell office:value-type="float" office:value="1.354352" calcext:value-type="float">
            <text:p>1.354352</text:p>
          </table:table-cell>
          <table:table-cell office:value-type="float" office:value="0" calcext:value-type="float">
            <text:p>0</text:p>
          </table:table-cell>
          <table:table-cell office:value-type="float" office:value="422479" calcext:value-type="float">
            <text:p>42247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39</text:p>
          </table:table-cell>
          <table:table-cell office:value-type="float" office:value="1.112754" calcext:value-type="float">
            <text:p>1.112754</text:p>
          </table:table-cell>
          <table:table-cell office:value-type="float" office:value="1.751314" calcext:value-type="float">
            <text:p>1.751314</text:p>
          </table:table-cell>
          <table:table-cell office:value-type="float" office:value="0" calcext:value-type="float">
            <text:p>0</text:p>
          </table:table-cell>
          <table:table-cell office:value-type="float" office:value="521703" calcext:value-type="float">
            <text:p>5217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0</text:p>
          </table:table-cell>
          <table:table-cell office:value-type="float" office:value="1.085887" calcext:value-type="float">
            <text:p>1.085887</text:p>
          </table:table-cell>
          <table:table-cell office:value-type="float" office:value="1.524819" calcext:value-type="float">
            <text:p>1.524819</text:p>
          </table:table-cell>
          <table:table-cell office:value-type="float" office:value="0" calcext:value-type="float">
            <text:p>0</text:p>
          </table:table-cell>
          <table:table-cell office:value-type="float" office:value="468942" calcext:value-type="float">
            <text:p>46894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1</text:p>
          </table:table-cell>
          <table:table-cell office:value-type="float" office:value="1.297756" calcext:value-type="float">
            <text:p>1.297756</text:p>
          </table:table-cell>
          <table:table-cell office:value-type="float" office:value="2.180161" calcext:value-type="float">
            <text:p>2.180161</text:p>
          </table:table-cell>
          <table:table-cell office:value-type="float" office:value="0" calcext:value-type="float">
            <text:p>0</text:p>
          </table:table-cell>
          <table:table-cell office:value-type="float" office:value="646555" calcext:value-type="float">
            <text:p>64655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2</text:p>
          </table:table-cell>
          <table:table-cell office:value-type="float" office:value="0.757145" calcext:value-type="float">
            <text:p>0.757145</text:p>
          </table:table-cell>
          <table:table-cell office:value-type="float" office:value="1.311029" calcext:value-type="float">
            <text:p>1.311029</text:p>
          </table:table-cell>
          <table:table-cell office:value-type="float" office:value="0" calcext:value-type="float">
            <text:p>0</text:p>
          </table:table-cell>
          <table:table-cell office:value-type="float" office:value="358289" calcext:value-type="float">
            <text:p>35828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3</text:p>
          </table:table-cell>
          <table:table-cell office:value-type="float" office:value="0.842726" calcext:value-type="float">
            <text:p>0.842726</text:p>
          </table:table-cell>
          <table:table-cell office:value-type="float" office:value="1.8425" calcext:value-type="float">
            <text:p>1.8425</text:p>
          </table:table-cell>
          <table:table-cell office:value-type="float" office:value="0" calcext:value-type="float">
            <text:p>0</text:p>
          </table:table-cell>
          <table:table-cell office:value-type="float" office:value="498628" calcext:value-type="float">
            <text:p>4986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4</text:p>
          </table:table-cell>
          <table:table-cell office:value-type="float" office:value="0.790555" calcext:value-type="float">
            <text:p>0.790555</text:p>
          </table:table-cell>
          <table:table-cell office:value-type="float" office:value="1.453414" calcext:value-type="float">
            <text:p>1.453414</text:p>
          </table:table-cell>
          <table:table-cell office:value-type="float" office:value="0" calcext:value-type="float">
            <text:p>0</text:p>
          </table:table-cell>
          <table:table-cell office:value-type="float" office:value="380041" calcext:value-type="float">
            <text:p>38004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5</text:p>
          </table:table-cell>
          <table:table-cell office:value-type="float" office:value="0.796928" calcext:value-type="float">
            <text:p>0.796928</text:p>
          </table:table-cell>
          <table:table-cell office:value-type="float" office:value="1.64889" calcext:value-type="float">
            <text:p>1.64889</text:p>
          </table:table-cell>
          <table:table-cell office:value-type="float" office:value="0" calcext:value-type="float">
            <text:p>0</text:p>
          </table:table-cell>
          <table:table-cell office:value-type="float" office:value="441147" calcext:value-type="float">
            <text:p>44114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6</text:p>
          </table:table-cell>
          <table:table-cell office:value-type="float" office:value="0.948502" calcext:value-type="float">
            <text:p>0.948502</text:p>
          </table:table-cell>
          <table:table-cell office:value-type="float" office:value="2.041499" calcext:value-type="float">
            <text:p>2.041499</text:p>
          </table:table-cell>
          <table:table-cell office:value-type="float" office:value="0" calcext:value-type="float">
            <text:p>0</text:p>
          </table:table-cell>
          <table:table-cell office:value-type="float" office:value="561047" calcext:value-type="float">
            <text:p>56104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7</text:p>
          </table:table-cell>
          <table:table-cell office:value-type="float" office:value="0.931839" calcext:value-type="float">
            <text:p>0.931839</text:p>
          </table:table-cell>
          <table:table-cell office:value-type="float" office:value="1.234507" calcext:value-type="float">
            <text:p>1.234507</text:p>
          </table:table-cell>
          <table:table-cell office:value-type="float" office:value="0" calcext:value-type="float">
            <text:p>0</text:p>
          </table:table-cell>
          <table:table-cell office:value-type="float" office:value="313396" calcext:value-type="float">
            <text:p>31339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8</text:p>
          </table:table-cell>
          <table:table-cell office:value-type="float" office:value="0.981714" calcext:value-type="float">
            <text:p>0.981714</text:p>
          </table:table-cell>
          <table:table-cell office:value-type="float" office:value="1.614604" calcext:value-type="float">
            <text:p>1.614604</text:p>
          </table:table-cell>
          <table:table-cell office:value-type="float" office:value="0" calcext:value-type="float">
            <text:p>0</text:p>
          </table:table-cell>
          <table:table-cell office:value-type="float" office:value="412799" calcext:value-type="float">
            <text:p>41279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49</text:p>
          </table:table-cell>
          <table:table-cell office:value-type="float" office:value="1.180027" calcext:value-type="float">
            <text:p>1.180027</text:p>
          </table:table-cell>
          <table:table-cell office:value-type="float" office:value="2.163219" calcext:value-type="float">
            <text:p>2.163219</text:p>
          </table:table-cell>
          <table:table-cell office:value-type="float" office:value="0" calcext:value-type="float">
            <text:p>0</text:p>
          </table:table-cell>
          <table:table-cell office:value-type="float" office:value="564855" calcext:value-type="float">
            <text:p>5648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0</text:p>
          </table:table-cell>
          <table:table-cell office:value-type="float" office:value="1.261402" calcext:value-type="float">
            <text:p>1.261402</text:p>
          </table:table-cell>
          <table:table-cell office:value-type="float" office:value="2.26239" calcext:value-type="float">
            <text:p>2.26239</text:p>
          </table:table-cell>
          <table:table-cell office:value-type="float" office:value="0" calcext:value-type="float">
            <text:p>0</text:p>
          </table:table-cell>
          <table:table-cell office:value-type="float" office:value="618675" calcext:value-type="float">
            <text:p>61867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1</text:p>
          </table:table-cell>
          <table:table-cell office:value-type="float" office:value="1.03385" calcext:value-type="float">
            <text:p>1.03385</text:p>
          </table:table-cell>
          <table:table-cell office:value-type="float" office:value="1.607555" calcext:value-type="float">
            <text:p>1.607555</text:p>
          </table:table-cell>
          <table:table-cell office:value-type="float" office:value="0" calcext:value-type="float">
            <text:p>0</text:p>
          </table:table-cell>
          <table:table-cell office:value-type="float" office:value="427324" calcext:value-type="float">
            <text:p>42732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2</text:p>
          </table:table-cell>
          <table:table-cell office:value-type="float" office:value="0.880635" calcext:value-type="float">
            <text:p>0.880635</text:p>
          </table:table-cell>
          <table:table-cell office:value-type="float" office:value="1.72928" calcext:value-type="float">
            <text:p>1.72928</text:p>
          </table:table-cell>
          <table:table-cell office:value-type="float" office:value="0" calcext:value-type="float">
            <text:p>0</text:p>
          </table:table-cell>
          <table:table-cell office:value-type="float" office:value="457649" calcext:value-type="float">
            <text:p>4576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3</text:p>
          </table:table-cell>
          <table:table-cell office:value-type="float" office:value="0.943226" calcext:value-type="float">
            <text:p>0.943226</text:p>
          </table:table-cell>
          <table:table-cell office:value-type="float" office:value="1.175088" calcext:value-type="float">
            <text:p>1.175088</text:p>
          </table:table-cell>
          <table:table-cell office:value-type="float" office:value="0" calcext:value-type="float">
            <text:p>0</text:p>
          </table:table-cell>
          <table:table-cell office:value-type="float" office:value="300876" calcext:value-type="float">
            <text:p>30087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4</text:p>
          </table:table-cell>
          <table:table-cell office:value-type="float" office:value="0.793057" calcext:value-type="float">
            <text:p>0.793057</text:p>
          </table:table-cell>
          <table:table-cell office:value-type="float" office:value="1.272428" calcext:value-type="float">
            <text:p>1.272428</text:p>
          </table:table-cell>
          <table:table-cell office:value-type="float" office:value="0" calcext:value-type="float">
            <text:p>0</text:p>
          </table:table-cell>
          <table:table-cell office:value-type="float" office:value="341085" calcext:value-type="float">
            <text:p>3410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5</text:p>
          </table:table-cell>
          <table:table-cell office:value-type="float" office:value="1.008946" calcext:value-type="float">
            <text:p>1.008946</text:p>
          </table:table-cell>
          <table:table-cell office:value-type="float" office:value="1.75431" calcext:value-type="float">
            <text:p>1.75431</text:p>
          </table:table-cell>
          <table:table-cell office:value-type="float" office:value="0" calcext:value-type="float">
            <text:p>0</text:p>
          </table:table-cell>
          <table:table-cell office:value-type="float" office:value="536397" calcext:value-type="float">
            <text:p>53639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6</text:p>
          </table:table-cell>
          <table:table-cell office:value-type="float" office:value="0.799848" calcext:value-type="float">
            <text:p>0.799848</text:p>
          </table:table-cell>
          <table:table-cell office:value-type="float" office:value="1.132238" calcext:value-type="float">
            <text:p>1.132238</text:p>
          </table:table-cell>
          <table:table-cell office:value-type="float" office:value="0" calcext:value-type="float">
            <text:p>0</text:p>
          </table:table-cell>
          <table:table-cell office:value-type="float" office:value="310844" calcext:value-type="float">
            <text:p>31084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7</text:p>
          </table:table-cell>
          <table:table-cell office:value-type="float" office:value="0.773573" calcext:value-type="float">
            <text:p>0.773573</text:p>
          </table:table-cell>
          <table:table-cell office:value-type="float" office:value="1.445098" calcext:value-type="float">
            <text:p>1.445098</text:p>
          </table:table-cell>
          <table:table-cell office:value-type="float" office:value="0" calcext:value-type="float">
            <text:p>0</text:p>
          </table:table-cell>
          <table:table-cell office:value-type="float" office:value="409513" calcext:value-type="float">
            <text:p>40951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8</text:p>
          </table:table-cell>
          <table:table-cell office:value-type="float" office:value="0.84627" calcext:value-type="float">
            <text:p>0.84627</text:p>
          </table:table-cell>
          <table:table-cell office:value-type="float" office:value="1.061591" calcext:value-type="float">
            <text:p>1.061591</text:p>
          </table:table-cell>
          <table:table-cell office:value-type="float" office:value="0" calcext:value-type="float">
            <text:p>0</text:p>
          </table:table-cell>
          <table:table-cell office:value-type="float" office:value="292219" calcext:value-type="float">
            <text:p>29221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7:59</text:p>
          </table:table-cell>
          <table:table-cell office:value-type="float" office:value="1.004895" calcext:value-type="float">
            <text:p>1.004895</text:p>
          </table:table-cell>
          <table:table-cell office:value-type="float" office:value="1.309502" calcext:value-type="float">
            <text:p>1.309502</text:p>
          </table:table-cell>
          <table:table-cell office:value-type="float" office:value="0" calcext:value-type="float">
            <text:p>0</text:p>
          </table:table-cell>
          <table:table-cell office:value-type="float" office:value="396810" calcext:value-type="float">
            <text:p>39681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0</text:p>
          </table:table-cell>
          <table:table-cell office:value-type="float" office:value="1.171694" calcext:value-type="float">
            <text:p>1.171694</text:p>
          </table:table-cell>
          <table:table-cell office:value-type="float" office:value="2.05913" calcext:value-type="float">
            <text:p>2.05913</text:p>
          </table:table-cell>
          <table:table-cell office:value-type="float" office:value="0" calcext:value-type="float">
            <text:p>0</text:p>
          </table:table-cell>
          <table:table-cell office:value-type="float" office:value="617756" calcext:value-type="float">
            <text:p>61775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1</text:p>
          </table:table-cell>
          <table:table-cell office:value-type="float" office:value="1.053446" calcext:value-type="float">
            <text:p>1.053446</text:p>
          </table:table-cell>
          <table:table-cell office:value-type="float" office:value="2.272803" calcext:value-type="float">
            <text:p>2.272803</text:p>
          </table:table-cell>
          <table:table-cell office:value-type="float" office:value="0" calcext:value-type="float">
            <text:p>0</text:p>
          </table:table-cell>
          <table:table-cell office:value-type="float" office:value="622599" calcext:value-type="float">
            <text:p>6225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2</text:p>
          </table:table-cell>
          <table:table-cell office:value-type="float" office:value="0.901996" calcext:value-type="float">
            <text:p>0.901996</text:p>
          </table:table-cell>
          <table:table-cell office:value-type="float" office:value="1.531084" calcext:value-type="float">
            <text:p>1.531084</text:p>
          </table:table-cell>
          <table:table-cell office:value-type="float" office:value="0" calcext:value-type="float">
            <text:p>0</text:p>
          </table:table-cell>
          <table:table-cell office:value-type="float" office:value="404868" calcext:value-type="float">
            <text:p>40486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3</text:p>
          </table:table-cell>
          <table:table-cell office:value-type="float" office:value="0.596948" calcext:value-type="float">
            <text:p>0.596948</text:p>
          </table:table-cell>
          <table:table-cell office:value-type="float" office:value="1.762159" calcext:value-type="float">
            <text:p>1.762159</text:p>
          </table:table-cell>
          <table:table-cell office:value-type="float" office:value="0" calcext:value-type="float">
            <text:p>0</text:p>
          </table:table-cell>
          <table:table-cell office:value-type="float" office:value="462015" calcext:value-type="float">
            <text:p>4620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4</text:p>
          </table:table-cell>
          <table:table-cell office:value-type="float" office:value="1.458815" calcext:value-type="float">
            <text:p>1.458815</text:p>
          </table:table-cell>
          <table:table-cell office:value-type="float" office:value="2.264203" calcext:value-type="float">
            <text:p>2.264203</text:p>
          </table:table-cell>
          <table:table-cell office:value-type="float" office:value="0" calcext:value-type="float">
            <text:p>0</text:p>
          </table:table-cell>
          <table:table-cell office:value-type="float" office:value="653262" calcext:value-type="float">
            <text:p>6532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5</text:p>
          </table:table-cell>
          <table:table-cell office:value-type="float" office:value="0.978435" calcext:value-type="float">
            <text:p>0.978435</text:p>
          </table:table-cell>
          <table:table-cell office:value-type="float" office:value="2.036681" calcext:value-type="float">
            <text:p>2.036681</text:p>
          </table:table-cell>
          <table:table-cell office:value-type="float" office:value="0" calcext:value-type="float">
            <text:p>0</text:p>
          </table:table-cell>
          <table:table-cell office:value-type="float" office:value="603356" calcext:value-type="float">
            <text:p>60335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6</text:p>
          </table:table-cell>
          <table:table-cell office:value-type="float" office:value="0.926554" calcext:value-type="float">
            <text:p>0.926554</text:p>
          </table:table-cell>
          <table:table-cell office:value-type="float" office:value="1.562005" calcext:value-type="float">
            <text:p>1.562005</text:p>
          </table:table-cell>
          <table:table-cell office:value-type="float" office:value="0" calcext:value-type="float">
            <text:p>0</text:p>
          </table:table-cell>
          <table:table-cell office:value-type="float" office:value="434824" calcext:value-type="float">
            <text:p>43482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7</text:p>
          </table:table-cell>
          <table:table-cell office:value-type="float" office:value="0.94489" calcext:value-type="float">
            <text:p>0.94489</text:p>
          </table:table-cell>
          <table:table-cell office:value-type="float" office:value="1.559879" calcext:value-type="float">
            <text:p>1.559879</text:p>
          </table:table-cell>
          <table:table-cell office:value-type="float" office:value="0" calcext:value-type="float">
            <text:p>0</text:p>
          </table:table-cell>
          <table:table-cell office:value-type="float" office:value="403363" calcext:value-type="float">
            <text:p>40336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8</text:p>
          </table:table-cell>
          <table:table-cell office:value-type="float" office:value="0.76071" calcext:value-type="float">
            <text:p>0.76071</text:p>
          </table:table-cell>
          <table:table-cell office:value-type="float" office:value="1.554063" calcext:value-type="float">
            <text:p>1.554063</text:p>
          </table:table-cell>
          <table:table-cell office:value-type="float" office:value="0" calcext:value-type="float">
            <text:p>0</text:p>
          </table:table-cell>
          <table:table-cell office:value-type="float" office:value="443070" calcext:value-type="float">
            <text:p>44307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09</text:p>
          </table:table-cell>
          <table:table-cell office:value-type="float" office:value="0.612598" calcext:value-type="float">
            <text:p>0.612598</text:p>
          </table:table-cell>
          <table:table-cell office:value-type="float" office:value="0.924208" calcext:value-type="float">
            <text:p>0.924208</text:p>
          </table:table-cell>
          <table:table-cell office:value-type="float" office:value="0" calcext:value-type="float">
            <text:p>0</text:p>
          </table:table-cell>
          <table:table-cell office:value-type="float" office:value="270248" calcext:value-type="float">
            <text:p>27024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0</text:p>
          </table:table-cell>
          <table:table-cell office:value-type="float" office:value="0.773182" calcext:value-type="float">
            <text:p>0.773182</text:p>
          </table:table-cell>
          <table:table-cell office:value-type="float" office:value="1.289805" calcext:value-type="float">
            <text:p>1.289805</text:p>
          </table:table-cell>
          <table:table-cell office:value-type="float" office:value="0" calcext:value-type="float">
            <text:p>0</text:p>
          </table:table-cell>
          <table:table-cell office:value-type="float" office:value="358497" calcext:value-type="float">
            <text:p>35849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1</text:p>
          </table:table-cell>
          <table:table-cell office:value-type="float" office:value="0.858753" calcext:value-type="float">
            <text:p>0.858753</text:p>
          </table:table-cell>
          <table:table-cell office:value-type="float" office:value="1.263923" calcext:value-type="float">
            <text:p>1.263923</text:p>
          </table:table-cell>
          <table:table-cell office:value-type="float" office:value="0" calcext:value-type="float">
            <text:p>0</text:p>
          </table:table-cell>
          <table:table-cell office:value-type="float" office:value="385257" calcext:value-type="float">
            <text:p>38525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2</text:p>
          </table:table-cell>
          <table:table-cell office:value-type="float" office:value="0.837165" calcext:value-type="float">
            <text:p>0.837165</text:p>
          </table:table-cell>
          <table:table-cell office:value-type="float" office:value="0.98642" calcext:value-type="float">
            <text:p>0.98642</text:p>
          </table:table-cell>
          <table:table-cell office:value-type="float" office:value="0" calcext:value-type="float">
            <text:p>0</text:p>
          </table:table-cell>
          <table:table-cell office:value-type="float" office:value="293520" calcext:value-type="float">
            <text:p>2935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3</text:p>
          </table:table-cell>
          <table:table-cell office:value-type="float" office:value="0.922547" calcext:value-type="float">
            <text:p>0.922547</text:p>
          </table:table-cell>
          <table:table-cell office:value-type="float" office:value="1.102583" calcext:value-type="float">
            <text:p>1.102583</text:p>
          </table:table-cell>
          <table:table-cell office:value-type="float" office:value="0" calcext:value-type="float">
            <text:p>0</text:p>
          </table:table-cell>
          <table:table-cell office:value-type="float" office:value="323087" calcext:value-type="float">
            <text:p>32308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4</text:p>
          </table:table-cell>
          <table:table-cell office:value-type="float" office:value="0.955217" calcext:value-type="float">
            <text:p>0.955217</text:p>
          </table:table-cell>
          <table:table-cell office:value-type="float" office:value="1.05257" calcext:value-type="float">
            <text:p>1.05257</text:p>
          </table:table-cell>
          <table:table-cell office:value-type="float" office:value="0" calcext:value-type="float">
            <text:p>0</text:p>
          </table:table-cell>
          <table:table-cell office:value-type="float" office:value="332887" calcext:value-type="float">
            <text:p>33288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5</text:p>
          </table:table-cell>
          <table:table-cell office:value-type="float" office:value="0.603673" calcext:value-type="float">
            <text:p>0.603673</text:p>
          </table:table-cell>
          <table:table-cell office:value-type="float" office:value="0.868021" calcext:value-type="float">
            <text:p>0.868021</text:p>
          </table:table-cell>
          <table:table-cell office:value-type="float" office:value="0" calcext:value-type="float">
            <text:p>0</text:p>
          </table:table-cell>
          <table:table-cell office:value-type="float" office:value="260217" calcext:value-type="float">
            <text:p>2602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6</text:p>
          </table:table-cell>
          <table:table-cell office:value-type="float" office:value="0.801787" calcext:value-type="float">
            <text:p>0.801787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" calcext:value-type="float">
            <text:p>0</text:p>
          </table:table-cell>
          <table:table-cell office:value-type="float" office:value="322204" calcext:value-type="float">
            <text:p>32220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7</text:p>
          </table:table-cell>
          <table:table-cell office:value-type="float" office:value="0.820871" calcext:value-type="float">
            <text:p>0.820871</text:p>
          </table:table-cell>
          <table:table-cell office:value-type="float" office:value="1.281912" calcext:value-type="float">
            <text:p>1.281912</text:p>
          </table:table-cell>
          <table:table-cell office:value-type="float" office:value="0" calcext:value-type="float">
            <text:p>0</text:p>
          </table:table-cell>
          <table:table-cell office:value-type="float" office:value="396144" calcext:value-type="float">
            <text:p>3961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8</text:p>
          </table:table-cell>
          <table:table-cell office:value-type="float" office:value="0.90959" calcext:value-type="float">
            <text:p>0.90959</text:p>
          </table:table-cell>
          <table:table-cell office:value-type="float" office:value="1.053716" calcext:value-type="float">
            <text:p>1.053716</text:p>
          </table:table-cell>
          <table:table-cell office:value-type="float" office:value="0" calcext:value-type="float">
            <text:p>0</text:p>
          </table:table-cell>
          <table:table-cell office:value-type="float" office:value="295880" calcext:value-type="float">
            <text:p>2958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19</text:p>
          </table:table-cell>
          <table:table-cell office:value-type="float" office:value="0.716707" calcext:value-type="float">
            <text:p>0.716707</text:p>
          </table:table-cell>
          <table:table-cell office:value-type="float" office:value="0.969589" calcext:value-type="float">
            <text:p>0.969589</text:p>
          </table:table-cell>
          <table:table-cell office:value-type="float" office:value="0" calcext:value-type="float">
            <text:p>0</text:p>
          </table:table-cell>
          <table:table-cell office:value-type="float" office:value="284147" calcext:value-type="float">
            <text:p>2841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0</text:p>
          </table:table-cell>
          <table:table-cell office:value-type="float" office:value="0.684304" calcext:value-type="float">
            <text:p>0.684304</text:p>
          </table:table-cell>
          <table:table-cell office:value-type="float" office:value="0.955567" calcext:value-type="float">
            <text:p>0.955567</text:p>
          </table:table-cell>
          <table:table-cell office:value-type="float" office:value="0" calcext:value-type="float">
            <text:p>0</text:p>
          </table:table-cell>
          <table:table-cell office:value-type="float" office:value="283663" calcext:value-type="float">
            <text:p>28366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1</text:p>
          </table:table-cell>
          <table:table-cell office:value-type="float" office:value="0.719525" calcext:value-type="float">
            <text:p>0.719525</text:p>
          </table:table-cell>
          <table:table-cell office:value-type="float" office:value="0.700215" calcext:value-type="float">
            <text:p>0.700215</text:p>
          </table:table-cell>
          <table:table-cell office:value-type="float" office:value="0" calcext:value-type="float">
            <text:p>0</text:p>
          </table:table-cell>
          <table:table-cell office:value-type="float" office:value="223447" calcext:value-type="float">
            <text:p>2234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2</text:p>
          </table:table-cell>
          <table:table-cell office:value-type="float" office:value="0.750427" calcext:value-type="float">
            <text:p>0.750427</text:p>
          </table:table-cell>
          <table:table-cell office:value-type="float" office:value="1.581866" calcext:value-type="float">
            <text:p>1.581866</text:p>
          </table:table-cell>
          <table:table-cell office:value-type="float" office:value="0" calcext:value-type="float">
            <text:p>0</text:p>
          </table:table-cell>
          <table:table-cell office:value-type="float" office:value="547732" calcext:value-type="float">
            <text:p>54773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3</text:p>
          </table:table-cell>
          <table:table-cell office:value-type="float" office:value="0.587766" calcext:value-type="float">
            <text:p>0.587766</text:p>
          </table:table-cell>
          <table:table-cell office:value-type="float" office:value="0.742386" calcext:value-type="float">
            <text:p>0.742386</text:p>
          </table:table-cell>
          <table:table-cell office:value-type="float" office:value="0" calcext:value-type="float">
            <text:p>0</text:p>
          </table:table-cell>
          <table:table-cell office:value-type="float" office:value="242186" calcext:value-type="float">
            <text:p>24218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4</text:p>
          </table:table-cell>
          <table:table-cell office:value-type="float" office:value="0.614405" calcext:value-type="float">
            <text:p>0.614405</text:p>
          </table:table-cell>
          <table:table-cell office:value-type="float" office:value="1.238868" calcext:value-type="float">
            <text:p>1.238868</text:p>
          </table:table-cell>
          <table:table-cell office:value-type="float" office:value="0" calcext:value-type="float">
            <text:p>0</text:p>
          </table:table-cell>
          <table:table-cell office:value-type="float" office:value="418624" calcext:value-type="float">
            <text:p>4186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5</text:p>
          </table:table-cell>
          <table:table-cell office:value-type="float" office:value="0.725437" calcext:value-type="float">
            <text:p>0.725437</text:p>
          </table:table-cell>
          <table:table-cell office:value-type="float" office:value="1.256793" calcext:value-type="float">
            <text:p>1.256793</text:p>
          </table:table-cell>
          <table:table-cell office:value-type="float" office:value="0" calcext:value-type="float">
            <text:p>0</text:p>
          </table:table-cell>
          <table:table-cell office:value-type="float" office:value="416140" calcext:value-type="float">
            <text:p>41614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6</text:p>
          </table:table-cell>
          <table:table-cell office:value-type="float" office:value="0.668023" calcext:value-type="float">
            <text:p>0.668023</text:p>
          </table:table-cell>
          <table:table-cell office:value-type="float" office:value="0.539735" calcext:value-type="float">
            <text:p>0.539735</text:p>
          </table:table-cell>
          <table:table-cell office:value-type="float" office:value="0" calcext:value-type="float">
            <text:p>0</text:p>
          </table:table-cell>
          <table:table-cell office:value-type="float" office:value="171913" calcext:value-type="float">
            <text:p>1719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7</text:p>
          </table:table-cell>
          <table:table-cell office:value-type="float" office:value="0.779799" calcext:value-type="float">
            <text:p>0.779799</text:p>
          </table:table-cell>
          <table:table-cell office:value-type="float" office:value="0.747905" calcext:value-type="float">
            <text:p>0.747905</text:p>
          </table:table-cell>
          <table:table-cell office:value-type="float" office:value="0" calcext:value-type="float">
            <text:p>0</text:p>
          </table:table-cell>
          <table:table-cell office:value-type="float" office:value="240830" calcext:value-type="float">
            <text:p>2408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8</text:p>
          </table:table-cell>
          <table:table-cell office:value-type="float" office:value="0.521711" calcext:value-type="float">
            <text:p>0.521711</text:p>
          </table:table-cell>
          <table:table-cell office:value-type="float" office:value="0.987881" calcext:value-type="float">
            <text:p>0.987881</text:p>
          </table:table-cell>
          <table:table-cell office:value-type="float" office:value="0" calcext:value-type="float">
            <text:p>0</text:p>
          </table:table-cell>
          <table:table-cell office:value-type="float" office:value="349357" calcext:value-type="float">
            <text:p>34935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29</text:p>
          </table:table-cell>
          <table:table-cell office:value-type="float" office:value="0.669104" calcext:value-type="float">
            <text:p>0.669104</text:p>
          </table:table-cell>
          <table:table-cell office:value-type="float" office:value="0.545827" calcext:value-type="float">
            <text:p>0.545827</text:p>
          </table:table-cell>
          <table:table-cell office:value-type="float" office:value="0" calcext:value-type="float">
            <text:p>0</text:p>
          </table:table-cell>
          <table:table-cell office:value-type="float" office:value="194360" calcext:value-type="float">
            <text:p>1943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0</text:p>
          </table:table-cell>
          <table:table-cell office:value-type="float" office:value="0.70909" calcext:value-type="float">
            <text:p>0.70909</text:p>
          </table:table-cell>
          <table:table-cell office:value-type="float" office:value="0.609528" calcext:value-type="float">
            <text:p>0.609528</text:p>
          </table:table-cell>
          <table:table-cell office:value-type="float" office:value="0" calcext:value-type="float">
            <text:p>0</text:p>
          </table:table-cell>
          <table:table-cell office:value-type="float" office:value="222229" calcext:value-type="float">
            <text:p>22222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1</text:p>
          </table:table-cell>
          <table:table-cell office:value-type="float" office:value="0.860194" calcext:value-type="float">
            <text:p>0.860194</text:p>
          </table:table-cell>
          <table:table-cell office:value-type="float" office:value="0.87643" calcext:value-type="float">
            <text:p>0.87643</text:p>
          </table:table-cell>
          <table:table-cell office:value-type="float" office:value="0" calcext:value-type="float">
            <text:p>0</text:p>
          </table:table-cell>
          <table:table-cell office:value-type="float" office:value="317357" calcext:value-type="float">
            <text:p>31735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2</text:p>
          </table:table-cell>
          <table:table-cell office:value-type="float" office:value="0.595009" calcext:value-type="float">
            <text:p>0.595009</text:p>
          </table:table-cell>
          <table:table-cell office:value-type="float" office:value="0.464871" calcext:value-type="float">
            <text:p>0.464871</text:p>
          </table:table-cell>
          <table:table-cell office:value-type="float" office:value="0" calcext:value-type="float">
            <text:p>0</text:p>
          </table:table-cell>
          <table:table-cell office:value-type="float" office:value="150234" calcext:value-type="float">
            <text:p>15023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3</text:p>
          </table:table-cell>
          <table:table-cell office:value-type="float" office:value="0.65019" calcext:value-type="float">
            <text:p>0.65019</text:p>
          </table:table-cell>
          <table:table-cell office:value-type="float" office:value="0.59679" calcext:value-type="float">
            <text:p>0.59679</text:p>
          </table:table-cell>
          <table:table-cell office:value-type="float" office:value="0" calcext:value-type="float">
            <text:p>0</text:p>
          </table:table-cell>
          <table:table-cell office:value-type="float" office:value="177293" calcext:value-type="float">
            <text:p>1772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4</text:p>
          </table:table-cell>
          <table:table-cell office:value-type="float" office:value="0.674048" calcext:value-type="float">
            <text:p>0.674048</text:p>
          </table:table-cell>
          <table:table-cell office:value-type="float" office:value="0.633537" calcext:value-type="float">
            <text:p>0.633537</text:p>
          </table:table-cell>
          <table:table-cell office:value-type="float" office:value="0" calcext:value-type="float">
            <text:p>0</text:p>
          </table:table-cell>
          <table:table-cell office:value-type="float" office:value="188323" calcext:value-type="float">
            <text:p>18832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5</text:p>
          </table:table-cell>
          <table:table-cell office:value-type="float" office:value="0.66387" calcext:value-type="float">
            <text:p>0.66387</text:p>
          </table:table-cell>
          <table:table-cell office:value-type="float" office:value="0.589556" calcext:value-type="float">
            <text:p>0.589556</text:p>
          </table:table-cell>
          <table:table-cell office:value-type="float" office:value="0" calcext:value-type="float">
            <text:p>0</text:p>
          </table:table-cell>
          <table:table-cell office:value-type="float" office:value="187297" calcext:value-type="float">
            <text:p>18729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6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53099" calcext:value-type="float">
            <text:p>0.53099</text:p>
          </table:table-cell>
          <table:table-cell office:value-type="float" office:value="0" calcext:value-type="float">
            <text:p>0</text:p>
          </table:table-cell>
          <table:table-cell office:value-type="float" office:value="137065" calcext:value-type="float">
            <text:p>13706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7</text:p>
          </table:table-cell>
          <table:table-cell office:value-type="float" office:value="0.770856" calcext:value-type="float">
            <text:p>0.770856</text:p>
          </table:table-cell>
          <table:table-cell office:value-type="float" office:value="0.547797" calcext:value-type="float">
            <text:p>0.547797</text:p>
          </table:table-cell>
          <table:table-cell office:value-type="float" office:value="0" calcext:value-type="float">
            <text:p>0</text:p>
          </table:table-cell>
          <table:table-cell office:value-type="float" office:value="136668" calcext:value-type="float">
            <text:p>13666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8</text:p>
          </table:table-cell>
          <table:table-cell office:value-type="float" office:value="0.621345" calcext:value-type="float">
            <text:p>0.621345</text:p>
          </table:table-cell>
          <table:table-cell office:value-type="float" office:value="0.756176" calcext:value-type="float">
            <text:p>0.756176</text:p>
          </table:table-cell>
          <table:table-cell office:value-type="float" office:value="0" calcext:value-type="float">
            <text:p>0</text:p>
          </table:table-cell>
          <table:table-cell office:value-type="float" office:value="236764" calcext:value-type="float">
            <text:p>23676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39</text:p>
          </table:table-cell>
          <table:table-cell office:value-type="float" office:value="0.666947" calcext:value-type="float">
            <text:p>0.666947</text:p>
          </table:table-cell>
          <table:table-cell office:value-type="float" office:value="0.547799" calcext:value-type="float">
            <text:p>0.547799</text:p>
          </table:table-cell>
          <table:table-cell office:value-type="float" office:value="0" calcext:value-type="float">
            <text:p>0</text:p>
          </table:table-cell>
          <table:table-cell office:value-type="float" office:value="138567" calcext:value-type="float">
            <text:p>1385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0</text:p>
          </table:table-cell>
          <table:table-cell office:value-type="float" office:value="0.60253" calcext:value-type="float">
            <text:p>0.60253</text:p>
          </table:table-cell>
          <table:table-cell office:value-type="float" office:value="0.385848" calcext:value-type="float">
            <text:p>0.385848</text:p>
          </table:table-cell>
          <table:table-cell office:value-type="float" office:value="0" calcext:value-type="float">
            <text:p>0</text:p>
          </table:table-cell>
          <table:table-cell office:value-type="float" office:value="105768" calcext:value-type="float">
            <text:p>10576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1</text:p>
          </table:table-cell>
          <table:table-cell office:value-type="float" office:value="0.523793" calcext:value-type="float">
            <text:p>0.523793</text:p>
          </table:table-cell>
          <table:table-cell office:value-type="float" office:value="0.439197" calcext:value-type="float">
            <text:p>0.439197</text:p>
          </table:table-cell>
          <table:table-cell office:value-type="float" office:value="0" calcext:value-type="float">
            <text:p>0</text:p>
          </table:table-cell>
          <table:table-cell office:value-type="float" office:value="139703" calcext:value-type="float">
            <text:p>13970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2</text:p>
          </table:table-cell>
          <table:table-cell office:value-type="float" office:value="0.614578" calcext:value-type="float">
            <text:p>0.614578</text:p>
          </table:table-cell>
          <table:table-cell office:value-type="float" office:value="0.278961" calcext:value-type="float">
            <text:p>0.278961</text:p>
          </table:table-cell>
          <table:table-cell office:value-type="float" office:value="0" calcext:value-type="float">
            <text:p>0</text:p>
          </table:table-cell>
          <table:table-cell office:value-type="float" office:value="82590" calcext:value-type="float">
            <text:p>8259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3</text:p>
          </table:table-cell>
          <table:table-cell office:value-type="float" office:value="0.45773" calcext:value-type="float">
            <text:p>0.45773</text:p>
          </table:table-cell>
          <table:table-cell office:value-type="float" office:value="0.287515" calcext:value-type="float">
            <text:p>0.287515</text:p>
          </table:table-cell>
          <table:table-cell office:value-type="float" office:value="0" calcext:value-type="float">
            <text:p>0</text:p>
          </table:table-cell>
          <table:table-cell office:value-type="float" office:value="85875" calcext:value-type="float">
            <text:p>858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4</text:p>
          </table:table-cell>
          <table:table-cell office:value-type="float" office:value="0.770793" calcext:value-type="float">
            <text:p>0.770793</text:p>
          </table:table-cell>
          <table:table-cell office:value-type="float" office:value="0.389206" calcext:value-type="float">
            <text:p>0.389206</text:p>
          </table:table-cell>
          <table:table-cell office:value-type="float" office:value="0" calcext:value-type="float">
            <text:p>0</text:p>
          </table:table-cell>
          <table:table-cell office:value-type="float" office:value="119572" calcext:value-type="float">
            <text:p>11957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5</text:p>
          </table:table-cell>
          <table:table-cell office:value-type="float" office:value="0.594043" calcext:value-type="float">
            <text:p>0.594043</text:p>
          </table:table-cell>
          <table:table-cell office:value-type="float" office:value="0.357145" calcext:value-type="float">
            <text:p>0.357145</text:p>
          </table:table-cell>
          <table:table-cell office:value-type="float" office:value="0" calcext:value-type="float">
            <text:p>0</text:p>
          </table:table-cell>
          <table:table-cell office:value-type="float" office:value="94769" calcext:value-type="float">
            <text:p>9476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6</text:p>
          </table:table-cell>
          <table:table-cell office:value-type="float" office:value="0.700795" calcext:value-type="float">
            <text:p>0.700795</text:p>
          </table:table-cell>
          <table:table-cell office:value-type="float" office:value="0.583579" calcext:value-type="float">
            <text:p>0.583579</text:p>
          </table:table-cell>
          <table:table-cell office:value-type="float" office:value="0" calcext:value-type="float">
            <text:p>0</text:p>
          </table:table-cell>
          <table:table-cell office:value-type="float" office:value="148226" calcext:value-type="float">
            <text:p>14822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7</text:p>
          </table:table-cell>
          <table:table-cell office:value-type="float" office:value="0.660211" calcext:value-type="float">
            <text:p>0.660211</text:p>
          </table:table-cell>
          <table:table-cell office:value-type="float" office:value="0.525978" calcext:value-type="float">
            <text:p>0.525978</text:p>
          </table:table-cell>
          <table:table-cell office:value-type="float" office:value="0" calcext:value-type="float">
            <text:p>0</text:p>
          </table:table-cell>
          <table:table-cell office:value-type="float" office:value="139197" calcext:value-type="float">
            <text:p>13919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8</text:p>
          </table:table-cell>
          <table:table-cell office:value-type="float" office:value="0.619232" calcext:value-type="float">
            <text:p>0.619232</text:p>
          </table:table-cell>
          <table:table-cell office:value-type="float" office:value="0.414284" calcext:value-type="float">
            <text:p>0.414284</text:p>
          </table:table-cell>
          <table:table-cell office:value-type="float" office:value="0" calcext:value-type="float">
            <text:p>0</text:p>
          </table:table-cell>
          <table:table-cell office:value-type="float" office:value="115902" calcext:value-type="float">
            <text:p>1159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49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0.497723" calcext:value-type="float">
            <text:p>0.497723</text:p>
          </table:table-cell>
          <table:table-cell office:value-type="float" office:value="0" calcext:value-type="float">
            <text:p>0</text:p>
          </table:table-cell>
          <table:table-cell office:value-type="float" office:value="145301" calcext:value-type="float">
            <text:p>1453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0</text:p>
          </table:table-cell>
          <table:table-cell office:value-type="float" office:value="0.676939" calcext:value-type="float">
            <text:p>0.676939</text:p>
          </table:table-cell>
          <table:table-cell office:value-type="float" office:value="0.440994" calcext:value-type="float">
            <text:p>0.440994</text:p>
          </table:table-cell>
          <table:table-cell office:value-type="float" office:value="0" calcext:value-type="float">
            <text:p>0</text:p>
          </table:table-cell>
          <table:table-cell office:value-type="float" office:value="123014" calcext:value-type="float">
            <text:p>12301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1</text:p>
          </table:table-cell>
          <table:table-cell office:value-type="float" office:value="0.472661" calcext:value-type="float">
            <text:p>0.472661</text:p>
          </table:table-cell>
          <table:table-cell office:value-type="float" office:value="0.31867" calcext:value-type="float">
            <text:p>0.31867</text:p>
          </table:table-cell>
          <table:table-cell office:value-type="float" office:value="0" calcext:value-type="float">
            <text:p>0</text:p>
          </table:table-cell>
          <table:table-cell office:value-type="float" office:value="95287" calcext:value-type="float">
            <text:p>9528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2</text:p>
          </table:table-cell>
          <table:table-cell office:value-type="float" office:value="0.765838" calcext:value-type="float">
            <text:p>0.765838</text:p>
          </table:table-cell>
          <table:table-cell office:value-type="float" office:value="0.257428" calcext:value-type="float">
            <text:p>0.257428</text:p>
          </table:table-cell>
          <table:table-cell office:value-type="float" office:value="0" calcext:value-type="float">
            <text:p>0</text:p>
          </table:table-cell>
          <table:table-cell office:value-type="float" office:value="84611" calcext:value-type="float">
            <text:p>846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3</text:p>
          </table:table-cell>
          <table:table-cell office:value-type="float" office:value="0.498144" calcext:value-type="float">
            <text:p>0.498144</text:p>
          </table:table-cell>
          <table:table-cell office:value-type="float" office:value="0.234279" calcext:value-type="float">
            <text:p>0.234279</text:p>
          </table:table-cell>
          <table:table-cell office:value-type="float" office:value="0" calcext:value-type="float">
            <text:p>0</text:p>
          </table:table-cell>
          <table:table-cell office:value-type="float" office:value="84136" calcext:value-type="float">
            <text:p>8413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4</text:p>
          </table:table-cell>
          <table:table-cell office:value-type="float" office:value="0.573829" calcext:value-type="float">
            <text:p>0.573829</text:p>
          </table:table-cell>
          <table:table-cell office:value-type="float" office:value="0.350453" calcext:value-type="float">
            <text:p>0.350453</text:p>
          </table:table-cell>
          <table:table-cell office:value-type="float" office:value="0" calcext:value-type="float">
            <text:p>0</text:p>
          </table:table-cell>
          <table:table-cell office:value-type="float" office:value="118969" calcext:value-type="float">
            <text:p>11896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5</text:p>
          </table:table-cell>
          <table:table-cell office:value-type="float" office:value="0.636941" calcext:value-type="float">
            <text:p>0.636941</text:p>
          </table:table-cell>
          <table:table-cell office:value-type="float" office:value="0.332024" calcext:value-type="float">
            <text:p>0.332024</text:p>
          </table:table-cell>
          <table:table-cell office:value-type="float" office:value="0" calcext:value-type="float">
            <text:p>0</text:p>
          </table:table-cell>
          <table:table-cell office:value-type="float" office:value="112235" calcext:value-type="float">
            <text:p>11223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6</text:p>
          </table:table-cell>
          <table:table-cell office:value-type="float" office:value="0.521584" calcext:value-type="float">
            <text:p>0.521584</text:p>
          </table:table-cell>
          <table:table-cell office:value-type="float" office:value="0.126949" calcext:value-type="float">
            <text:p>0.126949</text:p>
          </table:table-cell>
          <table:table-cell office:value-type="float" office:value="0" calcext:value-type="float">
            <text:p>0</text:p>
          </table:table-cell>
          <table:table-cell office:value-type="float" office:value="43322" calcext:value-type="float">
            <text:p>4332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7</text:p>
          </table:table-cell>
          <table:table-cell office:value-type="float" office:value="0.561017" calcext:value-type="float">
            <text:p>0.561017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0" calcext:value-type="float">
            <text:p>0</text:p>
          </table:table-cell>
          <table:table-cell office:value-type="float" office:value="74797" calcext:value-type="float">
            <text:p>747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8</text:p>
          </table:table-cell>
          <table:table-cell office:value-type="float" office:value="0.586716" calcext:value-type="float">
            <text:p>0.586716</text:p>
          </table:table-cell>
          <table:table-cell office:value-type="float" office:value="0.261965" calcext:value-type="float">
            <text:p>0.261965</text:p>
          </table:table-cell>
          <table:table-cell office:value-type="float" office:value="0" calcext:value-type="float">
            <text:p>0</text:p>
          </table:table-cell>
          <table:table-cell office:value-type="float" office:value="97186" calcext:value-type="float">
            <text:p>9718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8:59</text:p>
          </table:table-cell>
          <table:table-cell office:value-type="float" office:value="0.454972" calcext:value-type="float">
            <text:p>0.454972</text:p>
          </table:table-cell>
          <table:table-cell office:value-type="float" office:value="0.289502" calcext:value-type="float">
            <text:p>0.289502</text:p>
          </table:table-cell>
          <table:table-cell office:value-type="float" office:value="0" calcext:value-type="float">
            <text:p>0</text:p>
          </table:table-cell>
          <table:table-cell office:value-type="float" office:value="116902" calcext:value-type="float">
            <text:p>11690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0</text:p>
          </table:table-cell>
          <table:table-cell office:value-type="float" office:value="0.390241" calcext:value-type="float">
            <text:p>0.390241</text:p>
          </table:table-cell>
          <table:table-cell office:value-type="float" office:value="0.230711" calcext:value-type="float">
            <text:p>0.230711</text:p>
          </table:table-cell>
          <table:table-cell office:value-type="float" office:value="0" calcext:value-type="float">
            <text:p>0</text:p>
          </table:table-cell>
          <table:table-cell office:value-type="float" office:value="103013" calcext:value-type="float">
            <text:p>10301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1</text:p>
          </table:table-cell>
          <table:table-cell office:value-type="float" office:value="0.483845" calcext:value-type="float">
            <text:p>0.483845</text:p>
          </table:table-cell>
          <table:table-cell office:value-type="float" office:value="0.201116" calcext:value-type="float">
            <text:p>0.201116</text:p>
          </table:table-cell>
          <table:table-cell office:value-type="float" office:value="0" calcext:value-type="float">
            <text:p>0</text:p>
          </table:table-cell>
          <table:table-cell office:value-type="float" office:value="79994" calcext:value-type="float">
            <text:p>799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2</text:p>
          </table:table-cell>
          <table:table-cell office:value-type="float" office:value="0.410429" calcext:value-type="float">
            <text:p>0.410429</text:p>
          </table:table-cell>
          <table:table-cell office:value-type="float" office:value="0.259812" calcext:value-type="float">
            <text:p>0.259812</text:p>
          </table:table-cell>
          <table:table-cell office:value-type="float" office:value="0" calcext:value-type="float">
            <text:p>0</text:p>
          </table:table-cell>
          <table:table-cell office:value-type="float" office:value="107958" calcext:value-type="float">
            <text:p>10795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3</text:p>
          </table:table-cell>
          <table:table-cell office:value-type="float" office:value="0.277968" calcext:value-type="float">
            <text:p>0.277968</text:p>
          </table:table-cell>
          <table:table-cell office:value-type="float" office:value="0.248253" calcext:value-type="float">
            <text:p>0.248253</text:p>
          </table:table-cell>
          <table:table-cell office:value-type="float" office:value="0" calcext:value-type="float">
            <text:p>0</text:p>
          </table:table-cell>
          <table:table-cell office:value-type="float" office:value="104568" calcext:value-type="float">
            <text:p>10456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4</text:p>
          </table:table-cell>
          <table:table-cell office:value-type="float" office:value="0.160813" calcext:value-type="float">
            <text:p>0.160813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" calcext:value-type="float">
            <text:p>0</text:p>
          </table:table-cell>
          <table:table-cell office:value-type="float" office:value="51296" calcext:value-type="float">
            <text:p>5129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5</text:p>
          </table:table-cell>
          <table:table-cell office:value-type="float" office:value="0.180708" calcext:value-type="float">
            <text:p>0.180708</text:p>
          </table:table-cell>
          <table:table-cell office:value-type="float" office:value="0.09744" calcext:value-type="float">
            <text:p>0.09744</text:p>
          </table:table-cell>
          <table:table-cell office:value-type="float" office:value="0" calcext:value-type="float">
            <text:p>0</text:p>
          </table:table-cell>
          <table:table-cell office:value-type="float" office:value="48769" calcext:value-type="float">
            <text:p>4876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59:06</text:p>
          </table:table-cell>
          <table:table-cell office:value-type="float" office:value="0.123299" calcext:value-type="float">
            <text:p>0.123299</text:p>
          </table:table-cell>
          <table:table-cell office:value-type="float" office:value="0.07951" calcext:value-type="float">
            <text:p>0.07951</text:p>
          </table:table-cell>
          <table:table-cell office:value-type="float" office:value="0" calcext:value-type="float">
            <text:p>0</text:p>
          </table:table-cell>
          <table:table-cell office:value-type="float" office:value="41100" calcext:value-type="float">
            <text:p>41100</text:p>
          </table:table-cell>
          <table:table-cell office:value-type="float" office:value="388" calcext:value-type="float">
            <text:p>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2T14:02:57.061540288</dc:date>
    <meta:editing-duration>PT3M24S</meta:editing-duration>
    <meta:editing-cycles>1</meta:editing-cycles>
    <meta:document-statistic meta:table-count="1" meta:cell-count="21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test 187, supposedly without 404s</text:p>
        </chart:title>
        <chart:legend chart:legend-position="end" svg:x="14.001cm" svg:y="4.005cm" style:legend-expansion="high" chart:style-name="ch3"/>
        <chart:plot-area chart:style-name="ch4" table:cell-range-address="time.B1:time.D305" chart:data-source-has-labels="both" svg:x="0.32cm" svg:y="1.248cm" svg:width="13.361cm" svg:height="7.572cm">
          <chartooo:coordinate-region svg:x="1.359cm" svg:y="1.248cm" svg:width="12.322cm" svg:height="5.97cm"/>
          <chart:axis chart:dimension="x" chart:name="primary-x" chart:style-name="ch5" chartooo:axis-type="auto">
            <chartooo:date-scale/>
            <chart:categories table:cell-range-address="time.B2:time.B3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305" chart:label-cell-address="time.C1:time.C1" chart:class="chart:bar">
            <chart:data-point chart:repeated="304"/>
          </chart:series>
          <chart:series chart:style-name="ch9" chart:values-cell-range-address="time.D2:time.D305" chart:label-cell-address="time.D1:time.D1" chart:class="chart:bar">
            <chart:data-point chart:repeated="3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54:00</text:p>
                <draw:g>
                  <svg:desc>time.B2:time.B305</svg:desc>
                </draw:g>
              </table:table-cell>
              <table:table-cell office:value-type="float" office:value="0.007003">
                <text:p>0.007003</text:p>
                <draw:g>
                  <svg:desc>time.C2:time.C305</svg:desc>
                </draw:g>
              </table:table-cell>
              <table:table-cell office:value-type="float" office:value="0.003514">
                <text:p>0.003514</text:p>
                <draw:g>
                  <svg:desc>time.D2:time.D305</svg:desc>
                </draw:g>
              </table:table-cell>
            </table:table-row>
            <table:table-row>
              <table:table-cell office:value-type="string">
                <text:p>13:54:01</text:p>
              </table:table-cell>
              <table:table-cell office:value-type="float" office:value="0.007162">
                <text:p>0.007162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13:54:02</text:p>
              </table:table-cell>
              <table:table-cell office:value-type="float" office:value="0.010177">
                <text:p>0.010177</text:p>
              </table:table-cell>
              <table:table-cell office:value-type="float" office:value="0.004806">
                <text:p>0.004806</text:p>
              </table:table-cell>
            </table:table-row>
            <table:table-row>
              <table:table-cell office:value-type="string">
                <text:p>13:54:03</text:p>
              </table:table-cell>
              <table:table-cell office:value-type="float" office:value="0.007735">
                <text:p>0.007735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string">
                <text:p>13:54:04</text:p>
              </table:table-cell>
              <table:table-cell office:value-type="float" office:value="0.017057">
                <text:p>0.017057</text:p>
              </table:table-cell>
              <table:table-cell office:value-type="float" office:value="0.01018">
                <text:p>0.01018</text:p>
              </table:table-cell>
            </table:table-row>
            <table:table-row>
              <table:table-cell office:value-type="string">
                <text:p>13:54:05</text:p>
              </table:table-cell>
              <table:table-cell office:value-type="float" office:value="0.036617">
                <text:p>0.036617</text:p>
              </table:table-cell>
              <table:table-cell office:value-type="float" office:value="0.006278">
                <text:p>0.006278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0.01098">
                <text:p>0.01098</text:p>
              </table:table-cell>
              <table:table-cell office:value-type="float" office:value="0.00418">
                <text:p>0.00418</text:p>
              </table:table-cell>
            </table:table-row>
            <table:table-row>
              <table:table-cell office:value-type="string">
                <text:p>13:54:07</text:p>
              </table:table-cell>
              <table:table-cell office:value-type="float" office:value="0.008488">
                <text:p>0.008488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string">
                <text:p>13:54:08</text:p>
              </table:table-cell>
              <table:table-cell office:value-type="float" office:value="0.011382">
                <text:p>0.011382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13:54:09</text:p>
              </table:table-cell>
              <table:table-cell office:value-type="float" office:value="0.022172">
                <text:p>0.022172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13:54:10</text:p>
              </table:table-cell>
              <table:table-cell office:value-type="float" office:value="0.023269">
                <text:p>0.023269</text:p>
              </table:table-cell>
              <table:table-cell office:value-type="float" office:value="0.003824">
                <text:p>0.003824</text:p>
              </table:table-cell>
            </table:table-row>
            <table:table-row>
              <table:table-cell office:value-type="string">
                <text:p>13:54:11</text:p>
              </table:table-cell>
              <table:table-cell office:value-type="float" office:value="0.008444">
                <text:p>0.008444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13:54:12</text:p>
              </table:table-cell>
              <table:table-cell office:value-type="float" office:value="0.018584">
                <text:p>0.018584</text:p>
              </table:table-cell>
              <table:table-cell office:value-type="float" office:value="0.003632">
                <text:p>0.003632</text:p>
              </table:table-cell>
            </table:table-row>
            <table:table-row>
              <table:table-cell office:value-type="string">
                <text:p>13:54:13</text:p>
              </table:table-cell>
              <table:table-cell office:value-type="float" office:value="0.042064">
                <text:p>0.042064</text:p>
              </table:table-cell>
              <table:table-cell office:value-type="float" office:value="0.007067">
                <text:p>0.007067</text:p>
              </table:table-cell>
            </table:table-row>
            <table:table-row>
              <table:table-cell office:value-type="string">
                <text:p>13:54:14</text:p>
              </table:table-cell>
              <table:table-cell office:value-type="float" office:value="0.179802">
                <text:p>0.179802</text:p>
              </table:table-cell>
              <table:table-cell office:value-type="float" office:value="0.057567">
                <text:p>0.057567</text:p>
              </table:table-cell>
            </table:table-row>
            <table:table-row>
              <table:table-cell office:value-type="string">
                <text:p>13:54:16</text:p>
              </table:table-cell>
              <table:table-cell office:value-type="float" office:value="0.422854">
                <text:p>0.422854</text:p>
              </table:table-cell>
              <table:table-cell office:value-type="float" office:value="0.062268">
                <text:p>0.062268</text:p>
              </table:table-cell>
            </table:table-row>
            <table:table-row>
              <table:table-cell office:value-type="string">
                <text:p>13:54:17</text:p>
              </table:table-cell>
              <table:table-cell office:value-type="float" office:value="0.090729">
                <text:p>0.090729</text:p>
              </table:table-cell>
              <table:table-cell office:value-type="float" office:value="0.026313">
                <text:p>0.026313</text:p>
              </table:table-cell>
            </table:table-row>
            <table:table-row>
              <table:table-cell office:value-type="string">
                <text:p>13:54:18</text:p>
              </table:table-cell>
              <table:table-cell office:value-type="float" office:value="0.015867">
                <text:p>0.015867</text:p>
              </table:table-cell>
              <table:table-cell office:value-type="float" office:value="0.004246">
                <text:p>0.004246</text:p>
              </table:table-cell>
            </table:table-row>
            <table:table-row>
              <table:table-cell office:value-type="string">
                <text:p>13:54:19</text:p>
              </table:table-cell>
              <table:table-cell office:value-type="float" office:value="0.010392">
                <text:p>0.010392</text:p>
              </table:table-cell>
              <table:table-cell office:value-type="float" office:value="0.002784">
                <text:p>0.002784</text:p>
              </table:table-cell>
            </table:table-row>
            <table:table-row>
              <table:table-cell office:value-type="string">
                <text:p>13:54:20</text:p>
              </table:table-cell>
              <table:table-cell office:value-type="float" office:value="0.076359">
                <text:p>0.076359</text:p>
              </table:table-cell>
              <table:table-cell office:value-type="float" office:value="0.013798">
                <text:p>0.013798</text:p>
              </table:table-cell>
            </table:table-row>
            <table:table-row>
              <table:table-cell office:value-type="string">
                <text:p>13:54:21</text:p>
              </table:table-cell>
              <table:table-cell office:value-type="float" office:value="0.010595">
                <text:p>0.010595</text:p>
              </table:table-cell>
              <table:table-cell office:value-type="float" office:value="0.003028">
                <text:p>0.003028</text:p>
              </table:table-cell>
            </table:table-row>
            <table:table-row>
              <table:table-cell office:value-type="string">
                <text:p>13:54:22</text:p>
              </table:table-cell>
              <table:table-cell office:value-type="float" office:value="0.029322">
                <text:p>0.029322</text:p>
              </table:table-cell>
              <table:table-cell office:value-type="float" office:value="0.00617">
                <text:p>0.00617</text:p>
              </table:table-cell>
            </table:table-row>
            <table:table-row>
              <table:table-cell office:value-type="string">
                <text:p>13:54:23</text:p>
              </table:table-cell>
              <table:table-cell office:value-type="float" office:value="0.034137">
                <text:p>0.034137</text:p>
              </table:table-cell>
              <table:table-cell office:value-type="float" office:value="0.006793">
                <text:p>0.006793</text:p>
              </table:table-cell>
            </table:table-row>
            <table:table-row>
              <table:table-cell office:value-type="string">
                <text:p>13:54:24</text:p>
              </table:table-cell>
              <table:table-cell office:value-type="float" office:value="0.052658">
                <text:p>0.052658</text:p>
              </table:table-cell>
              <table:table-cell office:value-type="float" office:value="0.008267">
                <text:p>0.008267</text:p>
              </table:table-cell>
            </table:table-row>
            <table:table-row>
              <table:table-cell office:value-type="string">
                <text:p>13:54:25</text:p>
              </table:table-cell>
              <table:table-cell office:value-type="float" office:value="0.200024">
                <text:p>0.200024</text:p>
              </table:table-cell>
              <table:table-cell office:value-type="float" office:value="0.047682">
                <text:p>0.047682</text:p>
              </table:table-cell>
            </table:table-row>
            <table:table-row>
              <table:table-cell office:value-type="string">
                <text:p>13:54:26</text:p>
              </table:table-cell>
              <table:table-cell office:value-type="float" office:value="0.053994">
                <text:p>0.053994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0.832518">
                <text:p>0.832518</text:p>
              </table:table-cell>
              <table:table-cell office:value-type="float" office:value="0.003247">
                <text:p>0.003247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0.681783">
                <text:p>0.681783</text:p>
              </table:table-cell>
              <table:table-cell office:value-type="float" office:value="0.003094">
                <text:p>0.003094</text:p>
              </table:table-cell>
            </table:table-row>
            <table:table-row>
              <table:table-cell office:value-type="string">
                <text:p>13:54:29</text:p>
              </table:table-cell>
              <table:table-cell office:value-type="float" office:value="0.433957">
                <text:p>0.433957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3:54:30</text:p>
              </table:table-cell>
              <table:table-cell office:value-type="float" office:value="0.155374">
                <text:p>0.155374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13:54:31</text:p>
              </table:table-cell>
              <table:table-cell office:value-type="float" office:value="0.019562">
                <text:p>0.019562</text:p>
              </table:table-cell>
              <table:table-cell office:value-type="float" office:value="0.00412">
                <text:p>0.00412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0.018947">
                <text:p>0.018947</text:p>
              </table:table-cell>
              <table:table-cell office:value-type="float" office:value="0.004774">
                <text:p>0.004774</text:p>
              </table:table-cell>
            </table:table-row>
            <table:table-row>
              <table:table-cell office:value-type="string">
                <text:p>13:54:33</text:p>
              </table:table-cell>
              <table:table-cell office:value-type="float" office:value="0.08132">
                <text:p>0.08132</text:p>
              </table:table-cell>
              <table:table-cell office:value-type="float" office:value="0.008316">
                <text:p>0.008316</text:p>
              </table:table-cell>
            </table:table-row>
            <table:table-row>
              <table:table-cell office:value-type="string">
                <text:p>13:54:34</text:p>
              </table:table-cell>
              <table:table-cell office:value-type="float" office:value="0.057855">
                <text:p>0.057855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string">
                <text:p>13:54:35</text:p>
              </table:table-cell>
              <table:table-cell office:value-type="float" office:value="0.025439">
                <text:p>0.025439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13:54:36</text:p>
              </table:table-cell>
              <table:table-cell office:value-type="float" office:value="0.018397">
                <text:p>0.018397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13:54:37</text:p>
              </table:table-cell>
              <table:table-cell office:value-type="float" office:value="0.069297">
                <text:p>0.069297</text:p>
              </table:table-cell>
              <table:table-cell office:value-type="float" office:value="0.008468">
                <text:p>0.008468</text:p>
              </table:table-cell>
            </table:table-row>
            <table:table-row>
              <table:table-cell office:value-type="string">
                <text:p>13:54:38</text:p>
              </table:table-cell>
              <table:table-cell office:value-type="float" office:value="0.028281">
                <text:p>0.028281</text:p>
              </table:table-cell>
              <table:table-cell office:value-type="float" office:value="0.004343">
                <text:p>0.004343</text:p>
              </table:table-cell>
            </table:table-row>
            <table:table-row>
              <table:table-cell office:value-type="string">
                <text:p>13:54:39</text:p>
              </table:table-cell>
              <table:table-cell office:value-type="float" office:value="0.08511">
                <text:p>0.08511</text:p>
              </table:table-cell>
              <table:table-cell office:value-type="float" office:value="0.017649">
                <text:p>0.017649</text:p>
              </table:table-cell>
            </table:table-row>
            <table:table-row>
              <table:table-cell office:value-type="string">
                <text:p>13:54:40</text:p>
              </table:table-cell>
              <table:table-cell office:value-type="float" office:value="0.036146">
                <text:p>0.036146</text:p>
              </table:table-cell>
              <table:table-cell office:value-type="float" office:value="0.013719">
                <text:p>0.013719</text:p>
              </table:table-cell>
            </table:table-row>
            <table:table-row>
              <table:table-cell office:value-type="string">
                <text:p>13:54:41</text:p>
              </table:table-cell>
              <table:table-cell office:value-type="float" office:value="0.023201">
                <text:p>0.023201</text:p>
              </table:table-cell>
              <table:table-cell office:value-type="float" office:value="0.004402">
                <text:p>0.004402</text:p>
              </table:table-cell>
            </table:table-row>
            <table:table-row>
              <table:table-cell office:value-type="string">
                <text:p>13:54:42</text:p>
              </table:table-cell>
              <table:table-cell office:value-type="float" office:value="0.059292">
                <text:p>0.059292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13:54:43</text:p>
              </table:table-cell>
              <table:table-cell office:value-type="float" office:value="0.060424">
                <text:p>0.060424</text:p>
              </table:table-cell>
              <table:table-cell office:value-type="float" office:value="0.008536">
                <text:p>0.008536</text:p>
              </table:table-cell>
            </table:table-row>
            <table:table-row>
              <table:table-cell office:value-type="string">
                <text:p>13:54:44</text:p>
              </table:table-cell>
              <table:table-cell office:value-type="float" office:value="0.037062">
                <text:p>0.037062</text:p>
              </table:table-cell>
              <table:table-cell office:value-type="float" office:value="0.009173">
                <text:p>0.009173</text:p>
              </table:table-cell>
            </table:table-row>
            <table:table-row>
              <table:table-cell office:value-type="string">
                <text:p>13:54:45</text:p>
              </table:table-cell>
              <table:table-cell office:value-type="float" office:value="0.019757">
                <text:p>0.019757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string">
                <text:p>13:54:46</text:p>
              </table:table-cell>
              <table:table-cell office:value-type="float" office:value="0.164765">
                <text:p>0.164765</text:p>
              </table:table-cell>
              <table:table-cell office:value-type="float" office:value="0.029055">
                <text:p>0.029055</text:p>
              </table:table-cell>
            </table:table-row>
            <table:table-row>
              <table:table-cell office:value-type="string">
                <text:p>13:54:47</text:p>
              </table:table-cell>
              <table:table-cell office:value-type="float" office:value="0.021255">
                <text:p>0.021255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13:54:48</text:p>
              </table:table-cell>
              <table:table-cell office:value-type="float" office:value="0.017984">
                <text:p>0.017984</text:p>
              </table:table-cell>
              <table:table-cell office:value-type="float" office:value="0.002668">
                <text:p>0.002668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0.016794">
                <text:p>0.016794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13:54:50</text:p>
              </table:table-cell>
              <table:table-cell office:value-type="float" office:value="0.268862">
                <text:p>0.268862</text:p>
              </table:table-cell>
              <table:table-cell office:value-type="float" office:value="0.048326">
                <text:p>0.048326</text:p>
              </table:table-cell>
            </table:table-row>
            <table:table-row>
              <table:table-cell office:value-type="string">
                <text:p>13:54:51</text:p>
              </table:table-cell>
              <table:table-cell office:value-type="float" office:value="0.080917">
                <text:p>0.080917</text:p>
              </table:table-cell>
              <table:table-cell office:value-type="float" office:value="0.021278">
                <text:p>0.021278</text:p>
              </table:table-cell>
            </table:table-row>
            <table:table-row>
              <table:table-cell office:value-type="string">
                <text:p>13:54:52</text:p>
              </table:table-cell>
              <table:table-cell office:value-type="float" office:value="0.01748">
                <text:p>0.01748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13:54:53</text:p>
              </table:table-cell>
              <table:table-cell office:value-type="float" office:value="0.028099">
                <text:p>0.028099</text:p>
              </table:table-cell>
              <table:table-cell office:value-type="float" office:value="0.003887">
                <text:p>0.003887</text:p>
              </table:table-cell>
            </table:table-row>
            <table:table-row>
              <table:table-cell office:value-type="string">
                <text:p>13:54:54</text:p>
              </table:table-cell>
              <table:table-cell office:value-type="float" office:value="0.068171">
                <text:p>0.068171</text:p>
              </table:table-cell>
              <table:table-cell office:value-type="float" office:value="0.01186">
                <text:p>0.01186</text:p>
              </table:table-cell>
            </table:table-row>
            <table:table-row>
              <table:table-cell office:value-type="string">
                <text:p>13:54:55</text:p>
              </table:table-cell>
              <table:table-cell office:value-type="float" office:value="0.036657">
                <text:p>0.036657</text:p>
              </table:table-cell>
              <table:table-cell office:value-type="float" office:value="0.005281">
                <text:p>0.005281</text:p>
              </table:table-cell>
            </table:table-row>
            <table:table-row>
              <table:table-cell office:value-type="string">
                <text:p>13:54:56</text:p>
              </table:table-cell>
              <table:table-cell office:value-type="float" office:value="0.024503">
                <text:p>0.024503</text:p>
              </table:table-cell>
              <table:table-cell office:value-type="float" office:value="0.006724">
                <text:p>0.006724</text:p>
              </table:table-cell>
            </table:table-row>
            <table:table-row>
              <table:table-cell office:value-type="string">
                <text:p>13:54:57</text:p>
              </table:table-cell>
              <table:table-cell office:value-type="float" office:value="0.096897">
                <text:p>0.096897</text:p>
              </table:table-cell>
              <table:table-cell office:value-type="float" office:value="0.017332">
                <text:p>0.017332</text:p>
              </table:table-cell>
            </table:table-row>
            <table:table-row>
              <table:table-cell office:value-type="string">
                <text:p>13:54:58</text:p>
              </table:table-cell>
              <table:table-cell office:value-type="float" office:value="0.521325">
                <text:p>0.521325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13:54:59</text:p>
              </table:table-cell>
              <table:table-cell office:value-type="float" office:value="1.287231">
                <text:p>1.287231</text:p>
              </table:table-cell>
              <table:table-cell office:value-type="float" office:value="0.016185">
                <text:p>0.016185</text:p>
              </table:table-cell>
            </table:table-row>
            <table:table-row>
              <table:table-cell office:value-type="string">
                <text:p>13:55:00</text:p>
              </table:table-cell>
              <table:table-cell office:value-type="float" office:value="1.31222">
                <text:p>1.31222</text:p>
              </table:table-cell>
              <table:table-cell office:value-type="float" office:value="0.011209">
                <text:p>0.011209</text:p>
              </table:table-cell>
            </table:table-row>
            <table:table-row>
              <table:table-cell office:value-type="string">
                <text:p>13:55:01</text:p>
              </table:table-cell>
              <table:table-cell office:value-type="float" office:value="1.019219">
                <text:p>1.019219</text:p>
              </table:table-cell>
              <table:table-cell office:value-type="float" office:value="0.014929">
                <text:p>0.014929</text:p>
              </table:table-cell>
            </table:table-row>
            <table:table-row>
              <table:table-cell office:value-type="string">
                <text:p>13:55:02</text:p>
              </table:table-cell>
              <table:table-cell office:value-type="float" office:value="0.8423">
                <text:p>0.8423</text:p>
              </table:table-cell>
              <table:table-cell office:value-type="float" office:value="0.014034">
                <text:p>0.014034</text:p>
              </table:table-cell>
            </table:table-row>
            <table:table-row>
              <table:table-cell office:value-type="string">
                <text:p>13:55:03</text:p>
              </table:table-cell>
              <table:table-cell office:value-type="float" office:value="0.621492">
                <text:p>0.621492</text:p>
              </table:table-cell>
              <table:table-cell office:value-type="float" office:value="0.017355">
                <text:p>0.017355</text:p>
              </table:table-cell>
            </table:table-row>
            <table:table-row>
              <table:table-cell office:value-type="string">
                <text:p>13:55:04</text:p>
              </table:table-cell>
              <table:table-cell office:value-type="float" office:value="0.350296">
                <text:p>0.350296</text:p>
              </table:table-cell>
              <table:table-cell office:value-type="float" office:value="0.012461">
                <text:p>0.012461</text:p>
              </table:table-cell>
            </table:table-row>
            <table:table-row>
              <table:table-cell office:value-type="string">
                <text:p>13:55:05</text:p>
              </table:table-cell>
              <table:table-cell office:value-type="float" office:value="0.212893">
                <text:p>0.212893</text:p>
              </table:table-cell>
              <table:table-cell office:value-type="float" office:value="0.055601">
                <text:p>0.055601</text:p>
              </table:table-cell>
            </table:table-row>
            <table:table-row>
              <table:table-cell office:value-type="string">
                <text:p>13:55:06</text:p>
              </table:table-cell>
              <table:table-cell office:value-type="float" office:value="0.138832">
                <text:p>0.138832</text:p>
              </table:table-cell>
              <table:table-cell office:value-type="float" office:value="0.014595">
                <text:p>0.014595</text:p>
              </table:table-cell>
            </table:table-row>
            <table:table-row>
              <table:table-cell office:value-type="string">
                <text:p>13:55:07</text:p>
              </table:table-cell>
              <table:table-cell office:value-type="float" office:value="0.042569">
                <text:p>0.042569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13:55:08</text:p>
              </table:table-cell>
              <table:table-cell office:value-type="float" office:value="0.042997">
                <text:p>0.042997</text:p>
              </table:table-cell>
              <table:table-cell office:value-type="float" office:value="0.005133">
                <text:p>0.005133</text:p>
              </table:table-cell>
            </table:table-row>
            <table:table-row>
              <table:table-cell office:value-type="string">
                <text:p>13:55:09</text:p>
              </table:table-cell>
              <table:table-cell office:value-type="float" office:value="0.072648">
                <text:p>0.072648</text:p>
              </table:table-cell>
              <table:table-cell office:value-type="float" office:value="0.015988">
                <text:p>0.015988</text:p>
              </table:table-cell>
            </table:table-row>
            <table:table-row>
              <table:table-cell office:value-type="string">
                <text:p>13:55:10</text:p>
              </table:table-cell>
              <table:table-cell office:value-type="float" office:value="0.101945">
                <text:p>0.101945</text:p>
              </table:table-cell>
              <table:table-cell office:value-type="float" office:value="0.024965">
                <text:p>0.024965</text:p>
              </table:table-cell>
            </table:table-row>
            <table:table-row>
              <table:table-cell office:value-type="string">
                <text:p>13:55:11</text:p>
              </table:table-cell>
              <table:table-cell office:value-type="float" office:value="0.096782">
                <text:p>0.096782</text:p>
              </table:table-cell>
              <table:table-cell office:value-type="float" office:value="0.01929">
                <text:p>0.01929</text:p>
              </table:table-cell>
            </table:table-row>
            <table:table-row>
              <table:table-cell office:value-type="string">
                <text:p>13:55:12</text:p>
              </table:table-cell>
              <table:table-cell office:value-type="float" office:value="0.016985">
                <text:p>0.016985</text:p>
              </table:table-cell>
              <table:table-cell office:value-type="float" office:value="0.001994">
                <text:p>0.001994</text:p>
              </table:table-cell>
            </table:table-row>
            <table:table-row>
              <table:table-cell office:value-type="string">
                <text:p>13:55:13</text:p>
              </table:table-cell>
              <table:table-cell office:value-type="float" office:value="0.06492">
                <text:p>0.06492</text:p>
              </table:table-cell>
              <table:table-cell office:value-type="float" office:value="0.019875">
                <text:p>0.019875</text:p>
              </table:table-cell>
            </table:table-row>
            <table:table-row>
              <table:table-cell office:value-type="string">
                <text:p>13:55:14</text:p>
              </table:table-cell>
              <table:table-cell office:value-type="float" office:value="0.455778">
                <text:p>0.455778</text:p>
              </table:table-cell>
              <table:table-cell office:value-type="float" office:value="0.137605">
                <text:p>0.137605</text:p>
              </table:table-cell>
            </table:table-row>
            <table:table-row>
              <table:table-cell office:value-type="string">
                <text:p>13:55:15</text:p>
              </table:table-cell>
              <table:table-cell office:value-type="float" office:value="0.421264">
                <text:p>0.421264</text:p>
              </table:table-cell>
              <table:table-cell office:value-type="float" office:value="0.109231">
                <text:p>0.109231</text:p>
              </table:table-cell>
            </table:table-row>
            <table:table-row>
              <table:table-cell office:value-type="string">
                <text:p>13:55:16</text:p>
              </table:table-cell>
              <table:table-cell office:value-type="float" office:value="0.43256">
                <text:p>0.43256</text:p>
              </table:table-cell>
              <table:table-cell office:value-type="float" office:value="0.132974">
                <text:p>0.132974</text:p>
              </table:table-cell>
            </table:table-row>
            <table:table-row>
              <table:table-cell office:value-type="string">
                <text:p>13:55:17</text:p>
              </table:table-cell>
              <table:table-cell office:value-type="float" office:value="0.54061">
                <text:p>0.54061</text:p>
              </table:table-cell>
              <table:table-cell office:value-type="float" office:value="0.082215">
                <text:p>0.082215</text:p>
              </table:table-cell>
            </table:table-row>
            <table:table-row>
              <table:table-cell office:value-type="string">
                <text:p>13:55:18</text:p>
              </table:table-cell>
              <table:table-cell office:value-type="float" office:value="0.291653">
                <text:p>0.291653</text:p>
              </table:table-cell>
              <table:table-cell office:value-type="float" office:value="0.068053">
                <text:p>0.068053</text:p>
              </table:table-cell>
            </table:table-row>
            <table:table-row>
              <table:table-cell office:value-type="string">
                <text:p>13:55:19</text:p>
              </table:table-cell>
              <table:table-cell office:value-type="float" office:value="0.169838">
                <text:p>0.169838</text:p>
              </table:table-cell>
              <table:table-cell office:value-type="float" office:value="0.026568">
                <text:p>0.026568</text:p>
              </table:table-cell>
            </table:table-row>
            <table:table-row>
              <table:table-cell office:value-type="string">
                <text:p>13:55:20</text:p>
              </table:table-cell>
              <table:table-cell office:value-type="float" office:value="0.024059">
                <text:p>0.024059</text:p>
              </table:table-cell>
              <table:table-cell office:value-type="float" office:value="0.007927">
                <text:p>0.007927</text:p>
              </table:table-cell>
            </table:table-row>
            <table:table-row>
              <table:table-cell office:value-type="string">
                <text:p>13:55:21</text:p>
              </table:table-cell>
              <table:table-cell office:value-type="float" office:value="0.129941">
                <text:p>0.129941</text:p>
              </table:table-cell>
              <table:table-cell office:value-type="float" office:value="0.017919">
                <text:p>0.017919</text:p>
              </table:table-cell>
            </table:table-row>
            <table:table-row>
              <table:table-cell office:value-type="string">
                <text:p>13:55:22</text:p>
              </table:table-cell>
              <table:table-cell office:value-type="float" office:value="0.084282">
                <text:p>0.084282</text:p>
              </table:table-cell>
              <table:table-cell office:value-type="float" office:value="0.008068">
                <text:p>0.008068</text:p>
              </table:table-cell>
            </table:table-row>
            <table:table-row>
              <table:table-cell office:value-type="string">
                <text:p>13:55:23</text:p>
              </table:table-cell>
              <table:table-cell office:value-type="float" office:value="0.026337">
                <text:p>0.026337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string">
                <text:p>13:55:24</text:p>
              </table:table-cell>
              <table:table-cell office:value-type="float" office:value="0.031308">
                <text:p>0.031308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3:55:25</text:p>
              </table:table-cell>
              <table:table-cell office:value-type="float" office:value="0.046411">
                <text:p>0.046411</text:p>
              </table:table-cell>
              <table:table-cell office:value-type="float" office:value="0.005195">
                <text:p>0.005195</text:p>
              </table:table-cell>
            </table:table-row>
            <table:table-row>
              <table:table-cell office:value-type="string">
                <text:p>13:55:26</text:p>
              </table:table-cell>
              <table:table-cell office:value-type="float" office:value="0.224286">
                <text:p>0.224286</text:p>
              </table:table-cell>
              <table:table-cell office:value-type="float" office:value="0.029736">
                <text:p>0.029736</text:p>
              </table:table-cell>
            </table:table-row>
            <table:table-row>
              <table:table-cell office:value-type="string">
                <text:p>13:55:27</text:p>
              </table:table-cell>
              <table:table-cell office:value-type="float" office:value="0.162541">
                <text:p>0.162541</text:p>
              </table:table-cell>
              <table:table-cell office:value-type="float" office:value="0.041582">
                <text:p>0.041582</text:p>
              </table:table-cell>
            </table:table-row>
            <table:table-row>
              <table:table-cell office:value-type="string">
                <text:p>13:55:28</text:p>
              </table:table-cell>
              <table:table-cell office:value-type="float" office:value="0.220472">
                <text:p>0.220472</text:p>
              </table:table-cell>
              <table:table-cell office:value-type="float" office:value="0.075244">
                <text:p>0.075244</text:p>
              </table:table-cell>
            </table:table-row>
            <table:table-row>
              <table:table-cell office:value-type="string">
                <text:p>13:55:29</text:p>
              </table:table-cell>
              <table:table-cell office:value-type="float" office:value="0.36915">
                <text:p>0.36915</text:p>
              </table:table-cell>
              <table:table-cell office:value-type="float" office:value="0.128749">
                <text:p>0.128749</text:p>
              </table:table-cell>
            </table:table-row>
            <table:table-row>
              <table:table-cell office:value-type="string">
                <text:p>13:55:30</text:p>
              </table:table-cell>
              <table:table-cell office:value-type="float" office:value="0.524483">
                <text:p>0.524483</text:p>
              </table:table-cell>
              <table:table-cell office:value-type="float" office:value="0.255804">
                <text:p>0.255804</text:p>
              </table:table-cell>
            </table:table-row>
            <table:table-row>
              <table:table-cell office:value-type="string">
                <text:p>13:55:31</text:p>
              </table:table-cell>
              <table:table-cell office:value-type="float" office:value="0.685901">
                <text:p>0.685901</text:p>
              </table:table-cell>
              <table:table-cell office:value-type="float" office:value="0.274071">
                <text:p>0.274071</text:p>
              </table:table-cell>
            </table:table-row>
            <table:table-row>
              <table:table-cell office:value-type="string">
                <text:p>13:55:32</text:p>
              </table:table-cell>
              <table:table-cell office:value-type="float" office:value="0.655226">
                <text:p>0.655226</text:p>
              </table:table-cell>
              <table:table-cell office:value-type="float" office:value="0.253912">
                <text:p>0.253912</text:p>
              </table:table-cell>
            </table:table-row>
            <table:table-row>
              <table:table-cell office:value-type="string">
                <text:p>13:55:33</text:p>
              </table:table-cell>
              <table:table-cell office:value-type="float" office:value="0.565353">
                <text:p>0.565353</text:p>
              </table:table-cell>
              <table:table-cell office:value-type="float" office:value="0.253858">
                <text:p>0.253858</text:p>
              </table:table-cell>
            </table:table-row>
            <table:table-row>
              <table:table-cell office:value-type="string">
                <text:p>13:55:34</text:p>
              </table:table-cell>
              <table:table-cell office:value-type="float" office:value="0.610132">
                <text:p>0.610132</text:p>
              </table:table-cell>
              <table:table-cell office:value-type="float" office:value="0.21008">
                <text:p>0.21008</text:p>
              </table:table-cell>
            </table:table-row>
            <table:table-row>
              <table:table-cell office:value-type="string">
                <text:p>13:55:35</text:p>
              </table:table-cell>
              <table:table-cell office:value-type="float" office:value="0.503677">
                <text:p>0.503677</text:p>
              </table:table-cell>
              <table:table-cell office:value-type="float" office:value="0.151331">
                <text:p>0.151331</text:p>
              </table:table-cell>
            </table:table-row>
            <table:table-row>
              <table:table-cell office:value-type="string">
                <text:p>13:55:36</text:p>
              </table:table-cell>
              <table:table-cell office:value-type="float" office:value="0.513869">
                <text:p>0.513869</text:p>
              </table:table-cell>
              <table:table-cell office:value-type="float" office:value="0.139448">
                <text:p>0.139448</text:p>
              </table:table-cell>
            </table:table-row>
            <table:table-row>
              <table:table-cell office:value-type="string">
                <text:p>13:55:37</text:p>
              </table:table-cell>
              <table:table-cell office:value-type="float" office:value="0.427763">
                <text:p>0.427763</text:p>
              </table:table-cell>
              <table:table-cell office:value-type="float" office:value="0.091642">
                <text:p>0.091642</text:p>
              </table:table-cell>
            </table:table-row>
            <table:table-row>
              <table:table-cell office:value-type="string">
                <text:p>13:55:38</text:p>
              </table:table-cell>
              <table:table-cell office:value-type="float" office:value="0.538908">
                <text:p>0.538908</text:p>
              </table:table-cell>
              <table:table-cell office:value-type="float" office:value="0.073172">
                <text:p>0.073172</text:p>
              </table:table-cell>
            </table:table-row>
            <table:table-row>
              <table:table-cell office:value-type="string">
                <text:p>13:55:39</text:p>
              </table:table-cell>
              <table:table-cell office:value-type="float" office:value="0.282715">
                <text:p>0.282715</text:p>
              </table:table-cell>
              <table:table-cell office:value-type="float" office:value="0.036079">
                <text:p>0.036079</text:p>
              </table:table-cell>
            </table:table-row>
            <table:table-row>
              <table:table-cell office:value-type="string">
                <text:p>13:55:40</text:p>
              </table:table-cell>
              <table:table-cell office:value-type="float" office:value="0.097334">
                <text:p>0.097334</text:p>
              </table:table-cell>
              <table:table-cell office:value-type="float" office:value="0.022947">
                <text:p>0.022947</text:p>
              </table:table-cell>
            </table:table-row>
            <table:table-row>
              <table:table-cell office:value-type="string">
                <text:p>13:55:41</text:p>
              </table:table-cell>
              <table:table-cell office:value-type="float" office:value="0.251435">
                <text:p>0.251435</text:p>
              </table:table-cell>
              <table:table-cell office:value-type="float" office:value="0.052404">
                <text:p>0.052404</text:p>
              </table:table-cell>
            </table:table-row>
            <table:table-row>
              <table:table-cell office:value-type="string">
                <text:p>13:55:42</text:p>
              </table:table-cell>
              <table:table-cell office:value-type="float" office:value="0.313085">
                <text:p>0.313085</text:p>
              </table:table-cell>
              <table:table-cell office:value-type="float" office:value="0.064624">
                <text:p>0.064624</text:p>
              </table:table-cell>
            </table:table-row>
            <table:table-row>
              <table:table-cell office:value-type="string">
                <text:p>13:55:43</text:p>
              </table:table-cell>
              <table:table-cell office:value-type="float" office:value="0.254356">
                <text:p>0.254356</text:p>
              </table:table-cell>
              <table:table-cell office:value-type="float" office:value="0.038121">
                <text:p>0.038121</text:p>
              </table:table-cell>
            </table:table-row>
            <table:table-row>
              <table:table-cell office:value-type="string">
                <text:p>13:55:44</text:p>
              </table:table-cell>
              <table:table-cell office:value-type="float" office:value="0.226359">
                <text:p>0.226359</text:p>
              </table:table-cell>
              <table:table-cell office:value-type="float" office:value="0.029975">
                <text:p>0.029975</text:p>
              </table:table-cell>
            </table:table-row>
            <table:table-row>
              <table:table-cell office:value-type="string">
                <text:p>13:55:45</text:p>
              </table:table-cell>
              <table:table-cell office:value-type="float" office:value="0.125252">
                <text:p>0.125252</text:p>
              </table:table-cell>
              <table:table-cell office:value-type="float" office:value="0.029531">
                <text:p>0.029531</text:p>
              </table:table-cell>
            </table:table-row>
            <table:table-row>
              <table:table-cell office:value-type="string">
                <text:p>13:55:46</text:p>
              </table:table-cell>
              <table:table-cell office:value-type="float" office:value="0.115841">
                <text:p>0.115841</text:p>
              </table:table-cell>
              <table:table-cell office:value-type="float" office:value="0.031155">
                <text:p>0.031155</text:p>
              </table:table-cell>
            </table:table-row>
            <table:table-row>
              <table:table-cell office:value-type="string">
                <text:p>13:55:47</text:p>
              </table:table-cell>
              <table:table-cell office:value-type="float" office:value="0.162056">
                <text:p>0.162056</text:p>
              </table:table-cell>
              <table:table-cell office:value-type="float" office:value="0.026125">
                <text:p>0.026125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0.189815">
                <text:p>0.189815</text:p>
              </table:table-cell>
              <table:table-cell office:value-type="float" office:value="0.035453">
                <text:p>0.035453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0.255926">
                <text:p>0.255926</text:p>
              </table:table-cell>
              <table:table-cell office:value-type="float" office:value="0.045514">
                <text:p>0.045514</text:p>
              </table:table-cell>
            </table:table-row>
            <table:table-row>
              <table:table-cell office:value-type="string">
                <text:p>13:55:50</text:p>
              </table:table-cell>
              <table:table-cell office:value-type="float" office:value="0.289514">
                <text:p>0.289514</text:p>
              </table:table-cell>
              <table:table-cell office:value-type="float" office:value="0.03753">
                <text:p>0.03753</text:p>
              </table:table-cell>
            </table:table-row>
            <table:table-row>
              <table:table-cell office:value-type="string">
                <text:p>13:55:51</text:p>
              </table:table-cell>
              <table:table-cell office:value-type="float" office:value="0.204769">
                <text:p>0.204769</text:p>
              </table:table-cell>
              <table:table-cell office:value-type="float" office:value="0.059117">
                <text:p>0.059117</text:p>
              </table:table-cell>
            </table:table-row>
            <table:table-row>
              <table:table-cell office:value-type="string">
                <text:p>13:55:52</text:p>
              </table:table-cell>
              <table:table-cell office:value-type="float" office:value="0.313126">
                <text:p>0.313126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string">
                <text:p>13:55:53</text:p>
              </table:table-cell>
              <table:table-cell office:value-type="float" office:value="0.388539">
                <text:p>0.388539</text:p>
              </table:table-cell>
              <table:table-cell office:value-type="float" office:value="0.235977">
                <text:p>0.235977</text:p>
              </table:table-cell>
            </table:table-row>
            <table:table-row>
              <table:table-cell office:value-type="string">
                <text:p>13:55:54</text:p>
              </table:table-cell>
              <table:table-cell office:value-type="float" office:value="0.400022">
                <text:p>0.400022</text:p>
              </table:table-cell>
              <table:table-cell office:value-type="float" office:value="0.16581">
                <text:p>0.16581</text:p>
              </table:table-cell>
            </table:table-row>
            <table:table-row>
              <table:table-cell office:value-type="string">
                <text:p>13:55:55</text:p>
              </table:table-cell>
              <table:table-cell office:value-type="float" office:value="0.673972">
                <text:p>0.673972</text:p>
              </table:table-cell>
              <table:table-cell office:value-type="float" office:value="0.456043">
                <text:p>0.456043</text:p>
              </table:table-cell>
            </table:table-row>
            <table:table-row>
              <table:table-cell office:value-type="string">
                <text:p>13:55:56</text:p>
              </table:table-cell>
              <table:table-cell office:value-type="float" office:value="0.650456">
                <text:p>0.650456</text:p>
              </table:table-cell>
              <table:table-cell office:value-type="float" office:value="0.508091">
                <text:p>0.508091</text:p>
              </table:table-cell>
            </table:table-row>
            <table:table-row>
              <table:table-cell office:value-type="string">
                <text:p>13:55:57</text:p>
              </table:table-cell>
              <table:table-cell office:value-type="float" office:value="0.404418">
                <text:p>0.404418</text:p>
              </table:table-cell>
              <table:table-cell office:value-type="float" office:value="0.589628">
                <text:p>0.589628</text:p>
              </table:table-cell>
            </table:table-row>
            <table:table-row>
              <table:table-cell office:value-type="string">
                <text:p>13:55:58</text:p>
              </table:table-cell>
              <table:table-cell office:value-type="float" office:value="0.762507">
                <text:p>0.762507</text:p>
              </table:table-cell>
              <table:table-cell office:value-type="float" office:value="0.548519">
                <text:p>0.548519</text:p>
              </table:table-cell>
            </table:table-row>
            <table:table-row>
              <table:table-cell office:value-type="string">
                <text:p>13:55:59</text:p>
              </table:table-cell>
              <table:table-cell office:value-type="float" office:value="0.640863">
                <text:p>0.640863</text:p>
              </table:table-cell>
              <table:table-cell office:value-type="float" office:value="0.493564">
                <text:p>0.493564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.656474">
                <text:p>0.656474</text:p>
              </table:table-cell>
              <table:table-cell office:value-type="float" office:value="0.521255">
                <text:p>0.521255</text:p>
              </table:table-cell>
            </table:table-row>
            <table:table-row>
              <table:table-cell office:value-type="string">
                <text:p>13:56:01</text:p>
              </table:table-cell>
              <table:table-cell office:value-type="float" office:value="0.60521">
                <text:p>0.60521</text:p>
              </table:table-cell>
              <table:table-cell office:value-type="float" office:value="0.771074">
                <text:p>0.771074</text:p>
              </table:table-cell>
            </table:table-row>
            <table:table-row>
              <table:table-cell office:value-type="string">
                <text:p>13:56:02</text:p>
              </table:table-cell>
              <table:table-cell office:value-type="float" office:value="0.927727">
                <text:p>0.927727</text:p>
              </table:table-cell>
              <table:table-cell office:value-type="float" office:value="1.017122">
                <text:p>1.017122</text:p>
              </table:table-cell>
            </table:table-row>
            <table:table-row>
              <table:table-cell office:value-type="string">
                <text:p>13:56:03</text:p>
              </table:table-cell>
              <table:table-cell office:value-type="float" office:value="0.871635">
                <text:p>0.871635</text:p>
              </table:table-cell>
              <table:table-cell office:value-type="float" office:value="1.132629">
                <text:p>1.132629</text:p>
              </table:table-cell>
            </table:table-row>
            <table:table-row>
              <table:table-cell office:value-type="string">
                <text:p>13:56:04</text:p>
              </table:table-cell>
              <table:table-cell office:value-type="float" office:value="0.85577">
                <text:p>0.85577</text:p>
              </table:table-cell>
              <table:table-cell office:value-type="float" office:value="1.493912">
                <text:p>1.493912</text:p>
              </table:table-cell>
            </table:table-row>
            <table:table-row>
              <table:table-cell office:value-type="string">
                <text:p>13:56:05</text:p>
              </table:table-cell>
              <table:table-cell office:value-type="float" office:value="0.94604">
                <text:p>0.94604</text:p>
              </table:table-cell>
              <table:table-cell office:value-type="float" office:value="1.44523">
                <text:p>1.44523</text:p>
              </table:table-cell>
            </table:table-row>
            <table:table-row>
              <table:table-cell office:value-type="string">
                <text:p>13:56:06</text:p>
              </table:table-cell>
              <table:table-cell office:value-type="float" office:value="0.844399">
                <text:p>0.844399</text:p>
              </table:table-cell>
              <table:table-cell office:value-type="float" office:value="1.341041">
                <text:p>1.341041</text:p>
              </table:table-cell>
            </table:table-row>
            <table:table-row>
              <table:table-cell office:value-type="string">
                <text:p>13:56:07</text:p>
              </table:table-cell>
              <table:table-cell office:value-type="float" office:value="0.932947">
                <text:p>0.932947</text:p>
              </table:table-cell>
              <table:table-cell office:value-type="float" office:value="1.465408">
                <text:p>1.465408</text:p>
              </table:table-cell>
            </table:table-row>
            <table:table-row>
              <table:table-cell office:value-type="string">
                <text:p>13:56:08</text:p>
              </table:table-cell>
              <table:table-cell office:value-type="float" office:value="0.922708">
                <text:p>0.922708</text:p>
              </table:table-cell>
              <table:table-cell office:value-type="float" office:value="1.232986">
                <text:p>1.232986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1.118452">
                <text:p>1.118452</text:p>
              </table:table-cell>
              <table:table-cell office:value-type="float" office:value="1.989461">
                <text:p>1.989461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1.367324">
                <text:p>1.367324</text:p>
              </table:table-cell>
              <table:table-cell office:value-type="float" office:value="1.89591">
                <text:p>1.89591</text:p>
              </table:table-cell>
            </table:table-row>
            <table:table-row>
              <table:table-cell office:value-type="string">
                <text:p>13:56:11</text:p>
              </table:table-cell>
              <table:table-cell office:value-type="float" office:value="0.799284">
                <text:p>0.799284</text:p>
              </table:table-cell>
              <table:table-cell office:value-type="float" office:value="1.374086">
                <text:p>1.374086</text:p>
              </table:table-cell>
            </table:table-row>
            <table:table-row>
              <table:table-cell office:value-type="string">
                <text:p>13:56:12</text:p>
              </table:table-cell>
              <table:table-cell office:value-type="float" office:value="0.812746">
                <text:p>0.812746</text:p>
              </table:table-cell>
              <table:table-cell office:value-type="float" office:value="1.112341">
                <text:p>1.112341</text:p>
              </table:table-cell>
            </table:table-row>
            <table:table-row>
              <table:table-cell office:value-type="string">
                <text:p>13:56:13</text:p>
              </table:table-cell>
              <table:table-cell office:value-type="float" office:value="0.73553">
                <text:p>0.73553</text:p>
              </table:table-cell>
              <table:table-cell office:value-type="float" office:value="0.809183">
                <text:p>0.809183</text:p>
              </table:table-cell>
            </table:table-row>
            <table:table-row>
              <table:table-cell office:value-type="string">
                <text:p>13:56:14</text:p>
              </table:table-cell>
              <table:table-cell office:value-type="float" office:value="0.812228">
                <text:p>0.812228</text:p>
              </table:table-cell>
              <table:table-cell office:value-type="float" office:value="1.014425">
                <text:p>1.014425</text:p>
              </table:table-cell>
            </table:table-row>
            <table:table-row>
              <table:table-cell office:value-type="string">
                <text:p>13:56:15</text:p>
              </table:table-cell>
              <table:table-cell office:value-type="float" office:value="1.00096">
                <text:p>1.00096</text:p>
              </table:table-cell>
              <table:table-cell office:value-type="float" office:value="1.428366">
                <text:p>1.428366</text:p>
              </table:table-cell>
            </table:table-row>
            <table:table-row>
              <table:table-cell office:value-type="string">
                <text:p>13:56:16</text:p>
              </table:table-cell>
              <table:table-cell office:value-type="float" office:value="1.229921">
                <text:p>1.229921</text:p>
              </table:table-cell>
              <table:table-cell office:value-type="float" office:value="2.046749">
                <text:p>2.046749</text:p>
              </table:table-cell>
            </table:table-row>
            <table:table-row>
              <table:table-cell office:value-type="string">
                <text:p>13:56:17</text:p>
              </table:table-cell>
              <table:table-cell office:value-type="float" office:value="0.722641">
                <text:p>0.722641</text:p>
              </table:table-cell>
              <table:table-cell office:value-type="float" office:value="0.744662">
                <text:p>0.744662</text:p>
              </table:table-cell>
            </table:table-row>
            <table:table-row>
              <table:table-cell office:value-type="string">
                <text:p>13:56:18</text:p>
              </table:table-cell>
              <table:table-cell office:value-type="float" office:value="1.03468">
                <text:p>1.03468</text:p>
              </table:table-cell>
              <table:table-cell office:value-type="float" office:value="1.483226">
                <text:p>1.483226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1.48196">
                <text:p>1.48196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13:56:20</text:p>
              </table:table-cell>
              <table:table-cell office:value-type="float" office:value="0.745216">
                <text:p>0.745216</text:p>
              </table:table-cell>
              <table:table-cell office:value-type="float" office:value="0.852911">
                <text:p>0.852911</text:p>
              </table:table-cell>
            </table:table-row>
            <table:table-row>
              <table:table-cell office:value-type="string">
                <text:p>13:56:21</text:p>
              </table:table-cell>
              <table:table-cell office:value-type="float" office:value="0.944511">
                <text:p>0.944511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13:56:22</text:p>
              </table:table-cell>
              <table:table-cell office:value-type="float" office:value="0.9878">
                <text:p>0.9878</text:p>
              </table:table-cell>
              <table:table-cell office:value-type="float" office:value="1.115482">
                <text:p>1.115482</text:p>
              </table:table-cell>
            </table:table-row>
            <table:table-row>
              <table:table-cell office:value-type="string">
                <text:p>13:56:23</text:p>
              </table:table-cell>
              <table:table-cell office:value-type="float" office:value="0.70407">
                <text:p>0.70407</text:p>
              </table:table-cell>
              <table:table-cell office:value-type="float" office:value="0.493194">
                <text:p>0.493194</text:p>
              </table:table-cell>
            </table:table-row>
            <table:table-row>
              <table:table-cell office:value-type="string">
                <text:p>13:56:24</text:p>
              </table:table-cell>
              <table:table-cell office:value-type="float" office:value="0.805825">
                <text:p>0.805825</text:p>
              </table:table-cell>
              <table:table-cell office:value-type="float" office:value="0.923779">
                <text:p>0.923779</text:p>
              </table:table-cell>
            </table:table-row>
            <table:table-row>
              <table:table-cell office:value-type="string">
                <text:p>13:56:25</text:p>
              </table:table-cell>
              <table:table-cell office:value-type="float" office:value="0.72146">
                <text:p>0.72146</text:p>
              </table:table-cell>
              <table:table-cell office:value-type="float" office:value="0.676521">
                <text:p>0.676521</text:p>
              </table:table-cell>
            </table:table-row>
            <table:table-row>
              <table:table-cell office:value-type="string">
                <text:p>13:56:26</text:p>
              </table:table-cell>
              <table:table-cell office:value-type="float" office:value="0.727209">
                <text:p>0.727209</text:p>
              </table:table-cell>
              <table:table-cell office:value-type="float" office:value="0.934315">
                <text:p>0.934315</text:p>
              </table:table-cell>
            </table:table-row>
            <table:table-row>
              <table:table-cell office:value-type="string">
                <text:p>13:56:27</text:p>
              </table:table-cell>
              <table:table-cell office:value-type="float" office:value="0.675296">
                <text:p>0.675296</text:p>
              </table:table-cell>
              <table:table-cell office:value-type="float" office:value="0.634766">
                <text:p>0.634766</text:p>
              </table:table-cell>
            </table:table-row>
            <table:table-row>
              <table:table-cell office:value-type="string">
                <text:p>13:56:28</text:p>
              </table:table-cell>
              <table:table-cell office:value-type="float" office:value="0.674424">
                <text:p>0.674424</text:p>
              </table:table-cell>
              <table:table-cell office:value-type="float" office:value="0.600324">
                <text:p>0.600324</text:p>
              </table:table-cell>
            </table:table-row>
            <table:table-row>
              <table:table-cell office:value-type="string">
                <text:p>13:56:29</text:p>
              </table:table-cell>
              <table:table-cell office:value-type="float" office:value="0.648245">
                <text:p>0.648245</text:p>
              </table:table-cell>
              <table:table-cell office:value-type="float" office:value="0.705701">
                <text:p>0.705701</text:p>
              </table:table-cell>
            </table:table-row>
            <table:table-row>
              <table:table-cell office:value-type="string">
                <text:p>13:56:30</text:p>
              </table:table-cell>
              <table:table-cell office:value-type="float" office:value="0.860285">
                <text:p>0.860285</text:p>
              </table:table-cell>
              <table:table-cell office:value-type="float" office:value="0.658717">
                <text:p>0.658717</text:p>
              </table:table-cell>
            </table:table-row>
            <table:table-row>
              <table:table-cell office:value-type="string">
                <text:p>13:56:31</text:p>
              </table:table-cell>
              <table:table-cell office:value-type="float" office:value="0.765461">
                <text:p>0.765461</text:p>
              </table:table-cell>
              <table:table-cell office:value-type="float" office:value="1.190595">
                <text:p>1.190595</text:p>
              </table:table-cell>
            </table:table-row>
            <table:table-row>
              <table:table-cell office:value-type="string">
                <text:p>13:56:32</text:p>
              </table:table-cell>
              <table:table-cell office:value-type="float" office:value="0.768294">
                <text:p>0.768294</text:p>
              </table:table-cell>
              <table:table-cell office:value-type="float" office:value="0.637328">
                <text:p>0.637328</text:p>
              </table:table-cell>
            </table:table-row>
            <table:table-row>
              <table:table-cell office:value-type="string">
                <text:p>13:56:33</text:p>
              </table:table-cell>
              <table:table-cell office:value-type="float" office:value="0.853495">
                <text:p>0.853495</text:p>
              </table:table-cell>
              <table:table-cell office:value-type="float" office:value="0.835726">
                <text:p>0.835726</text:p>
              </table:table-cell>
            </table:table-row>
            <table:table-row>
              <table:table-cell office:value-type="string">
                <text:p>13:56:34</text:p>
              </table:table-cell>
              <table:table-cell office:value-type="float" office:value="0.711099">
                <text:p>0.711099</text:p>
              </table:table-cell>
              <table:table-cell office:value-type="float" office:value="0.496335">
                <text:p>0.496335</text:p>
              </table:table-cell>
            </table:table-row>
            <table:table-row>
              <table:table-cell office:value-type="string">
                <text:p>13:56:35</text:p>
              </table:table-cell>
              <table:table-cell office:value-type="float" office:value="0.970681">
                <text:p>0.970681</text:p>
              </table:table-cell>
              <table:table-cell office:value-type="float" office:value="0.703637">
                <text:p>0.703637</text:p>
              </table:table-cell>
            </table:table-row>
            <table:table-row>
              <table:table-cell office:value-type="string">
                <text:p>13:56:36</text:p>
              </table:table-cell>
              <table:table-cell office:value-type="float" office:value="0.633218">
                <text:p>0.633218</text:p>
              </table:table-cell>
              <table:table-cell office:value-type="float" office:value="0.551132">
                <text:p>0.551132</text:p>
              </table:table-cell>
            </table:table-row>
            <table:table-row>
              <table:table-cell office:value-type="string">
                <text:p>13:56:37</text:p>
              </table:table-cell>
              <table:table-cell office:value-type="float" office:value="0.579269">
                <text:p>0.579269</text:p>
              </table:table-cell>
              <table:table-cell office:value-type="float" office:value="0.399678">
                <text:p>0.399678</text:p>
              </table:table-cell>
            </table:table-row>
            <table:table-row>
              <table:table-cell office:value-type="string">
                <text:p>13:56:38</text:p>
              </table:table-cell>
              <table:table-cell office:value-type="float" office:value="0.561122">
                <text:p>0.561122</text:p>
              </table:table-cell>
              <table:table-cell office:value-type="float" office:value="0.740175">
                <text:p>0.740175</text:p>
              </table:table-cell>
            </table:table-row>
            <table:table-row>
              <table:table-cell office:value-type="string">
                <text:p>13:56:39</text:p>
              </table:table-cell>
              <table:table-cell office:value-type="float" office:value="0.64646">
                <text:p>0.64646</text:p>
              </table:table-cell>
              <table:table-cell office:value-type="float" office:value="0.530456">
                <text:p>0.530456</text:p>
              </table:table-cell>
            </table:table-row>
            <table:table-row>
              <table:table-cell office:value-type="string">
                <text:p>13:56:40</text:p>
              </table:table-cell>
              <table:table-cell office:value-type="float" office:value="0.531816">
                <text:p>0.531816</text:p>
              </table:table-cell>
              <table:table-cell office:value-type="float" office:value="1.249236">
                <text:p>1.249236</text:p>
              </table:table-cell>
            </table:table-row>
            <table:table-row>
              <table:table-cell office:value-type="string">
                <text:p>13:56:41</text:p>
              </table:table-cell>
              <table:table-cell office:value-type="float" office:value="0.405394">
                <text:p>0.405394</text:p>
              </table:table-cell>
              <table:table-cell office:value-type="float" office:value="0.494375">
                <text:p>0.494375</text:p>
              </table:table-cell>
            </table:table-row>
            <table:table-row>
              <table:table-cell office:value-type="string">
                <text:p>13:56:42</text:p>
              </table:table-cell>
              <table:table-cell office:value-type="float" office:value="0.828502">
                <text:p>0.828502</text:p>
              </table:table-cell>
              <table:table-cell office:value-type="float" office:value="2.730553">
                <text:p>2.730553</text:p>
              </table:table-cell>
            </table:table-row>
            <table:table-row>
              <table:table-cell office:value-type="string">
                <text:p>13:56:43</text:p>
              </table:table-cell>
              <table:table-cell office:value-type="float" office:value="0.816702">
                <text:p>0.816702</text:p>
              </table:table-cell>
              <table:table-cell office:value-type="float" office:value="0.936723">
                <text:p>0.936723</text:p>
              </table:table-cell>
            </table:table-row>
            <table:table-row>
              <table:table-cell office:value-type="string">
                <text:p>13:56:44</text:p>
              </table:table-cell>
              <table:table-cell office:value-type="float" office:value="0.729884">
                <text:p>0.729884</text:p>
              </table:table-cell>
              <table:table-cell office:value-type="float" office:value="0.445776">
                <text:p>0.445776</text:p>
              </table:table-cell>
            </table:table-row>
            <table:table-row>
              <table:table-cell office:value-type="string">
                <text:p>13:56:45</text:p>
              </table:table-cell>
              <table:table-cell office:value-type="float" office:value="0.74972">
                <text:p>0.74972</text:p>
              </table:table-cell>
              <table:table-cell office:value-type="float" office:value="0.42779">
                <text:p>0.42779</text:p>
              </table:table-cell>
            </table:table-row>
            <table:table-row>
              <table:table-cell office:value-type="string">
                <text:p>13:56:46</text:p>
              </table:table-cell>
              <table:table-cell office:value-type="float" office:value="0.734386">
                <text:p>0.734386</text:p>
              </table:table-cell>
              <table:table-cell office:value-type="float" office:value="0.368717">
                <text:p>0.368717</text:p>
              </table:table-cell>
            </table:table-row>
            <table:table-row>
              <table:table-cell office:value-type="string">
                <text:p>13:56:47</text:p>
              </table:table-cell>
              <table:table-cell office:value-type="float" office:value="0.822728">
                <text:p>0.822728</text:p>
              </table:table-cell>
              <table:table-cell office:value-type="float" office:value="0.55158">
                <text:p>0.55158</text:p>
              </table:table-cell>
            </table:table-row>
            <table:table-row>
              <table:table-cell office:value-type="string">
                <text:p>13:56:48</text:p>
              </table:table-cell>
              <table:table-cell office:value-type="float" office:value="0.671601">
                <text:p>0.671601</text:p>
              </table:table-cell>
              <table:table-cell office:value-type="float" office:value="0.629095">
                <text:p>0.629095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0.82633">
                <text:p>0.82633</text:p>
              </table:table-cell>
              <table:table-cell office:value-type="float" office:value="0.545243">
                <text:p>0.545243</text:p>
              </table:table-cell>
            </table:table-row>
            <table:table-row>
              <table:table-cell office:value-type="string">
                <text:p>13:56:50</text:p>
              </table:table-cell>
              <table:table-cell office:value-type="float" office:value="0.818806">
                <text:p>0.818806</text:p>
              </table:table-cell>
              <table:table-cell office:value-type="float" office:value="0.461783">
                <text:p>0.461783</text:p>
              </table:table-cell>
            </table:table-row>
            <table:table-row>
              <table:table-cell office:value-type="string">
                <text:p>13:56:51</text:p>
              </table:table-cell>
              <table:table-cell office:value-type="float" office:value="0.73207">
                <text:p>0.73207</text:p>
              </table:table-cell>
              <table:table-cell office:value-type="float" office:value="0.34701">
                <text:p>0.34701</text:p>
              </table:table-cell>
            </table:table-row>
            <table:table-row>
              <table:table-cell office:value-type="string">
                <text:p>13:56:52</text:p>
              </table:table-cell>
              <table:table-cell office:value-type="float" office:value="0.644379">
                <text:p>0.644379</text:p>
              </table:table-cell>
              <table:table-cell office:value-type="float" office:value="0.268241">
                <text:p>0.268241</text:p>
              </table:table-cell>
            </table:table-row>
            <table:table-row>
              <table:table-cell office:value-type="string">
                <text:p>13:56:53</text:p>
              </table:table-cell>
              <table:table-cell office:value-type="float" office:value="0.654628">
                <text:p>0.654628</text:p>
              </table:table-cell>
              <table:table-cell office:value-type="float" office:value="0.28967">
                <text:p>0.28967</text:p>
              </table:table-cell>
            </table:table-row>
            <table:table-row>
              <table:table-cell office:value-type="string">
                <text:p>13:56:54</text:p>
              </table:table-cell>
              <table:table-cell office:value-type="float" office:value="0.494253">
                <text:p>0.494253</text:p>
              </table:table-cell>
              <table:table-cell office:value-type="float" office:value="0.260799">
                <text:p>0.260799</text:p>
              </table:table-cell>
            </table:table-row>
            <table:table-row>
              <table:table-cell office:value-type="string">
                <text:p>13:56:55</text:p>
              </table:table-cell>
              <table:table-cell office:value-type="float" office:value="0.505451">
                <text:p>0.505451</text:p>
              </table:table-cell>
              <table:table-cell office:value-type="float" office:value="0.202557">
                <text:p>0.202557</text:p>
              </table:table-cell>
            </table:table-row>
            <table:table-row>
              <table:table-cell office:value-type="string">
                <text:p>13:56:56</text:p>
              </table:table-cell>
              <table:table-cell office:value-type="float" office:value="0.544721">
                <text:p>0.544721</text:p>
              </table:table-cell>
              <table:table-cell office:value-type="float" office:value="0.105638">
                <text:p>0.105638</text:p>
              </table:table-cell>
            </table:table-row>
            <table:table-row>
              <table:table-cell office:value-type="string">
                <text:p>13:56:57</text:p>
              </table:table-cell>
              <table:table-cell office:value-type="float" office:value="0.449455">
                <text:p>0.449455</text:p>
              </table:table-cell>
              <table:table-cell office:value-type="float" office:value="0.160305">
                <text:p>0.160305</text:p>
              </table:table-cell>
            </table:table-row>
            <table:table-row>
              <table:table-cell office:value-type="string">
                <text:p>13:56:58</text:p>
              </table:table-cell>
              <table:table-cell office:value-type="float" office:value="0.491921">
                <text:p>0.491921</text:p>
              </table:table-cell>
              <table:table-cell office:value-type="float" office:value="0.244986">
                <text:p>0.244986</text:p>
              </table:table-cell>
            </table:table-row>
            <table:table-row>
              <table:table-cell office:value-type="string">
                <text:p>13:56:59</text:p>
              </table:table-cell>
              <table:table-cell office:value-type="float" office:value="0.612711">
                <text:p>0.612711</text:p>
              </table:table-cell>
              <table:table-cell office:value-type="float" office:value="0.313049">
                <text:p>0.313049</text:p>
              </table:table-cell>
            </table:table-row>
            <table:table-row>
              <table:table-cell office:value-type="string">
                <text:p>13:57:00</text:p>
              </table:table-cell>
              <table:table-cell office:value-type="float" office:value="0.676333">
                <text:p>0.676333</text:p>
              </table:table-cell>
              <table:table-cell office:value-type="float" office:value="0.314046">
                <text:p>0.314046</text:p>
              </table:table-cell>
            </table:table-row>
            <table:table-row>
              <table:table-cell office:value-type="string">
                <text:p>13:57:01</text:p>
              </table:table-cell>
              <table:table-cell office:value-type="float" office:value="0.560144">
                <text:p>0.560144</text:p>
              </table:table-cell>
              <table:table-cell office:value-type="float" office:value="0.389066">
                <text:p>0.389066</text:p>
              </table:table-cell>
            </table:table-row>
            <table:table-row>
              <table:table-cell office:value-type="string">
                <text:p>13:57:02</text:p>
              </table:table-cell>
              <table:table-cell office:value-type="float" office:value="0.616977">
                <text:p>0.616977</text:p>
              </table:table-cell>
              <table:table-cell office:value-type="float" office:value="0.376125">
                <text:p>0.376125</text:p>
              </table:table-cell>
            </table:table-row>
            <table:table-row>
              <table:table-cell office:value-type="string">
                <text:p>13:57:03</text:p>
              </table:table-cell>
              <table:table-cell office:value-type="float" office:value="1.134905">
                <text:p>1.134905</text:p>
              </table:table-cell>
              <table:table-cell office:value-type="float" office:value="1.107302">
                <text:p>1.107302</text:p>
              </table:table-cell>
            </table:table-row>
            <table:table-row>
              <table:table-cell office:value-type="string">
                <text:p>13:57:06</text:p>
              </table:table-cell>
              <table:table-cell office:value-type="float" office:value="0.797208">
                <text:p>0.797208</text:p>
              </table:table-cell>
              <table:table-cell office:value-type="float" office:value="0.553006">
                <text:p>0.553006</text:p>
              </table:table-cell>
            </table:table-row>
            <table:table-row>
              <table:table-cell office:value-type="string">
                <text:p>13:57:07</text:p>
              </table:table-cell>
              <table:table-cell office:value-type="float" office:value="0.593448">
                <text:p>0.593448</text:p>
              </table:table-cell>
              <table:table-cell office:value-type="float" office:value="0.455485">
                <text:p>0.455485</text:p>
              </table:table-cell>
            </table:table-row>
            <table:table-row>
              <table:table-cell office:value-type="string">
                <text:p>13:57:08</text:p>
              </table:table-cell>
              <table:table-cell office:value-type="float" office:value="0.649199">
                <text:p>0.649199</text:p>
              </table:table-cell>
              <table:table-cell office:value-type="float" office:value="0.557281">
                <text:p>0.557281</text:p>
              </table:table-cell>
            </table:table-row>
            <table:table-row>
              <table:table-cell office:value-type="string">
                <text:p>13:57:09</text:p>
              </table:table-cell>
              <table:table-cell office:value-type="float" office:value="0.56334">
                <text:p>0.56334</text:p>
              </table:table-cell>
              <table:table-cell office:value-type="float" office:value="0.572135">
                <text:p>0.572135</text:p>
              </table:table-cell>
            </table:table-row>
            <table:table-row>
              <table:table-cell office:value-type="string">
                <text:p>13:57:10</text:p>
              </table:table-cell>
              <table:table-cell office:value-type="float" office:value="0.479958">
                <text:p>0.479958</text:p>
              </table:table-cell>
              <table:table-cell office:value-type="float" office:value="0.395698">
                <text:p>0.395698</text:p>
              </table:table-cell>
            </table:table-row>
            <table:table-row>
              <table:table-cell office:value-type="string">
                <text:p>13:57:11</text:p>
              </table:table-cell>
              <table:table-cell office:value-type="float" office:value="0.527155">
                <text:p>0.527155</text:p>
              </table:table-cell>
              <table:table-cell office:value-type="float" office:value="0.407819">
                <text:p>0.407819</text:p>
              </table:table-cell>
            </table:table-row>
            <table:table-row>
              <table:table-cell office:value-type="string">
                <text:p>13:57:12</text:p>
              </table:table-cell>
              <table:table-cell office:value-type="float" office:value="0.523338">
                <text:p>0.523338</text:p>
              </table:table-cell>
              <table:table-cell office:value-type="float" office:value="0.334574">
                <text:p>0.334574</text:p>
              </table:table-cell>
            </table:table-row>
            <table:table-row>
              <table:table-cell office:value-type="string">
                <text:p>13:57:13</text:p>
              </table:table-cell>
              <table:table-cell office:value-type="float" office:value="0.470122">
                <text:p>0.470122</text:p>
              </table:table-cell>
              <table:table-cell office:value-type="float" office:value="0.283402">
                <text:p>0.283402</text:p>
              </table:table-cell>
            </table:table-row>
            <table:table-row>
              <table:table-cell office:value-type="string">
                <text:p>13:57:14</text:p>
              </table:table-cell>
              <table:table-cell office:value-type="float" office:value="0.583141">
                <text:p>0.583141</text:p>
              </table:table-cell>
              <table:table-cell office:value-type="float" office:value="0.454466">
                <text:p>0.454466</text:p>
              </table:table-cell>
            </table:table-row>
            <table:table-row>
              <table:table-cell office:value-type="string">
                <text:p>13:57:15</text:p>
              </table:table-cell>
              <table:table-cell office:value-type="float" office:value="0.416727">
                <text:p>0.416727</text:p>
              </table:table-cell>
              <table:table-cell office:value-type="float" office:value="0.470794">
                <text:p>0.470794</text:p>
              </table:table-cell>
            </table:table-row>
            <table:table-row>
              <table:table-cell office:value-type="string">
                <text:p>13:57:16</text:p>
              </table:table-cell>
              <table:table-cell office:value-type="float" office:value="0.535968">
                <text:p>0.535968</text:p>
              </table:table-cell>
              <table:table-cell office:value-type="float" office:value="0.451626">
                <text:p>0.451626</text:p>
              </table:table-cell>
            </table:table-row>
            <table:table-row>
              <table:table-cell office:value-type="string">
                <text:p>13:57:17</text:p>
              </table:table-cell>
              <table:table-cell office:value-type="float" office:value="0.550971">
                <text:p>0.550971</text:p>
              </table:table-cell>
              <table:table-cell office:value-type="float" office:value="0.467932">
                <text:p>0.467932</text:p>
              </table:table-cell>
            </table:table-row>
            <table:table-row>
              <table:table-cell office:value-type="string">
                <text:p>13:57:18</text:p>
              </table:table-cell>
              <table:table-cell office:value-type="float" office:value="0.618899">
                <text:p>0.618899</text:p>
              </table:table-cell>
              <table:table-cell office:value-type="float" office:value="0.329156">
                <text:p>0.329156</text:p>
              </table:table-cell>
            </table:table-row>
            <table:table-row>
              <table:table-cell office:value-type="string">
                <text:p>13:57:19</text:p>
              </table:table-cell>
              <table:table-cell office:value-type="float" office:value="0.563893">
                <text:p>0.563893</text:p>
              </table:table-cell>
              <table:table-cell office:value-type="float" office:value="0.518126">
                <text:p>0.518126</text:p>
              </table:table-cell>
            </table:table-row>
            <table:table-row>
              <table:table-cell office:value-type="string">
                <text:p>13:57:20</text:p>
              </table:table-cell>
              <table:table-cell office:value-type="float" office:value="0.597284">
                <text:p>0.597284</text:p>
              </table:table-cell>
              <table:table-cell office:value-type="float" office:value="0.467094">
                <text:p>0.467094</text:p>
              </table:table-cell>
            </table:table-row>
            <table:table-row>
              <table:table-cell office:value-type="string">
                <text:p>13:57:21</text:p>
              </table:table-cell>
              <table:table-cell office:value-type="float" office:value="0.440578">
                <text:p>0.440578</text:p>
              </table:table-cell>
              <table:table-cell office:value-type="float" office:value="0.427781">
                <text:p>0.427781</text:p>
              </table:table-cell>
            </table:table-row>
            <table:table-row>
              <table:table-cell office:value-type="string">
                <text:p>13:57:22</text:p>
              </table:table-cell>
              <table:table-cell office:value-type="float" office:value="0.427219">
                <text:p>0.427219</text:p>
              </table:table-cell>
              <table:table-cell office:value-type="float" office:value="0.40482">
                <text:p>0.40482</text:p>
              </table:table-cell>
            </table:table-row>
            <table:table-row>
              <table:table-cell office:value-type="string">
                <text:p>13:57:23</text:p>
              </table:table-cell>
              <table:table-cell office:value-type="float" office:value="0.431723">
                <text:p>0.431723</text:p>
              </table:table-cell>
              <table:table-cell office:value-type="float" office:value="0.40275">
                <text:p>0.40275</text:p>
              </table:table-cell>
            </table:table-row>
            <table:table-row>
              <table:table-cell office:value-type="string">
                <text:p>13:57:24</text:p>
              </table:table-cell>
              <table:table-cell office:value-type="float" office:value="0.560207">
                <text:p>0.560207</text:p>
              </table:table-cell>
              <table:table-cell office:value-type="float" office:value="0.338657">
                <text:p>0.338657</text:p>
              </table:table-cell>
            </table:table-row>
            <table:table-row>
              <table:table-cell office:value-type="string">
                <text:p>13:57:25</text:p>
              </table:table-cell>
              <table:table-cell office:value-type="float" office:value="0.485909">
                <text:p>0.485909</text:p>
              </table:table-cell>
              <table:table-cell office:value-type="float" office:value="0.479278">
                <text:p>0.479278</text:p>
              </table:table-cell>
            </table:table-row>
            <table:table-row>
              <table:table-cell office:value-type="string">
                <text:p>13:57:26</text:p>
              </table:table-cell>
              <table:table-cell office:value-type="float" office:value="0.358841">
                <text:p>0.358841</text:p>
              </table:table-cell>
              <table:table-cell office:value-type="float" office:value="0.2836">
                <text:p>0.2836</text:p>
              </table:table-cell>
            </table:table-row>
            <table:table-row>
              <table:table-cell office:value-type="string">
                <text:p>13:57:27</text:p>
              </table:table-cell>
              <table:table-cell office:value-type="float" office:value="0.522765">
                <text:p>0.522765</text:p>
              </table:table-cell>
              <table:table-cell office:value-type="float" office:value="0.533847">
                <text:p>0.533847</text:p>
              </table:table-cell>
            </table:table-row>
            <table:table-row>
              <table:table-cell office:value-type="string">
                <text:p>13:57:28</text:p>
              </table:table-cell>
              <table:table-cell office:value-type="float" office:value="0.506583">
                <text:p>0.506583</text:p>
              </table:table-cell>
              <table:table-cell office:value-type="float" office:value="0.557761">
                <text:p>0.557761</text:p>
              </table:table-cell>
            </table:table-row>
            <table:table-row>
              <table:table-cell office:value-type="string">
                <text:p>13:57:29</text:p>
              </table:table-cell>
              <table:table-cell office:value-type="float" office:value="0.570366">
                <text:p>0.570366</text:p>
              </table:table-cell>
              <table:table-cell office:value-type="float" office:value="0.669791">
                <text:p>0.669791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0.672878">
                <text:p>0.672878</text:p>
              </table:table-cell>
              <table:table-cell office:value-type="float" office:value="0.752479">
                <text:p>0.752479</text:p>
              </table:table-cell>
            </table:table-row>
            <table:table-row>
              <table:table-cell office:value-type="string">
                <text:p>13:57:31</text:p>
              </table:table-cell>
              <table:table-cell office:value-type="float" office:value="0.631228">
                <text:p>0.631228</text:p>
              </table:table-cell>
              <table:table-cell office:value-type="float" office:value="0.682298">
                <text:p>0.682298</text:p>
              </table:table-cell>
            </table:table-row>
            <table:table-row>
              <table:table-cell office:value-type="string">
                <text:p>13:57:32</text:p>
              </table:table-cell>
              <table:table-cell office:value-type="float" office:value="0.898689">
                <text:p>0.898689</text:p>
              </table:table-cell>
              <table:table-cell office:value-type="float" office:value="0.939205">
                <text:p>0.939205</text:p>
              </table:table-cell>
            </table:table-row>
            <table:table-row>
              <table:table-cell office:value-type="string">
                <text:p>13:57:33</text:p>
              </table:table-cell>
              <table:table-cell office:value-type="float" office:value="0.718911">
                <text:p>0.718911</text:p>
              </table:table-cell>
              <table:table-cell office:value-type="float" office:value="0.930973">
                <text:p>0.930973</text:p>
              </table:table-cell>
            </table:table-row>
            <table:table-row>
              <table:table-cell office:value-type="string">
                <text:p>13:57:34</text:p>
              </table:table-cell>
              <table:table-cell office:value-type="float" office:value="0.572779">
                <text:p>0.572779</text:p>
              </table:table-cell>
              <table:table-cell office:value-type="float" office:value="0.716699">
                <text:p>0.716699</text:p>
              </table:table-cell>
            </table:table-row>
            <table:table-row>
              <table:table-cell office:value-type="string">
                <text:p>13:57:35</text:p>
              </table:table-cell>
              <table:table-cell office:value-type="float" office:value="0.495646">
                <text:p>0.495646</text:p>
              </table:table-cell>
              <table:table-cell office:value-type="float" office:value="1.035118">
                <text:p>1.035118</text:p>
              </table:table-cell>
            </table:table-row>
            <table:table-row>
              <table:table-cell office:value-type="string">
                <text:p>13:57:36</text:p>
              </table:table-cell>
              <table:table-cell office:value-type="float" office:value="0.730324">
                <text:p>0.730324</text:p>
              </table:table-cell>
              <table:table-cell office:value-type="float" office:value="1.354557">
                <text:p>1.354557</text:p>
              </table:table-cell>
            </table:table-row>
            <table:table-row>
              <table:table-cell office:value-type="string">
                <text:p>13:57:37</text:p>
              </table:table-cell>
              <table:table-cell office:value-type="float" office:value="0.64796">
                <text:p>0.64796</text:p>
              </table:table-cell>
              <table:table-cell office:value-type="float" office:value="0.837376">
                <text:p>0.837376</text:p>
              </table:table-cell>
            </table:table-row>
            <table:table-row>
              <table:table-cell office:value-type="string">
                <text:p>13:57:38</text:p>
              </table:table-cell>
              <table:table-cell office:value-type="float" office:value="1.021987">
                <text:p>1.021987</text:p>
              </table:table-cell>
              <table:table-cell office:value-type="float" office:value="1.354352">
                <text:p>1.354352</text:p>
              </table:table-cell>
            </table:table-row>
            <table:table-row>
              <table:table-cell office:value-type="string">
                <text:p>13:57:39</text:p>
              </table:table-cell>
              <table:table-cell office:value-type="float" office:value="1.112754">
                <text:p>1.112754</text:p>
              </table:table-cell>
              <table:table-cell office:value-type="float" office:value="1.751314">
                <text:p>1.751314</text:p>
              </table:table-cell>
            </table:table-row>
            <table:table-row>
              <table:table-cell office:value-type="string">
                <text:p>13:57:40</text:p>
              </table:table-cell>
              <table:table-cell office:value-type="float" office:value="1.085887">
                <text:p>1.085887</text:p>
              </table:table-cell>
              <table:table-cell office:value-type="float" office:value="1.524819">
                <text:p>1.524819</text:p>
              </table:table-cell>
            </table:table-row>
            <table:table-row>
              <table:table-cell office:value-type="string">
                <text:p>13:57:41</text:p>
              </table:table-cell>
              <table:table-cell office:value-type="float" office:value="1.297756">
                <text:p>1.297756</text:p>
              </table:table-cell>
              <table:table-cell office:value-type="float" office:value="2.180161">
                <text:p>2.180161</text:p>
              </table:table-cell>
            </table:table-row>
            <table:table-row>
              <table:table-cell office:value-type="string">
                <text:p>13:57:42</text:p>
              </table:table-cell>
              <table:table-cell office:value-type="float" office:value="0.757145">
                <text:p>0.757145</text:p>
              </table:table-cell>
              <table:table-cell office:value-type="float" office:value="1.311029">
                <text:p>1.311029</text:p>
              </table:table-cell>
            </table:table-row>
            <table:table-row>
              <table:table-cell office:value-type="string">
                <text:p>13:57:43</text:p>
              </table:table-cell>
              <table:table-cell office:value-type="float" office:value="0.842726">
                <text:p>0.842726</text:p>
              </table:table-cell>
              <table:table-cell office:value-type="float" office:value="1.8425">
                <text:p>1.8425</text:p>
              </table:table-cell>
            </table:table-row>
            <table:table-row>
              <table:table-cell office:value-type="string">
                <text:p>13:57:44</text:p>
              </table:table-cell>
              <table:table-cell office:value-type="float" office:value="0.790555">
                <text:p>0.790555</text:p>
              </table:table-cell>
              <table:table-cell office:value-type="float" office:value="1.453414">
                <text:p>1.453414</text:p>
              </table:table-cell>
            </table:table-row>
            <table:table-row>
              <table:table-cell office:value-type="string">
                <text:p>13:57:45</text:p>
              </table:table-cell>
              <table:table-cell office:value-type="float" office:value="0.796928">
                <text:p>0.796928</text:p>
              </table:table-cell>
              <table:table-cell office:value-type="float" office:value="1.64889">
                <text:p>1.64889</text:p>
              </table:table-cell>
            </table:table-row>
            <table:table-row>
              <table:table-cell office:value-type="string">
                <text:p>13:57:46</text:p>
              </table:table-cell>
              <table:table-cell office:value-type="float" office:value="0.948502">
                <text:p>0.948502</text:p>
              </table:table-cell>
              <table:table-cell office:value-type="float" office:value="2.041499">
                <text:p>2.041499</text:p>
              </table:table-cell>
            </table:table-row>
            <table:table-row>
              <table:table-cell office:value-type="string">
                <text:p>13:57:47</text:p>
              </table:table-cell>
              <table:table-cell office:value-type="float" office:value="0.931839">
                <text:p>0.931839</text:p>
              </table:table-cell>
              <table:table-cell office:value-type="float" office:value="1.234507">
                <text:p>1.234507</text:p>
              </table:table-cell>
            </table:table-row>
            <table:table-row>
              <table:table-cell office:value-type="string">
                <text:p>13:57:48</text:p>
              </table:table-cell>
              <table:table-cell office:value-type="float" office:value="0.981714">
                <text:p>0.981714</text:p>
              </table:table-cell>
              <table:table-cell office:value-type="float" office:value="1.614604">
                <text:p>1.614604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1.180027">
                <text:p>1.180027</text:p>
              </table:table-cell>
              <table:table-cell office:value-type="float" office:value="2.163219">
                <text:p>2.163219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1.261402">
                <text:p>1.261402</text:p>
              </table:table-cell>
              <table:table-cell office:value-type="float" office:value="2.26239">
                <text:p>2.26239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1.03385">
                <text:p>1.03385</text:p>
              </table:table-cell>
              <table:table-cell office:value-type="float" office:value="1.607555">
                <text:p>1.607555</text:p>
              </table:table-cell>
            </table:table-row>
            <table:table-row>
              <table:table-cell office:value-type="string">
                <text:p>13:57:52</text:p>
              </table:table-cell>
              <table:table-cell office:value-type="float" office:value="0.880635">
                <text:p>0.880635</text:p>
              </table:table-cell>
              <table:table-cell office:value-type="float" office:value="1.72928">
                <text:p>1.72928</text:p>
              </table:table-cell>
            </table:table-row>
            <table:table-row>
              <table:table-cell office:value-type="string">
                <text:p>13:57:53</text:p>
              </table:table-cell>
              <table:table-cell office:value-type="float" office:value="0.943226">
                <text:p>0.943226</text:p>
              </table:table-cell>
              <table:table-cell office:value-type="float" office:value="1.175088">
                <text:p>1.175088</text:p>
              </table:table-cell>
            </table:table-row>
            <table:table-row>
              <table:table-cell office:value-type="string">
                <text:p>13:57:54</text:p>
              </table:table-cell>
              <table:table-cell office:value-type="float" office:value="0.793057">
                <text:p>0.793057</text:p>
              </table:table-cell>
              <table:table-cell office:value-type="float" office:value="1.272428">
                <text:p>1.272428</text:p>
              </table:table-cell>
            </table:table-row>
            <table:table-row>
              <table:table-cell office:value-type="string">
                <text:p>13:57:55</text:p>
              </table:table-cell>
              <table:table-cell office:value-type="float" office:value="1.008946">
                <text:p>1.008946</text:p>
              </table:table-cell>
              <table:table-cell office:value-type="float" office:value="1.75431">
                <text:p>1.75431</text:p>
              </table:table-cell>
            </table:table-row>
            <table:table-row>
              <table:table-cell office:value-type="string">
                <text:p>13:57:56</text:p>
              </table:table-cell>
              <table:table-cell office:value-type="float" office:value="0.799848">
                <text:p>0.799848</text:p>
              </table:table-cell>
              <table:table-cell office:value-type="float" office:value="1.132238">
                <text:p>1.132238</text:p>
              </table:table-cell>
            </table:table-row>
            <table:table-row>
              <table:table-cell office:value-type="string">
                <text:p>13:57:57</text:p>
              </table:table-cell>
              <table:table-cell office:value-type="float" office:value="0.773573">
                <text:p>0.773573</text:p>
              </table:table-cell>
              <table:table-cell office:value-type="float" office:value="1.445098">
                <text:p>1.445098</text:p>
              </table:table-cell>
            </table:table-row>
            <table:table-row>
              <table:table-cell office:value-type="string">
                <text:p>13:57:58</text:p>
              </table:table-cell>
              <table:table-cell office:value-type="float" office:value="0.84627">
                <text:p>0.84627</text:p>
              </table:table-cell>
              <table:table-cell office:value-type="float" office:value="1.061591">
                <text:p>1.061591</text:p>
              </table:table-cell>
            </table:table-row>
            <table:table-row>
              <table:table-cell office:value-type="string">
                <text:p>13:57:59</text:p>
              </table:table-cell>
              <table:table-cell office:value-type="float" office:value="1.004895">
                <text:p>1.004895</text:p>
              </table:table-cell>
              <table:table-cell office:value-type="float" office:value="1.309502">
                <text:p>1.309502</text:p>
              </table:table-cell>
            </table:table-row>
            <table:table-row>
              <table:table-cell office:value-type="string">
                <text:p>13:58:00</text:p>
              </table:table-cell>
              <table:table-cell office:value-type="float" office:value="1.171694">
                <text:p>1.171694</text:p>
              </table:table-cell>
              <table:table-cell office:value-type="float" office:value="2.05913">
                <text:p>2.05913</text:p>
              </table:table-cell>
            </table:table-row>
            <table:table-row>
              <table:table-cell office:value-type="string">
                <text:p>13:58:01</text:p>
              </table:table-cell>
              <table:table-cell office:value-type="float" office:value="1.053446">
                <text:p>1.053446</text:p>
              </table:table-cell>
              <table:table-cell office:value-type="float" office:value="2.272803">
                <text:p>2.272803</text:p>
              </table:table-cell>
            </table:table-row>
            <table:table-row>
              <table:table-cell office:value-type="string">
                <text:p>13:58:02</text:p>
              </table:table-cell>
              <table:table-cell office:value-type="float" office:value="0.901996">
                <text:p>0.901996</text:p>
              </table:table-cell>
              <table:table-cell office:value-type="float" office:value="1.531084">
                <text:p>1.531084</text:p>
              </table:table-cell>
            </table:table-row>
            <table:table-row>
              <table:table-cell office:value-type="string">
                <text:p>13:58:03</text:p>
              </table:table-cell>
              <table:table-cell office:value-type="float" office:value="0.596948">
                <text:p>0.596948</text:p>
              </table:table-cell>
              <table:table-cell office:value-type="float" office:value="1.762159">
                <text:p>1.762159</text:p>
              </table:table-cell>
            </table:table-row>
            <table:table-row>
              <table:table-cell office:value-type="string">
                <text:p>13:58:04</text:p>
              </table:table-cell>
              <table:table-cell office:value-type="float" office:value="1.458815">
                <text:p>1.458815</text:p>
              </table:table-cell>
              <table:table-cell office:value-type="float" office:value="2.264203">
                <text:p>2.264203</text:p>
              </table:table-cell>
            </table:table-row>
            <table:table-row>
              <table:table-cell office:value-type="string">
                <text:p>13:58:05</text:p>
              </table:table-cell>
              <table:table-cell office:value-type="float" office:value="0.978435">
                <text:p>0.978435</text:p>
              </table:table-cell>
              <table:table-cell office:value-type="float" office:value="2.036681">
                <text:p>2.036681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0.926554">
                <text:p>0.926554</text:p>
              </table:table-cell>
              <table:table-cell office:value-type="float" office:value="1.562005">
                <text:p>1.562005</text:p>
              </table:table-cell>
            </table:table-row>
            <table:table-row>
              <table:table-cell office:value-type="string">
                <text:p>13:58:07</text:p>
              </table:table-cell>
              <table:table-cell office:value-type="float" office:value="0.94489">
                <text:p>0.94489</text:p>
              </table:table-cell>
              <table:table-cell office:value-type="float" office:value="1.559879">
                <text:p>1.559879</text:p>
              </table:table-cell>
            </table:table-row>
            <table:table-row>
              <table:table-cell office:value-type="string">
                <text:p>13:58:08</text:p>
              </table:table-cell>
              <table:table-cell office:value-type="float" office:value="0.76071">
                <text:p>0.76071</text:p>
              </table:table-cell>
              <table:table-cell office:value-type="float" office:value="1.554063">
                <text:p>1.554063</text:p>
              </table:table-cell>
            </table:table-row>
            <table:table-row>
              <table:table-cell office:value-type="string">
                <text:p>13:58:09</text:p>
              </table:table-cell>
              <table:table-cell office:value-type="float" office:value="0.612598">
                <text:p>0.612598</text:p>
              </table:table-cell>
              <table:table-cell office:value-type="float" office:value="0.924208">
                <text:p>0.924208</text:p>
              </table:table-cell>
            </table:table-row>
            <table:table-row>
              <table:table-cell office:value-type="string">
                <text:p>13:58:10</text:p>
              </table:table-cell>
              <table:table-cell office:value-type="float" office:value="0.773182">
                <text:p>0.773182</text:p>
              </table:table-cell>
              <table:table-cell office:value-type="float" office:value="1.289805">
                <text:p>1.289805</text:p>
              </table:table-cell>
            </table:table-row>
            <table:table-row>
              <table:table-cell office:value-type="string">
                <text:p>13:58:11</text:p>
              </table:table-cell>
              <table:table-cell office:value-type="float" office:value="0.858753">
                <text:p>0.858753</text:p>
              </table:table-cell>
              <table:table-cell office:value-type="float" office:value="1.263923">
                <text:p>1.263923</text:p>
              </table:table-cell>
            </table:table-row>
            <table:table-row>
              <table:table-cell office:value-type="string">
                <text:p>13:58:12</text:p>
              </table:table-cell>
              <table:table-cell office:value-type="float" office:value="0.837165">
                <text:p>0.837165</text:p>
              </table:table-cell>
              <table:table-cell office:value-type="float" office:value="0.98642">
                <text:p>0.98642</text:p>
              </table:table-cell>
            </table:table-row>
            <table:table-row>
              <table:table-cell office:value-type="string">
                <text:p>13:58:13</text:p>
              </table:table-cell>
              <table:table-cell office:value-type="float" office:value="0.922547">
                <text:p>0.922547</text:p>
              </table:table-cell>
              <table:table-cell office:value-type="float" office:value="1.102583">
                <text:p>1.102583</text:p>
              </table:table-cell>
            </table:table-row>
            <table:table-row>
              <table:table-cell office:value-type="string">
                <text:p>13:58:14</text:p>
              </table:table-cell>
              <table:table-cell office:value-type="float" office:value="0.955217">
                <text:p>0.955217</text:p>
              </table:table-cell>
              <table:table-cell office:value-type="float" office:value="1.05257">
                <text:p>1.05257</text:p>
              </table:table-cell>
            </table:table-row>
            <table:table-row>
              <table:table-cell office:value-type="string">
                <text:p>13:58:15</text:p>
              </table:table-cell>
              <table:table-cell office:value-type="float" office:value="0.603673">
                <text:p>0.603673</text:p>
              </table:table-cell>
              <table:table-cell office:value-type="float" office:value="0.868021">
                <text:p>0.868021</text:p>
              </table:table-cell>
            </table:table-row>
            <table:table-row>
              <table:table-cell office:value-type="string">
                <text:p>13:58:16</text:p>
              </table:table-cell>
              <table:table-cell office:value-type="float" office:value="0.801787">
                <text:p>0.801787</text:p>
              </table:table-cell>
              <table:table-cell office:value-type="float" office:value="1.07817">
                <text:p>1.07817</text:p>
              </table:table-cell>
            </table:table-row>
            <table:table-row>
              <table:table-cell office:value-type="string">
                <text:p>13:58:17</text:p>
              </table:table-cell>
              <table:table-cell office:value-type="float" office:value="0.820871">
                <text:p>0.820871</text:p>
              </table:table-cell>
              <table:table-cell office:value-type="float" office:value="1.281912">
                <text:p>1.281912</text:p>
              </table:table-cell>
            </table:table-row>
            <table:table-row>
              <table:table-cell office:value-type="string">
                <text:p>13:58:18</text:p>
              </table:table-cell>
              <table:table-cell office:value-type="float" office:value="0.90959">
                <text:p>0.90959</text:p>
              </table:table-cell>
              <table:table-cell office:value-type="float" office:value="1.053716">
                <text:p>1.053716</text:p>
              </table:table-cell>
            </table:table-row>
            <table:table-row>
              <table:table-cell office:value-type="string">
                <text:p>13:58:19</text:p>
              </table:table-cell>
              <table:table-cell office:value-type="float" office:value="0.716707">
                <text:p>0.716707</text:p>
              </table:table-cell>
              <table:table-cell office:value-type="float" office:value="0.969589">
                <text:p>0.969589</text:p>
              </table:table-cell>
            </table:table-row>
            <table:table-row>
              <table:table-cell office:value-type="string">
                <text:p>13:58:20</text:p>
              </table:table-cell>
              <table:table-cell office:value-type="float" office:value="0.684304">
                <text:p>0.684304</text:p>
              </table:table-cell>
              <table:table-cell office:value-type="float" office:value="0.955567">
                <text:p>0.955567</text:p>
              </table:table-cell>
            </table:table-row>
            <table:table-row>
              <table:table-cell office:value-type="string">
                <text:p>13:58:21</text:p>
              </table:table-cell>
              <table:table-cell office:value-type="float" office:value="0.719525">
                <text:p>0.719525</text:p>
              </table:table-cell>
              <table:table-cell office:value-type="float" office:value="0.700215">
                <text:p>0.700215</text:p>
              </table:table-cell>
            </table:table-row>
            <table:table-row>
              <table:table-cell office:value-type="string">
                <text:p>13:58:22</text:p>
              </table:table-cell>
              <table:table-cell office:value-type="float" office:value="0.750427">
                <text:p>0.750427</text:p>
              </table:table-cell>
              <table:table-cell office:value-type="float" office:value="1.581866">
                <text:p>1.581866</text:p>
              </table:table-cell>
            </table:table-row>
            <table:table-row>
              <table:table-cell office:value-type="string">
                <text:p>13:58:23</text:p>
              </table:table-cell>
              <table:table-cell office:value-type="float" office:value="0.587766">
                <text:p>0.587766</text:p>
              </table:table-cell>
              <table:table-cell office:value-type="float" office:value="0.742386">
                <text:p>0.742386</text:p>
              </table:table-cell>
            </table:table-row>
            <table:table-row>
              <table:table-cell office:value-type="string">
                <text:p>13:58:24</text:p>
              </table:table-cell>
              <table:table-cell office:value-type="float" office:value="0.614405">
                <text:p>0.614405</text:p>
              </table:table-cell>
              <table:table-cell office:value-type="float" office:value="1.238868">
                <text:p>1.238868</text:p>
              </table:table-cell>
            </table:table-row>
            <table:table-row>
              <table:table-cell office:value-type="string">
                <text:p>13:58:25</text:p>
              </table:table-cell>
              <table:table-cell office:value-type="float" office:value="0.725437">
                <text:p>0.725437</text:p>
              </table:table-cell>
              <table:table-cell office:value-type="float" office:value="1.256793">
                <text:p>1.256793</text:p>
              </table:table-cell>
            </table:table-row>
            <table:table-row>
              <table:table-cell office:value-type="string">
                <text:p>13:58:26</text:p>
              </table:table-cell>
              <table:table-cell office:value-type="float" office:value="0.668023">
                <text:p>0.668023</text:p>
              </table:table-cell>
              <table:table-cell office:value-type="float" office:value="0.539735">
                <text:p>0.539735</text:p>
              </table:table-cell>
            </table:table-row>
            <table:table-row>
              <table:table-cell office:value-type="string">
                <text:p>13:58:27</text:p>
              </table:table-cell>
              <table:table-cell office:value-type="float" office:value="0.779799">
                <text:p>0.779799</text:p>
              </table:table-cell>
              <table:table-cell office:value-type="float" office:value="0.747905">
                <text:p>0.747905</text:p>
              </table:table-cell>
            </table:table-row>
            <table:table-row>
              <table:table-cell office:value-type="string">
                <text:p>13:58:28</text:p>
              </table:table-cell>
              <table:table-cell office:value-type="float" office:value="0.521711">
                <text:p>0.521711</text:p>
              </table:table-cell>
              <table:table-cell office:value-type="float" office:value="0.987881">
                <text:p>0.987881</text:p>
              </table:table-cell>
            </table:table-row>
            <table:table-row>
              <table:table-cell office:value-type="string">
                <text:p>13:58:29</text:p>
              </table:table-cell>
              <table:table-cell office:value-type="float" office:value="0.669104">
                <text:p>0.669104</text:p>
              </table:table-cell>
              <table:table-cell office:value-type="float" office:value="0.545827">
                <text:p>0.545827</text:p>
              </table:table-cell>
            </table:table-row>
            <table:table-row>
              <table:table-cell office:value-type="string">
                <text:p>13:58:30</text:p>
              </table:table-cell>
              <table:table-cell office:value-type="float" office:value="0.70909">
                <text:p>0.70909</text:p>
              </table:table-cell>
              <table:table-cell office:value-type="float" office:value="0.609528">
                <text:p>0.609528</text:p>
              </table:table-cell>
            </table:table-row>
            <table:table-row>
              <table:table-cell office:value-type="string">
                <text:p>13:58:31</text:p>
              </table:table-cell>
              <table:table-cell office:value-type="float" office:value="0.860194">
                <text:p>0.860194</text:p>
              </table:table-cell>
              <table:table-cell office:value-type="float" office:value="0.87643">
                <text:p>0.87643</text:p>
              </table:table-cell>
            </table:table-row>
            <table:table-row>
              <table:table-cell office:value-type="string">
                <text:p>13:58:32</text:p>
              </table:table-cell>
              <table:table-cell office:value-type="float" office:value="0.595009">
                <text:p>0.595009</text:p>
              </table:table-cell>
              <table:table-cell office:value-type="float" office:value="0.464871">
                <text:p>0.464871</text:p>
              </table:table-cell>
            </table:table-row>
            <table:table-row>
              <table:table-cell office:value-type="string">
                <text:p>13:58:33</text:p>
              </table:table-cell>
              <table:table-cell office:value-type="float" office:value="0.65019">
                <text:p>0.65019</text:p>
              </table:table-cell>
              <table:table-cell office:value-type="float" office:value="0.59679">
                <text:p>0.59679</text:p>
              </table:table-cell>
            </table:table-row>
            <table:table-row>
              <table:table-cell office:value-type="string">
                <text:p>13:58:34</text:p>
              </table:table-cell>
              <table:table-cell office:value-type="float" office:value="0.674048">
                <text:p>0.674048</text:p>
              </table:table-cell>
              <table:table-cell office:value-type="float" office:value="0.633537">
                <text:p>0.633537</text:p>
              </table:table-cell>
            </table:table-row>
            <table:table-row>
              <table:table-cell office:value-type="string">
                <text:p>13:58:35</text:p>
              </table:table-cell>
              <table:table-cell office:value-type="float" office:value="0.66387">
                <text:p>0.66387</text:p>
              </table:table-cell>
              <table:table-cell office:value-type="float" office:value="0.589556">
                <text:p>0.589556</text:p>
              </table:table-cell>
            </table:table-row>
            <table:table-row>
              <table:table-cell office:value-type="string">
                <text:p>13:58:36</text:p>
              </table:table-cell>
              <table:table-cell office:value-type="float" office:value="0.563621">
                <text:p>0.563621</text:p>
              </table:table-cell>
              <table:table-cell office:value-type="float" office:value="0.53099">
                <text:p>0.53099</text:p>
              </table:table-cell>
            </table:table-row>
            <table:table-row>
              <table:table-cell office:value-type="string">
                <text:p>13:58:37</text:p>
              </table:table-cell>
              <table:table-cell office:value-type="float" office:value="0.770856">
                <text:p>0.770856</text:p>
              </table:table-cell>
              <table:table-cell office:value-type="float" office:value="0.547797">
                <text:p>0.547797</text:p>
              </table:table-cell>
            </table:table-row>
            <table:table-row>
              <table:table-cell office:value-type="string">
                <text:p>13:58:38</text:p>
              </table:table-cell>
              <table:table-cell office:value-type="float" office:value="0.621345">
                <text:p>0.621345</text:p>
              </table:table-cell>
              <table:table-cell office:value-type="float" office:value="0.756176">
                <text:p>0.756176</text:p>
              </table:table-cell>
            </table:table-row>
            <table:table-row>
              <table:table-cell office:value-type="string">
                <text:p>13:58:39</text:p>
              </table:table-cell>
              <table:table-cell office:value-type="float" office:value="0.666947">
                <text:p>0.666947</text:p>
              </table:table-cell>
              <table:table-cell office:value-type="float" office:value="0.547799">
                <text:p>0.547799</text:p>
              </table:table-cell>
            </table:table-row>
            <table:table-row>
              <table:table-cell office:value-type="string">
                <text:p>13:58:40</text:p>
              </table:table-cell>
              <table:table-cell office:value-type="float" office:value="0.60253">
                <text:p>0.60253</text:p>
              </table:table-cell>
              <table:table-cell office:value-type="float" office:value="0.385848">
                <text:p>0.385848</text:p>
              </table:table-cell>
            </table:table-row>
            <table:table-row>
              <table:table-cell office:value-type="string">
                <text:p>13:58:41</text:p>
              </table:table-cell>
              <table:table-cell office:value-type="float" office:value="0.523793">
                <text:p>0.523793</text:p>
              </table:table-cell>
              <table:table-cell office:value-type="float" office:value="0.439197">
                <text:p>0.439197</text:p>
              </table:table-cell>
            </table:table-row>
            <table:table-row>
              <table:table-cell office:value-type="string">
                <text:p>13:58:42</text:p>
              </table:table-cell>
              <table:table-cell office:value-type="float" office:value="0.614578">
                <text:p>0.614578</text:p>
              </table:table-cell>
              <table:table-cell office:value-type="float" office:value="0.278961">
                <text:p>0.278961</text:p>
              </table:table-cell>
            </table:table-row>
            <table:table-row>
              <table:table-cell office:value-type="string">
                <text:p>13:58:43</text:p>
              </table:table-cell>
              <table:table-cell office:value-type="float" office:value="0.45773">
                <text:p>0.45773</text:p>
              </table:table-cell>
              <table:table-cell office:value-type="float" office:value="0.287515">
                <text:p>0.287515</text:p>
              </table:table-cell>
            </table:table-row>
            <table:table-row>
              <table:table-cell office:value-type="string">
                <text:p>13:58:44</text:p>
              </table:table-cell>
              <table:table-cell office:value-type="float" office:value="0.770793">
                <text:p>0.770793</text:p>
              </table:table-cell>
              <table:table-cell office:value-type="float" office:value="0.389206">
                <text:p>0.389206</text:p>
              </table:table-cell>
            </table:table-row>
            <table:table-row>
              <table:table-cell office:value-type="string">
                <text:p>13:58:45</text:p>
              </table:table-cell>
              <table:table-cell office:value-type="float" office:value="0.594043">
                <text:p>0.594043</text:p>
              </table:table-cell>
              <table:table-cell office:value-type="float" office:value="0.357145">
                <text:p>0.357145</text:p>
              </table:table-cell>
            </table:table-row>
            <table:table-row>
              <table:table-cell office:value-type="string">
                <text:p>13:58:46</text:p>
              </table:table-cell>
              <table:table-cell office:value-type="float" office:value="0.700795">
                <text:p>0.700795</text:p>
              </table:table-cell>
              <table:table-cell office:value-type="float" office:value="0.583579">
                <text:p>0.583579</text:p>
              </table:table-cell>
            </table:table-row>
            <table:table-row>
              <table:table-cell office:value-type="string">
                <text:p>13:58:47</text:p>
              </table:table-cell>
              <table:table-cell office:value-type="float" office:value="0.660211">
                <text:p>0.660211</text:p>
              </table:table-cell>
              <table:table-cell office:value-type="float" office:value="0.525978">
                <text:p>0.525978</text:p>
              </table:table-cell>
            </table:table-row>
            <table:table-row>
              <table:table-cell office:value-type="string">
                <text:p>13:58:48</text:p>
              </table:table-cell>
              <table:table-cell office:value-type="float" office:value="0.619232">
                <text:p>0.619232</text:p>
              </table:table-cell>
              <table:table-cell office:value-type="float" office:value="0.414284">
                <text:p>0.414284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0.634468">
                <text:p>0.634468</text:p>
              </table:table-cell>
              <table:table-cell office:value-type="float" office:value="0.497723">
                <text:p>0.497723</text:p>
              </table:table-cell>
            </table:table-row>
            <table:table-row>
              <table:table-cell office:value-type="string">
                <text:p>13:58:50</text:p>
              </table:table-cell>
              <table:table-cell office:value-type="float" office:value="0.676939">
                <text:p>0.676939</text:p>
              </table:table-cell>
              <table:table-cell office:value-type="float" office:value="0.440994">
                <text:p>0.440994</text:p>
              </table:table-cell>
            </table:table-row>
            <table:table-row>
              <table:table-cell office:value-type="string">
                <text:p>13:58:51</text:p>
              </table:table-cell>
              <table:table-cell office:value-type="float" office:value="0.472661">
                <text:p>0.472661</text:p>
              </table:table-cell>
              <table:table-cell office:value-type="float" office:value="0.31867">
                <text:p>0.31867</text:p>
              </table:table-cell>
            </table:table-row>
            <table:table-row>
              <table:table-cell office:value-type="string">
                <text:p>13:58:52</text:p>
              </table:table-cell>
              <table:table-cell office:value-type="float" office:value="0.765838">
                <text:p>0.765838</text:p>
              </table:table-cell>
              <table:table-cell office:value-type="float" office:value="0.257428">
                <text:p>0.257428</text:p>
              </table:table-cell>
            </table:table-row>
            <table:table-row>
              <table:table-cell office:value-type="string">
                <text:p>13:58:53</text:p>
              </table:table-cell>
              <table:table-cell office:value-type="float" office:value="0.498144">
                <text:p>0.498144</text:p>
              </table:table-cell>
              <table:table-cell office:value-type="float" office:value="0.234279">
                <text:p>0.234279</text:p>
              </table:table-cell>
            </table:table-row>
            <table:table-row>
              <table:table-cell office:value-type="string">
                <text:p>13:58:54</text:p>
              </table:table-cell>
              <table:table-cell office:value-type="float" office:value="0.573829">
                <text:p>0.573829</text:p>
              </table:table-cell>
              <table:table-cell office:value-type="float" office:value="0.350453">
                <text:p>0.350453</text:p>
              </table:table-cell>
            </table:table-row>
            <table:table-row>
              <table:table-cell office:value-type="string">
                <text:p>13:58:55</text:p>
              </table:table-cell>
              <table:table-cell office:value-type="float" office:value="0.636941">
                <text:p>0.636941</text:p>
              </table:table-cell>
              <table:table-cell office:value-type="float" office:value="0.332024">
                <text:p>0.332024</text:p>
              </table:table-cell>
            </table:table-row>
            <table:table-row>
              <table:table-cell office:value-type="string">
                <text:p>13:58:56</text:p>
              </table:table-cell>
              <table:table-cell office:value-type="float" office:value="0.521584">
                <text:p>0.521584</text:p>
              </table:table-cell>
              <table:table-cell office:value-type="float" office:value="0.126949">
                <text:p>0.126949</text:p>
              </table:table-cell>
            </table:table-row>
            <table:table-row>
              <table:table-cell office:value-type="string">
                <text:p>13:58:57</text:p>
              </table:table-cell>
              <table:table-cell office:value-type="float" office:value="0.561017">
                <text:p>0.561017</text:p>
              </table:table-cell>
              <table:table-cell office:value-type="float" office:value="0.21102">
                <text:p>0.21102</text:p>
              </table:table-cell>
            </table:table-row>
            <table:table-row>
              <table:table-cell office:value-type="string">
                <text:p>13:58:58</text:p>
              </table:table-cell>
              <table:table-cell office:value-type="float" office:value="0.586716">
                <text:p>0.586716</text:p>
              </table:table-cell>
              <table:table-cell office:value-type="float" office:value="0.261965">
                <text:p>0.261965</text:p>
              </table:table-cell>
            </table:table-row>
            <table:table-row>
              <table:table-cell office:value-type="string">
                <text:p>13:58:59</text:p>
              </table:table-cell>
              <table:table-cell office:value-type="float" office:value="0.454972">
                <text:p>0.454972</text:p>
              </table:table-cell>
              <table:table-cell office:value-type="float" office:value="0.289502">
                <text:p>0.289502</text:p>
              </table:table-cell>
            </table:table-row>
            <table:table-row>
              <table:table-cell office:value-type="string">
                <text:p>13:59:00</text:p>
              </table:table-cell>
              <table:table-cell office:value-type="float" office:value="0.390241">
                <text:p>0.390241</text:p>
              </table:table-cell>
              <table:table-cell office:value-type="float" office:value="0.230711">
                <text:p>0.230711</text:p>
              </table:table-cell>
            </table:table-row>
            <table:table-row>
              <table:table-cell office:value-type="string">
                <text:p>13:59:01</text:p>
              </table:table-cell>
              <table:table-cell office:value-type="float" office:value="0.483845">
                <text:p>0.483845</text:p>
              </table:table-cell>
              <table:table-cell office:value-type="float" office:value="0.201116">
                <text:p>0.201116</text:p>
              </table:table-cell>
            </table:table-row>
            <table:table-row>
              <table:table-cell office:value-type="string">
                <text:p>13:59:02</text:p>
              </table:table-cell>
              <table:table-cell office:value-type="float" office:value="0.410429">
                <text:p>0.410429</text:p>
              </table:table-cell>
              <table:table-cell office:value-type="float" office:value="0.259812">
                <text:p>0.259812</text:p>
              </table:table-cell>
            </table:table-row>
            <table:table-row>
              <table:table-cell office:value-type="string">
                <text:p>13:59:03</text:p>
              </table:table-cell>
              <table:table-cell office:value-type="float" office:value="0.277968">
                <text:p>0.277968</text:p>
              </table:table-cell>
              <table:table-cell office:value-type="float" office:value="0.248253">
                <text:p>0.248253</text:p>
              </table:table-cell>
            </table:table-row>
            <table:table-row>
              <table:table-cell office:value-type="string">
                <text:p>13:59:04</text:p>
              </table:table-cell>
              <table:table-cell office:value-type="float" office:value="0.160813">
                <text:p>0.160813</text:p>
              </table:table-cell>
              <table:table-cell office:value-type="float" office:value="0.121841">
                <text:p>0.121841</text:p>
              </table:table-cell>
            </table:table-row>
            <table:table-row>
              <table:table-cell office:value-type="string">
                <text:p>13:59:05</text:p>
              </table:table-cell>
              <table:table-cell office:value-type="float" office:value="0.180708">
                <text:p>0.180708</text:p>
              </table:table-cell>
              <table:table-cell office:value-type="float" office:value="0.09744">
                <text:p>0.09744</text:p>
              </table:table-cell>
            </table:table-row>
            <table:table-row>
              <table:table-cell office:value-type="string">
                <text:p>13:59:06</text:p>
              </table:table-cell>
              <table:table-cell office:value-type="float" office:value="0.123299">
                <text:p>0.123299</text:p>
              </table:table-cell>
              <table:table-cell office:value-type="float" office:value="0.07951">
                <text:p>0.07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test 187, supposedly without 404s</text:p>
        </chart:title>
        <chart:legend chart:legend-position="end" svg:x="13.366cm" svg:y="4.227cm" style:legend-expansion="high" chart:style-name="ch3"/>
        <chart:plot-area chart:style-name="ch4" table:cell-range-address="time.B2:time.B305 time.G1:time.G305" chart:data-source-has-labels="both" svg:x="0.32cm" svg:y="1.248cm" svg:width="12.726cm" svg:height="7.572cm">
          <chartooo:coordinate-region svg:x="1.36cm" svg:y="1.248cm" svg:width="11.686cm" svg:height="5.97cm"/>
          <chart:axis chart:dimension="x" chart:name="primary-x" chart:style-name="ch5" chartooo:axis-type="auto">
            <chartooo:date-scale/>
            <chart:categories table:cell-range-address="time.B2:time.B3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G2:time.G305" chart:label-cell-address="time.G1:time.G1" chart:class="chart:bar">
            <chart:data-point chart:repeated="3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54:00</text:p>
                <draw:g>
                  <svg:desc>time.B2:time.B305</svg:desc>
                </draw:g>
              </table:table-cell>
              <table:table-cell office:value-type="float" office:value="173">
                <text:p>173</text:p>
                <draw:g>
                  <svg:desc>time.G2:time.G305</svg:desc>
                </draw:g>
              </table:table-cell>
            </table:table-row>
            <table:table-row>
              <table:table-cell office:value-type="string">
                <text:p>13:54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0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0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1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54:1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1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:54:1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3:54:1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3:54:1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54:1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54:2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54:2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54:2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:54: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54:2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2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54: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54:3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54: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:54: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3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3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54:3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54:3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54:3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3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4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4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4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54:4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4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4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4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54:4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54:5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:54: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:55: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55:0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3:55: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:55:0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:55:0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:55:0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:55:0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3:55:0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0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3:55:0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55:1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5:1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5:1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5:1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55:1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55:1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55: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55:1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55:1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:55: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:55:2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55: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55:2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2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55:2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2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2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55:2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55:3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55:3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:55: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55:3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55:3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:55: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:55:3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55:3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:55:3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55: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55:4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:55:4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:55:4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55:4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55:4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3:55:4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55:4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55:4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55:5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55:5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:55:5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55:5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:55:5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55:5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55: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55:5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55:5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:55:5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:56:0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6: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6: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:56:0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56:0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56:0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56:0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56:0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1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56: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1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56: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6: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6:1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:56: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56: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:56: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56: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:56:2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:56:2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56: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56: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:56:2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56:2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56:2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56: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:56:3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6:3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56: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:56:3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56:3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56: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56:3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56:3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:56: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6: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56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6:4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:56:4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:56:4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56: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:56:4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4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:56: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:56: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:56:5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56:5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6: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56: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:56:5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:56:5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3:56:5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:56:5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57: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:57:0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57:0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3:57:0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:57:0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:57:0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:57:0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:57: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:57: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:57:1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57: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:57:1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:57:1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7:1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3:57:1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3:57:1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:57:1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3:57:1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:57:2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:57:2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:57: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57: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2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:57: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2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57:2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57:2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:57:2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:57:3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:57:3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57:3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7:3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57: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:57:3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7:3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57:3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57:3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7: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:57: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57:4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7: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7: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:57:4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57: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57:4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57: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57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57: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:57:5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57:5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:57: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7:5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7: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57:5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58: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:58: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58:0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58: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58: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58: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58: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:58: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58: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58: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58: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:58: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:58:1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:58:1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:58:1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8: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1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:58: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:58: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:58: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2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58:2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58:2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:58: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58: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58: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:58:2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3:58:2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8: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8: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58:3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8:3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58: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58: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:58:3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:58:3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8: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:58: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58: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58:4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:58:4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58:4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58:4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:58:4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58:4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58: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58: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:58: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8:5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58:5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:58:5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:58: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:58:5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58: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58:5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8: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58:5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9: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:59:0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:59:0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:59:0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59:0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:59: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:59:06</text:p>
              </table:table-cell>
              <table:table-cell office:value-type="float" office:value="388">
                <text:p>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57cm" svg:y="0.315cm" chart:style-name="ch2">
          <text:p>test 187, supposedly without 404s</text:p>
        </chart:title>
        <chart:legend chart:legend-position="end" svg:x="13.366cm" svg:y="3.337cm" style:legend-expansion="high" chart:style-name="ch3"/>
        <chart:plot-area chart:style-name="ch4" table:cell-range-address="time.B2:time.G305 time.C1:time.G1" chart:data-source-has-labels="both" svg:x="0.32cm" svg:y="1.248cm" svg:width="12.726cm" svg:height="7.572cm">
          <chartooo:coordinate-region svg:x="1.867cm" svg:y="1.248cm" svg:width="11.179cm" svg:height="5.97cm"/>
          <chart:axis chart:dimension="x" chart:name="primary-x" chart:style-name="ch5" chartooo:axis-type="auto">
            <chartooo:date-scale/>
            <chart:categories table:cell-range-address="time.B2:time.B3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305" chart:label-cell-address="time.C1:time.C1" chart:class="chart:bar">
            <chart:data-point chart:repeated="304"/>
          </chart:series>
          <chart:series chart:style-name="ch9" chart:values-cell-range-address="time.D2:time.D305" chart:label-cell-address="time.D1:time.D1" chart:class="chart:bar">
            <chart:data-point chart:repeated="304"/>
          </chart:series>
          <chart:series chart:style-name="ch10" chart:values-cell-range-address="time.E2:time.E305" chart:label-cell-address="time.E1:time.E1" chart:class="chart:bar">
            <chart:data-point chart:repeated="304"/>
          </chart:series>
          <chart:series chart:style-name="ch11" chart:values-cell-range-address="time.F2:time.F305" chart:label-cell-address="time.F1:time.F1" chart:class="chart:bar">
            <chart:data-point chart:repeated="304"/>
          </chart:series>
          <chart:series chart:style-name="ch12" chart:values-cell-range-address="time.G2:time.G305" chart:label-cell-address="time.G1:time.G1" chart:class="chart:bar">
            <chart:data-point chart:repeated="30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  <table:table-cell office:value-type="string">
                <text:p>thinktime</text:p>
                <draw:g>
                  <svg:desc>time.E1:time.E1</svg:desc>
                </draw:g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54:00</text:p>
                <draw:g>
                  <svg:desc>time.B2:time.B305</svg:desc>
                </draw:g>
              </table:table-cell>
              <table:table-cell office:value-type="float" office:value="0.007003">
                <text:p>0.007003</text:p>
                <draw:g>
                  <svg:desc>time.C2:time.C305</svg:desc>
                </draw:g>
              </table:table-cell>
              <table:table-cell office:value-type="float" office:value="0.003514">
                <text:p>0.003514</text:p>
                <draw:g>
                  <svg:desc>time.D2:time.D305</svg:desc>
                </draw:g>
              </table:table-cell>
              <table:table-cell office:value-type="float" office:value="0">
                <text:p>0</text:p>
                <draw:g>
                  <svg:desc>time.E2:time.E305</svg:desc>
                </draw:g>
              </table:table-cell>
              <table:table-cell office:value-type="float" office:value="57658">
                <text:p>57658</text:p>
                <draw:g>
                  <svg:desc>time.F2:time.F305</svg:desc>
                </draw:g>
              </table:table-cell>
              <table:table-cell office:value-type="float" office:value="173">
                <text:p>173</text:p>
                <draw:g>
                  <svg:desc>time.G2:time.G305</svg:desc>
                </draw:g>
              </table:table-cell>
            </table:table-row>
            <table:table-row>
              <table:table-cell office:value-type="string">
                <text:p>13:54:01</text:p>
              </table:table-cell>
              <table:table-cell office:value-type="float" office:value="0.007162">
                <text:p>0.007162</text:p>
              </table:table-cell>
              <table:table-cell office:value-type="float" office:value="0.001237">
                <text:p>0.001237</text:p>
              </table:table-cell>
              <table:table-cell office:value-type="float" office:value="0">
                <text:p>0</text:p>
              </table:table-cell>
              <table:table-cell office:value-type="float" office:value="33014">
                <text:p>3301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2</text:p>
              </table:table-cell>
              <table:table-cell office:value-type="float" office:value="0.010177">
                <text:p>0.010177</text:p>
              </table:table-cell>
              <table:table-cell office:value-type="float" office:value="0.004806">
                <text:p>0.004806</text:p>
              </table:table-cell>
              <table:table-cell office:value-type="float" office:value="0">
                <text:p>0</text:p>
              </table:table-cell>
              <table:table-cell office:value-type="float" office:value="75203">
                <text:p>752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3</text:p>
              </table:table-cell>
              <table:table-cell office:value-type="float" office:value="0.007735">
                <text:p>0.007735</text:p>
              </table:table-cell>
              <table:table-cell office:value-type="float" office:value="0.003601">
                <text:p>0.003601</text:p>
              </table:table-cell>
              <table:table-cell office:value-type="float" office:value="0">
                <text:p>0</text:p>
              </table:table-cell>
              <table:table-cell office:value-type="float" office:value="64133">
                <text:p>641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4</text:p>
              </table:table-cell>
              <table:table-cell office:value-type="float" office:value="0.017057">
                <text:p>0.017057</text:p>
              </table:table-cell>
              <table:table-cell office:value-type="float" office:value="0.01018">
                <text:p>0.01018</text:p>
              </table:table-cell>
              <table:table-cell office:value-type="float" office:value="0">
                <text:p>0</text:p>
              </table:table-cell>
              <table:table-cell office:value-type="float" office:value="100898">
                <text:p>1008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05</text:p>
              </table:table-cell>
              <table:table-cell office:value-type="float" office:value="0.036617">
                <text:p>0.036617</text:p>
              </table:table-cell>
              <table:table-cell office:value-type="float" office:value="0.006278">
                <text:p>0.006278</text:p>
              </table:table-cell>
              <table:table-cell office:value-type="float" office:value="0">
                <text:p>0</text:p>
              </table:table-cell>
              <table:table-cell office:value-type="float" office:value="66559">
                <text:p>6655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54:06</text:p>
              </table:table-cell>
              <table:table-cell office:value-type="float" office:value="0.01098">
                <text:p>0.01098</text:p>
              </table:table-cell>
              <table:table-cell office:value-type="float" office:value="0.00418">
                <text:p>0.00418</text:p>
              </table:table-cell>
              <table:table-cell office:value-type="float" office:value="0">
                <text:p>0</text:p>
              </table:table-cell>
              <table:table-cell office:value-type="float" office:value="58572">
                <text:p>5857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07</text:p>
              </table:table-cell>
              <table:table-cell office:value-type="float" office:value="0.008488">
                <text:p>0.008488</text:p>
              </table:table-cell>
              <table:table-cell office:value-type="float" office:value="0.001373">
                <text:p>0.001373</text:p>
              </table:table-cell>
              <table:table-cell office:value-type="float" office:value="0">
                <text:p>0</text:p>
              </table:table-cell>
              <table:table-cell office:value-type="float" office:value="33995">
                <text:p>339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08</text:p>
              </table:table-cell>
              <table:table-cell office:value-type="float" office:value="0.011382">
                <text:p>0.011382</text:p>
              </table:table-cell>
              <table:table-cell office:value-type="float" office:value="0.003356">
                <text:p>0.003356</text:p>
              </table:table-cell>
              <table:table-cell office:value-type="float" office:value="0">
                <text:p>0</text:p>
              </table:table-cell>
              <table:table-cell office:value-type="float" office:value="55826">
                <text:p>558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09</text:p>
              </table:table-cell>
              <table:table-cell office:value-type="float" office:value="0.022172">
                <text:p>0.022172</text:p>
              </table:table-cell>
              <table:table-cell office:value-type="float" office:value="0.003145">
                <text:p>0.003145</text:p>
              </table:table-cell>
              <table:table-cell office:value-type="float" office:value="0">
                <text:p>0</text:p>
              </table:table-cell>
              <table:table-cell office:value-type="float" office:value="46816">
                <text:p>4681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10</text:p>
              </table:table-cell>
              <table:table-cell office:value-type="float" office:value="0.023269">
                <text:p>0.023269</text:p>
              </table:table-cell>
              <table:table-cell office:value-type="float" office:value="0.003824">
                <text:p>0.003824</text:p>
              </table:table-cell>
              <table:table-cell office:value-type="float" office:value="0">
                <text:p>0</text:p>
              </table:table-cell>
              <table:table-cell office:value-type="float" office:value="62049">
                <text:p>620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54:11</text:p>
              </table:table-cell>
              <table:table-cell office:value-type="float" office:value="0.008444">
                <text:p>0.008444</text:p>
              </table:table-cell>
              <table:table-cell office:value-type="float" office:value="0.002009">
                <text:p>0.002009</text:p>
              </table:table-cell>
              <table:table-cell office:value-type="float" office:value="0">
                <text:p>0</text:p>
              </table:table-cell>
              <table:table-cell office:value-type="float" office:value="40080">
                <text:p>4008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12</text:p>
              </table:table-cell>
              <table:table-cell office:value-type="float" office:value="0.018584">
                <text:p>0.018584</text:p>
              </table:table-cell>
              <table:table-cell office:value-type="float" office:value="0.003632">
                <text:p>0.003632</text:p>
              </table:table-cell>
              <table:table-cell office:value-type="float" office:value="0">
                <text:p>0</text:p>
              </table:table-cell>
              <table:table-cell office:value-type="float" office:value="60994">
                <text:p>609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54:13</text:p>
              </table:table-cell>
              <table:table-cell office:value-type="float" office:value="0.042064">
                <text:p>0.042064</text:p>
              </table:table-cell>
              <table:table-cell office:value-type="float" office:value="0.007067">
                <text:p>0.007067</text:p>
              </table:table-cell>
              <table:table-cell office:value-type="float" office:value="0">
                <text:p>0</text:p>
              </table:table-cell>
              <table:table-cell office:value-type="float" office:value="91467">
                <text:p>9146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14</text:p>
              </table:table-cell>
              <table:table-cell office:value-type="float" office:value="0.179802">
                <text:p>0.179802</text:p>
              </table:table-cell>
              <table:table-cell office:value-type="float" office:value="0.057567">
                <text:p>0.057567</text:p>
              </table:table-cell>
              <table:table-cell office:value-type="float" office:value="0">
                <text:p>0</text:p>
              </table:table-cell>
              <table:table-cell office:value-type="float" office:value="56225">
                <text:p>562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:54:16</text:p>
              </table:table-cell>
              <table:table-cell office:value-type="float" office:value="0.422854">
                <text:p>0.422854</text:p>
              </table:table-cell>
              <table:table-cell office:value-type="float" office:value="0.062268">
                <text:p>0.062268</text:p>
              </table:table-cell>
              <table:table-cell office:value-type="float" office:value="0">
                <text:p>0</text:p>
              </table:table-cell>
              <table:table-cell office:value-type="float" office:value="63560">
                <text:p>6356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3:54:17</text:p>
              </table:table-cell>
              <table:table-cell office:value-type="float" office:value="0.090729">
                <text:p>0.090729</text:p>
              </table:table-cell>
              <table:table-cell office:value-type="float" office:value="0.026313">
                <text:p>0.026313</text:p>
              </table:table-cell>
              <table:table-cell office:value-type="float" office:value="0">
                <text:p>0</text:p>
              </table:table-cell>
              <table:table-cell office:value-type="float" office:value="98868">
                <text:p>9886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3:54:18</text:p>
              </table:table-cell>
              <table:table-cell office:value-type="float" office:value="0.015867">
                <text:p>0.015867</text:p>
              </table:table-cell>
              <table:table-cell office:value-type="float" office:value="0.004246">
                <text:p>0.004246</text:p>
              </table:table-cell>
              <table:table-cell office:value-type="float" office:value="0">
                <text:p>0</text:p>
              </table:table-cell>
              <table:table-cell office:value-type="float" office:value="63163">
                <text:p>6316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54:19</text:p>
              </table:table-cell>
              <table:table-cell office:value-type="float" office:value="0.010392">
                <text:p>0.010392</text:p>
              </table:table-cell>
              <table:table-cell office:value-type="float" office:value="0.002784">
                <text:p>0.002784</text:p>
              </table:table-cell>
              <table:table-cell office:value-type="float" office:value="0">
                <text:p>0</text:p>
              </table:table-cell>
              <table:table-cell office:value-type="float" office:value="60069">
                <text:p>6006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54:20</text:p>
              </table:table-cell>
              <table:table-cell office:value-type="float" office:value="0.076359">
                <text:p>0.076359</text:p>
              </table:table-cell>
              <table:table-cell office:value-type="float" office:value="0.013798">
                <text:p>0.013798</text:p>
              </table:table-cell>
              <table:table-cell office:value-type="float" office:value="0">
                <text:p>0</text:p>
              </table:table-cell>
              <table:table-cell office:value-type="float" office:value="109069">
                <text:p>10906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54:21</text:p>
              </table:table-cell>
              <table:table-cell office:value-type="float" office:value="0.010595">
                <text:p>0.010595</text:p>
              </table:table-cell>
              <table:table-cell office:value-type="float" office:value="0.003028">
                <text:p>0.003028</text:p>
              </table:table-cell>
              <table:table-cell office:value-type="float" office:value="0">
                <text:p>0</text:p>
              </table:table-cell>
              <table:table-cell office:value-type="float" office:value="42678">
                <text:p>4267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54:22</text:p>
              </table:table-cell>
              <table:table-cell office:value-type="float" office:value="0.029322">
                <text:p>0.029322</text:p>
              </table:table-cell>
              <table:table-cell office:value-type="float" office:value="0.00617">
                <text:p>0.00617</text:p>
              </table:table-cell>
              <table:table-cell office:value-type="float" office:value="0">
                <text:p>0</text:p>
              </table:table-cell>
              <table:table-cell office:value-type="float" office:value="72634">
                <text:p>7263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:54:23</text:p>
              </table:table-cell>
              <table:table-cell office:value-type="float" office:value="0.034137">
                <text:p>0.034137</text:p>
              </table:table-cell>
              <table:table-cell office:value-type="float" office:value="0.006793">
                <text:p>0.006793</text:p>
              </table:table-cell>
              <table:table-cell office:value-type="float" office:value="0">
                <text:p>0</text:p>
              </table:table-cell>
              <table:table-cell office:value-type="float" office:value="91595">
                <text:p>91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54:24</text:p>
              </table:table-cell>
              <table:table-cell office:value-type="float" office:value="0.052658">
                <text:p>0.052658</text:p>
              </table:table-cell>
              <table:table-cell office:value-type="float" office:value="0.008267">
                <text:p>0.008267</text:p>
              </table:table-cell>
              <table:table-cell office:value-type="float" office:value="0">
                <text:p>0</text:p>
              </table:table-cell>
              <table:table-cell office:value-type="float" office:value="76898">
                <text:p>768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25</text:p>
              </table:table-cell>
              <table:table-cell office:value-type="float" office:value="0.200024">
                <text:p>0.200024</text:p>
              </table:table-cell>
              <table:table-cell office:value-type="float" office:value="0.047682">
                <text:p>0.047682</text:p>
              </table:table-cell>
              <table:table-cell office:value-type="float" office:value="0">
                <text:p>0</text:p>
              </table:table-cell>
              <table:table-cell office:value-type="float" office:value="143260">
                <text:p>14326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26</text:p>
              </table:table-cell>
              <table:table-cell office:value-type="float" office:value="0.053994">
                <text:p>0.053994</text:p>
              </table:table-cell>
              <table:table-cell office:value-type="float" office:value="0.004271">
                <text:p>0.004271</text:p>
              </table:table-cell>
              <table:table-cell office:value-type="float" office:value="0">
                <text:p>0</text:p>
              </table:table-cell>
              <table:table-cell office:value-type="float" office:value="49378">
                <text:p>4937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0.832518">
                <text:p>0.832518</text:p>
              </table:table-cell>
              <table:table-cell office:value-type="float" office:value="0.003247">
                <text:p>0.003247</text:p>
              </table:table-cell>
              <table:table-cell office:value-type="float" office:value="0">
                <text:p>0</text:p>
              </table:table-cell>
              <table:table-cell office:value-type="float" office:value="69975">
                <text:p>6997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0.681783">
                <text:p>0.681783</text:p>
              </table:table-cell>
              <table:table-cell office:value-type="float" office:value="0.003094">
                <text:p>0.003094</text:p>
              </table:table-cell>
              <table:table-cell office:value-type="float" office:value="0">
                <text:p>0</text:p>
              </table:table-cell>
              <table:table-cell office:value-type="float" office:value="62774">
                <text:p>6277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54:29</text:p>
              </table:table-cell>
              <table:table-cell office:value-type="float" office:value="0.433957">
                <text:p>0.433957</text:p>
              </table:table-cell>
              <table:table-cell office:value-type="float" office:value="0.001086">
                <text:p>0.001086</text:p>
              </table:table-cell>
              <table:table-cell office:value-type="float" office:value="0">
                <text:p>0</text:p>
              </table:table-cell>
              <table:table-cell office:value-type="float" office:value="26735">
                <text:p>267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54:30</text:p>
              </table:table-cell>
              <table:table-cell office:value-type="float" office:value="0.155374">
                <text:p>0.155374</text:p>
              </table:table-cell>
              <table:table-cell office:value-type="float" office:value="0.001473">
                <text:p>0.001473</text:p>
              </table:table-cell>
              <table:table-cell office:value-type="float" office:value="0">
                <text:p>0</text:p>
              </table:table-cell>
              <table:table-cell office:value-type="float" office:value="32080">
                <text:p>320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54:31</text:p>
              </table:table-cell>
              <table:table-cell office:value-type="float" office:value="0.019562">
                <text:p>0.019562</text:p>
              </table:table-cell>
              <table:table-cell office:value-type="float" office:value="0.00412">
                <text:p>0.00412</text:p>
              </table:table-cell>
              <table:table-cell office:value-type="float" office:value="0">
                <text:p>0</text:p>
              </table:table-cell>
              <table:table-cell office:value-type="float" office:value="60527">
                <text:p>6052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3:54:32</text:p>
              </table:table-cell>
              <table:table-cell office:value-type="float" office:value="0.018947">
                <text:p>0.018947</text:p>
              </table:table-cell>
              <table:table-cell office:value-type="float" office:value="0.004774">
                <text:p>0.004774</text:p>
              </table:table-cell>
              <table:table-cell office:value-type="float" office:value="0">
                <text:p>0</text:p>
              </table:table-cell>
              <table:table-cell office:value-type="float" office:value="54808">
                <text:p>5480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:54:33</text:p>
              </table:table-cell>
              <table:table-cell office:value-type="float" office:value="0.08132">
                <text:p>0.08132</text:p>
              </table:table-cell>
              <table:table-cell office:value-type="float" office:value="0.008316">
                <text:p>0.008316</text:p>
              </table:table-cell>
              <table:table-cell office:value-type="float" office:value="0">
                <text:p>0</text:p>
              </table:table-cell>
              <table:table-cell office:value-type="float" office:value="69496">
                <text:p>6949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54:34</text:p>
              </table:table-cell>
              <table:table-cell office:value-type="float" office:value="0.057855">
                <text:p>0.057855</text:p>
              </table:table-cell>
              <table:table-cell office:value-type="float" office:value="0.005553">
                <text:p>0.005553</text:p>
              </table:table-cell>
              <table:table-cell office:value-type="float" office:value="0">
                <text:p>0</text:p>
              </table:table-cell>
              <table:table-cell office:value-type="float" office:value="72424">
                <text:p>7242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35</text:p>
              </table:table-cell>
              <table:table-cell office:value-type="float" office:value="0.025439">
                <text:p>0.025439</text:p>
              </table:table-cell>
              <table:table-cell office:value-type="float" office:value="0.003202">
                <text:p>0.003202</text:p>
              </table:table-cell>
              <table:table-cell office:value-type="float" office:value="0">
                <text:p>0</text:p>
              </table:table-cell>
              <table:table-cell office:value-type="float" office:value="56949">
                <text:p>5694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54:36</text:p>
              </table:table-cell>
              <table:table-cell office:value-type="float" office:value="0.018397">
                <text:p>0.018397</text:p>
              </table:table-cell>
              <table:table-cell office:value-type="float" office:value="0.003357">
                <text:p>0.003357</text:p>
              </table:table-cell>
              <table:table-cell office:value-type="float" office:value="0">
                <text:p>0</text:p>
              </table:table-cell>
              <table:table-cell office:value-type="float" office:value="61586">
                <text:p>615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54:37</text:p>
              </table:table-cell>
              <table:table-cell office:value-type="float" office:value="0.069297">
                <text:p>0.069297</text:p>
              </table:table-cell>
              <table:table-cell office:value-type="float" office:value="0.008468">
                <text:p>0.008468</text:p>
              </table:table-cell>
              <table:table-cell office:value-type="float" office:value="0">
                <text:p>0</text:p>
              </table:table-cell>
              <table:table-cell office:value-type="float" office:value="86599">
                <text:p>86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54:38</text:p>
              </table:table-cell>
              <table:table-cell office:value-type="float" office:value="0.028281">
                <text:p>0.028281</text:p>
              </table:table-cell>
              <table:table-cell office:value-type="float" office:value="0.004343">
                <text:p>0.004343</text:p>
              </table:table-cell>
              <table:table-cell office:value-type="float" office:value="0">
                <text:p>0</text:p>
              </table:table-cell>
              <table:table-cell office:value-type="float" office:value="62418">
                <text:p>6241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39</text:p>
              </table:table-cell>
              <table:table-cell office:value-type="float" office:value="0.08511">
                <text:p>0.08511</text:p>
              </table:table-cell>
              <table:table-cell office:value-type="float" office:value="0.017649">
                <text:p>0.017649</text:p>
              </table:table-cell>
              <table:table-cell office:value-type="float" office:value="0">
                <text:p>0</text:p>
              </table:table-cell>
              <table:table-cell office:value-type="float" office:value="92547">
                <text:p>9254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40</text:p>
              </table:table-cell>
              <table:table-cell office:value-type="float" office:value="0.036146">
                <text:p>0.036146</text:p>
              </table:table-cell>
              <table:table-cell office:value-type="float" office:value="0.013719">
                <text:p>0.013719</text:p>
              </table:table-cell>
              <table:table-cell office:value-type="float" office:value="0">
                <text:p>0</text:p>
              </table:table-cell>
              <table:table-cell office:value-type="float" office:value="85454">
                <text:p>8545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41</text:p>
              </table:table-cell>
              <table:table-cell office:value-type="float" office:value="0.023201">
                <text:p>0.023201</text:p>
              </table:table-cell>
              <table:table-cell office:value-type="float" office:value="0.004402">
                <text:p>0.004402</text:p>
              </table:table-cell>
              <table:table-cell office:value-type="float" office:value="0">
                <text:p>0</text:p>
              </table:table-cell>
              <table:table-cell office:value-type="float" office:value="66326">
                <text:p>6632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54:42</text:p>
              </table:table-cell>
              <table:table-cell office:value-type="float" office:value="0.059292">
                <text:p>0.059292</text:p>
              </table:table-cell>
              <table:table-cell office:value-type="float" office:value="0.007791">
                <text:p>0.007791</text:p>
              </table:table-cell>
              <table:table-cell office:value-type="float" office:value="0">
                <text:p>0</text:p>
              </table:table-cell>
              <table:table-cell office:value-type="float" office:value="81985">
                <text:p>8198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54:43</text:p>
              </table:table-cell>
              <table:table-cell office:value-type="float" office:value="0.060424">
                <text:p>0.060424</text:p>
              </table:table-cell>
              <table:table-cell office:value-type="float" office:value="0.008536">
                <text:p>0.008536</text:p>
              </table:table-cell>
              <table:table-cell office:value-type="float" office:value="0">
                <text:p>0</text:p>
              </table:table-cell>
              <table:table-cell office:value-type="float" office:value="81411">
                <text:p>8141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44</text:p>
              </table:table-cell>
              <table:table-cell office:value-type="float" office:value="0.037062">
                <text:p>0.037062</text:p>
              </table:table-cell>
              <table:table-cell office:value-type="float" office:value="0.009173">
                <text:p>0.009173</text:p>
              </table:table-cell>
              <table:table-cell office:value-type="float" office:value="0">
                <text:p>0</text:p>
              </table:table-cell>
              <table:table-cell office:value-type="float" office:value="100135">
                <text:p>10013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45</text:p>
              </table:table-cell>
              <table:table-cell office:value-type="float" office:value="0.019757">
                <text:p>0.019757</text:p>
              </table:table-cell>
              <table:table-cell office:value-type="float" office:value="0.003651">
                <text:p>0.003651</text:p>
              </table:table-cell>
              <table:table-cell office:value-type="float" office:value="0">
                <text:p>0</text:p>
              </table:table-cell>
              <table:table-cell office:value-type="float" office:value="70112">
                <text:p>7011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54:46</text:p>
              </table:table-cell>
              <table:table-cell office:value-type="float" office:value="0.164765">
                <text:p>0.164765</text:p>
              </table:table-cell>
              <table:table-cell office:value-type="float" office:value="0.029055">
                <text:p>0.029055</text:p>
              </table:table-cell>
              <table:table-cell office:value-type="float" office:value="0">
                <text:p>0</text:p>
              </table:table-cell>
              <table:table-cell office:value-type="float" office:value="133331">
                <text:p>13333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4:47</text:p>
              </table:table-cell>
              <table:table-cell office:value-type="float" office:value="0.021255">
                <text:p>0.021255</text:p>
              </table:table-cell>
              <table:table-cell office:value-type="float" office:value="0.005853">
                <text:p>0.005853</text:p>
              </table:table-cell>
              <table:table-cell office:value-type="float" office:value="0">
                <text:p>0</text:p>
              </table:table-cell>
              <table:table-cell office:value-type="float" office:value="73699">
                <text:p>7369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54:48</text:p>
              </table:table-cell>
              <table:table-cell office:value-type="float" office:value="0.017984">
                <text:p>0.017984</text:p>
              </table:table-cell>
              <table:table-cell office:value-type="float" office:value="0.002668">
                <text:p>0.002668</text:p>
              </table:table-cell>
              <table:table-cell office:value-type="float" office:value="0">
                <text:p>0</text:p>
              </table:table-cell>
              <table:table-cell office:value-type="float" office:value="53888">
                <text:p>5388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49</text:p>
              </table:table-cell>
              <table:table-cell office:value-type="float" office:value="0.016794">
                <text:p>0.016794</text:p>
              </table:table-cell>
              <table:table-cell office:value-type="float" office:value="0.002495">
                <text:p>0.002495</text:p>
              </table:table-cell>
              <table:table-cell office:value-type="float" office:value="0">
                <text:p>0</text:p>
              </table:table-cell>
              <table:table-cell office:value-type="float" office:value="54268">
                <text:p>5426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0</text:p>
              </table:table-cell>
              <table:table-cell office:value-type="float" office:value="0.268862">
                <text:p>0.268862</text:p>
              </table:table-cell>
              <table:table-cell office:value-type="float" office:value="0.048326">
                <text:p>0.048326</text:p>
              </table:table-cell>
              <table:table-cell office:value-type="float" office:value="0">
                <text:p>0</text:p>
              </table:table-cell>
              <table:table-cell office:value-type="float" office:value="152586">
                <text:p>15258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1</text:p>
              </table:table-cell>
              <table:table-cell office:value-type="float" office:value="0.080917">
                <text:p>0.080917</text:p>
              </table:table-cell>
              <table:table-cell office:value-type="float" office:value="0.021278">
                <text:p>0.021278</text:p>
              </table:table-cell>
              <table:table-cell office:value-type="float" office:value="0">
                <text:p>0</text:p>
              </table:table-cell>
              <table:table-cell office:value-type="float" office:value="95991">
                <text:p>9599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2</text:p>
              </table:table-cell>
              <table:table-cell office:value-type="float" office:value="0.01748">
                <text:p>0.01748</text:p>
              </table:table-cell>
              <table:table-cell office:value-type="float" office:value="0.001582">
                <text:p>0.001582</text:p>
              </table:table-cell>
              <table:table-cell office:value-type="float" office:value="0">
                <text:p>0</text:p>
              </table:table-cell>
              <table:table-cell office:value-type="float" office:value="36620">
                <text:p>3662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3</text:p>
              </table:table-cell>
              <table:table-cell office:value-type="float" office:value="0.028099">
                <text:p>0.028099</text:p>
              </table:table-cell>
              <table:table-cell office:value-type="float" office:value="0.003887">
                <text:p>0.003887</text:p>
              </table:table-cell>
              <table:table-cell office:value-type="float" office:value="0">
                <text:p>0</text:p>
              </table:table-cell>
              <table:table-cell office:value-type="float" office:value="62654">
                <text:p>6265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54:54</text:p>
              </table:table-cell>
              <table:table-cell office:value-type="float" office:value="0.068171">
                <text:p>0.068171</text:p>
              </table:table-cell>
              <table:table-cell office:value-type="float" office:value="0.01186">
                <text:p>0.01186</text:p>
              </table:table-cell>
              <table:table-cell office:value-type="float" office:value="0">
                <text:p>0</text:p>
              </table:table-cell>
              <table:table-cell office:value-type="float" office:value="98002">
                <text:p>9800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54:55</text:p>
              </table:table-cell>
              <table:table-cell office:value-type="float" office:value="0.036657">
                <text:p>0.036657</text:p>
              </table:table-cell>
              <table:table-cell office:value-type="float" office:value="0.005281">
                <text:p>0.005281</text:p>
              </table:table-cell>
              <table:table-cell office:value-type="float" office:value="0">
                <text:p>0</text:p>
              </table:table-cell>
              <table:table-cell office:value-type="float" office:value="67768">
                <text:p>6776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6</text:p>
              </table:table-cell>
              <table:table-cell office:value-type="float" office:value="0.024503">
                <text:p>0.024503</text:p>
              </table:table-cell>
              <table:table-cell office:value-type="float" office:value="0.006724">
                <text:p>0.006724</text:p>
              </table:table-cell>
              <table:table-cell office:value-type="float" office:value="0">
                <text:p>0</text:p>
              </table:table-cell>
              <table:table-cell office:value-type="float" office:value="65125">
                <text:p>6512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54:57</text:p>
              </table:table-cell>
              <table:table-cell office:value-type="float" office:value="0.096897">
                <text:p>0.096897</text:p>
              </table:table-cell>
              <table:table-cell office:value-type="float" office:value="0.017332">
                <text:p>0.017332</text:p>
              </table:table-cell>
              <table:table-cell office:value-type="float" office:value="0">
                <text:p>0</text:p>
              </table:table-cell>
              <table:table-cell office:value-type="float" office:value="97287">
                <text:p>9728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:54:58</text:p>
              </table:table-cell>
              <table:table-cell office:value-type="float" office:value="0.521325">
                <text:p>0.521325</text:p>
              </table:table-cell>
              <table:table-cell office:value-type="float" office:value="0.00815">
                <text:p>0.00815</text:p>
              </table:table-cell>
              <table:table-cell office:value-type="float" office:value="0">
                <text:p>0</text:p>
              </table:table-cell>
              <table:table-cell office:value-type="float" office:value="62668">
                <text:p>6266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4:59</text:p>
              </table:table-cell>
              <table:table-cell office:value-type="float" office:value="1.287231">
                <text:p>1.287231</text:p>
              </table:table-cell>
              <table:table-cell office:value-type="float" office:value="0.016185">
                <text:p>0.016185</text:p>
              </table:table-cell>
              <table:table-cell office:value-type="float" office:value="0">
                <text:p>0</text:p>
              </table:table-cell>
              <table:table-cell office:value-type="float" office:value="93109">
                <text:p>9310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:55:00</text:p>
              </table:table-cell>
              <table:table-cell office:value-type="float" office:value="1.31222">
                <text:p>1.31222</text:p>
              </table:table-cell>
              <table:table-cell office:value-type="float" office:value="0.011209">
                <text:p>0.011209</text:p>
              </table:table-cell>
              <table:table-cell office:value-type="float" office:value="0">
                <text:p>0</text:p>
              </table:table-cell>
              <table:table-cell office:value-type="float" office:value="68211">
                <text:p>6821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55:01</text:p>
              </table:table-cell>
              <table:table-cell office:value-type="float" office:value="1.019219">
                <text:p>1.019219</text:p>
              </table:table-cell>
              <table:table-cell office:value-type="float" office:value="0.014929">
                <text:p>0.014929</text:p>
              </table:table-cell>
              <table:table-cell office:value-type="float" office:value="0">
                <text:p>0</text:p>
              </table:table-cell>
              <table:table-cell office:value-type="float" office:value="84809">
                <text:p>8480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3:55:02</text:p>
              </table:table-cell>
              <table:table-cell office:value-type="float" office:value="0.8423">
                <text:p>0.8423</text:p>
              </table:table-cell>
              <table:table-cell office:value-type="float" office:value="0.014034">
                <text:p>0.014034</text:p>
              </table:table-cell>
              <table:table-cell office:value-type="float" office:value="0">
                <text:p>0</text:p>
              </table:table-cell>
              <table:table-cell office:value-type="float" office:value="85191">
                <text:p>8519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:55:03</text:p>
              </table:table-cell>
              <table:table-cell office:value-type="float" office:value="0.621492">
                <text:p>0.621492</text:p>
              </table:table-cell>
              <table:table-cell office:value-type="float" office:value="0.017355">
                <text:p>0.017355</text:p>
              </table:table-cell>
              <table:table-cell office:value-type="float" office:value="0">
                <text:p>0</text:p>
              </table:table-cell>
              <table:table-cell office:value-type="float" office:value="108419">
                <text:p>10841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:55:04</text:p>
              </table:table-cell>
              <table:table-cell office:value-type="float" office:value="0.350296">
                <text:p>0.350296</text:p>
              </table:table-cell>
              <table:table-cell office:value-type="float" office:value="0.012461">
                <text:p>0.012461</text:p>
              </table:table-cell>
              <table:table-cell office:value-type="float" office:value="0">
                <text:p>0</text:p>
              </table:table-cell>
              <table:table-cell office:value-type="float" office:value="82381">
                <text:p>8238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:55:05</text:p>
              </table:table-cell>
              <table:table-cell office:value-type="float" office:value="0.212893">
                <text:p>0.212893</text:p>
              </table:table-cell>
              <table:table-cell office:value-type="float" office:value="0.055601">
                <text:p>0.055601</text:p>
              </table:table-cell>
              <table:table-cell office:value-type="float" office:value="0">
                <text:p>0</text:p>
              </table:table-cell>
              <table:table-cell office:value-type="float" office:value="137531">
                <text:p>1375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:55:06</text:p>
              </table:table-cell>
              <table:table-cell office:value-type="float" office:value="0.138832">
                <text:p>0.138832</text:p>
              </table:table-cell>
              <table:table-cell office:value-type="float" office:value="0.014595">
                <text:p>0.014595</text:p>
              </table:table-cell>
              <table:table-cell office:value-type="float" office:value="0">
                <text:p>0</text:p>
              </table:table-cell>
              <table:table-cell office:value-type="float" office:value="66425">
                <text:p>664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3:55:07</text:p>
              </table:table-cell>
              <table:table-cell office:value-type="float" office:value="0.042569">
                <text:p>0.042569</text:p>
              </table:table-cell>
              <table:table-cell office:value-type="float" office:value="0.007366">
                <text:p>0.007366</text:p>
              </table:table-cell>
              <table:table-cell office:value-type="float" office:value="0">
                <text:p>0</text:p>
              </table:table-cell>
              <table:table-cell office:value-type="float" office:value="95906">
                <text:p>9590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08</text:p>
              </table:table-cell>
              <table:table-cell office:value-type="float" office:value="0.042997">
                <text:p>0.042997</text:p>
              </table:table-cell>
              <table:table-cell office:value-type="float" office:value="0.005133">
                <text:p>0.005133</text:p>
              </table:table-cell>
              <table:table-cell office:value-type="float" office:value="0">
                <text:p>0</text:p>
              </table:table-cell>
              <table:table-cell office:value-type="float" office:value="49730">
                <text:p>4973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3:55:09</text:p>
              </table:table-cell>
              <table:table-cell office:value-type="float" office:value="0.072648">
                <text:p>0.072648</text:p>
              </table:table-cell>
              <table:table-cell office:value-type="float" office:value="0.015988">
                <text:p>0.015988</text:p>
              </table:table-cell>
              <table:table-cell office:value-type="float" office:value="0">
                <text:p>0</text:p>
              </table:table-cell>
              <table:table-cell office:value-type="float" office:value="99027">
                <text:p>9902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10</text:p>
              </table:table-cell>
              <table:table-cell office:value-type="float" office:value="0.101945">
                <text:p>0.101945</text:p>
              </table:table-cell>
              <table:table-cell office:value-type="float" office:value="0.024965">
                <text:p>0.024965</text:p>
              </table:table-cell>
              <table:table-cell office:value-type="float" office:value="0">
                <text:p>0</text:p>
              </table:table-cell>
              <table:table-cell office:value-type="float" office:value="111738">
                <text:p>11173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55:11</text:p>
              </table:table-cell>
              <table:table-cell office:value-type="float" office:value="0.096782">
                <text:p>0.096782</text:p>
              </table:table-cell>
              <table:table-cell office:value-type="float" office:value="0.01929">
                <text:p>0.01929</text:p>
              </table:table-cell>
              <table:table-cell office:value-type="float" office:value="0">
                <text:p>0</text:p>
              </table:table-cell>
              <table:table-cell office:value-type="float" office:value="94135">
                <text:p>9413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5:12</text:p>
              </table:table-cell>
              <table:table-cell office:value-type="float" office:value="0.016985">
                <text:p>0.016985</text:p>
              </table:table-cell>
              <table:table-cell office:value-type="float" office:value="0.001994">
                <text:p>0.001994</text:p>
              </table:table-cell>
              <table:table-cell office:value-type="float" office:value="0">
                <text:p>0</text:p>
              </table:table-cell>
              <table:table-cell office:value-type="float" office:value="44746">
                <text:p>4474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55:13</text:p>
              </table:table-cell>
              <table:table-cell office:value-type="float" office:value="0.06492">
                <text:p>0.06492</text:p>
              </table:table-cell>
              <table:table-cell office:value-type="float" office:value="0.019875">
                <text:p>0.019875</text:p>
              </table:table-cell>
              <table:table-cell office:value-type="float" office:value="0">
                <text:p>0</text:p>
              </table:table-cell>
              <table:table-cell office:value-type="float" office:value="95447">
                <text:p>9544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55:14</text:p>
              </table:table-cell>
              <table:table-cell office:value-type="float" office:value="0.455778">
                <text:p>0.455778</text:p>
              </table:table-cell>
              <table:table-cell office:value-type="float" office:value="0.137605">
                <text:p>0.137605</text:p>
              </table:table-cell>
              <table:table-cell office:value-type="float" office:value="0">
                <text:p>0</text:p>
              </table:table-cell>
              <table:table-cell office:value-type="float" office:value="188593">
                <text:p>18859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55:15</text:p>
              </table:table-cell>
              <table:table-cell office:value-type="float" office:value="0.421264">
                <text:p>0.421264</text:p>
              </table:table-cell>
              <table:table-cell office:value-type="float" office:value="0.109231">
                <text:p>0.109231</text:p>
              </table:table-cell>
              <table:table-cell office:value-type="float" office:value="0">
                <text:p>0</text:p>
              </table:table-cell>
              <table:table-cell office:value-type="float" office:value="164389">
                <text:p>16438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55:16</text:p>
              </table:table-cell>
              <table:table-cell office:value-type="float" office:value="0.43256">
                <text:p>0.43256</text:p>
              </table:table-cell>
              <table:table-cell office:value-type="float" office:value="0.132974">
                <text:p>0.132974</text:p>
              </table:table-cell>
              <table:table-cell office:value-type="float" office:value="0">
                <text:p>0</text:p>
              </table:table-cell>
              <table:table-cell office:value-type="float" office:value="186648">
                <text:p>18664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55:17</text:p>
              </table:table-cell>
              <table:table-cell office:value-type="float" office:value="0.54061">
                <text:p>0.54061</text:p>
              </table:table-cell>
              <table:table-cell office:value-type="float" office:value="0.082215">
                <text:p>0.082215</text:p>
              </table:table-cell>
              <table:table-cell office:value-type="float" office:value="0">
                <text:p>0</text:p>
              </table:table-cell>
              <table:table-cell office:value-type="float" office:value="149795">
                <text:p>1497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55:18</text:p>
              </table:table-cell>
              <table:table-cell office:value-type="float" office:value="0.291653">
                <text:p>0.291653</text:p>
              </table:table-cell>
              <table:table-cell office:value-type="float" office:value="0.068053">
                <text:p>0.068053</text:p>
              </table:table-cell>
              <table:table-cell office:value-type="float" office:value="0">
                <text:p>0</text:p>
              </table:table-cell>
              <table:table-cell office:value-type="float" office:value="171803">
                <text:p>17180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55:19</text:p>
              </table:table-cell>
              <table:table-cell office:value-type="float" office:value="0.169838">
                <text:p>0.169838</text:p>
              </table:table-cell>
              <table:table-cell office:value-type="float" office:value="0.026568">
                <text:p>0.026568</text:p>
              </table:table-cell>
              <table:table-cell office:value-type="float" office:value="0">
                <text:p>0</text:p>
              </table:table-cell>
              <table:table-cell office:value-type="float" office:value="98388">
                <text:p>983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:55:20</text:p>
              </table:table-cell>
              <table:table-cell office:value-type="float" office:value="0.024059">
                <text:p>0.024059</text:p>
              </table:table-cell>
              <table:table-cell office:value-type="float" office:value="0.007927">
                <text:p>0.007927</text:p>
              </table:table-cell>
              <table:table-cell office:value-type="float" office:value="0">
                <text:p>0</text:p>
              </table:table-cell>
              <table:table-cell office:value-type="float" office:value="86297">
                <text:p>8629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:55:21</text:p>
              </table:table-cell>
              <table:table-cell office:value-type="float" office:value="0.129941">
                <text:p>0.129941</text:p>
              </table:table-cell>
              <table:table-cell office:value-type="float" office:value="0.017919">
                <text:p>0.017919</text:p>
              </table:table-cell>
              <table:table-cell office:value-type="float" office:value="0">
                <text:p>0</text:p>
              </table:table-cell>
              <table:table-cell office:value-type="float" office:value="99333">
                <text:p>9933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55:22</text:p>
              </table:table-cell>
              <table:table-cell office:value-type="float" office:value="0.084282">
                <text:p>0.084282</text:p>
              </table:table-cell>
              <table:table-cell office:value-type="float" office:value="0.008068">
                <text:p>0.008068</text:p>
              </table:table-cell>
              <table:table-cell office:value-type="float" office:value="0">
                <text:p>0</text:p>
              </table:table-cell>
              <table:table-cell office:value-type="float" office:value="74315">
                <text:p>743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55:23</text:p>
              </table:table-cell>
              <table:table-cell office:value-type="float" office:value="0.026337">
                <text:p>0.026337</text:p>
              </table:table-cell>
              <table:table-cell office:value-type="float" office:value="0.001861">
                <text:p>0.001861</text:p>
              </table:table-cell>
              <table:table-cell office:value-type="float" office:value="0">
                <text:p>0</text:p>
              </table:table-cell>
              <table:table-cell office:value-type="float" office:value="40436">
                <text:p>4043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24</text:p>
              </table:table-cell>
              <table:table-cell office:value-type="float" office:value="0.031308">
                <text:p>0.031308</text:p>
              </table:table-cell>
              <table:table-cell office:value-type="float" office:value="0.003653">
                <text:p>0.003653</text:p>
              </table:table-cell>
              <table:table-cell office:value-type="float" office:value="0">
                <text:p>0</text:p>
              </table:table-cell>
              <table:table-cell office:value-type="float" office:value="57398">
                <text:p>573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25</text:p>
              </table:table-cell>
              <table:table-cell office:value-type="float" office:value="0.046411">
                <text:p>0.046411</text:p>
              </table:table-cell>
              <table:table-cell office:value-type="float" office:value="0.005195">
                <text:p>0.005195</text:p>
              </table:table-cell>
              <table:table-cell office:value-type="float" office:value="0">
                <text:p>0</text:p>
              </table:table-cell>
              <table:table-cell office:value-type="float" office:value="57952">
                <text:p>5795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55:26</text:p>
              </table:table-cell>
              <table:table-cell office:value-type="float" office:value="0.224286">
                <text:p>0.224286</text:p>
              </table:table-cell>
              <table:table-cell office:value-type="float" office:value="0.029736">
                <text:p>0.029736</text:p>
              </table:table-cell>
              <table:table-cell office:value-type="float" office:value="0">
                <text:p>0</text:p>
              </table:table-cell>
              <table:table-cell office:value-type="float" office:value="135445">
                <text:p>13544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55:27</text:p>
              </table:table-cell>
              <table:table-cell office:value-type="float" office:value="0.162541">
                <text:p>0.162541</text:p>
              </table:table-cell>
              <table:table-cell office:value-type="float" office:value="0.041582">
                <text:p>0.041582</text:p>
              </table:table-cell>
              <table:table-cell office:value-type="float" office:value="0">
                <text:p>0</text:p>
              </table:table-cell>
              <table:table-cell office:value-type="float" office:value="156816">
                <text:p>15681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55:28</text:p>
              </table:table-cell>
              <table:table-cell office:value-type="float" office:value="0.220472">
                <text:p>0.220472</text:p>
              </table:table-cell>
              <table:table-cell office:value-type="float" office:value="0.075244">
                <text:p>0.075244</text:p>
              </table:table-cell>
              <table:table-cell office:value-type="float" office:value="0">
                <text:p>0</text:p>
              </table:table-cell>
              <table:table-cell office:value-type="float" office:value="174386">
                <text:p>17438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55:29</text:p>
              </table:table-cell>
              <table:table-cell office:value-type="float" office:value="0.36915">
                <text:p>0.36915</text:p>
              </table:table-cell>
              <table:table-cell office:value-type="float" office:value="0.128749">
                <text:p>0.128749</text:p>
              </table:table-cell>
              <table:table-cell office:value-type="float" office:value="0">
                <text:p>0</text:p>
              </table:table-cell>
              <table:table-cell office:value-type="float" office:value="191708">
                <text:p>19170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55:30</text:p>
              </table:table-cell>
              <table:table-cell office:value-type="float" office:value="0.524483">
                <text:p>0.524483</text:p>
              </table:table-cell>
              <table:table-cell office:value-type="float" office:value="0.255804">
                <text:p>0.255804</text:p>
              </table:table-cell>
              <table:table-cell office:value-type="float" office:value="0">
                <text:p>0</text:p>
              </table:table-cell>
              <table:table-cell office:value-type="float" office:value="244051">
                <text:p>24405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55:31</text:p>
              </table:table-cell>
              <table:table-cell office:value-type="float" office:value="0.685901">
                <text:p>0.685901</text:p>
              </table:table-cell>
              <table:table-cell office:value-type="float" office:value="0.274071">
                <text:p>0.274071</text:p>
              </table:table-cell>
              <table:table-cell office:value-type="float" office:value="0">
                <text:p>0</text:p>
              </table:table-cell>
              <table:table-cell office:value-type="float" office:value="231762">
                <text:p>2317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:55:32</text:p>
              </table:table-cell>
              <table:table-cell office:value-type="float" office:value="0.655226">
                <text:p>0.655226</text:p>
              </table:table-cell>
              <table:table-cell office:value-type="float" office:value="0.253912">
                <text:p>0.253912</text:p>
              </table:table-cell>
              <table:table-cell office:value-type="float" office:value="0">
                <text:p>0</text:p>
              </table:table-cell>
              <table:table-cell office:value-type="float" office:value="197214">
                <text:p>1972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55:33</text:p>
              </table:table-cell>
              <table:table-cell office:value-type="float" office:value="0.565353">
                <text:p>0.565353</text:p>
              </table:table-cell>
              <table:table-cell office:value-type="float" office:value="0.253858">
                <text:p>0.253858</text:p>
              </table:table-cell>
              <table:table-cell office:value-type="float" office:value="0">
                <text:p>0</text:p>
              </table:table-cell>
              <table:table-cell office:value-type="float" office:value="186581">
                <text:p>1865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55:34</text:p>
              </table:table-cell>
              <table:table-cell office:value-type="float" office:value="0.610132">
                <text:p>0.610132</text:p>
              </table:table-cell>
              <table:table-cell office:value-type="float" office:value="0.21008">
                <text:p>0.21008</text:p>
              </table:table-cell>
              <table:table-cell office:value-type="float" office:value="0">
                <text:p>0</text:p>
              </table:table-cell>
              <table:table-cell office:value-type="float" office:value="210800">
                <text:p>2108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:55:35</text:p>
              </table:table-cell>
              <table:table-cell office:value-type="float" office:value="0.503677">
                <text:p>0.503677</text:p>
              </table:table-cell>
              <table:table-cell office:value-type="float" office:value="0.151331">
                <text:p>0.151331</text:p>
              </table:table-cell>
              <table:table-cell office:value-type="float" office:value="0">
                <text:p>0</text:p>
              </table:table-cell>
              <table:table-cell office:value-type="float" office:value="197078">
                <text:p>19707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:55:36</text:p>
              </table:table-cell>
              <table:table-cell office:value-type="float" office:value="0.513869">
                <text:p>0.513869</text:p>
              </table:table-cell>
              <table:table-cell office:value-type="float" office:value="0.139448">
                <text:p>0.139448</text:p>
              </table:table-cell>
              <table:table-cell office:value-type="float" office:value="0">
                <text:p>0</text:p>
              </table:table-cell>
              <table:table-cell office:value-type="float" office:value="188280">
                <text:p>18828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55:37</text:p>
              </table:table-cell>
              <table:table-cell office:value-type="float" office:value="0.427763">
                <text:p>0.427763</text:p>
              </table:table-cell>
              <table:table-cell office:value-type="float" office:value="0.091642">
                <text:p>0.091642</text:p>
              </table:table-cell>
              <table:table-cell office:value-type="float" office:value="0">
                <text:p>0</text:p>
              </table:table-cell>
              <table:table-cell office:value-type="float" office:value="177961">
                <text:p>1779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:55:38</text:p>
              </table:table-cell>
              <table:table-cell office:value-type="float" office:value="0.538908">
                <text:p>0.538908</text:p>
              </table:table-cell>
              <table:table-cell office:value-type="float" office:value="0.073172">
                <text:p>0.073172</text:p>
              </table:table-cell>
              <table:table-cell office:value-type="float" office:value="0">
                <text:p>0</text:p>
              </table:table-cell>
              <table:table-cell office:value-type="float" office:value="169983">
                <text:p>16998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55:39</text:p>
              </table:table-cell>
              <table:table-cell office:value-type="float" office:value="0.282715">
                <text:p>0.282715</text:p>
              </table:table-cell>
              <table:table-cell office:value-type="float" office:value="0.036079">
                <text:p>0.036079</text:p>
              </table:table-cell>
              <table:table-cell office:value-type="float" office:value="0">
                <text:p>0</text:p>
              </table:table-cell>
              <table:table-cell office:value-type="float" office:value="113533">
                <text:p>11353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55:40</text:p>
              </table:table-cell>
              <table:table-cell office:value-type="float" office:value="0.097334">
                <text:p>0.097334</text:p>
              </table:table-cell>
              <table:table-cell office:value-type="float" office:value="0.022947">
                <text:p>0.022947</text:p>
              </table:table-cell>
              <table:table-cell office:value-type="float" office:value="0">
                <text:p>0</text:p>
              </table:table-cell>
              <table:table-cell office:value-type="float" office:value="131113">
                <text:p>1311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:55:41</text:p>
              </table:table-cell>
              <table:table-cell office:value-type="float" office:value="0.251435">
                <text:p>0.251435</text:p>
              </table:table-cell>
              <table:table-cell office:value-type="float" office:value="0.052404">
                <text:p>0.052404</text:p>
              </table:table-cell>
              <table:table-cell office:value-type="float" office:value="0">
                <text:p>0</text:p>
              </table:table-cell>
              <table:table-cell office:value-type="float" office:value="185681">
                <text:p>18568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:55:42</text:p>
              </table:table-cell>
              <table:table-cell office:value-type="float" office:value="0.313085">
                <text:p>0.313085</text:p>
              </table:table-cell>
              <table:table-cell office:value-type="float" office:value="0.064624">
                <text:p>0.064624</text:p>
              </table:table-cell>
              <table:table-cell office:value-type="float" office:value="0">
                <text:p>0</text:p>
              </table:table-cell>
              <table:table-cell office:value-type="float" office:value="154180">
                <text:p>1541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55:43</text:p>
              </table:table-cell>
              <table:table-cell office:value-type="float" office:value="0.254356">
                <text:p>0.254356</text:p>
              </table:table-cell>
              <table:table-cell office:value-type="float" office:value="0.038121">
                <text:p>0.038121</text:p>
              </table:table-cell>
              <table:table-cell office:value-type="float" office:value="0">
                <text:p>0</text:p>
              </table:table-cell>
              <table:table-cell office:value-type="float" office:value="145554">
                <text:p>14555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55:44</text:p>
              </table:table-cell>
              <table:table-cell office:value-type="float" office:value="0.226359">
                <text:p>0.226359</text:p>
              </table:table-cell>
              <table:table-cell office:value-type="float" office:value="0.029975">
                <text:p>0.029975</text:p>
              </table:table-cell>
              <table:table-cell office:value-type="float" office:value="0">
                <text:p>0</text:p>
              </table:table-cell>
              <table:table-cell office:value-type="float" office:value="127926">
                <text:p>12792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3:55:45</text:p>
              </table:table-cell>
              <table:table-cell office:value-type="float" office:value="0.125252">
                <text:p>0.125252</text:p>
              </table:table-cell>
              <table:table-cell office:value-type="float" office:value="0.029531">
                <text:p>0.029531</text:p>
              </table:table-cell>
              <table:table-cell office:value-type="float" office:value="0">
                <text:p>0</text:p>
              </table:table-cell>
              <table:table-cell office:value-type="float" office:value="134389">
                <text:p>13438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55:46</text:p>
              </table:table-cell>
              <table:table-cell office:value-type="float" office:value="0.115841">
                <text:p>0.115841</text:p>
              </table:table-cell>
              <table:table-cell office:value-type="float" office:value="0.031155">
                <text:p>0.031155</text:p>
              </table:table-cell>
              <table:table-cell office:value-type="float" office:value="0">
                <text:p>0</text:p>
              </table:table-cell>
              <table:table-cell office:value-type="float" office:value="162767">
                <text:p>16276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55:47</text:p>
              </table:table-cell>
              <table:table-cell office:value-type="float" office:value="0.162056">
                <text:p>0.162056</text:p>
              </table:table-cell>
              <table:table-cell office:value-type="float" office:value="0.026125">
                <text:p>0.026125</text:p>
              </table:table-cell>
              <table:table-cell office:value-type="float" office:value="0">
                <text:p>0</text:p>
              </table:table-cell>
              <table:table-cell office:value-type="float" office:value="107825">
                <text:p>10782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55:48</text:p>
              </table:table-cell>
              <table:table-cell office:value-type="float" office:value="0.189815">
                <text:p>0.189815</text:p>
              </table:table-cell>
              <table:table-cell office:value-type="float" office:value="0.035453">
                <text:p>0.035453</text:p>
              </table:table-cell>
              <table:table-cell office:value-type="float" office:value="0">
                <text:p>0</text:p>
              </table:table-cell>
              <table:table-cell office:value-type="float" office:value="192504">
                <text:p>19250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55:49</text:p>
              </table:table-cell>
              <table:table-cell office:value-type="float" office:value="0.255926">
                <text:p>0.255926</text:p>
              </table:table-cell>
              <table:table-cell office:value-type="float" office:value="0.045514">
                <text:p>0.045514</text:p>
              </table:table-cell>
              <table:table-cell office:value-type="float" office:value="0">
                <text:p>0</text:p>
              </table:table-cell>
              <table:table-cell office:value-type="float" office:value="178845">
                <text:p>17884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55:50</text:p>
              </table:table-cell>
              <table:table-cell office:value-type="float" office:value="0.289514">
                <text:p>0.289514</text:p>
              </table:table-cell>
              <table:table-cell office:value-type="float" office:value="0.03753">
                <text:p>0.03753</text:p>
              </table:table-cell>
              <table:table-cell office:value-type="float" office:value="0">
                <text:p>0</text:p>
              </table:table-cell>
              <table:table-cell office:value-type="float" office:value="142033">
                <text:p>14203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55:51</text:p>
              </table:table-cell>
              <table:table-cell office:value-type="float" office:value="0.204769">
                <text:p>0.204769</text:p>
              </table:table-cell>
              <table:table-cell office:value-type="float" office:value="0.059117">
                <text:p>0.059117</text:p>
              </table:table-cell>
              <table:table-cell office:value-type="float" office:value="0">
                <text:p>0</text:p>
              </table:table-cell>
              <table:table-cell office:value-type="float" office:value="178173">
                <text:p>17817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:55:52</text:p>
              </table:table-cell>
              <table:table-cell office:value-type="float" office:value="0.313126">
                <text:p>0.313126</text:p>
              </table:table-cell>
              <table:table-cell office:value-type="float" office:value="0.185181">
                <text:p>0.185181</text:p>
              </table:table-cell>
              <table:table-cell office:value-type="float" office:value="0">
                <text:p>0</text:p>
              </table:table-cell>
              <table:table-cell office:value-type="float" office:value="274220">
                <text:p>2742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55:53</text:p>
              </table:table-cell>
              <table:table-cell office:value-type="float" office:value="0.388539">
                <text:p>0.388539</text:p>
              </table:table-cell>
              <table:table-cell office:value-type="float" office:value="0.235977">
                <text:p>0.235977</text:p>
              </table:table-cell>
              <table:table-cell office:value-type="float" office:value="0">
                <text:p>0</text:p>
              </table:table-cell>
              <table:table-cell office:value-type="float" office:value="246196">
                <text:p>24619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:55:54</text:p>
              </table:table-cell>
              <table:table-cell office:value-type="float" office:value="0.400022">
                <text:p>0.400022</text:p>
              </table:table-cell>
              <table:table-cell office:value-type="float" office:value="0.16581">
                <text:p>0.16581</text:p>
              </table:table-cell>
              <table:table-cell office:value-type="float" office:value="0">
                <text:p>0</text:p>
              </table:table-cell>
              <table:table-cell office:value-type="float" office:value="183650">
                <text:p>18365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55:55</text:p>
              </table:table-cell>
              <table:table-cell office:value-type="float" office:value="0.673972">
                <text:p>0.673972</text:p>
              </table:table-cell>
              <table:table-cell office:value-type="float" office:value="0.456043">
                <text:p>0.456043</text:p>
              </table:table-cell>
              <table:table-cell office:value-type="float" office:value="0">
                <text:p>0</text:p>
              </table:table-cell>
              <table:table-cell office:value-type="float" office:value="364007">
                <text:p>36400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55:56</text:p>
              </table:table-cell>
              <table:table-cell office:value-type="float" office:value="0.650456">
                <text:p>0.650456</text:p>
              </table:table-cell>
              <table:table-cell office:value-type="float" office:value="0.508091">
                <text:p>0.508091</text:p>
              </table:table-cell>
              <table:table-cell office:value-type="float" office:value="0">
                <text:p>0</text:p>
              </table:table-cell>
              <table:table-cell office:value-type="float" office:value="355722">
                <text:p>35572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55:57</text:p>
              </table:table-cell>
              <table:table-cell office:value-type="float" office:value="0.404418">
                <text:p>0.404418</text:p>
              </table:table-cell>
              <table:table-cell office:value-type="float" office:value="0.589628">
                <text:p>0.589628</text:p>
              </table:table-cell>
              <table:table-cell office:value-type="float" office:value="0">
                <text:p>0</text:p>
              </table:table-cell>
              <table:table-cell office:value-type="float" office:value="477673">
                <text:p>4776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55:58</text:p>
              </table:table-cell>
              <table:table-cell office:value-type="float" office:value="0.762507">
                <text:p>0.762507</text:p>
              </table:table-cell>
              <table:table-cell office:value-type="float" office:value="0.548519">
                <text:p>0.548519</text:p>
              </table:table-cell>
              <table:table-cell office:value-type="float" office:value="0">
                <text:p>0</text:p>
              </table:table-cell>
              <table:table-cell office:value-type="float" office:value="349099">
                <text:p>34909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:55:59</text:p>
              </table:table-cell>
              <table:table-cell office:value-type="float" office:value="0.640863">
                <text:p>0.640863</text:p>
              </table:table-cell>
              <table:table-cell office:value-type="float" office:value="0.493564">
                <text:p>0.493564</text:p>
              </table:table-cell>
              <table:table-cell office:value-type="float" office:value="0">
                <text:p>0</text:p>
              </table:table-cell>
              <table:table-cell office:value-type="float" office:value="303862">
                <text:p>30386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3:56:00</text:p>
              </table:table-cell>
              <table:table-cell office:value-type="float" office:value="0.656474">
                <text:p>0.656474</text:p>
              </table:table-cell>
              <table:table-cell office:value-type="float" office:value="0.521255">
                <text:p>0.521255</text:p>
              </table:table-cell>
              <table:table-cell office:value-type="float" office:value="0">
                <text:p>0</text:p>
              </table:table-cell>
              <table:table-cell office:value-type="float" office:value="291096">
                <text:p>2910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:56:01</text:p>
              </table:table-cell>
              <table:table-cell office:value-type="float" office:value="0.60521">
                <text:p>0.60521</text:p>
              </table:table-cell>
              <table:table-cell office:value-type="float" office:value="0.771074">
                <text:p>0.771074</text:p>
              </table:table-cell>
              <table:table-cell office:value-type="float" office:value="0">
                <text:p>0</text:p>
              </table:table-cell>
              <table:table-cell office:value-type="float" office:value="395273">
                <text:p>39527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6:02</text:p>
              </table:table-cell>
              <table:table-cell office:value-type="float" office:value="0.927727">
                <text:p>0.927727</text:p>
              </table:table-cell>
              <table:table-cell office:value-type="float" office:value="1.017122">
                <text:p>1.017122</text:p>
              </table:table-cell>
              <table:table-cell office:value-type="float" office:value="0">
                <text:p>0</text:p>
              </table:table-cell>
              <table:table-cell office:value-type="float" office:value="452203">
                <text:p>45220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6:03</text:p>
              </table:table-cell>
              <table:table-cell office:value-type="float" office:value="0.871635">
                <text:p>0.871635</text:p>
              </table:table-cell>
              <table:table-cell office:value-type="float" office:value="1.132629">
                <text:p>1.132629</text:p>
              </table:table-cell>
              <table:table-cell office:value-type="float" office:value="0">
                <text:p>0</text:p>
              </table:table-cell>
              <table:table-cell office:value-type="float" office:value="464930">
                <text:p>4649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:56:04</text:p>
              </table:table-cell>
              <table:table-cell office:value-type="float" office:value="0.85577">
                <text:p>0.85577</text:p>
              </table:table-cell>
              <table:table-cell office:value-type="float" office:value="1.493912">
                <text:p>1.493912</text:p>
              </table:table-cell>
              <table:table-cell office:value-type="float" office:value="0">
                <text:p>0</text:p>
              </table:table-cell>
              <table:table-cell office:value-type="float" office:value="632573">
                <text:p>63257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56:05</text:p>
              </table:table-cell>
              <table:table-cell office:value-type="float" office:value="0.94604">
                <text:p>0.94604</text:p>
              </table:table-cell>
              <table:table-cell office:value-type="float" office:value="1.44523">
                <text:p>1.44523</text:p>
              </table:table-cell>
              <table:table-cell office:value-type="float" office:value="0">
                <text:p>0</text:p>
              </table:table-cell>
              <table:table-cell office:value-type="float" office:value="605633">
                <text:p>6056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56:06</text:p>
              </table:table-cell>
              <table:table-cell office:value-type="float" office:value="0.844399">
                <text:p>0.844399</text:p>
              </table:table-cell>
              <table:table-cell office:value-type="float" office:value="1.341041">
                <text:p>1.341041</text:p>
              </table:table-cell>
              <table:table-cell office:value-type="float" office:value="0">
                <text:p>0</text:p>
              </table:table-cell>
              <table:table-cell office:value-type="float" office:value="537227">
                <text:p>53722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56:07</text:p>
              </table:table-cell>
              <table:table-cell office:value-type="float" office:value="0.932947">
                <text:p>0.932947</text:p>
              </table:table-cell>
              <table:table-cell office:value-type="float" office:value="1.465408">
                <text:p>1.465408</text:p>
              </table:table-cell>
              <table:table-cell office:value-type="float" office:value="0">
                <text:p>0</text:p>
              </table:table-cell>
              <table:table-cell office:value-type="float" office:value="552472">
                <text:p>5524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56:08</text:p>
              </table:table-cell>
              <table:table-cell office:value-type="float" office:value="0.922708">
                <text:p>0.922708</text:p>
              </table:table-cell>
              <table:table-cell office:value-type="float" office:value="1.232986">
                <text:p>1.232986</text:p>
              </table:table-cell>
              <table:table-cell office:value-type="float" office:value="0">
                <text:p>0</text:p>
              </table:table-cell>
              <table:table-cell office:value-type="float" office:value="466694">
                <text:p>4666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1.118452">
                <text:p>1.118452</text:p>
              </table:table-cell>
              <table:table-cell office:value-type="float" office:value="1.989461">
                <text:p>1.989461</text:p>
              </table:table-cell>
              <table:table-cell office:value-type="float" office:value="0">
                <text:p>0</text:p>
              </table:table-cell>
              <table:table-cell office:value-type="float" office:value="739083">
                <text:p>73908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1.367324">
                <text:p>1.367324</text:p>
              </table:table-cell>
              <table:table-cell office:value-type="float" office:value="1.89591">
                <text:p>1.89591</text:p>
              </table:table-cell>
              <table:table-cell office:value-type="float" office:value="0">
                <text:p>0</text:p>
              </table:table-cell>
              <table:table-cell office:value-type="float" office:value="710928">
                <text:p>7109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11</text:p>
              </table:table-cell>
              <table:table-cell office:value-type="float" office:value="0.799284">
                <text:p>0.799284</text:p>
              </table:table-cell>
              <table:table-cell office:value-type="float" office:value="1.374086">
                <text:p>1.374086</text:p>
              </table:table-cell>
              <table:table-cell office:value-type="float" office:value="0">
                <text:p>0</text:p>
              </table:table-cell>
              <table:table-cell office:value-type="float" office:value="513841">
                <text:p>51384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56:12</text:p>
              </table:table-cell>
              <table:table-cell office:value-type="float" office:value="0.812746">
                <text:p>0.812746</text:p>
              </table:table-cell>
              <table:table-cell office:value-type="float" office:value="1.112341">
                <text:p>1.112341</text:p>
              </table:table-cell>
              <table:table-cell office:value-type="float" office:value="0">
                <text:p>0</text:p>
              </table:table-cell>
              <table:table-cell office:value-type="float" office:value="405216">
                <text:p>4052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13</text:p>
              </table:table-cell>
              <table:table-cell office:value-type="float" office:value="0.73553">
                <text:p>0.73553</text:p>
              </table:table-cell>
              <table:table-cell office:value-type="float" office:value="0.809183">
                <text:p>0.809183</text:p>
              </table:table-cell>
              <table:table-cell office:value-type="float" office:value="0">
                <text:p>0</text:p>
              </table:table-cell>
              <table:table-cell office:value-type="float" office:value="287006">
                <text:p>2870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14</text:p>
              </table:table-cell>
              <table:table-cell office:value-type="float" office:value="0.812228">
                <text:p>0.812228</text:p>
              </table:table-cell>
              <table:table-cell office:value-type="float" office:value="1.014425">
                <text:p>1.014425</text:p>
              </table:table-cell>
              <table:table-cell office:value-type="float" office:value="0">
                <text:p>0</text:p>
              </table:table-cell>
              <table:table-cell office:value-type="float" office:value="364519">
                <text:p>36451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56:15</text:p>
              </table:table-cell>
              <table:table-cell office:value-type="float" office:value="1.00096">
                <text:p>1.00096</text:p>
              </table:table-cell>
              <table:table-cell office:value-type="float" office:value="1.428366">
                <text:p>1.428366</text:p>
              </table:table-cell>
              <table:table-cell office:value-type="float" office:value="0">
                <text:p>0</text:p>
              </table:table-cell>
              <table:table-cell office:value-type="float" office:value="505229">
                <text:p>5052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6:16</text:p>
              </table:table-cell>
              <table:table-cell office:value-type="float" office:value="1.229921">
                <text:p>1.229921</text:p>
              </table:table-cell>
              <table:table-cell office:value-type="float" office:value="2.046749">
                <text:p>2.046749</text:p>
              </table:table-cell>
              <table:table-cell office:value-type="float" office:value="0">
                <text:p>0</text:p>
              </table:table-cell>
              <table:table-cell office:value-type="float" office:value="750231">
                <text:p>7502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6:17</text:p>
              </table:table-cell>
              <table:table-cell office:value-type="float" office:value="0.722641">
                <text:p>0.722641</text:p>
              </table:table-cell>
              <table:table-cell office:value-type="float" office:value="0.744662">
                <text:p>0.744662</text:p>
              </table:table-cell>
              <table:table-cell office:value-type="float" office:value="0">
                <text:p>0</text:p>
              </table:table-cell>
              <table:table-cell office:value-type="float" office:value="273297">
                <text:p>27329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:56:18</text:p>
              </table:table-cell>
              <table:table-cell office:value-type="float" office:value="1.03468">
                <text:p>1.03468</text:p>
              </table:table-cell>
              <table:table-cell office:value-type="float" office:value="1.483226">
                <text:p>1.483226</text:p>
              </table:table-cell>
              <table:table-cell office:value-type="float" office:value="0">
                <text:p>0</text:p>
              </table:table-cell>
              <table:table-cell office:value-type="float" office:value="586183">
                <text:p>58618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1.48196">
                <text:p>1.48196</text:p>
              </table:table-cell>
              <table:table-cell office:value-type="float" office:value="1.50625">
                <text:p>1.50625</text:p>
              </table:table-cell>
              <table:table-cell office:value-type="float" office:value="0">
                <text:p>0</text:p>
              </table:table-cell>
              <table:table-cell office:value-type="float" office:value="612308">
                <text:p>61230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56:20</text:p>
              </table:table-cell>
              <table:table-cell office:value-type="float" office:value="0.745216">
                <text:p>0.745216</text:p>
              </table:table-cell>
              <table:table-cell office:value-type="float" office:value="0.852911">
                <text:p>0.852911</text:p>
              </table:table-cell>
              <table:table-cell office:value-type="float" office:value="0">
                <text:p>0</text:p>
              </table:table-cell>
              <table:table-cell office:value-type="float" office:value="284810">
                <text:p>2848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:56:21</text:p>
              </table:table-cell>
              <table:table-cell office:value-type="float" office:value="0.944511">
                <text:p>0.944511</text:p>
              </table:table-cell>
              <table:table-cell office:value-type="float" office:value="0.903187">
                <text:p>0.903187</text:p>
              </table:table-cell>
              <table:table-cell office:value-type="float" office:value="0">
                <text:p>0</text:p>
              </table:table-cell>
              <table:table-cell office:value-type="float" office:value="264412">
                <text:p>26441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56:22</text:p>
              </table:table-cell>
              <table:table-cell office:value-type="float" office:value="0.9878">
                <text:p>0.9878</text:p>
              </table:table-cell>
              <table:table-cell office:value-type="float" office:value="1.115482">
                <text:p>1.115482</text:p>
              </table:table-cell>
              <table:table-cell office:value-type="float" office:value="0">
                <text:p>0</text:p>
              </table:table-cell>
              <table:table-cell office:value-type="float" office:value="345411">
                <text:p>34541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:56:23</text:p>
              </table:table-cell>
              <table:table-cell office:value-type="float" office:value="0.70407">
                <text:p>0.70407</text:p>
              </table:table-cell>
              <table:table-cell office:value-type="float" office:value="0.493194">
                <text:p>0.493194</text:p>
              </table:table-cell>
              <table:table-cell office:value-type="float" office:value="0">
                <text:p>0</text:p>
              </table:table-cell>
              <table:table-cell office:value-type="float" office:value="137143">
                <text:p>13714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:56:24</text:p>
              </table:table-cell>
              <table:table-cell office:value-type="float" office:value="0.805825">
                <text:p>0.805825</text:p>
              </table:table-cell>
              <table:table-cell office:value-type="float" office:value="0.923779">
                <text:p>0.923779</text:p>
              </table:table-cell>
              <table:table-cell office:value-type="float" office:value="0">
                <text:p>0</text:p>
              </table:table-cell>
              <table:table-cell office:value-type="float" office:value="271989">
                <text:p>27198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56:25</text:p>
              </table:table-cell>
              <table:table-cell office:value-type="float" office:value="0.72146">
                <text:p>0.72146</text:p>
              </table:table-cell>
              <table:table-cell office:value-type="float" office:value="0.676521">
                <text:p>0.676521</text:p>
              </table:table-cell>
              <table:table-cell office:value-type="float" office:value="0">
                <text:p>0</text:p>
              </table:table-cell>
              <table:table-cell office:value-type="float" office:value="192332">
                <text:p>19233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56:26</text:p>
              </table:table-cell>
              <table:table-cell office:value-type="float" office:value="0.727209">
                <text:p>0.727209</text:p>
              </table:table-cell>
              <table:table-cell office:value-type="float" office:value="0.934315">
                <text:p>0.934315</text:p>
              </table:table-cell>
              <table:table-cell office:value-type="float" office:value="0">
                <text:p>0</text:p>
              </table:table-cell>
              <table:table-cell office:value-type="float" office:value="284977">
                <text:p>2849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:56:27</text:p>
              </table:table-cell>
              <table:table-cell office:value-type="float" office:value="0.675296">
                <text:p>0.675296</text:p>
              </table:table-cell>
              <table:table-cell office:value-type="float" office:value="0.634766">
                <text:p>0.634766</text:p>
              </table:table-cell>
              <table:table-cell office:value-type="float" office:value="0">
                <text:p>0</text:p>
              </table:table-cell>
              <table:table-cell office:value-type="float" office:value="184387">
                <text:p>18438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56:28</text:p>
              </table:table-cell>
              <table:table-cell office:value-type="float" office:value="0.674424">
                <text:p>0.674424</text:p>
              </table:table-cell>
              <table:table-cell office:value-type="float" office:value="0.600324">
                <text:p>0.600324</text:p>
              </table:table-cell>
              <table:table-cell office:value-type="float" office:value="0">
                <text:p>0</text:p>
              </table:table-cell>
              <table:table-cell office:value-type="float" office:value="183408">
                <text:p>1834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56:29</text:p>
              </table:table-cell>
              <table:table-cell office:value-type="float" office:value="0.648245">
                <text:p>0.648245</text:p>
              </table:table-cell>
              <table:table-cell office:value-type="float" office:value="0.705701">
                <text:p>0.705701</text:p>
              </table:table-cell>
              <table:table-cell office:value-type="float" office:value="0">
                <text:p>0</text:p>
              </table:table-cell>
              <table:table-cell office:value-type="float" office:value="229171">
                <text:p>2291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56:30</text:p>
              </table:table-cell>
              <table:table-cell office:value-type="float" office:value="0.860285">
                <text:p>0.860285</text:p>
              </table:table-cell>
              <table:table-cell office:value-type="float" office:value="0.658717">
                <text:p>0.658717</text:p>
              </table:table-cell>
              <table:table-cell office:value-type="float" office:value="0">
                <text:p>0</text:p>
              </table:table-cell>
              <table:table-cell office:value-type="float" office:value="235539">
                <text:p>23553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:56:31</text:p>
              </table:table-cell>
              <table:table-cell office:value-type="float" office:value="0.765461">
                <text:p>0.765461</text:p>
              </table:table-cell>
              <table:table-cell office:value-type="float" office:value="1.190595">
                <text:p>1.190595</text:p>
              </table:table-cell>
              <table:table-cell office:value-type="float" office:value="0">
                <text:p>0</text:p>
              </table:table-cell>
              <table:table-cell office:value-type="float" office:value="443385">
                <text:p>4433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6:32</text:p>
              </table:table-cell>
              <table:table-cell office:value-type="float" office:value="0.768294">
                <text:p>0.768294</text:p>
              </table:table-cell>
              <table:table-cell office:value-type="float" office:value="0.637328">
                <text:p>0.637328</text:p>
              </table:table-cell>
              <table:table-cell office:value-type="float" office:value="0">
                <text:p>0</text:p>
              </table:table-cell>
              <table:table-cell office:value-type="float" office:value="214947">
                <text:p>2149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56:33</text:p>
              </table:table-cell>
              <table:table-cell office:value-type="float" office:value="0.853495">
                <text:p>0.853495</text:p>
              </table:table-cell>
              <table:table-cell office:value-type="float" office:value="0.835726">
                <text:p>0.835726</text:p>
              </table:table-cell>
              <table:table-cell office:value-type="float" office:value="0">
                <text:p>0</text:p>
              </table:table-cell>
              <table:table-cell office:value-type="float" office:value="327542">
                <text:p>3275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:56:34</text:p>
              </table:table-cell>
              <table:table-cell office:value-type="float" office:value="0.711099">
                <text:p>0.711099</text:p>
              </table:table-cell>
              <table:table-cell office:value-type="float" office:value="0.496335">
                <text:p>0.496335</text:p>
              </table:table-cell>
              <table:table-cell office:value-type="float" office:value="0">
                <text:p>0</text:p>
              </table:table-cell>
              <table:table-cell office:value-type="float" office:value="158203">
                <text:p>15820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56:35</text:p>
              </table:table-cell>
              <table:table-cell office:value-type="float" office:value="0.970681">
                <text:p>0.970681</text:p>
              </table:table-cell>
              <table:table-cell office:value-type="float" office:value="0.703637">
                <text:p>0.703637</text:p>
              </table:table-cell>
              <table:table-cell office:value-type="float" office:value="0">
                <text:p>0</text:p>
              </table:table-cell>
              <table:table-cell office:value-type="float" office:value="272910">
                <text:p>2729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56:36</text:p>
              </table:table-cell>
              <table:table-cell office:value-type="float" office:value="0.633218">
                <text:p>0.633218</text:p>
              </table:table-cell>
              <table:table-cell office:value-type="float" office:value="0.551132">
                <text:p>0.551132</text:p>
              </table:table-cell>
              <table:table-cell office:value-type="float" office:value="0">
                <text:p>0</text:p>
              </table:table-cell>
              <table:table-cell office:value-type="float" office:value="193442">
                <text:p>1934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56:37</text:p>
              </table:table-cell>
              <table:table-cell office:value-type="float" office:value="0.579269">
                <text:p>0.579269</text:p>
              </table:table-cell>
              <table:table-cell office:value-type="float" office:value="0.399678">
                <text:p>0.399678</text:p>
              </table:table-cell>
              <table:table-cell office:value-type="float" office:value="0">
                <text:p>0</text:p>
              </table:table-cell>
              <table:table-cell office:value-type="float" office:value="153724">
                <text:p>1537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56:38</text:p>
              </table:table-cell>
              <table:table-cell office:value-type="float" office:value="0.561122">
                <text:p>0.561122</text:p>
              </table:table-cell>
              <table:table-cell office:value-type="float" office:value="0.740175">
                <text:p>0.740175</text:p>
              </table:table-cell>
              <table:table-cell office:value-type="float" office:value="0">
                <text:p>0</text:p>
              </table:table-cell>
              <table:table-cell office:value-type="float" office:value="268560">
                <text:p>26856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3:56:39</text:p>
              </table:table-cell>
              <table:table-cell office:value-type="float" office:value="0.64646">
                <text:p>0.64646</text:p>
              </table:table-cell>
              <table:table-cell office:value-type="float" office:value="0.530456">
                <text:p>0.530456</text:p>
              </table:table-cell>
              <table:table-cell office:value-type="float" office:value="0">
                <text:p>0</text:p>
              </table:table-cell>
              <table:table-cell office:value-type="float" office:value="177383">
                <text:p>17738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6:40</text:p>
              </table:table-cell>
              <table:table-cell office:value-type="float" office:value="0.531816">
                <text:p>0.531816</text:p>
              </table:table-cell>
              <table:table-cell office:value-type="float" office:value="1.249236">
                <text:p>1.249236</text:p>
              </table:table-cell>
              <table:table-cell office:value-type="float" office:value="0">
                <text:p>0</text:p>
              </table:table-cell>
              <table:table-cell office:value-type="float" office:value="474699">
                <text:p>4746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56:41</text:p>
              </table:table-cell>
              <table:table-cell office:value-type="float" office:value="0.405394">
                <text:p>0.405394</text:p>
              </table:table-cell>
              <table:table-cell office:value-type="float" office:value="0.494375">
                <text:p>0.494375</text:p>
              </table:table-cell>
              <table:table-cell office:value-type="float" office:value="0">
                <text:p>0</text:p>
              </table:table-cell>
              <table:table-cell office:value-type="float" office:value="174953">
                <text:p>1749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6:42</text:p>
              </table:table-cell>
              <table:table-cell office:value-type="float" office:value="0.828502">
                <text:p>0.828502</text:p>
              </table:table-cell>
              <table:table-cell office:value-type="float" office:value="2.730553">
                <text:p>2.730553</text:p>
              </table:table-cell>
              <table:table-cell office:value-type="float" office:value="0">
                <text:p>0</text:p>
              </table:table-cell>
              <table:table-cell office:value-type="float" office:value="1006144">
                <text:p>100614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:56:43</text:p>
              </table:table-cell>
              <table:table-cell office:value-type="float" office:value="0.816702">
                <text:p>0.816702</text:p>
              </table:table-cell>
              <table:table-cell office:value-type="float" office:value="0.936723">
                <text:p>0.936723</text:p>
              </table:table-cell>
              <table:table-cell office:value-type="float" office:value="0">
                <text:p>0</text:p>
              </table:table-cell>
              <table:table-cell office:value-type="float" office:value="343255">
                <text:p>34325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:56:44</text:p>
              </table:table-cell>
              <table:table-cell office:value-type="float" office:value="0.729884">
                <text:p>0.729884</text:p>
              </table:table-cell>
              <table:table-cell office:value-type="float" office:value="0.445776">
                <text:p>0.445776</text:p>
              </table:table-cell>
              <table:table-cell office:value-type="float" office:value="0">
                <text:p>0</text:p>
              </table:table-cell>
              <table:table-cell office:value-type="float" office:value="136784">
                <text:p>13678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56:45</text:p>
              </table:table-cell>
              <table:table-cell office:value-type="float" office:value="0.74972">
                <text:p>0.74972</text:p>
              </table:table-cell>
              <table:table-cell office:value-type="float" office:value="0.42779">
                <text:p>0.42779</text:p>
              </table:table-cell>
              <table:table-cell office:value-type="float" office:value="0">
                <text:p>0</text:p>
              </table:table-cell>
              <table:table-cell office:value-type="float" office:value="128985">
                <text:p>12898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:56:46</text:p>
              </table:table-cell>
              <table:table-cell office:value-type="float" office:value="0.734386">
                <text:p>0.734386</text:p>
              </table:table-cell>
              <table:table-cell office:value-type="float" office:value="0.368717">
                <text:p>0.368717</text:p>
              </table:table-cell>
              <table:table-cell office:value-type="float" office:value="0">
                <text:p>0</text:p>
              </table:table-cell>
              <table:table-cell office:value-type="float" office:value="119646">
                <text:p>11964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47</text:p>
              </table:table-cell>
              <table:table-cell office:value-type="float" office:value="0.822728">
                <text:p>0.822728</text:p>
              </table:table-cell>
              <table:table-cell office:value-type="float" office:value="0.55158">
                <text:p>0.55158</text:p>
              </table:table-cell>
              <table:table-cell office:value-type="float" office:value="0">
                <text:p>0</text:p>
              </table:table-cell>
              <table:table-cell office:value-type="float" office:value="183240">
                <text:p>18324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:56:48</text:p>
              </table:table-cell>
              <table:table-cell office:value-type="float" office:value="0.671601">
                <text:p>0.671601</text:p>
              </table:table-cell>
              <table:table-cell office:value-type="float" office:value="0.629095">
                <text:p>0.629095</text:p>
              </table:table-cell>
              <table:table-cell office:value-type="float" office:value="0">
                <text:p>0</text:p>
              </table:table-cell>
              <table:table-cell office:value-type="float" office:value="196237">
                <text:p>1962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56:49</text:p>
              </table:table-cell>
              <table:table-cell office:value-type="float" office:value="0.82633">
                <text:p>0.82633</text:p>
              </table:table-cell>
              <table:table-cell office:value-type="float" office:value="0.545243">
                <text:p>0.545243</text:p>
              </table:table-cell>
              <table:table-cell office:value-type="float" office:value="0">
                <text:p>0</text:p>
              </table:table-cell>
              <table:table-cell office:value-type="float" office:value="185046">
                <text:p>18504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3:56:50</text:p>
              </table:table-cell>
              <table:table-cell office:value-type="float" office:value="0.818806">
                <text:p>0.818806</text:p>
              </table:table-cell>
              <table:table-cell office:value-type="float" office:value="0.461783">
                <text:p>0.461783</text:p>
              </table:table-cell>
              <table:table-cell office:value-type="float" office:value="0">
                <text:p>0</text:p>
              </table:table-cell>
              <table:table-cell office:value-type="float" office:value="165345">
                <text:p>1653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3:56:51</text:p>
              </table:table-cell>
              <table:table-cell office:value-type="float" office:value="0.73207">
                <text:p>0.73207</text:p>
              </table:table-cell>
              <table:table-cell office:value-type="float" office:value="0.34701">
                <text:p>0.34701</text:p>
              </table:table-cell>
              <table:table-cell office:value-type="float" office:value="0">
                <text:p>0</text:p>
              </table:table-cell>
              <table:table-cell office:value-type="float" office:value="138406">
                <text:p>1384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56:52</text:p>
              </table:table-cell>
              <table:table-cell office:value-type="float" office:value="0.644379">
                <text:p>0.644379</text:p>
              </table:table-cell>
              <table:table-cell office:value-type="float" office:value="0.268241">
                <text:p>0.268241</text:p>
              </table:table-cell>
              <table:table-cell office:value-type="float" office:value="0">
                <text:p>0</text:p>
              </table:table-cell>
              <table:table-cell office:value-type="float" office:value="99485">
                <text:p>9948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6:53</text:p>
              </table:table-cell>
              <table:table-cell office:value-type="float" office:value="0.654628">
                <text:p>0.654628</text:p>
              </table:table-cell>
              <table:table-cell office:value-type="float" office:value="0.28967">
                <text:p>0.28967</text:p>
              </table:table-cell>
              <table:table-cell office:value-type="float" office:value="0">
                <text:p>0</text:p>
              </table:table-cell>
              <table:table-cell office:value-type="float" office:value="107406">
                <text:p>1074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56:54</text:p>
              </table:table-cell>
              <table:table-cell office:value-type="float" office:value="0.494253">
                <text:p>0.494253</text:p>
              </table:table-cell>
              <table:table-cell office:value-type="float" office:value="0.260799">
                <text:p>0.260799</text:p>
              </table:table-cell>
              <table:table-cell office:value-type="float" office:value="0">
                <text:p>0</text:p>
              </table:table-cell>
              <table:table-cell office:value-type="float" office:value="76902">
                <text:p>769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56:55</text:p>
              </table:table-cell>
              <table:table-cell office:value-type="float" office:value="0.505451">
                <text:p>0.505451</text:p>
              </table:table-cell>
              <table:table-cell office:value-type="float" office:value="0.202557">
                <text:p>0.202557</text:p>
              </table:table-cell>
              <table:table-cell office:value-type="float" office:value="0">
                <text:p>0</text:p>
              </table:table-cell>
              <table:table-cell office:value-type="float" office:value="67451">
                <text:p>6745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:56:56</text:p>
              </table:table-cell>
              <table:table-cell office:value-type="float" office:value="0.544721">
                <text:p>0.544721</text:p>
              </table:table-cell>
              <table:table-cell office:value-type="float" office:value="0.105638">
                <text:p>0.105638</text:p>
              </table:table-cell>
              <table:table-cell office:value-type="float" office:value="0">
                <text:p>0</text:p>
              </table:table-cell>
              <table:table-cell office:value-type="float" office:value="26048">
                <text:p>260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:56:57</text:p>
              </table:table-cell>
              <table:table-cell office:value-type="float" office:value="0.449455">
                <text:p>0.449455</text:p>
              </table:table-cell>
              <table:table-cell office:value-type="float" office:value="0.160305">
                <text:p>0.160305</text:p>
              </table:table-cell>
              <table:table-cell office:value-type="float" office:value="0">
                <text:p>0</text:p>
              </table:table-cell>
              <table:table-cell office:value-type="float" office:value="49978">
                <text:p>4997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3:56:58</text:p>
              </table:table-cell>
              <table:table-cell office:value-type="float" office:value="0.491921">
                <text:p>0.491921</text:p>
              </table:table-cell>
              <table:table-cell office:value-type="float" office:value="0.244986">
                <text:p>0.244986</text:p>
              </table:table-cell>
              <table:table-cell office:value-type="float" office:value="0">
                <text:p>0</text:p>
              </table:table-cell>
              <table:table-cell office:value-type="float" office:value="117675">
                <text:p>11767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:56:59</text:p>
              </table:table-cell>
              <table:table-cell office:value-type="float" office:value="0.612711">
                <text:p>0.612711</text:p>
              </table:table-cell>
              <table:table-cell office:value-type="float" office:value="0.313049">
                <text:p>0.313049</text:p>
              </table:table-cell>
              <table:table-cell office:value-type="float" office:value="0">
                <text:p>0</text:p>
              </table:table-cell>
              <table:table-cell office:value-type="float" office:value="123589">
                <text:p>12358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57:00</text:p>
              </table:table-cell>
              <table:table-cell office:value-type="float" office:value="0.676333">
                <text:p>0.676333</text:p>
              </table:table-cell>
              <table:table-cell office:value-type="float" office:value="0.314046">
                <text:p>0.314046</text:p>
              </table:table-cell>
              <table:table-cell office:value-type="float" office:value="0">
                <text:p>0</text:p>
              </table:table-cell>
              <table:table-cell office:value-type="float" office:value="145123">
                <text:p>14512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:57:01</text:p>
              </table:table-cell>
              <table:table-cell office:value-type="float" office:value="0.560144">
                <text:p>0.560144</text:p>
              </table:table-cell>
              <table:table-cell office:value-type="float" office:value="0.389066">
                <text:p>0.389066</text:p>
              </table:table-cell>
              <table:table-cell office:value-type="float" office:value="0">
                <text:p>0</text:p>
              </table:table-cell>
              <table:table-cell office:value-type="float" office:value="144342">
                <text:p>14434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57:02</text:p>
              </table:table-cell>
              <table:table-cell office:value-type="float" office:value="0.616977">
                <text:p>0.616977</text:p>
              </table:table-cell>
              <table:table-cell office:value-type="float" office:value="0.376125">
                <text:p>0.376125</text:p>
              </table:table-cell>
              <table:table-cell office:value-type="float" office:value="0">
                <text:p>0</text:p>
              </table:table-cell>
              <table:table-cell office:value-type="float" office:value="132729">
                <text:p>1327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3:57:03</text:p>
              </table:table-cell>
              <table:table-cell office:value-type="float" office:value="1.134905">
                <text:p>1.134905</text:p>
              </table:table-cell>
              <table:table-cell office:value-type="float" office:value="1.107302">
                <text:p>1.107302</text:p>
              </table:table-cell>
              <table:table-cell office:value-type="float" office:value="0">
                <text:p>0</text:p>
              </table:table-cell>
              <table:table-cell office:value-type="float" office:value="264667">
                <text:p>2646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:57:06</text:p>
              </table:table-cell>
              <table:table-cell office:value-type="float" office:value="0.797208">
                <text:p>0.797208</text:p>
              </table:table-cell>
              <table:table-cell office:value-type="float" office:value="0.553006">
                <text:p>0.553006</text:p>
              </table:table-cell>
              <table:table-cell office:value-type="float" office:value="0">
                <text:p>0</text:p>
              </table:table-cell>
              <table:table-cell office:value-type="float" office:value="203344">
                <text:p>20334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:57:07</text:p>
              </table:table-cell>
              <table:table-cell office:value-type="float" office:value="0.593448">
                <text:p>0.593448</text:p>
              </table:table-cell>
              <table:table-cell office:value-type="float" office:value="0.455485">
                <text:p>0.455485</text:p>
              </table:table-cell>
              <table:table-cell office:value-type="float" office:value="0">
                <text:p>0</text:p>
              </table:table-cell>
              <table:table-cell office:value-type="float" office:value="148721">
                <text:p>1487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:57:08</text:p>
              </table:table-cell>
              <table:table-cell office:value-type="float" office:value="0.649199">
                <text:p>0.649199</text:p>
              </table:table-cell>
              <table:table-cell office:value-type="float" office:value="0.557281">
                <text:p>0.557281</text:p>
              </table:table-cell>
              <table:table-cell office:value-type="float" office:value="0">
                <text:p>0</text:p>
              </table:table-cell>
              <table:table-cell office:value-type="float" office:value="208520">
                <text:p>2085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:57:09</text:p>
              </table:table-cell>
              <table:table-cell office:value-type="float" office:value="0.56334">
                <text:p>0.56334</text:p>
              </table:table-cell>
              <table:table-cell office:value-type="float" office:value="0.572135">
                <text:p>0.572135</text:p>
              </table:table-cell>
              <table:table-cell office:value-type="float" office:value="0">
                <text:p>0</text:p>
              </table:table-cell>
              <table:table-cell office:value-type="float" office:value="239611">
                <text:p>23961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:57:10</text:p>
              </table:table-cell>
              <table:table-cell office:value-type="float" office:value="0.479958">
                <text:p>0.479958</text:p>
              </table:table-cell>
              <table:table-cell office:value-type="float" office:value="0.395698">
                <text:p>0.395698</text:p>
              </table:table-cell>
              <table:table-cell office:value-type="float" office:value="0">
                <text:p>0</text:p>
              </table:table-cell>
              <table:table-cell office:value-type="float" office:value="155640">
                <text:p>1556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:57:11</text:p>
              </table:table-cell>
              <table:table-cell office:value-type="float" office:value="0.527155">
                <text:p>0.527155</text:p>
              </table:table-cell>
              <table:table-cell office:value-type="float" office:value="0.407819">
                <text:p>0.407819</text:p>
              </table:table-cell>
              <table:table-cell office:value-type="float" office:value="0">
                <text:p>0</text:p>
              </table:table-cell>
              <table:table-cell office:value-type="float" office:value="169402">
                <text:p>16940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57:12</text:p>
              </table:table-cell>
              <table:table-cell office:value-type="float" office:value="0.523338">
                <text:p>0.523338</text:p>
              </table:table-cell>
              <table:table-cell office:value-type="float" office:value="0.334574">
                <text:p>0.334574</text:p>
              </table:table-cell>
              <table:table-cell office:value-type="float" office:value="0">
                <text:p>0</text:p>
              </table:table-cell>
              <table:table-cell office:value-type="float" office:value="156446">
                <text:p>15644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:57:13</text:p>
              </table:table-cell>
              <table:table-cell office:value-type="float" office:value="0.470122">
                <text:p>0.470122</text:p>
              </table:table-cell>
              <table:table-cell office:value-type="float" office:value="0.283402">
                <text:p>0.283402</text:p>
              </table:table-cell>
              <table:table-cell office:value-type="float" office:value="0">
                <text:p>0</text:p>
              </table:table-cell>
              <table:table-cell office:value-type="float" office:value="133265">
                <text:p>13326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:57:14</text:p>
              </table:table-cell>
              <table:table-cell office:value-type="float" office:value="0.583141">
                <text:p>0.583141</text:p>
              </table:table-cell>
              <table:table-cell office:value-type="float" office:value="0.454466">
                <text:p>0.454466</text:p>
              </table:table-cell>
              <table:table-cell office:value-type="float" office:value="0">
                <text:p>0</text:p>
              </table:table-cell>
              <table:table-cell office:value-type="float" office:value="195137">
                <text:p>19513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57:15</text:p>
              </table:table-cell>
              <table:table-cell office:value-type="float" office:value="0.416727">
                <text:p>0.416727</text:p>
              </table:table-cell>
              <table:table-cell office:value-type="float" office:value="0.470794">
                <text:p>0.470794</text:p>
              </table:table-cell>
              <table:table-cell office:value-type="float" office:value="0">
                <text:p>0</text:p>
              </table:table-cell>
              <table:table-cell office:value-type="float" office:value="245945">
                <text:p>24594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3:57:16</text:p>
              </table:table-cell>
              <table:table-cell office:value-type="float" office:value="0.535968">
                <text:p>0.535968</text:p>
              </table:table-cell>
              <table:table-cell office:value-type="float" office:value="0.451626">
                <text:p>0.451626</text:p>
              </table:table-cell>
              <table:table-cell office:value-type="float" office:value="0">
                <text:p>0</text:p>
              </table:table-cell>
              <table:table-cell office:value-type="float" office:value="206825">
                <text:p>20682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3:57:17</text:p>
              </table:table-cell>
              <table:table-cell office:value-type="float" office:value="0.550971">
                <text:p>0.550971</text:p>
              </table:table-cell>
              <table:table-cell office:value-type="float" office:value="0.467932">
                <text:p>0.467932</text:p>
              </table:table-cell>
              <table:table-cell office:value-type="float" office:value="0">
                <text:p>0</text:p>
              </table:table-cell>
              <table:table-cell office:value-type="float" office:value="231401">
                <text:p>23140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:57:18</text:p>
              </table:table-cell>
              <table:table-cell office:value-type="float" office:value="0.618899">
                <text:p>0.618899</text:p>
              </table:table-cell>
              <table:table-cell office:value-type="float" office:value="0.329156">
                <text:p>0.329156</text:p>
              </table:table-cell>
              <table:table-cell office:value-type="float" office:value="0">
                <text:p>0</text:p>
              </table:table-cell>
              <table:table-cell office:value-type="float" office:value="159149">
                <text:p>15914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3:57:19</text:p>
              </table:table-cell>
              <table:table-cell office:value-type="float" office:value="0.563893">
                <text:p>0.563893</text:p>
              </table:table-cell>
              <table:table-cell office:value-type="float" office:value="0.518126">
                <text:p>0.518126</text:p>
              </table:table-cell>
              <table:table-cell office:value-type="float" office:value="0">
                <text:p>0</text:p>
              </table:table-cell>
              <table:table-cell office:value-type="float" office:value="234552">
                <text:p>234552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:57:20</text:p>
              </table:table-cell>
              <table:table-cell office:value-type="float" office:value="0.597284">
                <text:p>0.597284</text:p>
              </table:table-cell>
              <table:table-cell office:value-type="float" office:value="0.467094">
                <text:p>0.467094</text:p>
              </table:table-cell>
              <table:table-cell office:value-type="float" office:value="0">
                <text:p>0</text:p>
              </table:table-cell>
              <table:table-cell office:value-type="float" office:value="211720">
                <text:p>21172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:57:21</text:p>
              </table:table-cell>
              <table:table-cell office:value-type="float" office:value="0.440578">
                <text:p>0.440578</text:p>
              </table:table-cell>
              <table:table-cell office:value-type="float" office:value="0.427781">
                <text:p>0.427781</text:p>
              </table:table-cell>
              <table:table-cell office:value-type="float" office:value="0">
                <text:p>0</text:p>
              </table:table-cell>
              <table:table-cell office:value-type="float" office:value="184255">
                <text:p>18425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:57:22</text:p>
              </table:table-cell>
              <table:table-cell office:value-type="float" office:value="0.427219">
                <text:p>0.427219</text:p>
              </table:table-cell>
              <table:table-cell office:value-type="float" office:value="0.40482">
                <text:p>0.40482</text:p>
              </table:table-cell>
              <table:table-cell office:value-type="float" office:value="0">
                <text:p>0</text:p>
              </table:table-cell>
              <table:table-cell office:value-type="float" office:value="180753">
                <text:p>1807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57:23</text:p>
              </table:table-cell>
              <table:table-cell office:value-type="float" office:value="0.431723">
                <text:p>0.431723</text:p>
              </table:table-cell>
              <table:table-cell office:value-type="float" office:value="0.40275">
                <text:p>0.40275</text:p>
              </table:table-cell>
              <table:table-cell office:value-type="float" office:value="0">
                <text:p>0</text:p>
              </table:table-cell>
              <table:table-cell office:value-type="float" office:value="183183">
                <text:p>18318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24</text:p>
              </table:table-cell>
              <table:table-cell office:value-type="float" office:value="0.560207">
                <text:p>0.560207</text:p>
              </table:table-cell>
              <table:table-cell office:value-type="float" office:value="0.338657">
                <text:p>0.338657</text:p>
              </table:table-cell>
              <table:table-cell office:value-type="float" office:value="0">
                <text:p>0</text:p>
              </table:table-cell>
              <table:table-cell office:value-type="float" office:value="158832">
                <text:p>15883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:57:25</text:p>
              </table:table-cell>
              <table:table-cell office:value-type="float" office:value="0.485909">
                <text:p>0.485909</text:p>
              </table:table-cell>
              <table:table-cell office:value-type="float" office:value="0.479278">
                <text:p>0.479278</text:p>
              </table:table-cell>
              <table:table-cell office:value-type="float" office:value="0">
                <text:p>0</text:p>
              </table:table-cell>
              <table:table-cell office:value-type="float" office:value="206510">
                <text:p>2065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26</text:p>
              </table:table-cell>
              <table:table-cell office:value-type="float" office:value="0.358841">
                <text:p>0.358841</text:p>
              </table:table-cell>
              <table:table-cell office:value-type="float" office:value="0.2836">
                <text:p>0.2836</text:p>
              </table:table-cell>
              <table:table-cell office:value-type="float" office:value="0">
                <text:p>0</text:p>
              </table:table-cell>
              <table:table-cell office:value-type="float" office:value="129341">
                <text:p>12934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57:27</text:p>
              </table:table-cell>
              <table:table-cell office:value-type="float" office:value="0.522765">
                <text:p>0.522765</text:p>
              </table:table-cell>
              <table:table-cell office:value-type="float" office:value="0.533847">
                <text:p>0.533847</text:p>
              </table:table-cell>
              <table:table-cell office:value-type="float" office:value="0">
                <text:p>0</text:p>
              </table:table-cell>
              <table:table-cell office:value-type="float" office:value="229483">
                <text:p>22948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57:28</text:p>
              </table:table-cell>
              <table:table-cell office:value-type="float" office:value="0.506583">
                <text:p>0.506583</text:p>
              </table:table-cell>
              <table:table-cell office:value-type="float" office:value="0.557761">
                <text:p>0.557761</text:p>
              </table:table-cell>
              <table:table-cell office:value-type="float" office:value="0">
                <text:p>0</text:p>
              </table:table-cell>
              <table:table-cell office:value-type="float" office:value="229415">
                <text:p>22941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:57:29</text:p>
              </table:table-cell>
              <table:table-cell office:value-type="float" office:value="0.570366">
                <text:p>0.570366</text:p>
              </table:table-cell>
              <table:table-cell office:value-type="float" office:value="0.669791">
                <text:p>0.669791</text:p>
              </table:table-cell>
              <table:table-cell office:value-type="float" office:value="0">
                <text:p>0</text:p>
              </table:table-cell>
              <table:table-cell office:value-type="float" office:value="245729">
                <text:p>24572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3:57:30</text:p>
              </table:table-cell>
              <table:table-cell office:value-type="float" office:value="0.672878">
                <text:p>0.672878</text:p>
              </table:table-cell>
              <table:table-cell office:value-type="float" office:value="0.752479">
                <text:p>0.752479</text:p>
              </table:table-cell>
              <table:table-cell office:value-type="float" office:value="0">
                <text:p>0</text:p>
              </table:table-cell>
              <table:table-cell office:value-type="float" office:value="269882">
                <text:p>2698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:57:31</text:p>
              </table:table-cell>
              <table:table-cell office:value-type="float" office:value="0.631228">
                <text:p>0.631228</text:p>
              </table:table-cell>
              <table:table-cell office:value-type="float" office:value="0.682298">
                <text:p>0.682298</text:p>
              </table:table-cell>
              <table:table-cell office:value-type="float" office:value="0">
                <text:p>0</text:p>
              </table:table-cell>
              <table:table-cell office:value-type="float" office:value="248257">
                <text:p>24825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:57:32</text:p>
              </table:table-cell>
              <table:table-cell office:value-type="float" office:value="0.898689">
                <text:p>0.898689</text:p>
              </table:table-cell>
              <table:table-cell office:value-type="float" office:value="0.939205">
                <text:p>0.939205</text:p>
              </table:table-cell>
              <table:table-cell office:value-type="float" office:value="0">
                <text:p>0</text:p>
              </table:table-cell>
              <table:table-cell office:value-type="float" office:value="319367">
                <text:p>31936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57:33</text:p>
              </table:table-cell>
              <table:table-cell office:value-type="float" office:value="0.718911">
                <text:p>0.718911</text:p>
              </table:table-cell>
              <table:table-cell office:value-type="float" office:value="0.930973">
                <text:p>0.930973</text:p>
              </table:table-cell>
              <table:table-cell office:value-type="float" office:value="0">
                <text:p>0</text:p>
              </table:table-cell>
              <table:table-cell office:value-type="float" office:value="319841">
                <text:p>3198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7:34</text:p>
              </table:table-cell>
              <table:table-cell office:value-type="float" office:value="0.572779">
                <text:p>0.572779</text:p>
              </table:table-cell>
              <table:table-cell office:value-type="float" office:value="0.716699">
                <text:p>0.716699</text:p>
              </table:table-cell>
              <table:table-cell office:value-type="float" office:value="0">
                <text:p>0</text:p>
              </table:table-cell>
              <table:table-cell office:value-type="float" office:value="250821">
                <text:p>25082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57:35</text:p>
              </table:table-cell>
              <table:table-cell office:value-type="float" office:value="0.495646">
                <text:p>0.495646</text:p>
              </table:table-cell>
              <table:table-cell office:value-type="float" office:value="1.035118">
                <text:p>1.035118</text:p>
              </table:table-cell>
              <table:table-cell office:value-type="float" office:value="0">
                <text:p>0</text:p>
              </table:table-cell>
              <table:table-cell office:value-type="float" office:value="346938">
                <text:p>34693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:57:36</text:p>
              </table:table-cell>
              <table:table-cell office:value-type="float" office:value="0.730324">
                <text:p>0.730324</text:p>
              </table:table-cell>
              <table:table-cell office:value-type="float" office:value="1.354557">
                <text:p>1.354557</text:p>
              </table:table-cell>
              <table:table-cell office:value-type="float" office:value="0">
                <text:p>0</text:p>
              </table:table-cell>
              <table:table-cell office:value-type="float" office:value="425372">
                <text:p>42537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7:37</text:p>
              </table:table-cell>
              <table:table-cell office:value-type="float" office:value="0.64796">
                <text:p>0.64796</text:p>
              </table:table-cell>
              <table:table-cell office:value-type="float" office:value="0.837376">
                <text:p>0.837376</text:p>
              </table:table-cell>
              <table:table-cell office:value-type="float" office:value="0">
                <text:p>0</text:p>
              </table:table-cell>
              <table:table-cell office:value-type="float" office:value="269793">
                <text:p>26979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57:38</text:p>
              </table:table-cell>
              <table:table-cell office:value-type="float" office:value="1.021987">
                <text:p>1.021987</text:p>
              </table:table-cell>
              <table:table-cell office:value-type="float" office:value="1.354352">
                <text:p>1.354352</text:p>
              </table:table-cell>
              <table:table-cell office:value-type="float" office:value="0">
                <text:p>0</text:p>
              </table:table-cell>
              <table:table-cell office:value-type="float" office:value="422479">
                <text:p>42247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57:39</text:p>
              </table:table-cell>
              <table:table-cell office:value-type="float" office:value="1.112754">
                <text:p>1.112754</text:p>
              </table:table-cell>
              <table:table-cell office:value-type="float" office:value="1.751314">
                <text:p>1.751314</text:p>
              </table:table-cell>
              <table:table-cell office:value-type="float" office:value="0">
                <text:p>0</text:p>
              </table:table-cell>
              <table:table-cell office:value-type="float" office:value="521703">
                <text:p>5217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:57:40</text:p>
              </table:table-cell>
              <table:table-cell office:value-type="float" office:value="1.085887">
                <text:p>1.085887</text:p>
              </table:table-cell>
              <table:table-cell office:value-type="float" office:value="1.524819">
                <text:p>1.524819</text:p>
              </table:table-cell>
              <table:table-cell office:value-type="float" office:value="0">
                <text:p>0</text:p>
              </table:table-cell>
              <table:table-cell office:value-type="float" office:value="468942">
                <text:p>46894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:57:41</text:p>
              </table:table-cell>
              <table:table-cell office:value-type="float" office:value="1.297756">
                <text:p>1.297756</text:p>
              </table:table-cell>
              <table:table-cell office:value-type="float" office:value="2.180161">
                <text:p>2.180161</text:p>
              </table:table-cell>
              <table:table-cell office:value-type="float" office:value="0">
                <text:p>0</text:p>
              </table:table-cell>
              <table:table-cell office:value-type="float" office:value="646555">
                <text:p>64655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57:42</text:p>
              </table:table-cell>
              <table:table-cell office:value-type="float" office:value="0.757145">
                <text:p>0.757145</text:p>
              </table:table-cell>
              <table:table-cell office:value-type="float" office:value="1.311029">
                <text:p>1.311029</text:p>
              </table:table-cell>
              <table:table-cell office:value-type="float" office:value="0">
                <text:p>0</text:p>
              </table:table-cell>
              <table:table-cell office:value-type="float" office:value="358289">
                <text:p>35828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7:43</text:p>
              </table:table-cell>
              <table:table-cell office:value-type="float" office:value="0.842726">
                <text:p>0.842726</text:p>
              </table:table-cell>
              <table:table-cell office:value-type="float" office:value="1.8425">
                <text:p>1.8425</text:p>
              </table:table-cell>
              <table:table-cell office:value-type="float" office:value="0">
                <text:p>0</text:p>
              </table:table-cell>
              <table:table-cell office:value-type="float" office:value="498628">
                <text:p>4986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57:44</text:p>
              </table:table-cell>
              <table:table-cell office:value-type="float" office:value="0.790555">
                <text:p>0.790555</text:p>
              </table:table-cell>
              <table:table-cell office:value-type="float" office:value="1.453414">
                <text:p>1.453414</text:p>
              </table:table-cell>
              <table:table-cell office:value-type="float" office:value="0">
                <text:p>0</text:p>
              </table:table-cell>
              <table:table-cell office:value-type="float" office:value="380041">
                <text:p>380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:57:45</text:p>
              </table:table-cell>
              <table:table-cell office:value-type="float" office:value="0.796928">
                <text:p>0.796928</text:p>
              </table:table-cell>
              <table:table-cell office:value-type="float" office:value="1.64889">
                <text:p>1.64889</text:p>
              </table:table-cell>
              <table:table-cell office:value-type="float" office:value="0">
                <text:p>0</text:p>
              </table:table-cell>
              <table:table-cell office:value-type="float" office:value="441147">
                <text:p>4411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57:46</text:p>
              </table:table-cell>
              <table:table-cell office:value-type="float" office:value="0.948502">
                <text:p>0.948502</text:p>
              </table:table-cell>
              <table:table-cell office:value-type="float" office:value="2.041499">
                <text:p>2.041499</text:p>
              </table:table-cell>
              <table:table-cell office:value-type="float" office:value="0">
                <text:p>0</text:p>
              </table:table-cell>
              <table:table-cell office:value-type="float" office:value="561047">
                <text:p>5610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57:47</text:p>
              </table:table-cell>
              <table:table-cell office:value-type="float" office:value="0.931839">
                <text:p>0.931839</text:p>
              </table:table-cell>
              <table:table-cell office:value-type="float" office:value="1.234507">
                <text:p>1.234507</text:p>
              </table:table-cell>
              <table:table-cell office:value-type="float" office:value="0">
                <text:p>0</text:p>
              </table:table-cell>
              <table:table-cell office:value-type="float" office:value="313396">
                <text:p>31339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57:48</text:p>
              </table:table-cell>
              <table:table-cell office:value-type="float" office:value="0.981714">
                <text:p>0.981714</text:p>
              </table:table-cell>
              <table:table-cell office:value-type="float" office:value="1.614604">
                <text:p>1.614604</text:p>
              </table:table-cell>
              <table:table-cell office:value-type="float" office:value="0">
                <text:p>0</text:p>
              </table:table-cell>
              <table:table-cell office:value-type="float" office:value="412799">
                <text:p>4127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57:49</text:p>
              </table:table-cell>
              <table:table-cell office:value-type="float" office:value="1.180027">
                <text:p>1.180027</text:p>
              </table:table-cell>
              <table:table-cell office:value-type="float" office:value="2.163219">
                <text:p>2.163219</text:p>
              </table:table-cell>
              <table:table-cell office:value-type="float" office:value="0">
                <text:p>0</text:p>
              </table:table-cell>
              <table:table-cell office:value-type="float" office:value="564855">
                <text:p>5648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1.261402">
                <text:p>1.261402</text:p>
              </table:table-cell>
              <table:table-cell office:value-type="float" office:value="2.26239">
                <text:p>2.26239</text:p>
              </table:table-cell>
              <table:table-cell office:value-type="float" office:value="0">
                <text:p>0</text:p>
              </table:table-cell>
              <table:table-cell office:value-type="float" office:value="618675">
                <text:p>6186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1.03385">
                <text:p>1.03385</text:p>
              </table:table-cell>
              <table:table-cell office:value-type="float" office:value="1.607555">
                <text:p>1.607555</text:p>
              </table:table-cell>
              <table:table-cell office:value-type="float" office:value="0">
                <text:p>0</text:p>
              </table:table-cell>
              <table:table-cell office:value-type="float" office:value="427324">
                <text:p>4273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57:52</text:p>
              </table:table-cell>
              <table:table-cell office:value-type="float" office:value="0.880635">
                <text:p>0.880635</text:p>
              </table:table-cell>
              <table:table-cell office:value-type="float" office:value="1.72928">
                <text:p>1.72928</text:p>
              </table:table-cell>
              <table:table-cell office:value-type="float" office:value="0">
                <text:p>0</text:p>
              </table:table-cell>
              <table:table-cell office:value-type="float" office:value="457649">
                <text:p>4576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57:53</text:p>
              </table:table-cell>
              <table:table-cell office:value-type="float" office:value="0.943226">
                <text:p>0.943226</text:p>
              </table:table-cell>
              <table:table-cell office:value-type="float" office:value="1.175088">
                <text:p>1.175088</text:p>
              </table:table-cell>
              <table:table-cell office:value-type="float" office:value="0">
                <text:p>0</text:p>
              </table:table-cell>
              <table:table-cell office:value-type="float" office:value="300876">
                <text:p>3008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:57:54</text:p>
              </table:table-cell>
              <table:table-cell office:value-type="float" office:value="0.793057">
                <text:p>0.793057</text:p>
              </table:table-cell>
              <table:table-cell office:value-type="float" office:value="1.272428">
                <text:p>1.272428</text:p>
              </table:table-cell>
              <table:table-cell office:value-type="float" office:value="0">
                <text:p>0</text:p>
              </table:table-cell>
              <table:table-cell office:value-type="float" office:value="341085">
                <text:p>3410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57:55</text:p>
              </table:table-cell>
              <table:table-cell office:value-type="float" office:value="1.008946">
                <text:p>1.008946</text:p>
              </table:table-cell>
              <table:table-cell office:value-type="float" office:value="1.75431">
                <text:p>1.75431</text:p>
              </table:table-cell>
              <table:table-cell office:value-type="float" office:value="0">
                <text:p>0</text:p>
              </table:table-cell>
              <table:table-cell office:value-type="float" office:value="536397">
                <text:p>5363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:57:56</text:p>
              </table:table-cell>
              <table:table-cell office:value-type="float" office:value="0.799848">
                <text:p>0.799848</text:p>
              </table:table-cell>
              <table:table-cell office:value-type="float" office:value="1.132238">
                <text:p>1.132238</text:p>
              </table:table-cell>
              <table:table-cell office:value-type="float" office:value="0">
                <text:p>0</text:p>
              </table:table-cell>
              <table:table-cell office:value-type="float" office:value="310844">
                <text:p>31084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7:57</text:p>
              </table:table-cell>
              <table:table-cell office:value-type="float" office:value="0.773573">
                <text:p>0.773573</text:p>
              </table:table-cell>
              <table:table-cell office:value-type="float" office:value="1.445098">
                <text:p>1.445098</text:p>
              </table:table-cell>
              <table:table-cell office:value-type="float" office:value="0">
                <text:p>0</text:p>
              </table:table-cell>
              <table:table-cell office:value-type="float" office:value="409513">
                <text:p>4095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7:58</text:p>
              </table:table-cell>
              <table:table-cell office:value-type="float" office:value="0.84627">
                <text:p>0.84627</text:p>
              </table:table-cell>
              <table:table-cell office:value-type="float" office:value="1.061591">
                <text:p>1.061591</text:p>
              </table:table-cell>
              <table:table-cell office:value-type="float" office:value="0">
                <text:p>0</text:p>
              </table:table-cell>
              <table:table-cell office:value-type="float" office:value="292219">
                <text:p>29221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57:59</text:p>
              </table:table-cell>
              <table:table-cell office:value-type="float" office:value="1.004895">
                <text:p>1.004895</text:p>
              </table:table-cell>
              <table:table-cell office:value-type="float" office:value="1.309502">
                <text:p>1.309502</text:p>
              </table:table-cell>
              <table:table-cell office:value-type="float" office:value="0">
                <text:p>0</text:p>
              </table:table-cell>
              <table:table-cell office:value-type="float" office:value="396810">
                <text:p>396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58:00</text:p>
              </table:table-cell>
              <table:table-cell office:value-type="float" office:value="1.171694">
                <text:p>1.171694</text:p>
              </table:table-cell>
              <table:table-cell office:value-type="float" office:value="2.05913">
                <text:p>2.05913</text:p>
              </table:table-cell>
              <table:table-cell office:value-type="float" office:value="0">
                <text:p>0</text:p>
              </table:table-cell>
              <table:table-cell office:value-type="float" office:value="617756">
                <text:p>61775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:58:01</text:p>
              </table:table-cell>
              <table:table-cell office:value-type="float" office:value="1.053446">
                <text:p>1.053446</text:p>
              </table:table-cell>
              <table:table-cell office:value-type="float" office:value="2.272803">
                <text:p>2.272803</text:p>
              </table:table-cell>
              <table:table-cell office:value-type="float" office:value="0">
                <text:p>0</text:p>
              </table:table-cell>
              <table:table-cell office:value-type="float" office:value="622599">
                <text:p>6225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58:02</text:p>
              </table:table-cell>
              <table:table-cell office:value-type="float" office:value="0.901996">
                <text:p>0.901996</text:p>
              </table:table-cell>
              <table:table-cell office:value-type="float" office:value="1.531084">
                <text:p>1.531084</text:p>
              </table:table-cell>
              <table:table-cell office:value-type="float" office:value="0">
                <text:p>0</text:p>
              </table:table-cell>
              <table:table-cell office:value-type="float" office:value="404868">
                <text:p>4048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58:03</text:p>
              </table:table-cell>
              <table:table-cell office:value-type="float" office:value="0.596948">
                <text:p>0.596948</text:p>
              </table:table-cell>
              <table:table-cell office:value-type="float" office:value="1.762159">
                <text:p>1.762159</text:p>
              </table:table-cell>
              <table:table-cell office:value-type="float" office:value="0">
                <text:p>0</text:p>
              </table:table-cell>
              <table:table-cell office:value-type="float" office:value="462015">
                <text:p>4620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58:04</text:p>
              </table:table-cell>
              <table:table-cell office:value-type="float" office:value="1.458815">
                <text:p>1.458815</text:p>
              </table:table-cell>
              <table:table-cell office:value-type="float" office:value="2.264203">
                <text:p>2.264203</text:p>
              </table:table-cell>
              <table:table-cell office:value-type="float" office:value="0">
                <text:p>0</text:p>
              </table:table-cell>
              <table:table-cell office:value-type="float" office:value="653262">
                <text:p>65326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58:05</text:p>
              </table:table-cell>
              <table:table-cell office:value-type="float" office:value="0.978435">
                <text:p>0.978435</text:p>
              </table:table-cell>
              <table:table-cell office:value-type="float" office:value="2.036681">
                <text:p>2.036681</text:p>
              </table:table-cell>
              <table:table-cell office:value-type="float" office:value="0">
                <text:p>0</text:p>
              </table:table-cell>
              <table:table-cell office:value-type="float" office:value="603356">
                <text:p>6033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58:06</text:p>
              </table:table-cell>
              <table:table-cell office:value-type="float" office:value="0.926554">
                <text:p>0.926554</text:p>
              </table:table-cell>
              <table:table-cell office:value-type="float" office:value="1.562005">
                <text:p>1.562005</text:p>
              </table:table-cell>
              <table:table-cell office:value-type="float" office:value="0">
                <text:p>0</text:p>
              </table:table-cell>
              <table:table-cell office:value-type="float" office:value="434824">
                <text:p>4348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58:07</text:p>
              </table:table-cell>
              <table:table-cell office:value-type="float" office:value="0.94489">
                <text:p>0.94489</text:p>
              </table:table-cell>
              <table:table-cell office:value-type="float" office:value="1.559879">
                <text:p>1.559879</text:p>
              </table:table-cell>
              <table:table-cell office:value-type="float" office:value="0">
                <text:p>0</text:p>
              </table:table-cell>
              <table:table-cell office:value-type="float" office:value="403363">
                <text:p>4033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:58:08</text:p>
              </table:table-cell>
              <table:table-cell office:value-type="float" office:value="0.76071">
                <text:p>0.76071</text:p>
              </table:table-cell>
              <table:table-cell office:value-type="float" office:value="1.554063">
                <text:p>1.554063</text:p>
              </table:table-cell>
              <table:table-cell office:value-type="float" office:value="0">
                <text:p>0</text:p>
              </table:table-cell>
              <table:table-cell office:value-type="float" office:value="443070">
                <text:p>4430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58:09</text:p>
              </table:table-cell>
              <table:table-cell office:value-type="float" office:value="0.612598">
                <text:p>0.612598</text:p>
              </table:table-cell>
              <table:table-cell office:value-type="float" office:value="0.924208">
                <text:p>0.924208</text:p>
              </table:table-cell>
              <table:table-cell office:value-type="float" office:value="0">
                <text:p>0</text:p>
              </table:table-cell>
              <table:table-cell office:value-type="float" office:value="270248">
                <text:p>2702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58:10</text:p>
              </table:table-cell>
              <table:table-cell office:value-type="float" office:value="0.773182">
                <text:p>0.773182</text:p>
              </table:table-cell>
              <table:table-cell office:value-type="float" office:value="1.289805">
                <text:p>1.289805</text:p>
              </table:table-cell>
              <table:table-cell office:value-type="float" office:value="0">
                <text:p>0</text:p>
              </table:table-cell>
              <table:table-cell office:value-type="float" office:value="358497">
                <text:p>35849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58:11</text:p>
              </table:table-cell>
              <table:table-cell office:value-type="float" office:value="0.858753">
                <text:p>0.858753</text:p>
              </table:table-cell>
              <table:table-cell office:value-type="float" office:value="1.263923">
                <text:p>1.263923</text:p>
              </table:table-cell>
              <table:table-cell office:value-type="float" office:value="0">
                <text:p>0</text:p>
              </table:table-cell>
              <table:table-cell office:value-type="float" office:value="385257">
                <text:p>3852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:58:12</text:p>
              </table:table-cell>
              <table:table-cell office:value-type="float" office:value="0.837165">
                <text:p>0.837165</text:p>
              </table:table-cell>
              <table:table-cell office:value-type="float" office:value="0.98642">
                <text:p>0.98642</text:p>
              </table:table-cell>
              <table:table-cell office:value-type="float" office:value="0">
                <text:p>0</text:p>
              </table:table-cell>
              <table:table-cell office:value-type="float" office:value="293520">
                <text:p>2935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:58:13</text:p>
              </table:table-cell>
              <table:table-cell office:value-type="float" office:value="0.922547">
                <text:p>0.922547</text:p>
              </table:table-cell>
              <table:table-cell office:value-type="float" office:value="1.102583">
                <text:p>1.102583</text:p>
              </table:table-cell>
              <table:table-cell office:value-type="float" office:value="0">
                <text:p>0</text:p>
              </table:table-cell>
              <table:table-cell office:value-type="float" office:value="323087">
                <text:p>32308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:58:14</text:p>
              </table:table-cell>
              <table:table-cell office:value-type="float" office:value="0.955217">
                <text:p>0.955217</text:p>
              </table:table-cell>
              <table:table-cell office:value-type="float" office:value="1.05257">
                <text:p>1.05257</text:p>
              </table:table-cell>
              <table:table-cell office:value-type="float" office:value="0">
                <text:p>0</text:p>
              </table:table-cell>
              <table:table-cell office:value-type="float" office:value="332887">
                <text:p>33288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:58:15</text:p>
              </table:table-cell>
              <table:table-cell office:value-type="float" office:value="0.603673">
                <text:p>0.603673</text:p>
              </table:table-cell>
              <table:table-cell office:value-type="float" office:value="0.868021">
                <text:p>0.868021</text:p>
              </table:table-cell>
              <table:table-cell office:value-type="float" office:value="0">
                <text:p>0</text:p>
              </table:table-cell>
              <table:table-cell office:value-type="float" office:value="260217">
                <text:p>2602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58:16</text:p>
              </table:table-cell>
              <table:table-cell office:value-type="float" office:value="0.801787">
                <text:p>0.801787</text:p>
              </table:table-cell>
              <table:table-cell office:value-type="float" office:value="1.07817">
                <text:p>1.07817</text:p>
              </table:table-cell>
              <table:table-cell office:value-type="float" office:value="0">
                <text:p>0</text:p>
              </table:table-cell>
              <table:table-cell office:value-type="float" office:value="322204">
                <text:p>3222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17</text:p>
              </table:table-cell>
              <table:table-cell office:value-type="float" office:value="0.820871">
                <text:p>0.820871</text:p>
              </table:table-cell>
              <table:table-cell office:value-type="float" office:value="1.281912">
                <text:p>1.281912</text:p>
              </table:table-cell>
              <table:table-cell office:value-type="float" office:value="0">
                <text:p>0</text:p>
              </table:table-cell>
              <table:table-cell office:value-type="float" office:value="396144">
                <text:p>39614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:58:18</text:p>
              </table:table-cell>
              <table:table-cell office:value-type="float" office:value="0.90959">
                <text:p>0.90959</text:p>
              </table:table-cell>
              <table:table-cell office:value-type="float" office:value="1.053716">
                <text:p>1.053716</text:p>
              </table:table-cell>
              <table:table-cell office:value-type="float" office:value="0">
                <text:p>0</text:p>
              </table:table-cell>
              <table:table-cell office:value-type="float" office:value="295880">
                <text:p>2958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:58:19</text:p>
              </table:table-cell>
              <table:table-cell office:value-type="float" office:value="0.716707">
                <text:p>0.716707</text:p>
              </table:table-cell>
              <table:table-cell office:value-type="float" office:value="0.969589">
                <text:p>0.969589</text:p>
              </table:table-cell>
              <table:table-cell office:value-type="float" office:value="0">
                <text:p>0</text:p>
              </table:table-cell>
              <table:table-cell office:value-type="float" office:value="284147">
                <text:p>2841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20</text:p>
              </table:table-cell>
              <table:table-cell office:value-type="float" office:value="0.684304">
                <text:p>0.684304</text:p>
              </table:table-cell>
              <table:table-cell office:value-type="float" office:value="0.955567">
                <text:p>0.955567</text:p>
              </table:table-cell>
              <table:table-cell office:value-type="float" office:value="0">
                <text:p>0</text:p>
              </table:table-cell>
              <table:table-cell office:value-type="float" office:value="283663">
                <text:p>28366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:58:21</text:p>
              </table:table-cell>
              <table:table-cell office:value-type="float" office:value="0.719525">
                <text:p>0.719525</text:p>
              </table:table-cell>
              <table:table-cell office:value-type="float" office:value="0.700215">
                <text:p>0.700215</text:p>
              </table:table-cell>
              <table:table-cell office:value-type="float" office:value="0">
                <text:p>0</text:p>
              </table:table-cell>
              <table:table-cell office:value-type="float" office:value="223447">
                <text:p>2234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58:22</text:p>
              </table:table-cell>
              <table:table-cell office:value-type="float" office:value="0.750427">
                <text:p>0.750427</text:p>
              </table:table-cell>
              <table:table-cell office:value-type="float" office:value="1.581866">
                <text:p>1.581866</text:p>
              </table:table-cell>
              <table:table-cell office:value-type="float" office:value="0">
                <text:p>0</text:p>
              </table:table-cell>
              <table:table-cell office:value-type="float" office:value="547732">
                <text:p>54773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58:23</text:p>
              </table:table-cell>
              <table:table-cell office:value-type="float" office:value="0.587766">
                <text:p>0.587766</text:p>
              </table:table-cell>
              <table:table-cell office:value-type="float" office:value="0.742386">
                <text:p>0.742386</text:p>
              </table:table-cell>
              <table:table-cell office:value-type="float" office:value="0">
                <text:p>0</text:p>
              </table:table-cell>
              <table:table-cell office:value-type="float" office:value="242186">
                <text:p>24218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58:24</text:p>
              </table:table-cell>
              <table:table-cell office:value-type="float" office:value="0.614405">
                <text:p>0.614405</text:p>
              </table:table-cell>
              <table:table-cell office:value-type="float" office:value="1.238868">
                <text:p>1.238868</text:p>
              </table:table-cell>
              <table:table-cell office:value-type="float" office:value="0">
                <text:p>0</text:p>
              </table:table-cell>
              <table:table-cell office:value-type="float" office:value="418624">
                <text:p>41862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3:58:25</text:p>
              </table:table-cell>
              <table:table-cell office:value-type="float" office:value="0.725437">
                <text:p>0.725437</text:p>
              </table:table-cell>
              <table:table-cell office:value-type="float" office:value="1.256793">
                <text:p>1.256793</text:p>
              </table:table-cell>
              <table:table-cell office:value-type="float" office:value="0">
                <text:p>0</text:p>
              </table:table-cell>
              <table:table-cell office:value-type="float" office:value="416140">
                <text:p>41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58:26</text:p>
              </table:table-cell>
              <table:table-cell office:value-type="float" office:value="0.668023">
                <text:p>0.668023</text:p>
              </table:table-cell>
              <table:table-cell office:value-type="float" office:value="0.539735">
                <text:p>0.539735</text:p>
              </table:table-cell>
              <table:table-cell office:value-type="float" office:value="0">
                <text:p>0</text:p>
              </table:table-cell>
              <table:table-cell office:value-type="float" office:value="171913">
                <text:p>1719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58:27</text:p>
              </table:table-cell>
              <table:table-cell office:value-type="float" office:value="0.779799">
                <text:p>0.779799</text:p>
              </table:table-cell>
              <table:table-cell office:value-type="float" office:value="0.747905">
                <text:p>0.747905</text:p>
              </table:table-cell>
              <table:table-cell office:value-type="float" office:value="0">
                <text:p>0</text:p>
              </table:table-cell>
              <table:table-cell office:value-type="float" office:value="240830">
                <text:p>2408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:58:28</text:p>
              </table:table-cell>
              <table:table-cell office:value-type="float" office:value="0.521711">
                <text:p>0.521711</text:p>
              </table:table-cell>
              <table:table-cell office:value-type="float" office:value="0.987881">
                <text:p>0.987881</text:p>
              </table:table-cell>
              <table:table-cell office:value-type="float" office:value="0">
                <text:p>0</text:p>
              </table:table-cell>
              <table:table-cell office:value-type="float" office:value="349357">
                <text:p>34935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3:58:29</text:p>
              </table:table-cell>
              <table:table-cell office:value-type="float" office:value="0.669104">
                <text:p>0.669104</text:p>
              </table:table-cell>
              <table:table-cell office:value-type="float" office:value="0.545827">
                <text:p>0.545827</text:p>
              </table:table-cell>
              <table:table-cell office:value-type="float" office:value="0">
                <text:p>0</text:p>
              </table:table-cell>
              <table:table-cell office:value-type="float" office:value="194360">
                <text:p>1943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8:30</text:p>
              </table:table-cell>
              <table:table-cell office:value-type="float" office:value="0.70909">
                <text:p>0.70909</text:p>
              </table:table-cell>
              <table:table-cell office:value-type="float" office:value="0.609528">
                <text:p>0.609528</text:p>
              </table:table-cell>
              <table:table-cell office:value-type="float" office:value="0">
                <text:p>0</text:p>
              </table:table-cell>
              <table:table-cell office:value-type="float" office:value="222229">
                <text:p>22222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:58:31</text:p>
              </table:table-cell>
              <table:table-cell office:value-type="float" office:value="0.860194">
                <text:p>0.860194</text:p>
              </table:table-cell>
              <table:table-cell office:value-type="float" office:value="0.87643">
                <text:p>0.87643</text:p>
              </table:table-cell>
              <table:table-cell office:value-type="float" office:value="0">
                <text:p>0</text:p>
              </table:table-cell>
              <table:table-cell office:value-type="float" office:value="317357">
                <text:p>31735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58:32</text:p>
              </table:table-cell>
              <table:table-cell office:value-type="float" office:value="0.595009">
                <text:p>0.595009</text:p>
              </table:table-cell>
              <table:table-cell office:value-type="float" office:value="0.464871">
                <text:p>0.464871</text:p>
              </table:table-cell>
              <table:table-cell office:value-type="float" office:value="0">
                <text:p>0</text:p>
              </table:table-cell>
              <table:table-cell office:value-type="float" office:value="150234">
                <text:p>1502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58:33</text:p>
              </table:table-cell>
              <table:table-cell office:value-type="float" office:value="0.65019">
                <text:p>0.65019</text:p>
              </table:table-cell>
              <table:table-cell office:value-type="float" office:value="0.59679">
                <text:p>0.59679</text:p>
              </table:table-cell>
              <table:table-cell office:value-type="float" office:value="0">
                <text:p>0</text:p>
              </table:table-cell>
              <table:table-cell office:value-type="float" office:value="177293">
                <text:p>1772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58:34</text:p>
              </table:table-cell>
              <table:table-cell office:value-type="float" office:value="0.674048">
                <text:p>0.674048</text:p>
              </table:table-cell>
              <table:table-cell office:value-type="float" office:value="0.633537">
                <text:p>0.633537</text:p>
              </table:table-cell>
              <table:table-cell office:value-type="float" office:value="0">
                <text:p>0</text:p>
              </table:table-cell>
              <table:table-cell office:value-type="float" office:value="188323">
                <text:p>18832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58:35</text:p>
              </table:table-cell>
              <table:table-cell office:value-type="float" office:value="0.66387">
                <text:p>0.66387</text:p>
              </table:table-cell>
              <table:table-cell office:value-type="float" office:value="0.589556">
                <text:p>0.589556</text:p>
              </table:table-cell>
              <table:table-cell office:value-type="float" office:value="0">
                <text:p>0</text:p>
              </table:table-cell>
              <table:table-cell office:value-type="float" office:value="187297">
                <text:p>1872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:58:36</text:p>
              </table:table-cell>
              <table:table-cell office:value-type="float" office:value="0.563621">
                <text:p>0.563621</text:p>
              </table:table-cell>
              <table:table-cell office:value-type="float" office:value="0.53099">
                <text:p>0.53099</text:p>
              </table:table-cell>
              <table:table-cell office:value-type="float" office:value="0">
                <text:p>0</text:p>
              </table:table-cell>
              <table:table-cell office:value-type="float" office:value="137065">
                <text:p>13706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:58:37</text:p>
              </table:table-cell>
              <table:table-cell office:value-type="float" office:value="0.770856">
                <text:p>0.770856</text:p>
              </table:table-cell>
              <table:table-cell office:value-type="float" office:value="0.547797">
                <text:p>0.547797</text:p>
              </table:table-cell>
              <table:table-cell office:value-type="float" office:value="0">
                <text:p>0</text:p>
              </table:table-cell>
              <table:table-cell office:value-type="float" office:value="136668">
                <text:p>1366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8:38</text:p>
              </table:table-cell>
              <table:table-cell office:value-type="float" office:value="0.621345">
                <text:p>0.621345</text:p>
              </table:table-cell>
              <table:table-cell office:value-type="float" office:value="0.756176">
                <text:p>0.756176</text:p>
              </table:table-cell>
              <table:table-cell office:value-type="float" office:value="0">
                <text:p>0</text:p>
              </table:table-cell>
              <table:table-cell office:value-type="float" office:value="236764">
                <text:p>23676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:58:39</text:p>
              </table:table-cell>
              <table:table-cell office:value-type="float" office:value="0.666947">
                <text:p>0.666947</text:p>
              </table:table-cell>
              <table:table-cell office:value-type="float" office:value="0.547799">
                <text:p>0.547799</text:p>
              </table:table-cell>
              <table:table-cell office:value-type="float" office:value="0">
                <text:p>0</text:p>
              </table:table-cell>
              <table:table-cell office:value-type="float" office:value="138567">
                <text:p>1385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58:40</text:p>
              </table:table-cell>
              <table:table-cell office:value-type="float" office:value="0.60253">
                <text:p>0.60253</text:p>
              </table:table-cell>
              <table:table-cell office:value-type="float" office:value="0.385848">
                <text:p>0.385848</text:p>
              </table:table-cell>
              <table:table-cell office:value-type="float" office:value="0">
                <text:p>0</text:p>
              </table:table-cell>
              <table:table-cell office:value-type="float" office:value="105768">
                <text:p>10576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58:41</text:p>
              </table:table-cell>
              <table:table-cell office:value-type="float" office:value="0.523793">
                <text:p>0.523793</text:p>
              </table:table-cell>
              <table:table-cell office:value-type="float" office:value="0.439197">
                <text:p>0.439197</text:p>
              </table:table-cell>
              <table:table-cell office:value-type="float" office:value="0">
                <text:p>0</text:p>
              </table:table-cell>
              <table:table-cell office:value-type="float" office:value="139703">
                <text:p>13970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:58:42</text:p>
              </table:table-cell>
              <table:table-cell office:value-type="float" office:value="0.614578">
                <text:p>0.614578</text:p>
              </table:table-cell>
              <table:table-cell office:value-type="float" office:value="0.278961">
                <text:p>0.278961</text:p>
              </table:table-cell>
              <table:table-cell office:value-type="float" office:value="0">
                <text:p>0</text:p>
              </table:table-cell>
              <table:table-cell office:value-type="float" office:value="82590">
                <text:p>825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58:43</text:p>
              </table:table-cell>
              <table:table-cell office:value-type="float" office:value="0.45773">
                <text:p>0.45773</text:p>
              </table:table-cell>
              <table:table-cell office:value-type="float" office:value="0.287515">
                <text:p>0.287515</text:p>
              </table:table-cell>
              <table:table-cell office:value-type="float" office:value="0">
                <text:p>0</text:p>
              </table:table-cell>
              <table:table-cell office:value-type="float" office:value="85875">
                <text:p>8587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58:44</text:p>
              </table:table-cell>
              <table:table-cell office:value-type="float" office:value="0.770793">
                <text:p>0.770793</text:p>
              </table:table-cell>
              <table:table-cell office:value-type="float" office:value="0.389206">
                <text:p>0.389206</text:p>
              </table:table-cell>
              <table:table-cell office:value-type="float" office:value="0">
                <text:p>0</text:p>
              </table:table-cell>
              <table:table-cell office:value-type="float" office:value="119572">
                <text:p>11957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:58:45</text:p>
              </table:table-cell>
              <table:table-cell office:value-type="float" office:value="0.594043">
                <text:p>0.594043</text:p>
              </table:table-cell>
              <table:table-cell office:value-type="float" office:value="0.357145">
                <text:p>0.357145</text:p>
              </table:table-cell>
              <table:table-cell office:value-type="float" office:value="0">
                <text:p>0</text:p>
              </table:table-cell>
              <table:table-cell office:value-type="float" office:value="94769">
                <text:p>9476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58:46</text:p>
              </table:table-cell>
              <table:table-cell office:value-type="float" office:value="0.700795">
                <text:p>0.700795</text:p>
              </table:table-cell>
              <table:table-cell office:value-type="float" office:value="0.583579">
                <text:p>0.583579</text:p>
              </table:table-cell>
              <table:table-cell office:value-type="float" office:value="0">
                <text:p>0</text:p>
              </table:table-cell>
              <table:table-cell office:value-type="float" office:value="148226">
                <text:p>14822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58:47</text:p>
              </table:table-cell>
              <table:table-cell office:value-type="float" office:value="0.660211">
                <text:p>0.660211</text:p>
              </table:table-cell>
              <table:table-cell office:value-type="float" office:value="0.525978">
                <text:p>0.525978</text:p>
              </table:table-cell>
              <table:table-cell office:value-type="float" office:value="0">
                <text:p>0</text:p>
              </table:table-cell>
              <table:table-cell office:value-type="float" office:value="139197">
                <text:p>13919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58:48</text:p>
              </table:table-cell>
              <table:table-cell office:value-type="float" office:value="0.619232">
                <text:p>0.619232</text:p>
              </table:table-cell>
              <table:table-cell office:value-type="float" office:value="0.414284">
                <text:p>0.414284</text:p>
              </table:table-cell>
              <table:table-cell office:value-type="float" office:value="0">
                <text:p>0</text:p>
              </table:table-cell>
              <table:table-cell office:value-type="float" office:value="115902">
                <text:p>11590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58:49</text:p>
              </table:table-cell>
              <table:table-cell office:value-type="float" office:value="0.634468">
                <text:p>0.634468</text:p>
              </table:table-cell>
              <table:table-cell office:value-type="float" office:value="0.497723">
                <text:p>0.497723</text:p>
              </table:table-cell>
              <table:table-cell office:value-type="float" office:value="0">
                <text:p>0</text:p>
              </table:table-cell>
              <table:table-cell office:value-type="float" office:value="145301">
                <text:p>14530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:58:50</text:p>
              </table:table-cell>
              <table:table-cell office:value-type="float" office:value="0.676939">
                <text:p>0.676939</text:p>
              </table:table-cell>
              <table:table-cell office:value-type="float" office:value="0.440994">
                <text:p>0.440994</text:p>
              </table:table-cell>
              <table:table-cell office:value-type="float" office:value="0">
                <text:p>0</text:p>
              </table:table-cell>
              <table:table-cell office:value-type="float" office:value="123014">
                <text:p>12301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58:51</text:p>
              </table:table-cell>
              <table:table-cell office:value-type="float" office:value="0.472661">
                <text:p>0.472661</text:p>
              </table:table-cell>
              <table:table-cell office:value-type="float" office:value="0.31867">
                <text:p>0.31867</text:p>
              </table:table-cell>
              <table:table-cell office:value-type="float" office:value="0">
                <text:p>0</text:p>
              </table:table-cell>
              <table:table-cell office:value-type="float" office:value="95287">
                <text:p>952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58:52</text:p>
              </table:table-cell>
              <table:table-cell office:value-type="float" office:value="0.765838">
                <text:p>0.765838</text:p>
              </table:table-cell>
              <table:table-cell office:value-type="float" office:value="0.257428">
                <text:p>0.257428</text:p>
              </table:table-cell>
              <table:table-cell office:value-type="float" office:value="0">
                <text:p>0</text:p>
              </table:table-cell>
              <table:table-cell office:value-type="float" office:value="84611">
                <text:p>846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:58:53</text:p>
              </table:table-cell>
              <table:table-cell office:value-type="float" office:value="0.498144">
                <text:p>0.498144</text:p>
              </table:table-cell>
              <table:table-cell office:value-type="float" office:value="0.234279">
                <text:p>0.234279</text:p>
              </table:table-cell>
              <table:table-cell office:value-type="float" office:value="0">
                <text:p>0</text:p>
              </table:table-cell>
              <table:table-cell office:value-type="float" office:value="84136">
                <text:p>8413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:58:54</text:p>
              </table:table-cell>
              <table:table-cell office:value-type="float" office:value="0.573829">
                <text:p>0.573829</text:p>
              </table:table-cell>
              <table:table-cell office:value-type="float" office:value="0.350453">
                <text:p>0.350453</text:p>
              </table:table-cell>
              <table:table-cell office:value-type="float" office:value="0">
                <text:p>0</text:p>
              </table:table-cell>
              <table:table-cell office:value-type="float" office:value="118969">
                <text:p>11896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:58:55</text:p>
              </table:table-cell>
              <table:table-cell office:value-type="float" office:value="0.636941">
                <text:p>0.636941</text:p>
              </table:table-cell>
              <table:table-cell office:value-type="float" office:value="0.332024">
                <text:p>0.332024</text:p>
              </table:table-cell>
              <table:table-cell office:value-type="float" office:value="0">
                <text:p>0</text:p>
              </table:table-cell>
              <table:table-cell office:value-type="float" office:value="112235">
                <text:p>1122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58:56</text:p>
              </table:table-cell>
              <table:table-cell office:value-type="float" office:value="0.521584">
                <text:p>0.521584</text:p>
              </table:table-cell>
              <table:table-cell office:value-type="float" office:value="0.126949">
                <text:p>0.126949</text:p>
              </table:table-cell>
              <table:table-cell office:value-type="float" office:value="0">
                <text:p>0</text:p>
              </table:table-cell>
              <table:table-cell office:value-type="float" office:value="43322">
                <text:p>4332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58:57</text:p>
              </table:table-cell>
              <table:table-cell office:value-type="float" office:value="0.561017">
                <text:p>0.561017</text:p>
              </table:table-cell>
              <table:table-cell office:value-type="float" office:value="0.21102">
                <text:p>0.21102</text:p>
              </table:table-cell>
              <table:table-cell office:value-type="float" office:value="0">
                <text:p>0</text:p>
              </table:table-cell>
              <table:table-cell office:value-type="float" office:value="74797">
                <text:p>7479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8:58</text:p>
              </table:table-cell>
              <table:table-cell office:value-type="float" office:value="0.586716">
                <text:p>0.586716</text:p>
              </table:table-cell>
              <table:table-cell office:value-type="float" office:value="0.261965">
                <text:p>0.261965</text:p>
              </table:table-cell>
              <table:table-cell office:value-type="float" office:value="0">
                <text:p>0</text:p>
              </table:table-cell>
              <table:table-cell office:value-type="float" office:value="97186">
                <text:p>9718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58:59</text:p>
              </table:table-cell>
              <table:table-cell office:value-type="float" office:value="0.454972">
                <text:p>0.454972</text:p>
              </table:table-cell>
              <table:table-cell office:value-type="float" office:value="0.289502">
                <text:p>0.289502</text:p>
              </table:table-cell>
              <table:table-cell office:value-type="float" office:value="0">
                <text:p>0</text:p>
              </table:table-cell>
              <table:table-cell office:value-type="float" office:value="116902">
                <text:p>11690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59:00</text:p>
              </table:table-cell>
              <table:table-cell office:value-type="float" office:value="0.390241">
                <text:p>0.390241</text:p>
              </table:table-cell>
              <table:table-cell office:value-type="float" office:value="0.230711">
                <text:p>0.230711</text:p>
              </table:table-cell>
              <table:table-cell office:value-type="float" office:value="0">
                <text:p>0</text:p>
              </table:table-cell>
              <table:table-cell office:value-type="float" office:value="103013">
                <text:p>10301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:59:01</text:p>
              </table:table-cell>
              <table:table-cell office:value-type="float" office:value="0.483845">
                <text:p>0.483845</text:p>
              </table:table-cell>
              <table:table-cell office:value-type="float" office:value="0.201116">
                <text:p>0.201116</text:p>
              </table:table-cell>
              <table:table-cell office:value-type="float" office:value="0">
                <text:p>0</text:p>
              </table:table-cell>
              <table:table-cell office:value-type="float" office:value="79994">
                <text:p>7999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3:59:02</text:p>
              </table:table-cell>
              <table:table-cell office:value-type="float" office:value="0.410429">
                <text:p>0.410429</text:p>
              </table:table-cell>
              <table:table-cell office:value-type="float" office:value="0.259812">
                <text:p>0.259812</text:p>
              </table:table-cell>
              <table:table-cell office:value-type="float" office:value="0">
                <text:p>0</text:p>
              </table:table-cell>
              <table:table-cell office:value-type="float" office:value="107958">
                <text:p>10795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:59:03</text:p>
              </table:table-cell>
              <table:table-cell office:value-type="float" office:value="0.277968">
                <text:p>0.277968</text:p>
              </table:table-cell>
              <table:table-cell office:value-type="float" office:value="0.248253">
                <text:p>0.248253</text:p>
              </table:table-cell>
              <table:table-cell office:value-type="float" office:value="0">
                <text:p>0</text:p>
              </table:table-cell>
              <table:table-cell office:value-type="float" office:value="104568">
                <text:p>10456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59:04</text:p>
              </table:table-cell>
              <table:table-cell office:value-type="float" office:value="0.160813">
                <text:p>0.160813</text:p>
              </table:table-cell>
              <table:table-cell office:value-type="float" office:value="0.121841">
                <text:p>0.121841</text:p>
              </table:table-cell>
              <table:table-cell office:value-type="float" office:value="0">
                <text:p>0</text:p>
              </table:table-cell>
              <table:table-cell office:value-type="float" office:value="51296">
                <text:p>512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:59:05</text:p>
              </table:table-cell>
              <table:table-cell office:value-type="float" office:value="0.180708">
                <text:p>0.180708</text:p>
              </table:table-cell>
              <table:table-cell office:value-type="float" office:value="0.09744">
                <text:p>0.09744</text:p>
              </table:table-cell>
              <table:table-cell office:value-type="float" office:value="0">
                <text:p>0</text:p>
              </table:table-cell>
              <table:table-cell office:value-type="float" office:value="48769">
                <text:p>4876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:59:06</text:p>
              </table:table-cell>
              <table:table-cell office:value-type="float" office:value="0.123299">
                <text:p>0.123299</text:p>
              </table:table-cell>
              <table:table-cell office:value-type="float" office:value="0.07951">
                <text:p>0.07951</text:p>
              </table:table-cell>
              <table:table-cell office:value-type="float" office:value="0">
                <text:p>0</text:p>
              </table:table-cell>
              <table:table-cell office:value-type="float" office:value="41100">
                <text:p>41100</text:p>
              </table:table-cell>
              <table:table-cell office:value-type="float" office:value="388">
                <text:p>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